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Nimbus Mono L"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0-01-16T00:00:00</dc:date><text:p>&lt;!--StartFragment--&gt;</text:p></office:annotation>Ignored all_n.txt file</text:p>
      <text:p text:style-name="P1">Possesive form for '﻿جاورجي' is '﻿جاورجيّ'</text:p>
      <text:p text:style-name="P1">Possesive form for 'جاورجيوس' is 'جاورجيوسي'</text:p>
      <text:p text:style-name="P1">Possesive form for 'جورج' is 'جورجي'</text:p>
      <text:p text:style-name="P1">Possesive form for 'يوساب' is 'يوسابي'</text:p>
      <text:p text:style-name="P1">Possesive form for 'ابرام' is 'ابرامي'</text:p>
      <text:p text:style-name="P1">Possesive form for 'ابيستيمي' is 'ابيستيميّ'</text:p>
      <text:p text:style-name="P1">Possesive form for 'اثناسيا' is 'اثناسيّ'</text:p>
      <text:p text:style-name="P1">Possesive form for 'اذريانوس' is 'اذريانوسي'</text:p>
      <text:p text:style-name="P1">Possesive form for 'افنيكي' is 'افنيكيّ'</text:p>
      <text:p text:style-name="P1">Possesive form for 'البيس' is 'البيسي'</text:p>
      <text:p text:style-name="P1">Possesive form for 'الفثريوس' is 'الفثريوسي'</text:p>
      <text:p text:style-name="P1">Possesive form for 'انجيلا' is 'انجيلاوي'</text:p>
      <text:p text:style-name="P1">Possesive form for 'انذرنيكوس' is 'انذرنيكوسي'</text:p>
      <text:p text:style-name="P1">Possesive form for 'انطونيوس' is 'انطونيوسي'</text:p>
      <text:p text:style-name="P1">Possesive form for 'ايراكس' is 'ايراكسي'</text:p>
      <text:p text:style-name="P1">Possesive form for 'ايرينى' is 'ايرينىي'</text:p>
      <text:p text:style-name="P1">Possesive form for 'أبرآم' is 'أبرآمي'</text:p>
      <text:p text:style-name="P1">Possesive form for 'أريانوس' is 'أريانوسي'</text:p>
      <text:p text:style-name="P1">Possesive form for 'أغابي' is 'أغابيّ'</text:p>
      <text:p text:style-name="P1">Possesive form for 'أغابيوس' is 'أغابيوسي'</text:p>
      <text:p text:style-name="P1">Possesive form for 'أفستاثيوس' is 'أفستاثيوسي'</text:p>
      <text:p text:style-name="P1">Possesive form for 'أنثيا' is 'أنثيّ'</text:p>
      <text:p text:style-name="P1">Possesive form for 'أور' is 'أوري'</text:p>
      <text:p text:style-name="P1">Possesive form for 'باتريك' is 'باتريكي'</text:p>
      <text:p text:style-name="P1">Possesive form for 'بافلا' is 'بافلاوي'</text:p>
      <text:p text:style-name="P1">Possesive form for 'بروسذوكيا' is 'بروسذوكيّ'</text:p>
      <text:p text:style-name="P1">Possesive form for 'بستيس' is 'بستيسي'</text:p>
      <text:p text:style-name="P1">Possesive form for 'بولا' is 'بولاوي'</text:p>
      <text:p text:style-name="P1">Possesive form for 'بولخاريا' is 'بولخاريّ'</text:p>
      <text:p text:style-name="P1">Possesive form for 'بيستوس' is 'بيستوسي'</text:p>
      <text:p text:style-name="P1">Possesive form for 'بيستيس' is 'بيستيسي'</text:p>
      <text:p text:style-name="P1">Possesive form for 'بيشوى' is 'بيشوىي'</text:p>
      <text:p text:style-name="P1">Possesive form for 'ترنديوس' is 'ترنديوسي'</text:p>
      <text:p text:style-name="P1">Possesive form for 'تيفورتيوس' is 'تيفورتيوسي'</text:p>
      <text:p text:style-name="P1">Possesive form for 'تيموثاوس' is 'تيموثاوسي'</text:p>
      <text:p text:style-name="P1">Possesive form for 'ثوماييس' is 'ثوماييسي'</text:p>
      <text:p text:style-name="P1">Possesive form for 'ثيوبيستوس' is 'ثيوبيستوسي'</text:p>
      <text:p text:style-name="P1">Possesive form for 'ثيوبيستي' is 'ثيوبيستيّ'</text:p>
      <text:p text:style-name="P1">Possesive form for 'جرجس' is 'جرجسي'</text:p>
      <text:p text:style-name="P1">Possesive form for 'خريستيانا' is 'خريستياناوي'</text:p>
      <text:p text:style-name="P1">Possesive form for 'دا ديانا' is 'دا دياناوي'</text:p>
      <text:p text:style-name="P1">Possesive form for 'روجينا' is 'روجيناوي'</text:p>
      <text:p text:style-name="P1">Possesive form for 'رومانى' is 'رومانىي'</text:p>
      <text:p text:style-name="P1">Possesive form for 'ريكس' is 'ريكسي'</text:p>
      <text:p text:style-name="P1">Possesive form for 'ريموند' is 'ريموندي'</text:p>
      <text:p text:style-name="P1">Possesive form for 'سلفستر' is 'سلفستري'</text:p>
      <text:p text:style-name="P1">Possesive form for 'صوفيا' is 'صوفيّ'</text:p>
      <text:p text:style-name="P1"><text:soft-page-break/>Possesive form for 'فلانتين' is 'فلانتيني'</text:p>
      <text:p text:style-name="P1">Possesive form for 'فيكتور' is 'فيكتوري'</text:p>
      <text:p text:style-name="P1">Possesive form for 'فيكتوريا' is 'فيكتوريّ'</text:p>
      <text:p text:style-name="P1">Possesive form for 'فيليكس' is 'فيليكسي'</text:p>
      <text:p text:style-name="P1">Possesive form for 'كيرلس' is 'كيرلسي'</text:p>
      <text:p text:style-name="P1">Possesive form for 'مارتينا' is 'مارتيناوي'</text:p>
      <text:p text:style-name="P1">Possesive form for 'ماريانا' is 'مارياناوي'</text:p>
      <text:p text:style-name="P1">Possesive form for 'مارينا' is 'ماريناوي'</text:p>
      <text:p text:style-name="P1">Possesive form for 'مرقس' is 'مرقسي'</text:p>
      <text:p text:style-name="P1">Possesive form for 'مريم' is 'مريمي'</text:p>
      <text:p text:style-name="P1">Possesive form for 'مورا' is 'موراوي'</text:p>
      <text:p text:style-name="P1">Possesive form for 'مي' is 'ميّ'</text:p>
      <text:p text:style-name="P1">Possesive form for 'مينا' is 'ميناوي'</text:p>
      <text:p text:style-name="P1">Possesive form for 'مينا' is 'ميناوي'</text:p>
      <text:p text:style-name="P1">Possesive form for 'هلبيس' is 'هلبيسي'</text:p>
      <text:p text:style-name="P1">Possesive form for 'يوسف' is 'يوسفي'</text:p>
      <text:p text:style-name="P1">Successfully processed all 66 christian names.txt entries</text:p>
      <text:p text:style-name="P1">Possesive form for 'آثار' is 'آثاري'</text:p>
      <text:p text:style-name="P1">Possesive form for 'آجام' is 'آجامي'</text:p>
      <text:p text:style-name="P1">Possesive form for 'آداب' is 'آدابي'</text:p>
      <text:p text:style-name="P1">Possesive form for 'آدام' is 'آدامي'</text:p>
      <text:p text:style-name="P1">Possesive form for 'آراء' is 'آراءي'</text:p>
      <text:p text:style-name="P1">Possesive form for 'آرام' is 'آرامي'</text:p>
      <text:p text:style-name="P1">Possesive form for 'آس' is 'آسي'</text:p>
      <text:p text:style-name="P1">Possesive form for 'آسة' is 'آسي'</text:p>
      <text:p text:style-name="P1">Possesive form for 'آسية' is 'آسيةي'</text:p>
      <text:p text:style-name="P1">Possesive form for 'آصال' is 'آصالي'</text:p>
      <text:p text:style-name="P1">Possesive form for 'آطام' is 'آطامي'</text:p>
      <text:p text:style-name="P1">Possesive form for 'آفاق' is 'آفاقي'</text:p>
      <text:p text:style-name="P1">Possesive form for 'آلاء' is 'آلاءي'</text:p>
      <text:p text:style-name="P1">Possesive form for 'آمال' is 'آمالي'</text:p>
      <text:p text:style-name="P1">Possesive form for 'آمة' is 'آمي'</text:p>
      <text:p text:style-name="P1">Possesive form for 'آمة السلام' is 'آمة السلامي'</text:p>
      <text:p text:style-name="P1">Possesive form for 'آمنة' is 'آمني'</text:p>
      <text:p text:style-name="P1">Possesive form for 'آناء' is 'آناءي'</text:p>
      <text:p text:style-name="P1">Possesive form for 'آنسة' is 'آنسي'</text:p>
      <text:p text:style-name="P1">Possesive form for 'آنية' is 'آنيةي'</text:p>
      <text:p text:style-name="P1">Possesive form for 'آيات' is 'آياتي'</text:p>
      <text:p text:style-name="P1">Possesive form for 'آية' is 'آيةي'</text:p>
      <text:p text:style-name="P1">Possesive form for 'أبدار' is 'أبداري'</text:p>
      <text:p text:style-name="P1">Possesive form for 'أبراح' is 'أبراحي'</text:p>
      <text:p text:style-name="P1">Possesive form for 'أبرار' is 'أبراري'</text:p>
      <text:p text:style-name="P1">Possesive form for 'أبكار' is 'أبكاري'</text:p>
      <text:p text:style-name="P1">Possesive form for 'أبلةأبهى' is 'أبلةأبهىي'</text:p>
      <text:p text:style-name="P1">Possesive form for 'أبواء' is 'أبواءي'</text:p>
      <text:p text:style-name="P1">Possesive form for 'أبيار' is 'أبياري'</text:p>
      <text:p text:style-name="P1">Possesive form for 'أبيان' is 'أبياني'</text:p>
      <text:p text:style-name="P1">Possesive form for 'أبيلة' is 'أبيلي'</text:p>
      <text:p text:style-name="P1"><text:soft-page-break/>Possesive form for 'أبين' is 'أبيني'</text:p>
      <text:p text:style-name="P1">Possesive form for 'أبيَّة' is 'أبيَّةي'</text:p>
      <text:p text:style-name="P1">Possesive form for 'أتراب' is 'أترابي'</text:p>
      <text:p text:style-name="P1">Possesive form for 'أتلاد' is 'أتلادي'</text:p>
      <text:p text:style-name="P1">Possesive form for 'أتلال' is 'أتلالي'</text:p>
      <text:p text:style-name="P1">Possesive form for 'أتم' is 'أتمي'</text:p>
      <text:p text:style-name="P1">Possesive form for 'أتنان' is 'أتناني'</text:p>
      <text:p text:style-name="P1">Possesive form for 'أتوار' is 'أتواري'</text:p>
      <text:p text:style-name="P1">Possesive form for 'أتول' is 'أتولي'</text:p>
      <text:p text:style-name="P1">Possesive form for 'أثارة' is 'أثاري'</text:p>
      <text:p text:style-name="P1">Possesive form for 'أثافي' is 'أثافيّ'</text:p>
      <text:p text:style-name="P1">Possesive form for 'أثر' is 'أثري'</text:p>
      <text:p text:style-name="P1">Possesive form for 'أثرة' is 'أثري'</text:p>
      <text:p text:style-name="P1">Possesive form for 'أثلة' is 'أثلي'</text:p>
      <text:p text:style-name="P1">Possesive form for 'أثماد' is 'أثمادي'</text:p>
      <text:p text:style-name="P1">Possesive form for 'أثمار' is 'أثماري'</text:p>
      <text:p text:style-name="P1">Possesive form for 'أثمان' is 'أثماني'</text:p>
      <text:p text:style-name="P1">Possesive form for 'أثناء' is 'أثناءي'</text:p>
      <text:p text:style-name="P1">Possesive form for 'أثيث' is 'أثيثي'</text:p>
      <text:p text:style-name="P1">Possesive form for 'أثيثة' is 'أثيثي'</text:p>
      <text:p text:style-name="P1">Possesive form for 'أثير' is 'أثيري'</text:p>
      <text:p text:style-name="P1">Possesive form for 'أثيل' is 'أثيلي'</text:p>
      <text:p text:style-name="P1">Possesive form for 'أثيلة' is 'أثيلي'</text:p>
      <text:p text:style-name="P1">Possesive form for 'أثين' is 'أثيني'</text:p>
      <text:p text:style-name="P1">Possesive form for 'أجأ' is 'أجأي'</text:p>
      <text:p text:style-name="P1">Possesive form for 'أجباب' is 'أجبابي'</text:p>
      <text:p text:style-name="P1">Possesive form for 'أجفان' is 'أجفاني'</text:p>
      <text:p text:style-name="P1">Possesive form for 'أجل' is 'أجلي'</text:p>
      <text:p text:style-name="P1">Possesive form for 'أجلى' is 'أجلىي'</text:p>
      <text:p text:style-name="P1">Possesive form for 'أجم' is 'أجمي'</text:p>
      <text:p text:style-name="P1">Possesive form for 'أجمة' is 'أجمي'</text:p>
      <text:p text:style-name="P1">Possesive form for 'أجناء' is 'أجناءي'</text:p>
      <text:p text:style-name="P1">Possesive form for 'أجنادين' is 'أجناديني'</text:p>
      <text:p text:style-name="P1">Possesive form for 'أجواء' is 'أجواءي'</text:p>
      <text:p text:style-name="P1">Possesive form for 'أجياد' is 'أجيادي'</text:p>
      <text:p text:style-name="P1">Possesive form for 'أجيل' is 'أجيلي'</text:p>
      <text:p text:style-name="P1">Possesive form for 'أحاسن' is 'أحاسني'</text:p>
      <text:p text:style-name="P1">Possesive form for 'أحب' is 'أحبي'</text:p>
      <text:p text:style-name="P1">Possesive form for 'أحباء' is 'أحباءي'</text:p>
      <text:p text:style-name="P1">Possesive form for 'أحباب' is 'أحبابي'</text:p>
      <text:p text:style-name="P1">Possesive form for 'أحبة' is 'أحبي'</text:p>
      <text:p text:style-name="P1">Possesive form for 'أحسن' is 'أحسني'</text:p>
      <text:p text:style-name="P1">Possesive form for 'أحضان' is 'أحضاني'</text:p>
      <text:p text:style-name="P1">Possesive form for 'أحلام' is 'أحلامي'</text:p>
      <text:p text:style-name="P1">Possesive form for 'أحلى' is 'أحلىي'</text:p>
      <text:p text:style-name="P1">Possesive form for 'أحلى المسكرات' is 'أحلى المسكراتي'</text:p>
      <text:p text:style-name="P1">Possesive form for 'أحلى المنى' is 'أحلى المنىي'</text:p>
      <text:p text:style-name="P1">Possesive form for 'أحمدية' is 'أحمديةي'</text:p>
      <text:p text:style-name="P1"><text:soft-page-break/>Possesive form for 'أحورية' is 'أحوريةي'</text:p>
      <text:p text:style-name="P1">Possesive form for 'أخيار' is 'أخياري'</text:p>
      <text:p text:style-name="P1">Possesive form for 'أدب' is 'أدبي'</text:p>
      <text:p text:style-name="P1">Possesive form for 'أدفاء' is 'أدفاءي'</text:p>
      <text:p text:style-name="P1">Possesive form for 'أدم' is 'أدمي'</text:p>
      <text:p text:style-name="P1">Possesive form for 'أدماء' is 'أدماءي'</text:p>
      <text:p text:style-name="P1">Possesive form for 'أدماث' is 'أدماثي'</text:p>
      <text:p text:style-name="P1">Possesive form for 'أدمنى' is 'أدمنىي'</text:p>
      <text:p text:style-name="P1">Possesive form for 'أدواح' is 'أدواحي'</text:p>
      <text:p text:style-name="P1">Possesive form for 'أديبة' is 'أديبي'</text:p>
      <text:p text:style-name="P1">Possesive form for 'أديم' is 'أديمي'</text:p>
      <text:p text:style-name="P1">Possesive form for 'أذاخر' is 'أذاخري'</text:p>
      <text:p text:style-name="P1">Possesive form for 'أذخار' is 'أذخاري'</text:p>
      <text:p text:style-name="P1">Possesive form for 'أذمار' is 'أذماري'</text:p>
      <text:p text:style-name="P1">Possesive form for 'أذينة' is 'أذيني'</text:p>
      <text:p text:style-name="P1">Possesive form for 'أرائك' is 'أرائكي'</text:p>
      <text:p text:style-name="P1">Possesive form for 'أراجيز' is 'أراجيزي'</text:p>
      <text:p text:style-name="P1">Possesive form for 'أراضة' is 'أراضي'</text:p>
      <text:p text:style-name="P1">Possesive form for 'أراك' is 'أراكي'</text:p>
      <text:p text:style-name="P1">Possesive form for 'أرب' is 'أربي'</text:p>
      <text:p text:style-name="P1">Possesive form for 'أرتال' is 'أرتالي'</text:p>
      <text:p text:style-name="P1">Possesive form for 'أرجاء' is 'أرجاءي'</text:p>
      <text:p text:style-name="P1">Possesive form for 'أرجان' is 'أرجاني'</text:p>
      <text:p text:style-name="P1">Possesive form for 'أرجوان' is 'أرجواني'</text:p>
      <text:p text:style-name="P1">Possesive form for 'أرجوزة' is 'أرجوزي'</text:p>
      <text:p text:style-name="P1">Possesive form for 'أردن' is 'أردني'</text:p>
      <text:p text:style-name="P1">Possesive form for 'أرزن' is 'أرزني'</text:p>
      <text:p text:style-name="P1">Possesive form for 'أرفى' is 'أرفىي'</text:p>
      <text:p text:style-name="P1">Possesive form for 'أرماء' is 'أرماءي'</text:p>
      <text:p text:style-name="P1">Possesive form for 'أرود' is 'أرودي'</text:p>
      <text:p text:style-name="P1">Possesive form for 'أروع' is 'أروعي'</text:p>
      <text:p text:style-name="P1">Possesive form for 'أروم' is 'أرومي'</text:p>
      <text:p text:style-name="P1">Possesive form for 'أرومة' is 'أرومي'</text:p>
      <text:p text:style-name="P1">Possesive form for 'أرون' is 'أروني'</text:p>
      <text:p text:style-name="P1">Possesive form for 'أروى' is 'أروىي'</text:p>
      <text:p text:style-name="P1">Possesive form for 'أرياد' is 'أريادي'</text:p>
      <text:p text:style-name="P1">Possesive form for 'أرياف' is 'أريافي'</text:p>
      <text:p text:style-name="P1">Possesive form for 'أريبة' is 'أريبي'</text:p>
      <text:p text:style-name="P1">Possesive form for 'أريج' is 'أريجي'</text:p>
      <text:p text:style-name="P1">Possesive form for 'أريس' is 'أريسي'</text:p>
      <text:p text:style-name="P1">Possesive form for 'أريضة' is 'أريضي'</text:p>
      <text:p text:style-name="P1">Possesive form for 'أريكة' is 'أريكي'</text:p>
      <text:p text:style-name="P1">Possesive form for 'أزاد' is 'أزادي'</text:p>
      <text:p text:style-name="P1">Possesive form for 'أزاهر' is 'أزاهري'</text:p>
      <text:p text:style-name="P1">Possesive form for 'أزاهير' is 'أزاهيري'</text:p>
      <text:p text:style-name="P1">Possesive form for 'أزل' is 'أزلي'</text:p>
      <text:p text:style-name="P1">Possesive form for 'أزناد' is 'أزنادي'</text:p>
      <text:p text:style-name="P1">Possesive form for 'أزهار' is 'أزهاري'</text:p>
      <text:p text:style-name="P1"><text:soft-page-break/>Possesive form for 'أزهر' is 'أزهري'</text:p>
      <text:p text:style-name="P1">Possesive form for 'أزيان' is 'أزياني'</text:p>
      <text:p text:style-name="P1">Possesive form for 'أس' is 'أسي'</text:p>
      <text:p text:style-name="P1">Possesive form for 'أساد' is 'أسادي'</text:p>
      <text:p text:style-name="P1">Possesive form for 'أساهيج' is 'أساهيجي'</text:p>
      <text:p text:style-name="P1">Possesive form for 'أسبار' is 'أسباري'</text:p>
      <text:p text:style-name="P1">Possesive form for 'أسحار' is 'أسحاري'</text:p>
      <text:p text:style-name="P1">Possesive form for 'أسداف' is 'أسدافي'</text:p>
      <text:p text:style-name="P1">Possesive form for 'أسدام' is 'أسدامي'</text:p>
      <text:p text:style-name="P1">Possesive form for 'أسدة' is 'أسدي'</text:p>
      <text:p text:style-name="P1">Possesive form for 'أسفار' is 'أسفاري'</text:p>
      <text:p text:style-name="P1">Possesive form for 'أسلة' is 'أسلي'</text:p>
      <text:p text:style-name="P1">Possesive form for 'أسم' is 'أسمي'</text:p>
      <text:p text:style-name="P1">Possesive form for 'أسماء' is 'أسماءي'</text:p>
      <text:p text:style-name="P1">Possesive form for 'أسمى' is 'أسمىي'</text:p>
      <text:p text:style-name="P1">Possesive form for 'أسمى المعاني' is 'أسمى المعانيّ'</text:p>
      <text:p text:style-name="P1">Possesive form for 'أسمية' is 'أسميةي'</text:p>
      <text:p text:style-name="P1">Possesive form for 'أسن' is 'أسني'</text:p>
      <text:p text:style-name="P1">Possesive form for 'أسهد' is 'أسهدي'</text:p>
      <text:p text:style-name="P1">Possesive form for 'أسوة' is 'أسوةي'</text:p>
      <text:p text:style-name="P1">Possesive form for 'أسياد' is 'أسيادي'</text:p>
      <text:p text:style-name="P1">Possesive form for 'أسيدة' is 'أسيدي'</text:p>
      <text:p text:style-name="P1">Possesive form for 'أسيل' is 'أسيلي'</text:p>
      <text:p text:style-name="P1">Possesive form for 'أسيلة' is 'أسيلي'</text:p>
      <text:p text:style-name="P1">Possesive form for 'أسيمة' is 'أسيمي'</text:p>
      <text:p text:style-name="P1">Possesive form for 'أسَل' is 'أسَلي'</text:p>
      <text:p text:style-name="P1">Possesive form for 'أشاهر' is 'أشاهري'</text:p>
      <text:p text:style-name="P1">Possesive form for 'أشجان' is 'أشجاني'</text:p>
      <text:p text:style-name="P1">Possesive form for 'أشراف' is 'أشرافي'</text:p>
      <text:p text:style-name="P1">Possesive form for 'أشطاء' is 'أشطاءي'</text:p>
      <text:p text:style-name="P1">Possesive form for 'أشطان' is 'أشطاني'</text:p>
      <text:p text:style-name="P1">Possesive form for 'أشمذان' is 'أشمذاني'</text:p>
      <text:p text:style-name="P1">Possesive form for 'أشمس' is 'أشمسي'</text:p>
      <text:p text:style-name="P1">Possesive form for 'أشموم' is 'أشمومي'</text:p>
      <text:p text:style-name="P1">Possesive form for 'أشنان' is 'أشناني'</text:p>
      <text:p text:style-name="P1">Possesive form for 'أشواق' is 'أشواقي'</text:p>
      <text:p text:style-name="P1">Possesive form for 'أصائل' is 'أصائلي'</text:p>
      <text:p text:style-name="P1">Possesive form for 'أصالة' is 'أصالي'</text:p>
      <text:p text:style-name="P1">Possesive form for 'أصبار' is 'أصباري'</text:p>
      <text:p text:style-name="P1">Possesive form for 'أصبوحة' is 'أصبوحي'</text:p>
      <text:p text:style-name="P1">Possesive form for 'أصداء' is 'أصداءي'</text:p>
      <text:p text:style-name="P1">Possesive form for 'أصداف' is 'أصدافي'</text:p>
      <text:p text:style-name="P1">Possesive form for 'أصل' is 'أصلي'</text:p>
      <text:p text:style-name="P1">Possesive form for 'أصلان' is 'أصلاني'</text:p>
      <text:p text:style-name="P1">Possesive form for 'أصول' is 'أصولي'</text:p>
      <text:p text:style-name="P1">Possesive form for 'أصير' is 'أصيري'</text:p>
      <text:p text:style-name="P1">Possesive form for 'أصيل' is 'أصيلي'</text:p>
      <text:p text:style-name="P1">Possesive form for 'أصيلة' is 'أصيلي'</text:p>
      <text:p text:style-name="P1"><text:soft-page-break/>Possesive form for 'أصيلة المجد' is 'أصيلة المجدي'</text:p>
      <text:p text:style-name="P1">Possesive form for 'أضاحيك' is 'أضاحيكي'</text:p>
      <text:p text:style-name="P1">Possesive form for 'أضاميم' is 'أضاميمي'</text:p>
      <text:p text:style-name="P1">Possesive form for 'أضعاف' is 'أضعافي'</text:p>
      <text:p text:style-name="P1">Possesive form for 'أضواء' is 'أضواءي'</text:p>
      <text:p text:style-name="P1">Possesive form for 'أضياف' is 'أضيافي'</text:p>
      <text:p text:style-name="P1">Possesive form for 'أطاريف' is 'أطاريفي'</text:p>
      <text:p text:style-name="P1">Possesive form for 'أطلال' is 'أطلالي'</text:p>
      <text:p text:style-name="P1">Possesive form for 'أطواد' is 'أطوادي'</text:p>
      <text:p text:style-name="P1">Possesive form for 'أطوار' is 'أطواري'</text:p>
      <text:p text:style-name="P1">Possesive form for 'أطياب' is 'أطيابي'</text:p>
      <text:p text:style-name="P1">Possesive form for 'أطياف' is 'أطيافي'</text:p>
      <text:p text:style-name="P1">Possesive form for 'أطيب التهاني' is 'أطيب التهانيّ'</text:p>
      <text:p text:style-name="P1">Possesive form for 'أعجاب' is 'أعجابي'</text:p>
      <text:p text:style-name="P1">Possesive form for 'أعدال' is 'أعدالي'</text:p>
      <text:p text:style-name="P1">Possesive form for 'أعراف' is 'أعرافي'</text:p>
      <text:p text:style-name="P1">Possesive form for 'أعسان' is 'أعساني'</text:p>
      <text:p text:style-name="P1">Possesive form for 'أعطاف' is 'أعطافي'</text:p>
      <text:p text:style-name="P1">Possesive form for 'أعلاد' is 'أعلادي'</text:p>
      <text:p text:style-name="P1">Possesive form for 'أعلام' is 'أعلامي'</text:p>
      <text:p text:style-name="P1">Possesive form for 'أعماق' is 'أعماقي'</text:p>
      <text:p text:style-name="P1">Possesive form for 'أعنان' is 'أعناني'</text:p>
      <text:p text:style-name="P1">Possesive form for 'أعياد' is 'أعيادي'</text:p>
      <text:p text:style-name="P1">Possesive form for 'أعيان' is 'أعياني'</text:p>
      <text:p text:style-name="P1">Possesive form for 'أغادير' is 'أغاديري'</text:p>
      <text:p text:style-name="P1">Possesive form for 'أغاريد' is 'أغاريدي'</text:p>
      <text:p text:style-name="P1">Possesive form for 'أغرودة' is 'أغرودي'</text:p>
      <text:p text:style-name="P1">Possesive form for 'أغسان' is 'أغساني'</text:p>
      <text:p text:style-name="P1">Possesive form for 'أغصان' is 'أغصاني'</text:p>
      <text:p text:style-name="P1">Possesive form for 'أغلى' is 'أغلىي'</text:p>
      <text:p text:style-name="P1">Possesive form for 'أغلى الأمنيات' is 'أغلى الأمنياتي'</text:p>
      <text:p text:style-name="P1">Possesive form for 'أغيد' is 'أغيدي'</text:p>
      <text:p text:style-name="P1">Possesive form for 'أغين' is 'أغيني'</text:p>
      <text:p text:style-name="P1">Possesive form for 'أفانين' is 'أفانيني'</text:p>
      <text:p text:style-name="P1">Possesive form for 'أفراح' is 'أفراحي'</text:p>
      <text:p text:style-name="P1">Possesive form for 'أفراس' is 'أفراسي'</text:p>
      <text:p text:style-name="P1">Possesive form for 'أفضال' is 'أفضالي'</text:p>
      <text:p text:style-name="P1">Possesive form for 'أفكار' is 'أفكاري'</text:p>
      <text:p text:style-name="P1">Possesive form for 'أفلاك' is 'أفلاكي'</text:p>
      <text:p text:style-name="P1">Possesive form for 'أفنان' is 'أفناني'</text:p>
      <text:p text:style-name="P1">Possesive form for 'أفنون' is 'أفنوني'</text:p>
      <text:p text:style-name="P1">Possesive form for 'أفواد' is 'أفوادي'</text:p>
      <text:p text:style-name="P1">Possesive form for 'أفواف' is 'أفوافي'</text:p>
      <text:p text:style-name="P1">Possesive form for 'أفياء' is 'أفياءي'</text:p>
      <text:p text:style-name="P1">Possesive form for 'أقتان' is 'أقتاني'</text:p>
      <text:p text:style-name="P1">Possesive form for 'أقحوان' is 'أقحواني'</text:p>
      <text:p text:style-name="P1">Possesive form for 'أقدار' is 'أقداري'</text:p>
      <text:p text:style-name="P1">Possesive form for 'أقمار' is 'أقماري'</text:p>
      <text:p text:style-name="P1"><text:soft-page-break/>Possesive form for 'أقنان' is 'أقناني'</text:p>
      <text:p text:style-name="P1">Possesive form for 'أقوات' is 'أقواتي'</text:p>
      <text:p text:style-name="P1">Possesive form for 'أقيال' is 'أقيالي'</text:p>
      <text:p text:style-name="P1">Possesive form for 'أكابر' is 'أكابري'</text:p>
      <text:p text:style-name="P1">Possesive form for 'أكارم' is 'أكارمي'</text:p>
      <text:p text:style-name="P1">Possesive form for 'أكاليل' is 'أكاليلي'</text:p>
      <text:p text:style-name="P1">Possesive form for 'ألاء' is 'ألاءي'</text:p>
      <text:p text:style-name="P1">Possesive form for 'ألباب' is 'ألبابي'</text:p>
      <text:p text:style-name="P1">Possesive form for 'ألحاظ' is 'ألحاظي'</text:p>
      <text:p text:style-name="P1">Possesive form for 'ألحان' is 'ألحاني'</text:p>
      <text:p text:style-name="P1">Possesive form for 'ألطاف' is 'ألطافي'</text:p>
      <text:p text:style-name="P1">Possesive form for 'ألف' is 'ألفي'</text:p>
      <text:p text:style-name="P1">Possesive form for 'ألفة' is 'ألفي'</text:p>
      <text:p text:style-name="P1">Possesive form for 'ألماس' is 'ألماسي'</text:p>
      <text:p text:style-name="P1">Possesive form for 'ألمى' is 'ألمىي'</text:p>
      <text:p text:style-name="P1">Possesive form for 'ألود' is 'ألودي'</text:p>
      <text:p text:style-name="P1">Possesive form for 'ألوف' is 'ألوفي'</text:p>
      <text:p text:style-name="P1">Possesive form for 'أليف' is 'أليفي'</text:p>
      <text:p text:style-name="P1">Possesive form for 'أليفة' is 'أليفي'</text:p>
      <text:p text:style-name="P1">Possesive form for 'أم كلثوم' is 'أم كلثومي'</text:p>
      <text:p text:style-name="P1">Possesive form for 'أماثل' is 'أماثلي'</text:p>
      <text:p text:style-name="P1">Possesive form for 'أمار' is 'أماري'</text:p>
      <text:p text:style-name="P1">Possesive form for 'أمارة' is 'أماري'</text:p>
      <text:p text:style-name="P1">Possesive form for 'أماريق' is 'أماريقي'</text:p>
      <text:p text:style-name="P1">Possesive form for 'أماسي' is 'أماسيّ'</text:p>
      <text:p text:style-name="P1">Possesive form for 'أمالي' is 'أماليّ'</text:p>
      <text:p text:style-name="P1">Possesive form for 'أماليد' is 'أماليدي'</text:p>
      <text:p text:style-name="P1">Possesive form for 'أماليس' is 'أماليسي'</text:p>
      <text:p text:style-name="P1">Possesive form for 'أمامة' is 'أمامي'</text:p>
      <text:p text:style-name="P1">Possesive form for 'أماني' is 'أمانيّ'</text:p>
      <text:p text:style-name="P1">Possesive form for 'أمة الحق' is 'أمة الحقي'</text:p>
      <text:p text:style-name="P1">Possesive form for 'أمة الرحمن' is 'أمة الرحمني'</text:p>
      <text:p text:style-name="P1">Possesive form for 'أمة الرحيم' is 'أمة الرحيمي'</text:p>
      <text:p text:style-name="P1">Possesive form for 'أمة العزيز' is 'أمة العزيزي'</text:p>
      <text:p text:style-name="P1">Possesive form for 'أمة الله' is 'أمة اللهي'</text:p>
      <text:p text:style-name="P1">Possesive form for 'أمجاد' is 'أمجادي'</text:p>
      <text:p text:style-name="P1">Possesive form for 'أمد' is 'أمدي'</text:p>
      <text:p text:style-name="P1">Possesive form for 'أمداء' is 'أمداءي'</text:p>
      <text:p text:style-name="P1">Possesive form for 'أمدوحة' is 'أمدوحي'</text:p>
      <text:p text:style-name="P1">Possesive form for 'أمطار' is 'أمطاري'</text:p>
      <text:p text:style-name="P1">Possesive form for 'أمل' is 'أملي'</text:p>
      <text:p text:style-name="P1">Possesive form for 'أمل الحياة' is 'أمل الحياةي'</text:p>
      <text:p text:style-name="P1">Possesive form for 'أملودة' is 'أملودي'</text:p>
      <text:p text:style-name="P1">Possesive form for 'أملي' is 'أمليّ'</text:p>
      <text:p text:style-name="P1">Possesive form for 'أمن' is 'أمني'</text:p>
      <text:p text:style-name="P1">Possesive form for 'أمنة' is 'أمني'</text:p>
      <text:p text:style-name="P1">Possesive form for 'أمنية' is 'أمنيةي'</text:p>
      <text:p text:style-name="P1">Possesive form for 'أمهار' is 'أمهاري'</text:p>
      <text:p text:style-name="P1"><text:soft-page-break/>Possesive form for 'أمواج' is 'أمواجي'</text:p>
      <text:p text:style-name="P1">Possesive form for 'أمواه' is 'أمواهي'</text:p>
      <text:p text:style-name="P1">Possesive form for 'أمون' is 'أموني'</text:p>
      <text:p text:style-name="P1">Possesive form for 'أميرة' is 'أميري'</text:p>
      <text:p text:style-name="P1">Possesive form for 'أميرة القلوب' is 'أميرة القلوبي'</text:p>
      <text:p text:style-name="P1">Possesive form for 'أميرة النجود' is 'أميرة النجودي'</text:p>
      <text:p text:style-name="P1">Possesive form for 'أميمة' is 'أميمي'</text:p>
      <text:p text:style-name="P1">Possesive form for 'أمينة' is 'أميني'</text:p>
      <text:p text:style-name="P1">Possesive form for 'أناسي' is 'أناسيّ'</text:p>
      <text:p text:style-name="P1">Possesive form for 'أنام' is 'أنامي'</text:p>
      <text:p text:style-name="P1">Possesive form for 'أناهيذ' is 'أناهيذي'</text:p>
      <text:p text:style-name="P1">Possesive form for 'أنتان' is 'أنتاني'</text:p>
      <text:p text:style-name="P1">Possesive form for 'أنجاب' is 'أنجابي'</text:p>
      <text:p text:style-name="P1">Possesive form for 'أنجم' is 'أنجمي'</text:p>
      <text:p text:style-name="P1">Possesive form for 'أنس' is 'أنسي'</text:p>
      <text:p text:style-name="P1">Possesive form for 'أنس القلوب' is 'أنس القلوبي'</text:p>
      <text:p text:style-name="P1">Possesive form for 'أنس المجالس' is 'أنس المجالسي'</text:p>
      <text:p text:style-name="P1">Possesive form for 'أنس الوجود' is 'أنس الوجودي'</text:p>
      <text:p text:style-name="P1">Possesive form for 'أنسام' is 'أنسامي'</text:p>
      <text:p text:style-name="P1">Possesive form for 'أنصار' is 'أنصاري'</text:p>
      <text:p text:style-name="P1">Possesive form for 'أنغام' is 'أنغامي'</text:p>
      <text:p text:style-name="P1">Possesive form for 'أنمار' is 'أنماري'</text:p>
      <text:p text:style-name="P1">Possesive form for 'أنهار' is 'أنهاري'</text:p>
      <text:p text:style-name="P1">Possesive form for 'أنواء' is 'أنواءي'</text:p>
      <text:p text:style-name="P1">Possesive form for 'أنوات' is 'أنواتي'</text:p>
      <text:p text:style-name="P1">Possesive form for 'أنوار' is 'أنواري'</text:p>
      <text:p text:style-name="P1">Possesive form for 'أنوار الربيع' is 'أنوار الربيعي'</text:p>
      <text:p text:style-name="P1">Possesive form for 'أنوس' is 'أنوسي'</text:p>
      <text:p text:style-name="P1">Possesive form for 'أنوف' is 'أنوفي'</text:p>
      <text:p text:style-name="P1">Possesive form for 'أنول' is 'أنولي'</text:p>
      <text:p text:style-name="P1">Possesive form for 'أنيسة' is 'أنيسي'</text:p>
      <text:p text:style-name="P1">Possesive form for 'أنيسة الروح' is 'أنيسة الروحي'</text:p>
      <text:p text:style-name="P1">Possesive form for 'أنيف' is 'أنيفي'</text:p>
      <text:p text:style-name="P1">Possesive form for 'أنيفة' is 'أنيفي'</text:p>
      <text:p text:style-name="P1">Possesive form for 'أنيقةأهاليب' is 'أنيقةأهاليبي'</text:p>
      <text:p text:style-name="P1">Possesive form for 'أهاليل' is 'أهاليلي'</text:p>
      <text:p text:style-name="P1">Possesive form for 'أهبة' is 'أهبي'</text:p>
      <text:p text:style-name="P1">Possesive form for 'أهداب' is 'أهدابي'</text:p>
      <text:p text:style-name="P1">Possesive form for 'أهداف' is 'أهدافي'</text:p>
      <text:p text:style-name="P1">Possesive form for 'أهراء' is 'أهراءي'</text:p>
      <text:p text:style-name="P1">Possesive form for 'أهرام' is 'أهرامي'</text:p>
      <text:p text:style-name="P1">Possesive form for 'أهلا' is 'أهلاوي'</text:p>
      <text:p text:style-name="P1">Possesive form for 'أهواء' is 'أهواءي'</text:p>
      <text:p text:style-name="P1">Possesive form for 'أهواب' is 'أهوابي'</text:p>
      <text:p text:style-name="P1">Possesive form for 'أوابل' is 'أوابلي'</text:p>
      <text:p text:style-name="P1">Possesive form for 'أواس' is 'أواسي'</text:p>
      <text:p text:style-name="P1">Possesive form for 'أوال' is 'أوالي'</text:p>
      <text:p text:style-name="P1">Possesive form for 'أوان' is 'أواني'</text:p>
      <text:p text:style-name="P1"><text:soft-page-break/>Possesive form for 'أوانس' is 'أوانسي'</text:p>
      <text:p text:style-name="P1">Possesive form for 'أواهد' is 'أواهدي'</text:p>
      <text:p text:style-name="P1">Possesive form for 'أوب' is 'أوبي'</text:p>
      <text:p text:style-name="P1">Possesive form for 'أوتاد' is 'أوتادي'</text:p>
      <text:p text:style-name="P1">Possesive form for 'أوتار' is 'أوتاري'</text:p>
      <text:p text:style-name="P1">Possesive form for 'أورال' is 'أورالي'</text:p>
      <text:p text:style-name="P1">Possesive form for 'أورانس' is 'أورانسي'</text:p>
      <text:p text:style-name="P1">Possesive form for 'أورض' is 'أورضي'</text:p>
      <text:p text:style-name="P1">Possesive form for 'أوصاف' is 'أوصافي'</text:p>
      <text:p text:style-name="P1">Possesive form for 'أوضاح' is 'أوضاحي'</text:p>
      <text:p text:style-name="P1">Possesive form for 'أوفاد' is 'أوفادي'</text:p>
      <text:p text:style-name="P1">Possesive form for 'أوهد' is 'أوهدي'</text:p>
      <text:p text:style-name="P1">Possesive form for 'أيار' is 'أياري'</text:p>
      <text:p text:style-name="P1">Possesive form for 'أيامين' is 'أياميني'</text:p>
      <text:p text:style-name="P1">Possesive form for 'أيدع' is 'أيدعي'</text:p>
      <text:p text:style-name="P1">Possesive form for 'أيسر' is 'أيسري'</text:p>
      <text:p text:style-name="P1">Possesive form for 'أيك' is 'أيكي'</text:p>
      <text:p text:style-name="P1">Possesive form for 'أيكة' is 'أيكي'</text:p>
      <text:p text:style-name="P1">Possesive form for 'أيم' is 'أيمي'</text:p>
      <text:p text:style-name="P1">Possesive form for 'أيمن' is 'أيمني'</text:p>
      <text:p text:style-name="P1">Possesive form for 'أيهقان' is 'أيهقاني'</text:p>
      <text:p text:style-name="P1">Possesive form for 'أَثَال' is 'أَثَالي'</text:p>
      <text:p text:style-name="P1">Possesive form for 'أَسْل' is 'أَسْلي'</text:p>
      <text:p text:style-name="P1">Possesive form for 'أُبيَّةُ' is 'أُبيَّةي'</text:p>
      <text:p text:style-name="P1">Possesive form for 'أُثال' is 'أُثالي'</text:p>
      <text:p text:style-name="P1">Possesive form for 'إبتسام' is 'إبتسامي'</text:p>
      <text:p text:style-name="P1">Possesive form for 'إبحار' is 'إبحاري'</text:p>
      <text:p text:style-name="P1">Possesive form for 'إبراء' is 'إبراءي'</text:p>
      <text:p text:style-name="P1">Possesive form for 'إبريز' is 'إبريزي'</text:p>
      <text:p text:style-name="P1">Possesive form for 'إبكار' is 'إبكاري'</text:p>
      <text:p text:style-name="P1">Possesive form for 'إبيان' is 'إبياني'</text:p>
      <text:p text:style-name="P1">Possesive form for 'إتاء' is 'إتاءي'</text:p>
      <text:p text:style-name="P1">Possesive form for 'إتقان' is 'إتقاني'</text:p>
      <text:p text:style-name="P1">Possesive form for 'إثاث' is 'إثاثي'</text:p>
      <text:p text:style-name="P1">Possesive form for 'إثمان' is 'إثماني'</text:p>
      <text:p text:style-name="P1">Possesive form for 'إجادة' is 'إجادي'</text:p>
      <text:p text:style-name="P1">Possesive form for 'إجلال' is 'إجلالي'</text:p>
      <text:p text:style-name="P1">Possesive form for 'إحسان' is 'إحساني'</text:p>
      <text:p text:style-name="P1">Possesive form for 'إحكام' is 'إحكامي'</text:p>
      <text:p text:style-name="P1">Possesive form for 'إخاء' is 'إخاءي'</text:p>
      <text:p text:style-name="P1">Possesive form for 'إخلاص' is 'إخلاصي'</text:p>
      <text:p text:style-name="P1">Possesive form for 'إدام' is 'إدامي'</text:p>
      <text:p text:style-name="P1">Possesive form for 'إدراك' is 'إدراكي'</text:p>
      <text:p text:style-name="P1">Possesive form for 'إدكار' is 'إدكاري'</text:p>
      <text:p text:style-name="P1">Possesive form for 'إراب' is 'إرابي'</text:p>
      <text:p text:style-name="P1">Possesive form for 'إرادة' is 'إرادي'</text:p>
      <text:p text:style-name="P1">Possesive form for 'إراض' is 'إراضي'</text:p>
      <text:p text:style-name="P1">Possesive form for 'إرب' is 'إربي'</text:p>
      <text:p text:style-name="P1"><text:soft-page-break/>Possesive form for 'إرعاء' is 'إرعاءي'</text:p>
      <text:p text:style-name="P1">Possesive form for 'إرقان' is 'إرقاني'</text:p>
      <text:p text:style-name="P1">Possesive form for 'إزهار' is 'إزهاري'</text:p>
      <text:p text:style-name="P1">Possesive form for 'إستبرق' is 'إستبرقي'</text:p>
      <text:p text:style-name="P1">Possesive form for 'إسراء' is 'إسراءي'</text:p>
      <text:p text:style-name="P1">Possesive form for 'إسعاد' is 'إسعادي'</text:p>
      <text:p text:style-name="P1">Possesive form for 'إسعاف' is 'إسعافي'</text:p>
      <text:p text:style-name="P1">Possesive form for 'إسناد' is 'إسنادي'</text:p>
      <text:p text:style-name="P1">Possesive form for 'إسناف' is 'إسنافي'</text:p>
      <text:p text:style-name="P1">Possesive form for 'إسوار' is 'إسواري'</text:p>
      <text:p text:style-name="P1">Possesive form for 'إشراف' is 'إشرافي'</text:p>
      <text:p text:style-name="P1">Possesive form for 'إشراق' is 'إشراقي'</text:p>
      <text:p text:style-name="P1">Possesive form for 'إشراق الحياة' is 'إشراق الحياةي'</text:p>
      <text:p text:style-name="P1">Possesive form for 'إشعاع' is 'إشعاعي'</text:p>
      <text:p text:style-name="P1">Possesive form for 'إشفاق' is 'إشفاقي'</text:p>
      <text:p text:style-name="P1">Possesive form for 'إشمام' is 'إشمامي'</text:p>
      <text:p text:style-name="P1">Possesive form for 'إصار' is 'إصاري'</text:p>
      <text:p text:style-name="P1">Possesive form for 'إصباح' is 'إصباحي'</text:p>
      <text:p text:style-name="P1">Possesive form for 'إصلاح' is 'إصلاحي'</text:p>
      <text:p text:style-name="P1">Possesive form for 'إضاض' is 'إضاضي'</text:p>
      <text:p text:style-name="P1">Possesive form for 'إضم' is 'إضمي'</text:p>
      <text:p text:style-name="P1">Possesive form for 'إعتزاز' is 'إعتزازي'</text:p>
      <text:p text:style-name="P1">Possesive form for 'إعجاب' is 'إعجابي'</text:p>
      <text:p text:style-name="P1">Possesive form for 'إعجاز' is 'إعجازي'</text:p>
      <text:p text:style-name="P1">Possesive form for 'إعذار' is 'إعذاري'</text:p>
      <text:p text:style-name="P1">Possesive form for 'إعزاز' is 'إعزازي'</text:p>
      <text:p text:style-name="P1">Possesive form for 'إغراء' is 'إغراءي'</text:p>
      <text:p text:style-name="P1">Possesive form for 'إفادة' is 'إفادي'</text:p>
      <text:p text:style-name="P1">Possesive form for 'إفتخار' is 'إفتخاري'</text:p>
      <text:p text:style-name="P1">Possesive form for 'إفضال' is 'إفضالي'</text:p>
      <text:p text:style-name="P1">Possesive form for 'إقبال' is 'إقبالي'</text:p>
      <text:p text:style-name="P1">Possesive form for 'إقدام' is 'إقدامي'</text:p>
      <text:p text:style-name="P1">Possesive form for 'إقليد' is 'إقليدي'</text:p>
      <text:p text:style-name="P1">Possesive form for 'إكبار' is 'إكباري'</text:p>
      <text:p text:style-name="P1">Possesive form for 'إكتمال' is 'إكتمالي'</text:p>
      <text:p text:style-name="P1">Possesive form for 'إكثار' is 'إكثاري'</text:p>
      <text:p text:style-name="P1">Possesive form for 'إكرام' is 'إكرامي'</text:p>
      <text:p text:style-name="P1">Possesive form for 'إكليل' is 'إكليلي'</text:p>
      <text:p text:style-name="P1">Possesive form for 'إكمام' is 'إكمامي'</text:p>
      <text:p text:style-name="P1">Possesive form for 'إلاف' is 'إلافي'</text:p>
      <text:p text:style-name="P1">Possesive form for 'إلف' is 'إلفي'</text:p>
      <text:p text:style-name="P1">Possesive form for 'إلهام' is 'إلهامي'</text:p>
      <text:p text:style-name="P1">Possesive form for 'إمامة' is 'إمامي'</text:p>
      <text:p text:style-name="P1">Possesive form for 'إمليسة' is 'إمليسي'</text:p>
      <text:p text:style-name="P1">Possesive form for 'إنبهار' is 'إنبهاري'</text:p>
      <text:p text:style-name="P1">Possesive form for 'إنجاز' is 'إنجازي'</text:p>
      <text:p text:style-name="P1">Possesive form for 'إنسجام' is 'إنسجامي'</text:p>
      <text:p text:style-name="P1">Possesive form for 'إنصاف' is 'إنصافي'</text:p>
      <text:p text:style-name="P1"><text:soft-page-break/>Possesive form for 'إنعام' is 'إنعامي'</text:p>
      <text:p text:style-name="P1">Possesive form for 'إياب' is 'إيابي'</text:p>
      <text:p text:style-name="P1">Possesive form for 'إيار' is 'إياري'</text:p>
      <text:p text:style-name="P1">Possesive form for 'إيالة' is 'إيالي'</text:p>
      <text:p text:style-name="P1">Possesive form for 'إيتاء' is 'إيتاءي'</text:p>
      <text:p text:style-name="P1">Possesive form for 'إيثار' is 'إيثاري'</text:p>
      <text:p text:style-name="P1">Possesive form for 'إيراق' is 'إيراقي'</text:p>
      <text:p text:style-name="P1">Possesive form for 'إيلاف' is 'إيلافي'</text:p>
      <text:p text:style-name="P1">Possesive form for 'إيناس' is 'إيناسي'</text:p>
      <text:p text:style-name="P1">Possesive form for 'إيواء' is 'إيواءي'</text:p>
      <text:p text:style-name="P1">Possesive form for 'ابتهاج' is 'ابتهاجي'</text:p>
      <text:p text:style-name="P1">Possesive form for 'اجتذاب' is 'اجتذابي'</text:p>
      <text:p text:style-name="P1">Possesive form for 'احترام' is 'احترامي'</text:p>
      <text:p text:style-name="P1">Possesive form for 'احتشام' is 'احتشامي'</text:p>
      <text:p text:style-name="P1">Possesive form for 'احتفال' is 'احتفالي'</text:p>
      <text:p text:style-name="P1">Possesive form for 'ازدهار' is 'ازدهاري'</text:p>
      <text:p text:style-name="P1">Possesive form for 'استشهاد' is 'استشهادي'</text:p>
      <text:p text:style-name="P1">Possesive form for 'استقلال' is 'استقلالي'</text:p>
      <text:p text:style-name="P1">Possesive form for 'اشتياق' is 'اشتياقي'</text:p>
      <text:p text:style-name="P1">Possesive form for 'اعتبار' is 'اعتباري'</text:p>
      <text:p text:style-name="P1">Possesive form for 'اعتدال' is 'اعتدالي'</text:p>
      <text:p text:style-name="P1">Possesive form for 'اعتصام' is 'اعتصامي'</text:p>
      <text:p text:style-name="P1">Possesive form for 'اعتماد' is 'اعتمادي'</text:p>
      <text:p text:style-name="P1">Possesive form for 'افتكار' is 'افتكاري'</text:p>
      <text:p text:style-name="P1">Possesive form for 'البدر' is 'البدري'</text:p>
      <text:p text:style-name="P1">Possesive form for 'البون' is 'البوني'</text:p>
      <text:p text:style-name="P1">Possesive form for 'الجازيء' is 'الجازيءي'</text:p>
      <text:p text:style-name="P1">Possesive form for 'الدهاء' is 'الدهاءي'</text:p>
      <text:p text:style-name="P1">Possesive form for 'الصبور' is 'الصبوري'</text:p>
      <text:p text:style-name="P1">Possesive form for 'امتثال' is 'امتثالي'</text:p>
      <text:p text:style-name="P1">Possesive form for 'امتنان' is 'امتناني'</text:p>
      <text:p text:style-name="P1">Possesive form for 'امتياز' is 'امتيازي'</text:p>
      <text:p text:style-name="P1">Possesive form for 'انتصار' is 'انتصاري'</text:p>
      <text:p text:style-name="P1">Possesive form for 'انشراح' is 'انشراحي'</text:p>
      <text:p text:style-name="P1">Possesive form for 'اهتمام' is 'اهتمامي'</text:p>
      <text:p text:style-name="P1">Possesive form for 'باتعة' is 'باتعي'</text:p>
      <text:p text:style-name="P1">Possesive form for 'باحور' is 'باحوري'</text:p>
      <text:p text:style-name="P1">Possesive form for 'بادر' is 'بادري'</text:p>
      <text:p text:style-name="P1">Possesive form for 'بادرة' is 'بادري'</text:p>
      <text:p text:style-name="P1">Possesive form for 'بادع' is 'بادعي'</text:p>
      <text:p text:style-name="P1">Possesive form for 'بادية' is 'باديةي'</text:p>
      <text:p text:style-name="P1">Possesive form for 'باذخ' is 'باذخي'</text:p>
      <text:p text:style-name="P1">Possesive form for 'باذلة' is 'باذلي'</text:p>
      <text:p text:style-name="P1">Possesive form for 'بارح' is 'بارحي'</text:p>
      <text:p text:style-name="P1">Possesive form for 'بارع' is 'بارعي'</text:p>
      <text:p text:style-name="P1">Possesive form for 'بارعة' is 'بارعي'</text:p>
      <text:p text:style-name="P1">Possesive form for 'بارق' is 'بارقي'</text:p>
      <text:p text:style-name="P1">Possesive form for 'بارقة' is 'بارقي'</text:p>
      <text:p text:style-name="P1"><text:soft-page-break/>Possesive form for 'باسقة' is 'باسقي'</text:p>
      <text:p text:style-name="P1">Possesive form for 'باسكة' is 'باسكي'</text:p>
      <text:p text:style-name="P1">Possesive form for 'باسمة' is 'باسمي'</text:p>
      <text:p text:style-name="P1">Possesive form for 'باشة' is 'باشي'</text:p>
      <text:p text:style-name="P1">Possesive form for 'باكورة' is 'باكوري'</text:p>
      <text:p text:style-name="P1">Possesive form for 'بانة' is 'باني'</text:p>
      <text:p text:style-name="P1">Possesive form for 'باهرة' is 'باهري'</text:p>
      <text:p text:style-name="P1">Possesive form for 'باهية' is 'باهيةي'</text:p>
      <text:p text:style-name="P1">Possesive form for 'باهيز' is 'باهيزي'</text:p>
      <text:p text:style-name="P1">Possesive form for 'باهين' is 'باهيني'</text:p>
      <text:p text:style-name="P1">Possesive form for 'ببنة' is 'ببني'</text:p>
      <text:p text:style-name="P1">Possesive form for 'بتات' is 'بتاتي'</text:p>
      <text:p text:style-name="P1">Possesive form for 'بتراء' is 'بتراءي'</text:p>
      <text:p text:style-name="P1">Possesive form for 'بتلاء' is 'بتلاءي'</text:p>
      <text:p text:style-name="P1">Possesive form for 'بتوت' is 'بتوتي'</text:p>
      <text:p text:style-name="P1">Possesive form for 'بتول' is 'بتولي'</text:p>
      <text:p text:style-name="P1">Possesive form for 'بتولا' is 'بتولاوي'</text:p>
      <text:p text:style-name="P1">Possesive form for 'بتيل' is 'بتيلي'</text:p>
      <text:p text:style-name="P1">Possesive form for 'بثلة' is 'بثلي'</text:p>
      <text:p text:style-name="P1">Possesive form for 'بثنة' is 'بثني'</text:p>
      <text:p text:style-name="P1">Possesive form for 'بثينة' is 'بثيني'</text:p>
      <text:p text:style-name="P1">Possesive form for 'بجادي' is 'بجاديّ'</text:p>
      <text:p text:style-name="P1">Possesive form for 'بحر' is 'بحري'</text:p>
      <text:p text:style-name="P1">Possesive form for 'بحر الجود' is 'بحر الجودي'</text:p>
      <text:p text:style-name="P1">Possesive form for 'بحران' is 'بحراني'</text:p>
      <text:p text:style-name="P1">Possesive form for 'بحرة' is 'بحري'</text:p>
      <text:p text:style-name="P1">Possesive form for 'بحرية' is 'بحريةي'</text:p>
      <text:p text:style-name="P1">Possesive form for 'بحيرة' is 'بحيري'</text:p>
      <text:p text:style-name="P1">Possesive form for 'بد' is 'بدي'</text:p>
      <text:p text:style-name="P1">Possesive form for 'بدائع' is 'بدائعي'</text:p>
      <text:p text:style-name="P1">Possesive form for 'بدار' is 'بداري'</text:p>
      <text:p text:style-name="P1">Possesive form for 'بداية' is 'بدايةي'</text:p>
      <text:p text:style-name="P1">Possesive form for 'بدة' is 'بدي'</text:p>
      <text:p text:style-name="P1">Possesive form for 'بدر البدور' is 'بدر البدوري'</text:p>
      <text:p text:style-name="P1">Possesive form for 'بدر التمام' is 'بدر التمامي'</text:p>
      <text:p text:style-name="P1">Possesive form for 'بدر الدجى' is 'بدر الدجىي'</text:p>
      <text:p text:style-name="P1">Possesive form for 'بدرة' is 'بدري'</text:p>
      <text:p text:style-name="P1">Possesive form for 'بدري' is 'بدريّ'</text:p>
      <text:p text:style-name="P1">Possesive form for 'بدرية' is 'بدريةي'</text:p>
      <text:p text:style-name="P1">Possesive form for 'بدعة' is 'بدعي'</text:p>
      <text:p text:style-name="P1">Possesive form for 'بدوء' is 'بدوءي'</text:p>
      <text:p text:style-name="P1">Possesive form for 'بدور' is 'بدوري'</text:p>
      <text:p text:style-name="P1">Possesive form for 'بديعة' is 'بديعي'</text:p>
      <text:p text:style-name="P1">Possesive form for 'بذل' is 'بذلي'</text:p>
      <text:p text:style-name="P1">Possesive form for 'بذوة' is 'بذوةي'</text:p>
      <text:p text:style-name="P1">Possesive form for 'بر' is 'بري'</text:p>
      <text:p text:style-name="P1">Possesive form for 'براء' is 'براءي'</text:p>
      <text:p text:style-name="P1">Possesive form for 'براءة' is 'براءي'</text:p>
      <text:p text:style-name="P1"><text:soft-page-break/>Possesive form for 'براجد' is 'براجدي'</text:p>
      <text:p text:style-name="P1">Possesive form for 'براح' is 'براحي'</text:p>
      <text:p text:style-name="P1">Possesive form for 'براعة' is 'براعي'</text:p>
      <text:p text:style-name="P1">Possesive form for 'براعم' is 'براعمي'</text:p>
      <text:p text:style-name="P1">Possesive form for 'براقة' is 'براقي'</text:p>
      <text:p text:style-name="P1">Possesive form for 'براقش' is 'براقشي'</text:p>
      <text:p text:style-name="P1">Possesive form for 'برة' is 'بري'</text:p>
      <text:p text:style-name="P1">Possesive form for 'برجاء' is 'برجاءي'</text:p>
      <text:p text:style-name="P1">Possesive form for 'برجة' is 'برجي'</text:p>
      <text:p text:style-name="P1">Possesive form for 'برجد' is 'برجدي'</text:p>
      <text:p text:style-name="P1">Possesive form for 'برحة' is 'برحي'</text:p>
      <text:p text:style-name="P1">Possesive form for 'برد' is 'بردي'</text:p>
      <text:p text:style-name="P1">Possesive form for 'برزة' is 'برزي'</text:p>
      <text:p text:style-name="P1">Possesive form for 'برسان' is 'برساني'</text:p>
      <text:p text:style-name="P1">Possesive form for 'برق' is 'برقي'</text:p>
      <text:p text:style-name="P1">Possesive form for 'بركاء' is 'بركاءي'</text:p>
      <text:p text:style-name="P1">Possesive form for 'بركات' is 'بركاتي'</text:p>
      <text:p text:style-name="P1">Possesive form for 'بركة' is 'بركي'</text:p>
      <text:p text:style-name="P1">Possesive form for 'برلنت' is 'برلنتي'</text:p>
      <text:p text:style-name="P1">Possesive form for 'برنوف' is 'برنوفي'</text:p>
      <text:p text:style-name="P1">Possesive form for 'برهان' is 'برهاني'</text:p>
      <text:p text:style-name="P1">Possesive form for 'برهان الجمال' is 'برهان الجمالي'</text:p>
      <text:p text:style-name="P1">Possesive form for 'برهم' is 'برهمي'</text:p>
      <text:p text:style-name="P1">Possesive form for 'برود' is 'برودي'</text:p>
      <text:p text:style-name="P1">Possesive form for 'بروز' is 'بروزي'</text:p>
      <text:p text:style-name="P1">Possesive form for 'برية' is 'بريةي'</text:p>
      <text:p text:style-name="P1">Possesive form for 'بريرة' is 'بريري'</text:p>
      <text:p text:style-name="P1">Possesive form for 'بريق' is 'بريقي'</text:p>
      <text:p text:style-name="P1">Possesive form for 'برين' is 'بريني'</text:p>
      <text:p text:style-name="P1">Possesive form for 'بزة' is 'بزي'</text:p>
      <text:p text:style-name="P1">Possesive form for 'بزلاء' is 'بزلاءي'</text:p>
      <text:p text:style-name="P1">Possesive form for 'بساتين' is 'بساتيني'</text:p>
      <text:p text:style-name="P1">Possesive form for 'بسالة' is 'بسالي'</text:p>
      <text:p text:style-name="P1">Possesive form for 'بسامة' is 'بسامي'</text:p>
      <text:p text:style-name="P1">Possesive form for 'بسباسة' is 'بسباسي'</text:p>
      <text:p text:style-name="P1">Possesive form for 'بسبوسة' is 'بسبوسي'</text:p>
      <text:p text:style-name="P1">Possesive form for 'بستان' is 'بستاني'</text:p>
      <text:p text:style-name="P1">Possesive form for 'بسطة' is 'بسطي'</text:p>
      <text:p text:style-name="P1">Possesive form for 'بسماء' is 'بسماءي'</text:p>
      <text:p text:style-name="P1">Possesive form for 'بسمة' is 'بسمي'</text:p>
      <text:p text:style-name="P1">Possesive form for 'بسمة الحزين' is 'بسمة الحزيني'</text:p>
      <text:p text:style-name="P1">Possesive form for 'بسنت' is 'بسنتي'</text:p>
      <text:p text:style-name="P1">Possesive form for 'بسيل' is 'بسيلي'</text:p>
      <text:p text:style-name="P1">Possesive form for 'بسيمة' is 'بسيمي'</text:p>
      <text:p text:style-name="P1">Possesive form for 'بسينة' is 'بسيني'</text:p>
      <text:p text:style-name="P1">Possesive form for 'بشائر' is 'بشائري'</text:p>
      <text:p text:style-name="P1">Possesive form for 'بشار' is 'بشاري'</text:p>
      <text:p text:style-name="P1">Possesive form for 'بشارة' is 'بشاري'</text:p>
      <text:p text:style-name="P1"><text:soft-page-break/>Possesive form for 'بشاشة' is 'بشاشي'</text:p>
      <text:p text:style-name="P1">Possesive form for 'بشام' is 'بشامي'</text:p>
      <text:p text:style-name="P1">Possesive form for 'بشامة' is 'بشامي'</text:p>
      <text:p text:style-name="P1">Possesive form for 'بشر' is 'بشري'</text:p>
      <text:p text:style-name="P1">Possesive form for 'بشرة' is 'بشري'</text:p>
      <text:p text:style-name="P1">Possesive form for 'بشرى' is 'بشرىي'</text:p>
      <text:p text:style-name="P1">Possesive form for 'بشيرة' is 'بشيري'</text:p>
      <text:p text:style-name="P1">Possesive form for 'بصائر' is 'بصائري'</text:p>
      <text:p text:style-name="P1">Possesive form for 'بصرة' is 'بصري'</text:p>
      <text:p text:style-name="P1">Possesive form for 'بصرى' is 'بصرىي'</text:p>
      <text:p text:style-name="P1">Possesive form for 'بضة' is 'بضي'</text:p>
      <text:p text:style-name="P1">Possesive form for 'بضة الأنامل' is 'بضة الأناملي'</text:p>
      <text:p text:style-name="P1">Possesive form for 'بطة' is 'بطي'</text:p>
      <text:p text:style-name="P1">Possesive form for 'بطلة' is 'بطلي'</text:p>
      <text:p text:style-name="P1">Possesive form for 'بعاث' is 'بعاثي'</text:p>
      <text:p text:style-name="P1">Possesive form for 'بغوم' is 'بغومي'</text:p>
      <text:p text:style-name="P1">Possesive form for 'بغية' is 'بغيةي'</text:p>
      <text:p text:style-name="P1">Possesive form for 'بكرة' is 'بكري'</text:p>
      <text:p text:style-name="P1">Possesive form for 'بكلة' is 'بكلي'</text:p>
      <text:p text:style-name="P1">Possesive form for 'بلابل' is 'بلابلي'</text:p>
      <text:p text:style-name="P1">Possesive form for 'بلابن' is 'بلابني'</text:p>
      <text:p text:style-name="P1">Possesive form for 'بلاد' is 'بلادي'</text:p>
      <text:p text:style-name="P1">Possesive form for 'بلاذر' is 'بلاذري'</text:p>
      <text:p text:style-name="P1">Possesive form for 'بلاسم' is 'بلاسمي'</text:p>
      <text:p text:style-name="P1">Possesive form for 'بلاغة' is 'بلاغي'</text:p>
      <text:p text:style-name="P1">Possesive form for 'بلبل' is 'بلبلي'</text:p>
      <text:p text:style-name="P1">Possesive form for 'بلجة' is 'بلجي'</text:p>
      <text:p text:style-name="P1">Possesive form for 'بلسان' is 'بلساني'</text:p>
      <text:p text:style-name="P1">Possesive form for 'بلسم' is 'بلسمي'</text:p>
      <text:p text:style-name="P1">Possesive form for 'بلسم الأحزان' is 'بلسم الأحزاني'</text:p>
      <text:p text:style-name="P1">Possesive form for 'بلسم الروح' is 'بلسم الروحي'</text:p>
      <text:p text:style-name="P1">Possesive form for 'بلسمية' is 'بلسميةي'</text:p>
      <text:p text:style-name="P1">Possesive form for 'بلقاء' is 'بلقاءي'</text:p>
      <text:p text:style-name="P1">Possesive form for 'بلقيس' is 'بلقيسي'</text:p>
      <text:p text:style-name="P1">Possesive form for 'بليج' is 'بليجي'</text:p>
      <text:p text:style-name="P1">Possesive form for 'بليغة' is 'بليغي'</text:p>
      <text:p text:style-name="P1">Possesive form for 'بناتة' is 'بناتي'</text:p>
      <text:p text:style-name="P1">Possesive form for 'بنان' is 'بناني'</text:p>
      <text:p text:style-name="P1">Possesive form for 'بنت الأصول' is 'بنت الأصولي'</text:p>
      <text:p text:style-name="P1">Possesive form for 'بنت الشاطئ' is 'بنت الشاطئي'</text:p>
      <text:p text:style-name="P1">Possesive form for 'بنت الصحراء' is 'بنت الصحراءي'</text:p>
      <text:p text:style-name="P1">Possesive form for 'بنتومة' is 'بنتومي'</text:p>
      <text:p text:style-name="P1">Possesive form for 'بندري' is 'بندريّ'</text:p>
      <text:p text:style-name="P1">Possesive form for 'بنفسج' is 'بنفسجي'</text:p>
      <text:p text:style-name="P1">Possesive form for 'بنية' is 'بنيةي'</text:p>
      <text:p text:style-name="P1">Possesive form for 'بهاء' is 'بهاءي'</text:p>
      <text:p text:style-name="P1">Possesive form for 'بهادر' is 'بهادري'</text:p>
      <text:p text:style-name="P1">Possesive form for 'بهار' is 'بهاري'</text:p>
      <text:p text:style-name="P1"><text:soft-page-break/>Possesive form for 'بهاليل' is 'بهاليلي'</text:p>
      <text:p text:style-name="P1">Possesive form for 'بهان' is 'بهاني'</text:p>
      <text:p text:style-name="P1">Possesive form for 'بهجة' is 'بهجي'</text:p>
      <text:p text:style-name="P1">Possesive form for 'بهدلة' is 'بهدلي'</text:p>
      <text:p text:style-name="P1">Possesive form for 'بهراء' is 'بهراءي'</text:p>
      <text:p text:style-name="P1">Possesive form for 'بهرام' is 'بهرامي'</text:p>
      <text:p text:style-name="P1">Possesive form for 'بهرمان' is 'بهرماني'</text:p>
      <text:p text:style-name="P1">Possesive form for 'بهكلة' is 'بهكلي'</text:p>
      <text:p text:style-name="P1">Possesive form for 'بهلا' is 'بهلاوي'</text:p>
      <text:p text:style-name="P1">Possesive form for 'بهلولة' is 'بهلولي'</text:p>
      <text:p text:style-name="P1">Possesive form for 'بهمة' is 'بهمي'</text:p>
      <text:p text:style-name="P1">Possesive form for 'بهمن' is 'بهمني'</text:p>
      <text:p text:style-name="P1">Possesive form for 'بهنانة' is 'بهناني'</text:p>
      <text:p text:style-name="P1">Possesive form for 'بهور' is 'بهوري'</text:p>
      <text:p text:style-name="P1">Possesive form for 'بهوع' is 'بهوعي'</text:p>
      <text:p text:style-name="P1">Possesive form for 'بهية' is 'بهيةي'</text:p>
      <text:p text:style-name="P1">Possesive form for 'بهيجة' is 'بهيجي'</text:p>
      <text:p text:style-name="P1">Possesive form for 'بهيرة' is 'بهيري'</text:p>
      <text:p text:style-name="P1">Possesive form for 'بهيلة' is 'بهيلي'</text:p>
      <text:p text:style-name="P1">Possesive form for 'بوادر' is 'بوادري'</text:p>
      <text:p text:style-name="P1">Possesive form for 'بوادي' is 'بواديّ'</text:p>
      <text:p text:style-name="P1">Possesive form for 'بوان' is 'بواني'</text:p>
      <text:p text:style-name="P1">Possesive form for 'بوح' is 'بوحي'</text:p>
      <text:p text:style-name="P1">Possesive form for 'بيادر' is 'بيادري'</text:p>
      <text:p text:style-name="P1">Possesive form for 'بيارق' is 'بيارقي'</text:p>
      <text:p text:style-name="P1">Possesive form for 'بيان' is 'بياني'</text:p>
      <text:p text:style-name="P1">Possesive form for 'بيت' is 'بيتي'</text:p>
      <text:p text:style-name="P1">Possesive form for 'بيداء' is 'بيداءي'</text:p>
      <text:p text:style-name="P1">Possesive form for 'بيسان' is 'بيساني'</text:p>
      <text:p text:style-name="P1">Possesive form for 'بيضاء' is 'بيضاءي'</text:p>
      <text:p text:style-name="P1">Possesive form for 'بيلسان' is 'بيلساني'</text:p>
      <text:p text:style-name="P1">Possesive form for 'بينون' is 'بينوني'</text:p>
      <text:p text:style-name="P1">Possesive form for 'بيهس' is 'بيهسي'</text:p>
      <text:p text:style-name="P1">Possesive form for 'بيون' is 'بيوني'</text:p>
      <text:p text:style-name="P1">Possesive form for 'بَرُوق' is 'بَرُوقي'</text:p>
      <text:p text:style-name="P1">Possesive form for 'بَرْدي' is 'بَرْديّ'</text:p>
      <text:p text:style-name="P1">Possesive form for 'بَسْل' is 'بَسْلي'</text:p>
      <text:p text:style-name="P1">Possesive form for 'بُردي' is 'بُرديّ'</text:p>
      <text:p text:style-name="P1">Possesive form for 'بُرُوق' is 'بُرُوقي'</text:p>
      <text:p text:style-name="P1">Possesive form for 'بُسْلَ' is 'بُسْلي'</text:p>
      <text:p text:style-name="P1">Possesive form for 'تأويل' is 'تأويلي'</text:p>
      <text:p text:style-name="P1">Possesive form for 'تائبة' is 'تائبي'</text:p>
      <text:p text:style-name="P1">Possesive form for 'تاج' is 'تاجي'</text:p>
      <text:p text:style-name="P1">Possesive form for 'تاج الحسن' is 'تاج الحسني'</text:p>
      <text:p text:style-name="P1">Possesive form for 'تاج الدول' is 'تاج الدولي'</text:p>
      <text:p text:style-name="P1">Possesive form for 'تاج العرب' is 'تاج العربي'</text:p>
      <text:p text:style-name="P1">Possesive form for 'تاج النساء' is 'تاج النساءي'</text:p>
      <text:p text:style-name="P1">Possesive form for 'تاجة' is 'تاجي'</text:p>
      <text:p text:style-name="P1"><text:soft-page-break/>Possesive form for 'تالة' is 'تالي'</text:p>
      <text:p text:style-name="P1">Possesive form for 'تالدة' is 'تالدي'</text:p>
      <text:p text:style-name="P1">Possesive form for 'تامة' is 'تامي'</text:p>
      <text:p text:style-name="P1">Possesive form for 'تامرة' is 'تامري'</text:p>
      <text:p text:style-name="P1">Possesive form for 'تامورة' is 'تاموري'</text:p>
      <text:p text:style-name="P1">Possesive form for 'تاهور' is 'تاهوري'</text:p>
      <text:p text:style-name="P1">Possesive form for 'تباريح' is 'تباريحي'</text:p>
      <text:p text:style-name="P1">Possesive form for 'تباشير' is 'تباشيري'</text:p>
      <text:p text:style-name="P1">Possesive form for 'تبالة' is 'تبالي'</text:p>
      <text:p text:style-name="P1">Possesive form for 'تبتيل' is 'تبتيلي'</text:p>
      <text:p text:style-name="P1">Possesive form for 'تبر' is 'تبري'</text:p>
      <text:p text:style-name="P1">Possesive form for 'تبراء' is 'تبراءي'</text:p>
      <text:p text:style-name="P1">Possesive form for 'تبرق' is 'تبرقي'</text:p>
      <text:p text:style-name="P1">Possesive form for 'تبريس' is 'تبريسي'</text:p>
      <text:p text:style-name="P1">Possesive form for 'تبهر' is 'تبهري'</text:p>
      <text:p text:style-name="P1">Possesive form for 'تبيان' is 'تبياني'</text:p>
      <text:p text:style-name="P1">Possesive form for 'تجباب' is 'تجبابي'</text:p>
      <text:p text:style-name="P1">Possesive form for 'تجويد' is 'تجويدي'</text:p>
      <text:p text:style-name="P1">Possesive form for 'تحاسين' is 'تحاسيني'</text:p>
      <text:p text:style-name="P1">Possesive form for 'تحبب' is 'تحببي'</text:p>
      <text:p text:style-name="P1">Possesive form for 'تحرير' is 'تحريري'</text:p>
      <text:p text:style-name="P1">Possesive form for 'تحفة' is 'تحفي'</text:p>
      <text:p text:style-name="P1">Possesive form for 'تحمد' is 'تحمدي'</text:p>
      <text:p text:style-name="P1">Possesive form for 'تحنان' is 'تحناني'</text:p>
      <text:p text:style-name="P1">Possesive form for 'تحية' is 'تحيةي'</text:p>
      <text:p text:style-name="P1">Possesive form for 'تخلد' is 'تخلدي'</text:p>
      <text:p text:style-name="P1">Possesive form for 'تدابير' is 'تدابيري'</text:p>
      <text:p text:style-name="P1">Possesive form for 'تدبير' is 'تدبيري'</text:p>
      <text:p text:style-name="P1">Possesive form for 'تدرة' is 'تدري'</text:p>
      <text:p text:style-name="P1">Possesive form for 'تذكار' is 'تذكاري'</text:p>
      <text:p text:style-name="P1">Possesive form for 'تذليل' is 'تذليلي'</text:p>
      <text:p text:style-name="P1">Possesive form for 'ترائب' is 'ترائبي'</text:p>
      <text:p text:style-name="P1">Possesive form for 'تراث' is 'تراثي'</text:p>
      <text:p text:style-name="P1">Possesive form for 'تراحيب' is 'تراحيبي'</text:p>
      <text:p text:style-name="P1">Possesive form for 'ترتيل' is 'ترتيلي'</text:p>
      <text:p text:style-name="P1">Possesive form for 'ترحاب الجنوب' is 'ترحاب الجنوبي'</text:p>
      <text:p text:style-name="P1">Possesive form for 'ترحيب' is 'ترحيبي'</text:p>
      <text:p text:style-name="P1">Possesive form for 'ترف' is 'ترفي'</text:p>
      <text:p text:style-name="P1">Possesive form for 'ترفة' is 'ترفي'</text:p>
      <text:p text:style-name="P1">Possesive form for 'تركية' is 'تركيةي'</text:p>
      <text:p text:style-name="P1">Possesive form for 'ترنجات' is 'ترنجاتي'</text:p>
      <text:p text:style-name="P1">Possesive form for 'ترنيم' is 'ترنيمي'</text:p>
      <text:p text:style-name="P1">Possesive form for 'ترياق' is 'ترياقي'</text:p>
      <text:p text:style-name="P1">Possesive form for 'تزيد' is 'تزيدي'</text:p>
      <text:p text:style-name="P1">Possesive form for 'تسالي' is 'تساليّ'</text:p>
      <text:p text:style-name="P1">Possesive form for 'تسلسل' is 'تسلسلي'</text:p>
      <text:p text:style-name="P1">Possesive form for 'تسنيم' is 'تسنيمي'</text:p>
      <text:p text:style-name="P1">Possesive form for 'تسهيل' is 'تسهيلي'</text:p>
      <text:p text:style-name="P1"><text:soft-page-break/>Possesive form for 'تضايف' is 'تضايفي'</text:p>
      <text:p text:style-name="P1">Possesive form for 'تعاليم' is 'تعاليمي'</text:p>
      <text:p text:style-name="P1">Possesive form for 'تعليل' is 'تعليلي'</text:p>
      <text:p text:style-name="P1">Possesive form for 'تغريد' is 'تغريدي'</text:p>
      <text:p text:style-name="P1">Possesive form for 'تغلب' is 'تغلبي'</text:p>
      <text:p text:style-name="P1">Possesive form for 'تفاحة' is 'تفاحي'</text:p>
      <text:p text:style-name="P1">Possesive form for 'تفاني' is 'تفانيّ'</text:p>
      <text:p text:style-name="P1">Possesive form for 'تفانين' is 'تفانيني'</text:p>
      <text:p text:style-name="P1">Possesive form for 'تفيدة' is 'تفيدي'</text:p>
      <text:p text:style-name="P1">Possesive form for 'تقوا' is 'تقوي'</text:p>
      <text:p text:style-name="P1">Possesive form for 'تقية' is 'تقيةي'</text:p>
      <text:p text:style-name="P1">Possesive form for 'تكامل' is 'تكاملي'</text:p>
      <text:p text:style-name="P1">Possesive form for 'تكوين' is 'تكويني'</text:p>
      <text:p text:style-name="P1">Possesive form for 'تلال' is 'تلالي'</text:p>
      <text:p text:style-name="P1">Possesive form for 'تلة' is 'تلي'</text:p>
      <text:p text:style-name="P1">Possesive form for 'تلعاء' is 'تلعاءي'</text:p>
      <text:p text:style-name="P1">Possesive form for 'تلود' is 'تلودي'</text:p>
      <text:p text:style-name="P1">Possesive form for 'تليدة' is 'تليدي'</text:p>
      <text:p text:style-name="P1">Possesive form for 'تماضر' is 'تماضري'</text:p>
      <text:p text:style-name="P1">Possesive form for 'تمام' is 'تمامي'</text:p>
      <text:p text:style-name="P1">Possesive form for 'تماني' is 'تمانيّ'</text:p>
      <text:p text:style-name="P1">Possesive form for 'تمر حنة' is 'تمر حني'</text:p>
      <text:p text:style-name="P1">Possesive form for 'تمر هندي' is 'تمر هنديّ'</text:p>
      <text:p text:style-name="P1">Possesive form for 'تمني' is 'تمنيّ'</text:p>
      <text:p text:style-name="P1">Possesive form for 'تميمة' is 'تميمي'</text:p>
      <text:p text:style-name="P1">Possesive form for 'تنائف' is 'تنائفي'</text:p>
      <text:p text:style-name="P1">Possesive form for 'تندو' is 'تندوي'</text:p>
      <text:p text:style-name="P1">Possesive form for 'تنظيم' is 'تنظيمي'</text:p>
      <text:p text:style-name="P1">Possesive form for 'تنعم' is 'تنعمي'</text:p>
      <text:p text:style-name="P1">Possesive form for 'تنعيم' is 'تنعيمي'</text:p>
      <text:p text:style-name="P1">Possesive form for 'تنهاء' is 'تنهاءي'</text:p>
      <text:p text:style-name="P1">Possesive form for 'تنهاة' is 'تنهاةي'</text:p>
      <text:p text:style-name="P1">Possesive form for 'تنوفة' is 'تنوفي'</text:p>
      <text:p text:style-name="P1">Possesive form for 'تنوفى' is 'تنوفىي'</text:p>
      <text:p text:style-name="P1">Possesive form for 'تهائم' is 'تهائمي'</text:p>
      <text:p text:style-name="P1">Possesive form for 'تهامة' is 'تهامي'</text:p>
      <text:p text:style-name="P1">Possesive form for 'تهان' is 'تهاني'</text:p>
      <text:p text:style-name="P1">Possesive form for 'تهليل' is 'تهليلي'</text:p>
      <text:p text:style-name="P1">Possesive form for 'تواد' is 'توادي'</text:p>
      <text:p text:style-name="P1">Possesive form for 'توارد' is 'تواردي'</text:p>
      <text:p text:style-name="P1">Possesive form for 'تواقة' is 'تواقي'</text:p>
      <text:p text:style-name="P1">Possesive form for 'توت' is 'توتي'</text:p>
      <text:p text:style-name="P1">Possesive form for 'توحيدة' is 'توحيدي'</text:p>
      <text:p text:style-name="P1">Possesive form for 'تودد' is 'توددي'</text:p>
      <text:p text:style-name="P1">Possesive form for 'توس' is 'توسي'</text:p>
      <text:p text:style-name="P1">Possesive form for 'توغن' is 'توغني'</text:p>
      <text:p text:style-name="P1">Possesive form for 'توفيق' is 'توفيقي'</text:p>
      <text:p text:style-name="P1">Possesive form for 'توق' is 'توقي'</text:p>
      <text:p text:style-name="P1"><text:soft-page-break/>Possesive form for 'تومة' is 'تومي'</text:p>
      <text:p text:style-name="P1">Possesive form for 'تويلة' is 'تويلي'</text:p>
      <text:p text:style-name="P1">Possesive form for 'تيجان' is 'تيجاني'</text:p>
      <text:p text:style-name="P1">Possesive form for 'تيد' is 'تيدي'</text:p>
      <text:p text:style-name="P1">Possesive form for 'تيسير' is 'تيسيري'</text:p>
      <text:p text:style-name="P1">Possesive form for 'تيفاف' is 'تيفافي'</text:p>
      <text:p text:style-name="P1">Possesive form for 'تيفاق' is 'تيفاقي'</text:p>
      <text:p text:style-name="P1">Possesive form for 'تيماء' is 'تيماءي'</text:p>
      <text:p text:style-name="P1">Possesive form for 'تينة' is 'تيني'</text:p>
      <text:p text:style-name="P1">Possesive form for 'تيهور' is 'تيهوري'</text:p>
      <text:p text:style-name="P1">Possesive form for 'ثأد' is 'ثأدي'</text:p>
      <text:p text:style-name="P1">Possesive form for 'ثابتة' is 'ثابتي'</text:p>
      <text:p text:style-name="P1">Possesive form for 'ثاقبة' is 'ثاقبي'</text:p>
      <text:p text:style-name="P1">Possesive form for 'ثامرة' is 'ثامري'</text:p>
      <text:p text:style-name="P1">Possesive form for 'ثبات' is 'ثباتي'</text:p>
      <text:p text:style-name="P1">Possesive form for 'ثبار' is 'ثباري'</text:p>
      <text:p text:style-name="P1">Possesive form for 'ثبيتة' is 'ثبيتي'</text:p>
      <text:p text:style-name="P1">Possesive form for 'ثبير' is 'ثبيري'</text:p>
      <text:p text:style-name="P1">Possesive form for 'ثجاج' is 'ثجاجي'</text:p>
      <text:p text:style-name="P1">Possesive form for 'ثراء' is 'ثراءي'</text:p>
      <text:p text:style-name="P1">Possesive form for 'ثروات' is 'ثرواتي'</text:p>
      <text:p text:style-name="P1">Possesive form for 'ثروة' is 'ثروةي'</text:p>
      <text:p text:style-name="P1">Possesive form for 'ثرى' is 'ثرىي'</text:p>
      <text:p text:style-name="P1">Possesive form for 'ثريا' is 'ثريّ'</text:p>
      <text:p text:style-name="P1">Possesive form for 'ثريات' is 'ثرياتي'</text:p>
      <text:p text:style-name="P1">Possesive form for 'ثقيبة' is 'ثقيبي'</text:p>
      <text:p text:style-name="P1">Possesive form for 'ثمار' is 'ثماري'</text:p>
      <text:p text:style-name="P1">Possesive form for 'ثمال' is 'ثمالي'</text:p>
      <text:p text:style-name="P1">Possesive form for 'ثمام' is 'ثمامي'</text:p>
      <text:p text:style-name="P1">Possesive form for 'ثمامة' is 'ثمامي'</text:p>
      <text:p text:style-name="P1">Possesive form for 'ثمر' is 'ثمري'</text:p>
      <text:p text:style-name="P1">Possesive form for 'ثمرة' is 'ثمري'</text:p>
      <text:p text:style-name="P1">Possesive form for 'ثمرة الصابرين' is 'ثمرة الصابريني'</text:p>
      <text:p text:style-name="P1">Possesive form for 'ثمول' is 'ثمولي'</text:p>
      <text:p text:style-name="P1">Possesive form for 'ثمير' is 'ثميري'</text:p>
      <text:p text:style-name="P1">Possesive form for 'ثمين' is 'ثميني'</text:p>
      <text:p text:style-name="P1">Possesive form for 'ثناء' is 'ثناءي'</text:p>
      <text:p text:style-name="P1">Possesive form for 'ثناء الدين' is 'ثناء الديني'</text:p>
      <text:p text:style-name="P1">Possesive form for 'ثنى' is 'ثنىي'</text:p>
      <text:p text:style-name="P1">Possesive form for 'ثنيا' is 'ثنيّ'</text:p>
      <text:p text:style-name="P1">Possesive form for 'ثواب' is 'ثوابي'</text:p>
      <text:p text:style-name="P1">Possesive form for 'ثوايا' is 'ثوايّ'</text:p>
      <text:p text:style-name="P1">Possesive form for 'ثول' is 'ثولي'</text:p>
      <text:p text:style-name="P1">Possesive form for 'ثويبة' is 'ثويبي'</text:p>
      <text:p text:style-name="P1">Possesive form for 'جابرة' is 'جابري'</text:p>
      <text:p text:style-name="P1">Possesive form for 'جادل' is 'جادلي'</text:p>
      <text:p text:style-name="P1">Possesive form for 'جادي' is 'جاديّ'</text:p>
      <text:p text:style-name="P1">Possesive form for 'جاذبية' is 'جاذبيةي'</text:p>
      <text:p text:style-name="P1"><text:soft-page-break/>Possesive form for 'جارية' is 'جاريةي'</text:p>
      <text:p text:style-name="P1">Possesive form for 'جالية' is 'جاليةي'</text:p>
      <text:p text:style-name="P1">Possesive form for 'جام' is 'جامي'</text:p>
      <text:p text:style-name="P1">Possesive form for 'جامة' is 'جامي'</text:p>
      <text:p text:style-name="P1">Possesive form for 'جانح' is 'جانحي'</text:p>
      <text:p text:style-name="P1">Possesive form for 'جاه' is 'جاهي'</text:p>
      <text:p text:style-name="P1">Possesive form for 'جاهدة' is 'جاهدي'</text:p>
      <text:p text:style-name="P1">Possesive form for 'جبائر' is 'جبائري'</text:p>
      <text:p text:style-name="P1">Possesive form for 'جبرة' is 'جبري'</text:p>
      <text:p text:style-name="P1">Possesive form for 'جبلات' is 'جبلاتي'</text:p>
      <text:p text:style-name="P1">Possesive form for 'جبلة' is 'جبلي'</text:p>
      <text:p text:style-name="P1">Possesive form for 'جبول' is 'جبولي'</text:p>
      <text:p text:style-name="P1">Possesive form for 'جبيرة' is 'جبيري'</text:p>
      <text:p text:style-name="P1">Possesive form for 'جدا' is 'جداوي'</text:p>
      <text:p text:style-name="P1">Possesive form for 'جداد' is 'جدادي'</text:p>
      <text:p text:style-name="P1">Possesive form for 'جداول' is 'جداولي'</text:p>
      <text:p text:style-name="P1">Possesive form for 'جدايا' is 'جدايّ'</text:p>
      <text:p text:style-name="P1">Possesive form for 'جداية' is 'جدايةي'</text:p>
      <text:p text:style-name="P1">Possesive form for 'جدة' is 'جدي'</text:p>
      <text:p text:style-name="P1">Possesive form for 'جدد' is 'جددي'</text:p>
      <text:p text:style-name="P1">Possesive form for 'جدوار' is 'جدواري'</text:p>
      <text:p text:style-name="P1">Possesive form for 'جدود' is 'جدودي'</text:p>
      <text:p text:style-name="P1">Possesive form for 'جدوف' is 'جدوفي'</text:p>
      <text:p text:style-name="P1">Possesive form for 'جدول' is 'جدولي'</text:p>
      <text:p text:style-name="P1">Possesive form for 'جدون' is 'جدوني'</text:p>
      <text:p text:style-name="P1">Possesive form for 'جدوى' is 'جدوىي'</text:p>
      <text:p text:style-name="P1">Possesive form for 'جديرة' is 'جديري'</text:p>
      <text:p text:style-name="P1">Possesive form for 'جذاء' is 'جذاءي'</text:p>
      <text:p text:style-name="P1">Possesive form for 'جذعة' is 'جذعي'</text:p>
      <text:p text:style-name="P1">Possesive form for 'جزلاء' is 'جزلاءي'</text:p>
      <text:p text:style-name="P1">Possesive form for 'جزيلة' is 'جزيلي'</text:p>
      <text:p text:style-name="P1">Possesive form for 'جسور' is 'جسوري'</text:p>
      <text:p text:style-name="P1">Possesive form for 'جعدة' is 'جعدي'</text:p>
      <text:p text:style-name="P1">Possesive form for 'جفون' is 'جفوني'</text:p>
      <text:p text:style-name="P1">Possesive form for 'جلاء' is 'جلاءي'</text:p>
      <text:p text:style-name="P1">Possesive form for 'جلاز' is 'جلازي'</text:p>
      <text:p text:style-name="P1">Possesive form for 'جلبان' is 'جلباني'</text:p>
      <text:p text:style-name="P1">Possesive form for 'جلمد' is 'جلمدي'</text:p>
      <text:p text:style-name="P1">Possesive form for 'جلنار' is 'جلناري'</text:p>
      <text:p text:style-name="P1">Possesive form for 'جلوى' is 'جلوىي'</text:p>
      <text:p text:style-name="P1">Possesive form for 'جليلة' is 'جليلي'</text:p>
      <text:p text:style-name="P1">Possesive form for 'جم' is 'جمي'</text:p>
      <text:p text:style-name="P1">Possesive form for 'جمائل' is 'جمائلي'</text:p>
      <text:p text:style-name="P1">Possesive form for 'جماح' is 'جماحي'</text:p>
      <text:p text:style-name="P1">Possesive form for 'جمال' is 'جمالي'</text:p>
      <text:p text:style-name="P1">Possesive form for 'جمالة' is 'جمالي'</text:p>
      <text:p text:style-name="P1">Possesive form for 'جمام' is 'جمامي'</text:p>
      <text:p text:style-name="P1">Possesive form for 'جمامة' is 'جمامي'</text:p>
      <text:p text:style-name="P1"><text:soft-page-break/>Possesive form for 'جمان' is 'جماني'</text:p>
      <text:p text:style-name="P1">Possesive form for 'جمانة' is 'جماني'</text:p>
      <text:p text:style-name="P1">Possesive form for 'جمل' is 'جملي'</text:p>
      <text:p text:style-name="P1">Possesive form for 'جملة' is 'جملي'</text:p>
      <text:p text:style-name="P1">Possesive form for 'جموح' is 'جموحي'</text:p>
      <text:p text:style-name="P1">Possesive form for 'جمول' is 'جمولي'</text:p>
      <text:p text:style-name="P1">Possesive form for 'جموم' is 'جمومي'</text:p>
      <text:p text:style-name="P1">Possesive form for 'جميلة' is 'جميلي'</text:p>
      <text:p text:style-name="P1">Possesive form for 'جميلة الجميلات' is 'جميلة الجميلاتي'</text:p>
      <text:p text:style-name="P1">Possesive form for 'جناح' is 'جناحي'</text:p>
      <text:p text:style-name="P1">Possesive form for 'جنادف' is 'جنادفي'</text:p>
      <text:p text:style-name="P1">Possesive form for 'جنان' is 'جناني'</text:p>
      <text:p text:style-name="P1">Possesive form for 'جنة' is 'جني'</text:p>
      <text:p text:style-name="P1">Possesive form for 'جنستا' is 'جنستاوي'</text:p>
      <text:p text:style-name="P1">Possesive form for 'جنى' is 'جنىي'</text:p>
      <text:p text:style-name="P1">Possesive form for 'جنيب' is 'جنيبي'</text:p>
      <text:p text:style-name="P1">Possesive form for 'جهادية' is 'جهاديةي'</text:p>
      <text:p text:style-name="P1">Possesive form for 'جهانة' is 'جهاني'</text:p>
      <text:p text:style-name="P1">Possesive form for 'جهزة' is 'جهزي'</text:p>
      <text:p text:style-name="P1">Possesive form for 'جهيرة' is 'جهيري'</text:p>
      <text:p text:style-name="P1">Possesive form for 'جهيزة' is 'جهيزي'</text:p>
      <text:p text:style-name="P1">Possesive form for 'جهينة' is 'جهيني'</text:p>
      <text:p text:style-name="P1">Possesive form for 'جوائف' is 'جوائفي'</text:p>
      <text:p text:style-name="P1">Possesive form for 'جواد' is 'جوادي'</text:p>
      <text:p text:style-name="P1">Possesive form for 'جواري' is 'جواريّ'</text:p>
      <text:p text:style-name="P1">Possesive form for 'جوان' is 'جواني'</text:p>
      <text:p text:style-name="P1">Possesive form for 'جوانح' is 'جوانحي'</text:p>
      <text:p text:style-name="P1">Possesive form for 'جواهر' is 'جواهري'</text:p>
      <text:p text:style-name="P1">Possesive form for 'جود' is 'جودي'</text:p>
      <text:p text:style-name="P1">Possesive form for 'جودة' is 'جودي'</text:p>
      <text:p text:style-name="P1">Possesive form for 'جودي' is 'جوديّ'</text:p>
      <text:p text:style-name="P1">Possesive form for 'جوري' is 'جوريّ'</text:p>
      <text:p text:style-name="P1">Possesive form for 'جورية' is 'جوريةي'</text:p>
      <text:p text:style-name="P1">Possesive form for 'جوزاء' is 'جوزاءي'</text:p>
      <text:p text:style-name="P1">Possesive form for 'جوزة' is 'جوزي'</text:p>
      <text:p text:style-name="P1">Possesive form for 'جول' is 'جولي'</text:p>
      <text:p text:style-name="P1">Possesive form for 'جونة' is 'جوني'</text:p>
      <text:p text:style-name="P1">Possesive form for 'جوهرة' is 'جوهري'</text:p>
      <text:p text:style-name="P1">Possesive form for 'جويرية' is 'جويريةي'</text:p>
      <text:p text:style-name="P1">Possesive form for 'جياد' is 'جيادي'</text:p>
      <text:p text:style-name="P1">Possesive form for 'جيد' is 'جيدي'</text:p>
      <text:p text:style-name="P1">Possesive form for 'جيداء' is 'جيداءي'</text:p>
      <text:p text:style-name="P1">Possesive form for 'جيلان' is 'جيلاني'</text:p>
      <text:p text:style-name="P1">Possesive form for 'جيهمان' is 'جيهماني'</text:p>
      <text:p text:style-name="P1">Possesive form for 'جَهَاد' is 'جَهَادي'</text:p>
      <text:p text:style-name="P1">Possesive form for 'جِهَاد' is 'جِهَادي'</text:p>
      <text:p text:style-name="P1">Possesive form for 'حاتمة' is 'حاتمي'</text:p>
      <text:p text:style-name="P1">Possesive form for 'حاصنة' is 'حاصني'</text:p>
      <text:p text:style-name="P1"><text:soft-page-break/>Possesive form for 'حافل' is 'حافلي'</text:p>
      <text:p text:style-name="P1">Possesive form for 'حالمة' is 'حالمي'</text:p>
      <text:p text:style-name="P1">Possesive form for 'حالية' is 'حاليةي'</text:p>
      <text:p text:style-name="P1">Possesive form for 'حامدة' is 'حامدي'</text:p>
      <text:p text:style-name="P1">Possesive form for 'حانية' is 'حانيةي'</text:p>
      <text:p text:style-name="P1">Possesive form for 'حب' is 'حبي'</text:p>
      <text:p text:style-name="P1">Possesive form for 'حبائب' is 'حبائبي'</text:p>
      <text:p text:style-name="P1">Possesive form for 'حباب' is 'حبابي'</text:p>
      <text:p text:style-name="P1">Possesive form for 'حبابة' is 'حبابي'</text:p>
      <text:p text:style-name="P1">Possesive form for 'حبارئ' is 'حبارئي'</text:p>
      <text:p text:style-name="P1">Possesive form for 'حبة البركة' is 'حبة البركي'</text:p>
      <text:p text:style-name="P1">Possesive form for 'حبة الروح' is 'حبة الروحي'</text:p>
      <text:p text:style-name="P1">Possesive form for 'حبور' is 'حبوري'</text:p>
      <text:p text:style-name="P1">Possesive form for 'حبيبة' is 'حبيبي'</text:p>
      <text:p text:style-name="P1">Possesive form for 'حبيبة القلب' is 'حبيبة القلبي'</text:p>
      <text:p text:style-name="P1">Possesive form for 'حبيكة' is 'حبيكي'</text:p>
      <text:p text:style-name="P1">Possesive form for 'حتام' is 'حتامي'</text:p>
      <text:p text:style-name="P1">Possesive form for 'حتم' is 'حتمي'</text:p>
      <text:p text:style-name="P1">Possesive form for 'حتمية' is 'حتميةي'</text:p>
      <text:p text:style-name="P1">Possesive form for 'حتوم' is 'حتومي'</text:p>
      <text:p text:style-name="P1">Possesive form for 'حث' is 'حثي'</text:p>
      <text:p text:style-name="P1">Possesive form for 'حثاث' is 'حثاثي'</text:p>
      <text:p text:style-name="P1">Possesive form for 'حثام' is 'حثامي'</text:p>
      <text:p text:style-name="P1">Possesive form for 'حجون' is 'حجوني'</text:p>
      <text:p text:style-name="P1">Possesive form for 'حدس' is 'حدسي'</text:p>
      <text:p text:style-name="P1">Possesive form for 'حذام' is 'حذامي'</text:p>
      <text:p text:style-name="P1">Possesive form for 'حروف' is 'حروفي'</text:p>
      <text:p text:style-name="P1">Possesive form for 'حرية' is 'حريةي'</text:p>
      <text:p text:style-name="P1">Possesive form for 'حزورة' is 'حزوري'</text:p>
      <text:p text:style-name="P1">Possesive form for 'حسان' is 'حساني'</text:p>
      <text:p text:style-name="P1">Possesive form for 'حسانة' is 'حساني'</text:p>
      <text:p text:style-name="P1">Possesive form for 'حسن' is 'حسني'</text:p>
      <text:p text:style-name="P1">Possesive form for 'حسناء' is 'حسناءي'</text:p>
      <text:p text:style-name="P1">Possesive form for 'حسنة التكوين' is 'حسنة التكويني'</text:p>
      <text:p text:style-name="P1">Possesive form for 'حسنى' is 'حسنىي'</text:p>
      <text:p text:style-name="P1">Possesive form for 'حسوم' is 'حسومي'</text:p>
      <text:p text:style-name="P1">Possesive form for 'حسيبة' is 'حسيبي'</text:p>
      <text:p text:style-name="P1">Possesive form for 'حشمة' is 'حشمي'</text:p>
      <text:p text:style-name="P1">Possesive form for 'حص' is 'حصي'</text:p>
      <text:p text:style-name="P1">Possesive form for 'حصة' is 'حصي'</text:p>
      <text:p text:style-name="P1">Possesive form for 'حصة المجد' is 'حصة المجدي'</text:p>
      <text:p text:style-name="P1">Possesive form for 'حصيفة' is 'حصيفي'</text:p>
      <text:p text:style-name="P1">Possesive form for 'حظ' is 'حظي'</text:p>
      <text:p text:style-name="P1">Possesive form for 'حظوة' is 'حظوةي'</text:p>
      <text:p text:style-name="P1">Possesive form for 'حظوظ' is 'حظوظي'</text:p>
      <text:p text:style-name="P1">Possesive form for 'حفاوة' is 'حفاوةي'</text:p>
      <text:p text:style-name="P1">Possesive form for 'حفصة' is 'حفصي'</text:p>
      <text:p text:style-name="P1">Possesive form for 'حفلة' is 'حفلي'</text:p>
      <text:p text:style-name="P1"><text:soft-page-break/>Possesive form for 'حفول' is 'حفولي'</text:p>
      <text:p text:style-name="P1">Possesive form for 'حفية' is 'حفيةي'</text:p>
      <text:p text:style-name="P1">Possesive form for 'حفيظة' is 'حفيظي'</text:p>
      <text:p text:style-name="P1">Possesive form for 'حكايات' is 'حكاياتي'</text:p>
      <text:p text:style-name="P1">Possesive form for 'حكاية' is 'حكايةي'</text:p>
      <text:p text:style-name="P1">Possesive form for 'حكمة' is 'حكمي'</text:p>
      <text:p text:style-name="P1">Possesive form for 'حكيمة' is 'حكيمي'</text:p>
      <text:p text:style-name="P1">Possesive form for 'حلة' is 'حلي'</text:p>
      <text:p text:style-name="P1">Possesive form for 'حلوء' is 'حلوءي'</text:p>
      <text:p text:style-name="P1">Possesive form for 'حلوة' is 'حلوةي'</text:p>
      <text:p text:style-name="P1">Possesive form for 'حلوة الروح' is 'حلوة الروحي'</text:p>
      <text:p text:style-name="P1">Possesive form for 'حلول' is 'حلولي'</text:p>
      <text:p text:style-name="P1">Possesive form for 'حلوم' is 'حلومي'</text:p>
      <text:p text:style-name="P1">Possesive form for 'حليمة' is 'حليمي'</text:p>
      <text:p text:style-name="P1">Possesive form for 'حمئ' is 'حمئي'</text:p>
      <text:p text:style-name="P1">Possesive form for 'حمائم' is 'حمائمي'</text:p>
      <text:p text:style-name="P1">Possesive form for 'حمامة' is 'حمامي'</text:p>
      <text:p text:style-name="P1">Possesive form for 'حمدة' is 'حمدي'</text:p>
      <text:p text:style-name="P1">Possesive form for 'حميدة' is 'حميدي'</text:p>
      <text:p text:style-name="P1">Possesive form for 'حميمة' is 'حميمي'</text:p>
      <text:p text:style-name="P1">Possesive form for 'حناذ' is 'حناذي'</text:p>
      <text:p text:style-name="P1">Possesive form for 'حنان' is 'حناني'</text:p>
      <text:p text:style-name="P1">Possesive form for 'حنة' is 'حني'</text:p>
      <text:p text:style-name="P1">Possesive form for 'حنون' is 'حنوني'</text:p>
      <text:p text:style-name="P1">Possesive form for 'حنيفة' is 'حنيفي'</text:p>
      <text:p text:style-name="P1">Possesive form for 'حنين' is 'حنيني'</text:p>
      <text:p text:style-name="P1">Possesive form for 'حواء' is 'حواءي'</text:p>
      <text:p text:style-name="P1">Possesive form for 'حواضر' is 'حواضري'</text:p>
      <text:p text:style-name="P1">Possesive form for 'حور' is 'حوري'</text:p>
      <text:p text:style-name="P1">Possesive form for 'حوراء' is 'حوراءي'</text:p>
      <text:p text:style-name="P1">Possesive form for 'حورية' is 'حوريةي'</text:p>
      <text:p text:style-name="P1">Possesive form for 'حيا' is 'حيّ'</text:p>
      <text:p text:style-name="P1">Possesive form for 'حياء' is 'حياءي'</text:p>
      <text:p text:style-name="P1">Possesive form for 'حياة' is 'حياةي'</text:p>
      <text:p text:style-name="P1">Possesive form for 'حياد' is 'حيادي'</text:p>
      <text:p text:style-name="P1">Possesive form for 'حيزوم' is 'حيزومي'</text:p>
      <text:p text:style-name="P1">Possesive form for 'حَضَن' is 'حَضَني'</text:p>
      <text:p text:style-name="P1">Possesive form for 'حَلَية' is 'حَلَيةي'</text:p>
      <text:p text:style-name="P1">Possesive form for 'حِضن' is 'حِضني'</text:p>
      <text:p text:style-name="P1">Possesive form for 'حِلْية' is 'حِلْيةي'</text:p>
      <text:p text:style-name="P1">Possesive form for 'خاتون' is 'خاتوني'</text:p>
      <text:p text:style-name="P1">Possesive form for 'خاطر' is 'خاطري'</text:p>
      <text:p text:style-name="P1">Possesive form for 'خاطرة' is 'خاطري'</text:p>
      <text:p text:style-name="P1">Possesive form for 'خالدة' is 'خالدي'</text:p>
      <text:p text:style-name="P1">Possesive form for 'خالدية' is 'خالديةي'</text:p>
      <text:p text:style-name="P1">Possesive form for 'خالصة' is 'خالصي'</text:p>
      <text:p text:style-name="P1">Possesive form for 'ختام' is 'ختامي'</text:p>
      <text:p text:style-name="P1">Possesive form for 'خدائج' is 'خدائجي'</text:p>
      <text:p text:style-name="P1"><text:soft-page-break/>Possesive form for 'خداج' is 'خداجي'</text:p>
      <text:p text:style-name="P1">Possesive form for 'خدال' is 'خدالي'</text:p>
      <text:p text:style-name="P1">Possesive form for 'خدر' is 'خدري'</text:p>
      <text:p text:style-name="P1">Possesive form for 'خدلة' is 'خدلي'</text:p>
      <text:p text:style-name="P1">Possesive form for 'خدور' is 'خدوري'</text:p>
      <text:p text:style-name="P1">Possesive form for 'خديجة' is 'خديجي'</text:p>
      <text:p text:style-name="P1">Possesive form for 'خذام' is 'خذامي'</text:p>
      <text:p text:style-name="P1">Possesive form for 'خز' is 'خزي'</text:p>
      <text:p text:style-name="P1">Possesive form for 'خزام' is 'خزامي'</text:p>
      <text:p text:style-name="P1">Possesive form for 'خزامى' is 'خزامىي'</text:p>
      <text:p text:style-name="P1">Possesive form for 'خزامى الصحراء' is 'خزامى الصحراءي'</text:p>
      <text:p text:style-name="P1">Possesive form for 'خزامى نجد' is 'خزامى نجدي'</text:p>
      <text:p text:style-name="P1">Possesive form for 'خزانة' is 'خزاني'</text:p>
      <text:p text:style-name="P1">Possesive form for 'خزنةخصال' is 'خزنةخصالي'</text:p>
      <text:p text:style-name="P1">Possesive form for 'خضارة' is 'خضاري'</text:p>
      <text:p text:style-name="P1">Possesive form for 'خضر' is 'خضري'</text:p>
      <text:p text:style-name="P1">Possesive form for 'خضراء' is 'خضراءي'</text:p>
      <text:p text:style-name="P1">Possesive form for 'خطوات' is 'خطواتي'</text:p>
      <text:p text:style-name="P1">Possesive form for 'خفار' is 'خفاري'</text:p>
      <text:p text:style-name="P1">Possesive form for 'خفاف' is 'خفافي'</text:p>
      <text:p text:style-name="P1">Possesive form for 'خفر' is 'خفري'</text:p>
      <text:p text:style-name="P1">Possesive form for 'خفوق' is 'خفوقي'</text:p>
      <text:p text:style-name="P1">Possesive form for 'خل' is 'خلي'</text:p>
      <text:p text:style-name="P1">Possesive form for 'خلابة' is 'خلابي'</text:p>
      <text:p text:style-name="P1">Possesive form for 'خلادة' is 'خلادي'</text:p>
      <text:p text:style-name="P1">Possesive form for 'خلالة' is 'خلالي'</text:p>
      <text:p text:style-name="P1">Possesive form for 'خلة' is 'خلي'</text:p>
      <text:p text:style-name="P1">Possesive form for 'خلد' is 'خلدي'</text:p>
      <text:p text:style-name="P1">Possesive form for 'خلفة' is 'خلفي'</text:p>
      <text:p text:style-name="P1">Possesive form for 'خلوب' is 'خلوبي'</text:p>
      <text:p text:style-name="P1">Possesive form for 'خلود' is 'خلودي'</text:p>
      <text:p text:style-name="P1">Possesive form for 'خلوص' is 'خلوصي'</text:p>
      <text:p text:style-name="P1">Possesive form for 'خليدة' is 'خليدي'</text:p>
      <text:p text:style-name="P1">Possesive form for 'خمائل' is 'خمائلي'</text:p>
      <text:p text:style-name="P1">Possesive form for 'خميل' is 'خميلي'</text:p>
      <text:p text:style-name="P1">Possesive form for 'خميلة' is 'خميلي'</text:p>
      <text:p text:style-name="P1">Possesive form for 'خنساء' is 'خنساءي'</text:p>
      <text:p text:style-name="P1">Possesive form for 'خواطر' is 'خواطري'</text:p>
      <text:p text:style-name="P1">Possesive form for 'خوافي' is 'خوافيّ'</text:p>
      <text:p text:style-name="P1">Possesive form for 'خوالد' is 'خوالدي'</text:p>
      <text:p text:style-name="P1">Possesive form for 'خوخة' is 'خوخي'</text:p>
      <text:p text:style-name="P1">Possesive form for 'خود' is 'خودي'</text:p>
      <text:p text:style-name="P1">Possesive form for 'خولة' is 'خولي'</text:p>
      <text:p text:style-name="P1">Possesive form for 'خويلة' is 'خويلي'</text:p>
      <text:p text:style-name="P1">Possesive form for 'خيال' is 'خيالي'</text:p>
      <text:p text:style-name="P1">Possesive form for 'خير' is 'خيري'</text:p>
      <text:p text:style-name="P1">Possesive form for 'خيرات' is 'خيراتي'</text:p>
      <text:p text:style-name="P1">Possesive form for 'خيرة' is 'خيري'</text:p>
      <text:p text:style-name="P1"><text:soft-page-break/>Possesive form for 'خيرزانة' is 'خيرزاني'</text:p>
      <text:p text:style-name="P1">Possesive form for 'خيري' is 'خيريّ'</text:p>
      <text:p text:style-name="P1">Possesive form for 'خيرية' is 'خيريةي'</text:p>
      <text:p text:style-name="P1">Possesive form for 'خيزران' is 'خيزراني'</text:p>
      <text:p text:style-name="P1">Possesive form for 'خَلالُ' is 'خَلالي'</text:p>
      <text:p text:style-name="P1">Possesive form for 'خَلَاق' is 'خَلَاقي'</text:p>
      <text:p text:style-name="P1">Possesive form for 'خَلَدة' is 'خَلَدي'</text:p>
      <text:p text:style-name="P1">Possesive form for 'خَلَدَةُ' is 'خَلَدي'</text:p>
      <text:p text:style-name="P1">Possesive form for 'خِلَاقُ' is 'خِلَاقي'</text:p>
      <text:p text:style-name="P1">Possesive form for 'خِلَال' is 'خِلَالي'</text:p>
      <text:p text:style-name="P1">Possesive form for 'دأماء' is 'دأماءي'</text:p>
      <text:p text:style-name="P1">Possesive form for 'دؤوب' is 'دؤوبي'</text:p>
      <text:p text:style-name="P1">Possesive form for 'دائبة' is 'دائبي'</text:p>
      <text:p text:style-name="P1">Possesive form for 'داحة' is 'داحي'</text:p>
      <text:p text:style-name="P1">Possesive form for 'دادي' is 'داديّ'</text:p>
      <text:p text:style-name="P1">Possesive form for 'دارين' is 'داريني'</text:p>
      <text:p text:style-name="P1">Possesive form for 'داعي' is 'داعيّ'</text:p>
      <text:p text:style-name="P1">Possesive form for 'دالي' is 'داليّ'</text:p>
      <text:p text:style-name="P1">Possesive form for 'دالية' is 'داليةي'</text:p>
      <text:p text:style-name="P1">Possesive form for 'دامغة' is 'دامغي'</text:p>
      <text:p text:style-name="P1">Possesive form for 'دانة' is 'داني'</text:p>
      <text:p text:style-name="P1">Possesive form for 'دانية' is 'دانيةي'</text:p>
      <text:p text:style-name="P1">Possesive form for 'دثار' is 'دثاري'</text:p>
      <text:p text:style-name="P1">Possesive form for 'دجانة' is 'دجاني'</text:p>
      <text:p text:style-name="P1">Possesive form for 'دجوى' is 'دجوىي'</text:p>
      <text:p text:style-name="P1">Possesive form for 'دجى' is 'دجىي'</text:p>
      <text:p text:style-name="P1">Possesive form for 'دجينة' is 'دجيني'</text:p>
      <text:p text:style-name="P1">Possesive form for 'دخدار' is 'دخداري'</text:p>
      <text:p text:style-name="P1">Possesive form for 'دخنة' is 'دخني'</text:p>
      <text:p text:style-name="P1">Possesive form for 'ددن' is 'ددني'</text:p>
      <text:p text:style-name="P1">Possesive form for 'در' is 'دري'</text:p>
      <text:p text:style-name="P1">Possesive form for 'دراري' is 'دراريّ'</text:p>
      <text:p text:style-name="P1">Possesive form for 'درة' is 'دري'</text:p>
      <text:p text:style-name="P1">Possesive form for 'درة الشمال' is 'درة الشمالي'</text:p>
      <text:p text:style-name="P1">Possesive form for 'دردار' is 'درداري'</text:p>
      <text:p text:style-name="P1">Possesive form for 'درعية' is 'درعيةي'</text:p>
      <text:p text:style-name="P1">Possesive form for 'درف' is 'درفي'</text:p>
      <text:p text:style-name="P1">Possesive form for 'درقاء' is 'درقاءي'</text:p>
      <text:p text:style-name="P1">Possesive form for 'دروب' is 'دروبي'</text:p>
      <text:p text:style-name="P1">Possesive form for 'دروع' is 'دروعي'</text:p>
      <text:p text:style-name="P1">Possesive form for 'درية' is 'دريةي'</text:p>
      <text:p text:style-name="P1">Possesive form for 'دريرة' is 'دريري'</text:p>
      <text:p text:style-name="P1">Possesive form for 'دعاء' is 'دعاءي'</text:p>
      <text:p text:style-name="P1">Possesive form for 'دعة' is 'دعي'</text:p>
      <text:p text:style-name="P1">Possesive form for 'دعجاء' is 'دعجاءي'</text:p>
      <text:p text:style-name="P1">Possesive form for 'دعد' is 'دعدي'</text:p>
      <text:p text:style-name="P1">Possesive form for 'دفء' is 'دفءي'</text:p>
      <text:p text:style-name="P1">Possesive form for 'دفاع' is 'دفاعي'</text:p>
      <text:p text:style-name="P1"><text:soft-page-break/>Possesive form for 'دفلي' is 'دفليّ'</text:p>
      <text:p text:style-name="P1">Possesive form for 'دفواء' is 'دفواءي'</text:p>
      <text:p text:style-name="P1">Possesive form for 'دفيف' is 'دفيفي'</text:p>
      <text:p text:style-name="P1">Possesive form for 'دل' is 'دلي'</text:p>
      <text:p text:style-name="P1">Possesive form for 'دلائل' is 'دلائلي'</text:p>
      <text:p text:style-name="P1">Possesive form for 'دلال' is 'دلالي'</text:p>
      <text:p text:style-name="P1">Possesive form for 'دلبة' is 'دلبي'</text:p>
      <text:p text:style-name="P1">Possesive form for 'دلة' is 'دلي'</text:p>
      <text:p text:style-name="P1">Possesive form for 'دلوك' is 'دلوكي'</text:p>
      <text:p text:style-name="P1">Possesive form for 'دليل' is 'دليلي'</text:p>
      <text:p text:style-name="P1">Possesive form for 'دليلة' is 'دليلي'</text:p>
      <text:p text:style-name="P1">Possesive form for 'دماث' is 'دماثي'</text:p>
      <text:p text:style-name="P1">Possesive form for 'دمالج' is 'دمالجي'</text:p>
      <text:p text:style-name="P1">Possesive form for 'دمام' is 'دمامي'</text:p>
      <text:p text:style-name="P1">Possesive form for 'دمث' is 'دمثي'</text:p>
      <text:p text:style-name="P1">Possesive form for 'دمثاء' is 'دمثاءي'</text:p>
      <text:p text:style-name="P1">Possesive form for 'دملوج' is 'دملوجي'</text:p>
      <text:p text:style-name="P1">Possesive form for 'دنا' is 'دناوي'</text:p>
      <text:p text:style-name="P1">Possesive form for 'دنانير' is 'دنانيري'</text:p>
      <text:p text:style-name="P1">Possesive form for 'دنيا' is 'دنيّ'</text:p>
      <text:p text:style-name="P1">Possesive form for 'دهثم' is 'دهثمي'</text:p>
      <text:p text:style-name="P1">Possesive form for 'دهشة' is 'دهشي'</text:p>
      <text:p text:style-name="P1">Possesive form for 'دهناء' is 'دهناءي'</text:p>
      <text:p text:style-name="P1">Possesive form for 'دوالج' is 'دوالجي'</text:p>
      <text:p text:style-name="P1">Possesive form for 'دوح' is 'دوحي'</text:p>
      <text:p text:style-name="P1">Possesive form for 'دوحة' is 'دوحي'</text:p>
      <text:p text:style-name="P1">Possesive form for 'دوسر' is 'دوسري'</text:p>
      <text:p text:style-name="P1">Possesive form for 'دوك' is 'دوكي'</text:p>
      <text:p text:style-name="P1">Possesive form for 'دوم' is 'دومي'</text:p>
      <text:p text:style-name="P1">Possesive form for 'دومة' is 'دومي'</text:p>
      <text:p text:style-name="P1">Possesive form for 'دوْلَةْ' is 'دوْلي'</text:p>
      <text:p text:style-name="P1">Possesive form for 'ديباج' is 'ديباجي'</text:p>
      <text:p text:style-name="P1">Possesive form for 'ديم' is 'ديمي'</text:p>
      <text:p text:style-name="P1">Possesive form for 'ديماء' is 'ديماءي'</text:p>
      <text:p text:style-name="P1">Possesive form for 'ديمة' is 'ديمي'</text:p>
      <text:p text:style-name="P1">Possesive form for 'ديموم' is 'ديمومي'</text:p>
      <text:p text:style-name="P1">Possesive form for 'ديمومة' is 'ديمومي'</text:p>
      <text:p text:style-name="P1">Possesive form for 'دينار' is 'ديناري'</text:p>
      <text:p text:style-name="P1">Possesive form for 'ديوان' is 'ديواني'</text:p>
      <text:p text:style-name="P1">Possesive form for 'دَواء' is 'دَواءي'</text:p>
      <text:p text:style-name="P1">Possesive form for 'دُليِّل' is 'دُليِّلي'</text:p>
      <text:p text:style-name="P1">Possesive form for 'دُوُلَةُ' is 'دُوُلي'</text:p>
      <text:p text:style-name="P1">Possesive form for 'دِواء' is 'دِواءي'</text:p>
      <text:p text:style-name="P1">Possesive form for 'ذائدة' is 'ذائدي'</text:p>
      <text:p text:style-name="P1">Possesive form for 'ذات الدل' is 'ذات الدلي'</text:p>
      <text:p text:style-name="P1">Possesive form for 'ذات الفضول' is 'ذات الفضولي'</text:p>
      <text:p text:style-name="P1">Possesive form for 'ذات المجد' is 'ذات المجدي'</text:p>
      <text:p text:style-name="P1">Possesive form for 'ذات الهمة' is 'ذات الهمي'</text:p>
      <text:p text:style-name="P1"><text:soft-page-break/>Possesive form for 'ذاخرة' is 'ذاخري'</text:p>
      <text:p text:style-name="P1">Possesive form for 'ذاريات' is 'ذارياتي'</text:p>
      <text:p text:style-name="P1">Possesive form for 'ذاكرة' is 'ذاكري'</text:p>
      <text:p text:style-name="P1">Possesive form for 'ذاكية' is 'ذاكيةي'</text:p>
      <text:p text:style-name="P1">Possesive form for 'ذاير' is 'ذايري'</text:p>
      <text:p text:style-name="P1">Possesive form for 'ذبار' is 'ذباري'</text:p>
      <text:p text:style-name="P1">Possesive form for 'ذخر' is 'ذخري'</text:p>
      <text:p text:style-name="P1">Possesive form for 'ذخيرة' is 'ذخيري'</text:p>
      <text:p text:style-name="P1">Possesive form for 'ذرا' is 'ذراوي'</text:p>
      <text:p text:style-name="P1">Possesive form for 'ذرائع' is 'ذرائعي'</text:p>
      <text:p text:style-name="P1">Possesive form for 'ذروة' is 'ذروةي'</text:p>
      <text:p text:style-name="P1">Possesive form for 'ذروع' is 'ذروعي'</text:p>
      <text:p text:style-name="P1">Possesive form for 'ذروف' is 'ذروفي'</text:p>
      <text:p text:style-name="P1">Possesive form for 'ذرى' is 'ذرىي'</text:p>
      <text:p text:style-name="P1">Possesive form for 'ذرية' is 'ذريةي'</text:p>
      <text:p text:style-name="P1">Possesive form for 'ذريعة' is 'ذريعي'</text:p>
      <text:p text:style-name="P1">Possesive form for 'ذفر' is 'ذفري'</text:p>
      <text:p text:style-name="P1">Possesive form for 'ذفراء' is 'ذفراءي'</text:p>
      <text:p text:style-name="P1">Possesive form for 'ذكرى' is 'ذكرىي'</text:p>
      <text:p text:style-name="P1">Possesive form for 'ذكية' is 'ذكيةي'</text:p>
      <text:p text:style-name="P1">Possesive form for 'ذلل' is 'ذللي'</text:p>
      <text:p text:style-name="P1">Possesive form for 'ذماء' is 'ذماءي'</text:p>
      <text:p text:style-name="P1">Possesive form for 'ذمار' is 'ذماري'</text:p>
      <text:p text:style-name="P1">Possesive form for 'ذمارة' is 'ذماري'</text:p>
      <text:p text:style-name="P1">Possesive form for 'ذمام' is 'ذمامي'</text:p>
      <text:p text:style-name="P1">Possesive form for 'ذمامة' is 'ذمامي'</text:p>
      <text:p text:style-name="P1">Possesive form for 'ذمة' is 'ذمي'</text:p>
      <text:p text:style-name="P1">Possesive form for 'ذهب' is 'ذهبي'</text:p>
      <text:p text:style-name="P1">Possesive form for 'ذهبة' is 'ذهبي'</text:p>
      <text:p text:style-name="P1">Possesive form for 'ذهبية' is 'ذهبيةي'</text:p>
      <text:p text:style-name="P1">Possesive form for 'ذوائب' is 'ذوائبي'</text:p>
      <text:p text:style-name="P1">Possesive form for 'ذوابل' is 'ذوابلي'</text:p>
      <text:p text:style-name="P1">Possesive form for 'ذوب' is 'ذوبي'</text:p>
      <text:p text:style-name="P1">Possesive form for 'ذوق' is 'ذوقي'</text:p>
      <text:p text:style-name="P1">Possesive form for 'ذَكاء' is 'ذَكاءي'</text:p>
      <text:p text:style-name="P1">Possesive form for 'ذُكَاء' is 'ذُكَاءي'</text:p>
      <text:p text:style-name="P1">Possesive form for 'رءوم' is 'رءومي'</text:p>
      <text:p text:style-name="P1">Possesive form for 'رأد' is 'رأدي'</text:p>
      <text:p text:style-name="P1">Possesive form for 'رأدة' is 'رأدي'</text:p>
      <text:p text:style-name="P1">Possesive form for 'رأفة' is 'رأفي'</text:p>
      <text:p text:style-name="P1">Possesive form for 'رأل' is 'رألي'</text:p>
      <text:p text:style-name="P1">Possesive form for 'رأي' is 'رأيّ'</text:p>
      <text:p text:style-name="P1">Possesive form for 'رؤد' is 'رؤدي'</text:p>
      <text:p text:style-name="P1">Possesive form for 'رؤود' is 'رؤودي'</text:p>
      <text:p text:style-name="P1">Possesive form for 'رؤى' is 'رؤىي'</text:p>
      <text:p text:style-name="P1">Possesive form for 'رئال' is 'رئالي'</text:p>
      <text:p text:style-name="P1">Possesive form for 'رئام' is 'رئامي'</text:p>
      <text:p text:style-name="P1">Possesive form for 'رئيسة' is 'رئيسي'</text:p>
      <text:p text:style-name="P1"><text:soft-page-break/>Possesive form for 'رئيفة' is 'رئيفي'</text:p>
      <text:p text:style-name="P1">Possesive form for 'رائدة' is 'رائدي'</text:p>
      <text:p text:style-name="P1">Possesive form for 'رائعة' is 'رائعي'</text:p>
      <text:p text:style-name="P1">Possesive form for 'رائعة الجمال' is 'رائعة الجمالي'</text:p>
      <text:p text:style-name="P1">Possesive form for 'رائقة' is 'رائقي'</text:p>
      <text:p text:style-name="P1">Possesive form for 'رابحة' is 'رابحي'</text:p>
      <text:p text:style-name="P1">Possesive form for 'رابطة' is 'رابطي'</text:p>
      <text:p text:style-name="P1">Possesive form for 'رابعة' is 'رابعي'</text:p>
      <text:p text:style-name="P1">Possesive form for 'رابية' is 'رابيةي'</text:p>
      <text:p text:style-name="P1">Possesive form for 'راتانيا' is 'راتانيّ'</text:p>
      <text:p text:style-name="P1">Possesive form for 'راتبة' is 'راتبي'</text:p>
      <text:p text:style-name="P1">Possesive form for 'راجحة' is 'راجحي'</text:p>
      <text:p text:style-name="P1">Possesive form for 'راجية' is 'راجيةي'</text:p>
      <text:p text:style-name="P1">Possesive form for 'راح' is 'راحي'</text:p>
      <text:p text:style-name="P1">Possesive form for 'رادة' is 'رادي'</text:p>
      <text:p text:style-name="P1">Possesive form for 'رادعة' is 'رادعي'</text:p>
      <text:p text:style-name="P1">Possesive form for 'رادن' is 'رادني'</text:p>
      <text:p text:style-name="P1">Possesive form for 'رازنة' is 'رازني'</text:p>
      <text:p text:style-name="P1">Possesive form for 'راسن' is 'راسني'</text:p>
      <text:p text:style-name="P1">Possesive form for 'راسية' is 'راسيةي'</text:p>
      <text:p text:style-name="P1">Possesive form for 'راشدة' is 'راشدي'</text:p>
      <text:p text:style-name="P1">Possesive form for 'راضية' is 'راضيةي'</text:p>
      <text:p text:style-name="P1">Possesive form for 'راغبة' is 'راغبي'</text:p>
      <text:p text:style-name="P1">Possesive form for 'راغدة' is 'راغدي'</text:p>
      <text:p text:style-name="P1">Possesive form for 'رافدة' is 'رافدي'</text:p>
      <text:p text:style-name="P1">Possesive form for 'رافلة' is 'رافلي'</text:p>
      <text:p text:style-name="P1">Possesive form for 'راقنة' is 'راقني'</text:p>
      <text:p text:style-name="P1">Possesive form for 'راكدة' is 'راكدي'</text:p>
      <text:p text:style-name="P1">Possesive form for 'رامة' is 'رامي'</text:p>
      <text:p text:style-name="P1">Possesive form for 'رانف' is 'رانفي'</text:p>
      <text:p text:style-name="P1">Possesive form for 'رانية' is 'رانيةي'</text:p>
      <text:p text:style-name="P1">Possesive form for 'راوية' is 'راويةي'</text:p>
      <text:p text:style-name="P1">Possesive form for 'رايات' is 'راياتي'</text:p>
      <text:p text:style-name="P1">Possesive form for 'رباب' is 'ربابي'</text:p>
      <text:p text:style-name="P1">Possesive form for 'ربة الحسن' is 'ربة الحسني'</text:p>
      <text:p text:style-name="P1">Possesive form for 'ربة الغنج' is 'ربة الغنجي'</text:p>
      <text:p text:style-name="P1">Possesive form for 'ربحة' is 'ربحي'</text:p>
      <text:p text:style-name="P1">Possesive form for 'ربغ' is 'ربغي'</text:p>
      <text:p text:style-name="P1">Possesive form for 'ربى' is 'ربىي'</text:p>
      <text:p text:style-name="P1">Possesive form for 'ربيحة' is 'ربيحي'</text:p>
      <text:p text:style-name="P1">Possesive form for 'رتبة' is 'رتبي'</text:p>
      <text:p text:style-name="P1">Possesive form for 'رتل' is 'رتلي'</text:p>
      <text:p text:style-name="P1">Possesive form for 'رتلة' is 'رتلي'</text:p>
      <text:p text:style-name="P1">Possesive form for 'رتوب' is 'رتوبي'</text:p>
      <text:p text:style-name="P1">Possesive form for 'رتوة' is 'رتوةي'</text:p>
      <text:p text:style-name="P1">Possesive form for 'رثان' is 'رثاني'</text:p>
      <text:p text:style-name="P1">Possesive form for 'رثغاء' is 'رثغاءي'</text:p>
      <text:p text:style-name="P1">Possesive form for 'رجاء' is 'رجاءي'</text:p>
      <text:p text:style-name="P1"><text:soft-page-break/>Possesive form for 'رجية' is 'رجيةي'</text:p>
      <text:p text:style-name="P1">Possesive form for 'رجيحة' is 'رجيحي'</text:p>
      <text:p text:style-name="P1">Possesive form for 'رحاب' is 'رحابي'</text:p>
      <text:p text:style-name="P1">Possesive form for 'رحب' is 'رحبي'</text:p>
      <text:p text:style-name="P1">Possesive form for 'رحبة' is 'رحبي'</text:p>
      <text:p text:style-name="P1">Possesive form for 'رحقان' is 'رحقاني'</text:p>
      <text:p text:style-name="P1">Possesive form for 'رحمة' is 'رحمي'</text:p>
      <text:p text:style-name="P1">Possesive form for 'رحوم' is 'رحومي'</text:p>
      <text:p text:style-name="P1">Possesive form for 'رحيب' is 'رحيبي'</text:p>
      <text:p text:style-name="P1">Possesive form for 'رحيبة' is 'رحيبي'</text:p>
      <text:p text:style-name="P1">Possesive form for 'رحيق' is 'رحيقي'</text:p>
      <text:p text:style-name="P1">Possesive form for 'رحيل' is 'رحيلي'</text:p>
      <text:p text:style-name="P1">Possesive form for 'رحيمة' is 'رحيمي'</text:p>
      <text:p text:style-name="P1">Possesive form for 'رخصة' is 'رخصي'</text:p>
      <text:p text:style-name="P1">Possesive form for 'رخيمة' is 'رخيمي'</text:p>
      <text:p text:style-name="P1">Possesive form for 'رداح' is 'رداحي'</text:p>
      <text:p text:style-name="P1">Possesive form for 'رداف' is 'ردافي'</text:p>
      <text:p text:style-name="P1">Possesive form for 'ردافة' is 'ردافي'</text:p>
      <text:p text:style-name="P1">Possesive form for 'ردعة' is 'ردعي'</text:p>
      <text:p text:style-name="P1">Possesive form for 'ردن' is 'ردني'</text:p>
      <text:p text:style-name="P1">Possesive form for 'رديف' is 'رديفي'</text:p>
      <text:p text:style-name="P1">Possesive form for 'ردينة' is 'رديني'</text:p>
      <text:p text:style-name="P1">Possesive form for 'رذاذ' is 'رذاذي'</text:p>
      <text:p text:style-name="P1">Possesive form for 'رزان' is 'رزاني'</text:p>
      <text:p text:style-name="P1">Possesive form for 'رزقة' is 'رزقي'</text:p>
      <text:p text:style-name="P1">Possesive form for 'رزينة' is 'رزيني'</text:p>
      <text:p text:style-name="P1">Possesive form for 'رزُون' is 'رزُوني'</text:p>
      <text:p text:style-name="P1">Possesive form for 'رسلة' is 'رسلي'</text:p>
      <text:p text:style-name="P1">Possesive form for 'رسمية' is 'رسميةي'</text:p>
      <text:p text:style-name="P1">Possesive form for 'رسوة' is 'رسوةي'</text:p>
      <text:p text:style-name="P1">Possesive form for 'رسوم' is 'رسومي'</text:p>
      <text:p text:style-name="P1">Possesive form for 'رشأ' is 'رشأي'</text:p>
      <text:p text:style-name="P1">Possesive form for 'رشادة' is 'رشادي'</text:p>
      <text:p text:style-name="P1">Possesive form for 'رشد' is 'رشدي'</text:p>
      <text:p text:style-name="P1">Possesive form for 'رشوف' is 'رشوفي'</text:p>
      <text:p text:style-name="P1">Possesive form for 'رشيدة' is 'رشيدي'</text:p>
      <text:p text:style-name="P1">Possesive form for 'رضاب' is 'رضابي'</text:p>
      <text:p text:style-name="P1">Possesive form for 'رضوى' is 'رضوىي'</text:p>
      <text:p text:style-name="P1">Possesive form for 'رطيب' is 'رطيبي'</text:p>
      <text:p text:style-name="P1">Possesive form for 'رعاث' is 'رعاثي'</text:p>
      <text:p text:style-name="P1">Possesive form for 'رعاف' is 'رعافي'</text:p>
      <text:p text:style-name="P1">Possesive form for 'رعاية' is 'رعايةي'</text:p>
      <text:p text:style-name="P1">Possesive form for 'رعبوبة' is 'رعبوبي'</text:p>
      <text:p text:style-name="P1">Possesive form for 'رعوف' is 'رعوفي'</text:p>
      <text:p text:style-name="P1">Possesive form for 'رعيف' is 'رعيفي'</text:p>
      <text:p text:style-name="P1">Possesive form for 'رغائب' is 'رغائبي'</text:p>
      <text:p text:style-name="P1">Possesive form for 'رغاب' is 'رغابي'</text:p>
      <text:p text:style-name="P1">Possesive form for 'رغبة' is 'رغبي'</text:p>
      <text:p text:style-name="P1"><text:soft-page-break/>Possesive form for 'رغد' is 'رغدي'</text:p>
      <text:p text:style-name="P1">Possesive form for 'رغيبة' is 'رغيبي'</text:p>
      <text:p text:style-name="P1">Possesive form for 'رغيد' is 'رغيدي'</text:p>
      <text:p text:style-name="P1">Possesive form for 'رفاء' is 'رفاءي'</text:p>
      <text:p text:style-name="P1">Possesive form for 'رفاة' is 'رفاةي'</text:p>
      <text:p text:style-name="P1">Possesive form for 'رفارف' is 'رفارفي'</text:p>
      <text:p text:style-name="P1">Possesive form for 'رفاعة' is 'رفاعي'</text:p>
      <text:p text:style-name="P1">Possesive form for 'رفاغة' is 'رفاغي'</text:p>
      <text:p text:style-name="P1">Possesive form for 'رفافة' is 'رفافي'</text:p>
      <text:p text:style-name="P1">Possesive form for 'رفاهة' is 'رفاهي'</text:p>
      <text:p text:style-name="P1">Possesive form for 'رفة' is 'رفي'</text:p>
      <text:p text:style-name="P1">Possesive form for 'رفد' is 'رفدي'</text:p>
      <text:p text:style-name="P1">Possesive form for 'رفعة' is 'رفعي'</text:p>
      <text:p text:style-name="P1">Possesive form for 'رفق' is 'رفقي'</text:p>
      <text:p text:style-name="P1">Possesive form for 'رفقة' is 'رفقي'</text:p>
      <text:p text:style-name="P1">Possesive form for 'رفه' is 'رفهي'</text:p>
      <text:p text:style-name="P1">Possesive form for 'رفود' is 'رفودي'</text:p>
      <text:p text:style-name="P1">Possesive form for 'رفول' is 'رفولي'</text:p>
      <text:p text:style-name="P1">Possesive form for 'رفيدة' is 'رفيدي'</text:p>
      <text:p text:style-name="P1">Possesive form for 'رفيعة' is 'رفيعي'</text:p>
      <text:p text:style-name="P1">Possesive form for 'رفيف' is 'رفيفي'</text:p>
      <text:p text:style-name="P1">Possesive form for 'رفيقة' is 'رفيقي'</text:p>
      <text:p text:style-name="P1">Possesive form for 'رقاش' is 'رقاشي'</text:p>
      <text:p text:style-name="P1">Possesive form for 'رقة' is 'رقي'</text:p>
      <text:p text:style-name="P1">Possesive form for 'رقوء' is 'رقوءي'</text:p>
      <text:p text:style-name="P1">Possesive form for 'رقيقة' is 'رقيقي'</text:p>
      <text:p text:style-name="P1">Possesive form for 'ركاز' is 'ركازي'</text:p>
      <text:p text:style-name="P1">Possesive form for 'ركود' is 'ركودي'</text:p>
      <text:p text:style-name="P1">Possesive form for 'رمانة' is 'رماني'</text:p>
      <text:p text:style-name="P1">Possesive form for 'رمز الوفاء' is 'رمز الوفاءي'</text:p>
      <text:p text:style-name="P1">Possesive form for 'رمزية' is 'رمزيةي'</text:p>
      <text:p text:style-name="P1">Possesive form for 'رملاء' is 'رملاءي'</text:p>
      <text:p text:style-name="P1">Possesive form for 'رملة' is 'رملي'</text:p>
      <text:p text:style-name="P1">Possesive form for 'رموء' is 'رموءي'</text:p>
      <text:p text:style-name="P1">Possesive form for 'رموش' is 'رموشي'</text:p>
      <text:p text:style-name="P1">Possesive form for 'رنا' is 'رناوي'</text:p>
      <text:p text:style-name="P1">Possesive form for 'رناء' is 'رناءي'</text:p>
      <text:p text:style-name="P1">Possesive form for 'رناد' is 'رنادي'</text:p>
      <text:p text:style-name="P1">Possesive form for 'رنة' is 'رني'</text:p>
      <text:p text:style-name="P1">Possesive form for 'رند' is 'رندي'</text:p>
      <text:p text:style-name="P1">Possesive form for 'رندة' is 'رندي'</text:p>
      <text:p text:style-name="P1">Possesive form for 'رنف' is 'رنفي'</text:p>
      <text:p text:style-name="P1">Possesive form for 'رنم' is 'رنمي'</text:p>
      <text:p text:style-name="P1">Possesive form for 'رنى' is 'رنىي'</text:p>
      <text:p text:style-name="P1">Possesive form for 'رني' is 'رنيّ'</text:p>
      <text:p text:style-name="P1">Possesive form for 'رنيم' is 'رنيمي'</text:p>
      <text:p text:style-name="P1">Possesive form for 'رهاء' is 'رهاءي'</text:p>
      <text:p text:style-name="P1">Possesive form for 'رهام' is 'رهامي'</text:p>
      <text:p text:style-name="P1"><text:soft-page-break/>Possesive form for 'رهان' is 'رهاني'</text:p>
      <text:p text:style-name="P1">Possesive form for 'رهف' is 'رهفي'</text:p>
      <text:p text:style-name="P1">Possesive form for 'رهمة' is 'رهمي'</text:p>
      <text:p text:style-name="P1">Possesive form for 'رهو' is 'رهوي'</text:p>
      <text:p text:style-name="P1">Possesive form for 'رهيدة' is 'رهيدي'</text:p>
      <text:p text:style-name="P1">Possesive form for 'رهيم' is 'رهيمي'</text:p>
      <text:p text:style-name="P1">Possesive form for 'روائس' is 'روائسي'</text:p>
      <text:p text:style-name="P1">Possesive form for 'روابي' is 'روابيّ'</text:p>
      <text:p text:style-name="P1">Possesive form for 'رواسي' is 'رواسيّ'</text:p>
      <text:p text:style-name="P1">Possesive form for 'رواقن' is 'رواقني'</text:p>
      <text:p text:style-name="P1">Possesive form for 'رواكد' is 'رواكدي'</text:p>
      <text:p text:style-name="P1">Possesive form for 'رواميز' is 'رواميزي'</text:p>
      <text:p text:style-name="P1">Possesive form for 'روان' is 'رواني'</text:p>
      <text:p text:style-name="P1">Possesive form for 'روانف' is 'روانفي'</text:p>
      <text:p text:style-name="P1">Possesive form for 'روانق' is 'روانقي'</text:p>
      <text:p text:style-name="P1">Possesive form for 'رواني' is 'روانيّ'</text:p>
      <text:p text:style-name="P1">Possesive form for 'روح' is 'روحي'</text:p>
      <text:p text:style-name="P1">Possesive form for 'روحاء' is 'روحاءي'</text:p>
      <text:p text:style-name="P1">Possesive form for 'رود' is 'رودي'</text:p>
      <text:p text:style-name="P1">Possesive form for 'روذة' is 'روذي'</text:p>
      <text:p text:style-name="P1">Possesive form for 'روزة' is 'روزي'</text:p>
      <text:p text:style-name="P1">Possesive form for 'روضة' is 'روضي'</text:p>
      <text:p text:style-name="P1">Possesive form for 'روضة الحسن' is 'روضة الحسني'</text:p>
      <text:p text:style-name="P1">Possesive form for 'روعاء' is 'روعاءي'</text:p>
      <text:p text:style-name="P1">Possesive form for 'روعة' is 'روعي'</text:p>
      <text:p text:style-name="P1">Possesive form for 'روفة' is 'روفي'</text:p>
      <text:p text:style-name="P1">Possesive form for 'روق' is 'روقي'</text:p>
      <text:p text:style-name="P1">Possesive form for 'روقة' is 'روقي'</text:p>
      <text:p text:style-name="P1">Possesive form for 'روم' is 'رومي'</text:p>
      <text:p text:style-name="P1">Possesive form for 'رومة' is 'رومي'</text:p>
      <text:p text:style-name="P1">Possesive form for 'رونة' is 'روني'</text:p>
      <text:p text:style-name="P1">Possesive form for 'رونق' is 'رونقي'</text:p>
      <text:p text:style-name="P1">Possesive form for 'رويدة' is 'رويدي'</text:p>
      <text:p text:style-name="P1">Possesive form for 'روَاء' is 'روَاءي'</text:p>
      <text:p text:style-name="P1">Possesive form for 'ريا' is 'ريّ'</text:p>
      <text:p text:style-name="P1">Possesive form for 'ريادة' is 'ريادي'</text:p>
      <text:p text:style-name="P1">Possesive form for 'رياش' is 'رياشي'</text:p>
      <text:p text:style-name="P1">Possesive form for 'ريانة' is 'رياني'</text:p>
      <text:p text:style-name="P1">Possesive form for 'ريباس' is 'ريباسي'</text:p>
      <text:p text:style-name="P1">Possesive form for 'رية' is 'ريةي'</text:p>
      <text:p text:style-name="P1">Possesive form for 'ريتال' is 'ريتالي'</text:p>
      <text:p text:style-name="P1">Possesive form for 'ريحانة' is 'ريحاني'</text:p>
      <text:p text:style-name="P1">Possesive form for 'ريحانة القلب' is 'ريحانة القلبي'</text:p>
      <text:p text:style-name="P1">Possesive form for 'ريدة' is 'ريدي'</text:p>
      <text:p text:style-name="P1">Possesive form for 'ريف' is 'ريفي'</text:p>
      <text:p text:style-name="P1">Possesive form for 'ريفة' is 'ريفي'</text:p>
      <text:p text:style-name="P1">Possesive form for 'ريم (رئم)' is 'ريم (رئم)ي'</text:p>
      <text:p text:style-name="P1">Possesive form for 'ريمات' is 'ريماتي'</text:p>
      <text:p text:style-name="P1"><text:soft-page-break/>Possesive form for 'رَبَيعة' is 'رَبَيعي'</text:p>
      <text:p text:style-name="P1">Possesive form for 'رَخَاء' is 'رَخَاءي'</text:p>
      <text:p text:style-name="P1">Possesive form for 'رَزْنَةُ' is 'رَزْني'</text:p>
      <text:p text:style-name="P1">Possesive form for 'رَواء' is 'رَواءي'</text:p>
      <text:p text:style-name="P1">Possesive form for 'رَومَة' is 'رَومي'</text:p>
      <text:p text:style-name="P1">Possesive form for 'رُبَيْعةُ' is 'رُبَيْعي'</text:p>
      <text:p text:style-name="P1">Possesive form for 'رُخاء' is 'رُخاءي'</text:p>
      <text:p text:style-name="P1">Possesive form for 'رُقَيَّة' is 'رُقَيَّةي'</text:p>
      <text:p text:style-name="P1">Possesive form for 'رُقْيَةُ' is 'رُقْيَةي'</text:p>
      <text:p text:style-name="P1">Possesive form for 'رِزَان' is 'رِزَاني'</text:p>
      <text:p text:style-name="P1">Possesive form for 'رِزْنَة' is 'رِزْني'</text:p>
      <text:p text:style-name="P1">Possesive form for 'زائدة' is 'زائدي'</text:p>
      <text:p text:style-name="P1">Possesive form for 'زاجل' is 'زاجلي'</text:p>
      <text:p text:style-name="P1">Possesive form for 'زاخرة' is 'زاخري'</text:p>
      <text:p text:style-name="P1">Possesive form for 'زاد الجمال' is 'زاد الجمالي'</text:p>
      <text:p text:style-name="P1">Possesive form for 'زان' is 'زاني'</text:p>
      <text:p text:style-name="P1">Possesive form for 'زانة' is 'زاني'</text:p>
      <text:p text:style-name="P1">Possesive form for 'زاهرة' is 'زاهري'</text:p>
      <text:p text:style-name="P1">Possesive form for 'زاهرية' is 'زاهريةي'</text:p>
      <text:p text:style-name="P1">Possesive form for 'زاهية' is 'زاهيةي'</text:p>
      <text:p text:style-name="P1">Possesive form for 'زبرجد' is 'زبرجدي'</text:p>
      <text:p text:style-name="P1">Possesive form for 'زبيدة' is 'زبيدي'</text:p>
      <text:p text:style-name="P1">Possesive form for 'زخاري' is 'زخاريّ'</text:p>
      <text:p text:style-name="P1">Possesive form for 'زرنباد' is 'زرنبادي'</text:p>
      <text:p text:style-name="P1">Possesive form for 'زرود' is 'زرودي'</text:p>
      <text:p text:style-name="P1">Possesive form for 'زروف' is 'زروفي'</text:p>
      <text:p text:style-name="P1">Possesive form for 'زعافير' is 'زعافيري'</text:p>
      <text:p text:style-name="P1">Possesive form for 'زعفرانة' is 'زعفراني'</text:p>
      <text:p text:style-name="P1">Possesive form for 'زفة' is 'زفي'</text:p>
      <text:p text:style-name="P1">Possesive form for 'زفوف' is 'زفوفي'</text:p>
      <text:p text:style-name="P1">Possesive form for 'زلال' is 'زلالي'</text:p>
      <text:p text:style-name="P1">Possesive form for 'زلخاء' is 'زلخاءي'</text:p>
      <text:p text:style-name="P1">Possesive form for 'زلفى' is 'زلفىي'</text:p>
      <text:p text:style-name="P1">Possesive form for 'زمام' is 'زمامي'</text:p>
      <text:p text:style-name="P1">Possesive form for 'زمان' is 'زماني'</text:p>
      <text:p text:style-name="P1">Possesive form for 'زمانة' is 'زماني'</text:p>
      <text:p text:style-name="P1">Possesive form for 'زماورد' is 'زماوردي'</text:p>
      <text:p text:style-name="P1">Possesive form for 'زمرد' is 'زمردي'</text:p>
      <text:p text:style-name="P1">Possesive form for 'زمردة' is 'زمردي'</text:p>
      <text:p text:style-name="P1">Possesive form for 'زمرذ' is 'زمرذي'</text:p>
      <text:p text:style-name="P1">Possesive form for 'زمزم' is 'زمزمي'</text:p>
      <text:p text:style-name="P1">Possesive form for 'زميت' is 'زميتي'</text:p>
      <text:p text:style-name="P1">Possesive form for 'زنابق' is 'زنابقي'</text:p>
      <text:p text:style-name="P1">Possesive form for 'زناد' is 'زنادي'</text:p>
      <text:p text:style-name="P1">Possesive form for 'زنجبيل' is 'زنجبيلي'</text:p>
      <text:p text:style-name="P1">Possesive form for 'زند' is 'زندي'</text:p>
      <text:p text:style-name="P1">Possesive form for 'زها' is 'زهاوي'</text:p>
      <text:p text:style-name="P1">Possesive form for 'زهاء' is 'زهاءي'</text:p>
      <text:p text:style-name="P1"><text:soft-page-break/>Possesive form for 'زهادة' is 'زهادي'</text:p>
      <text:p text:style-name="P1">Possesive form for 'زهر' is 'زهري'</text:p>
      <text:p text:style-name="P1">Possesive form for 'زهراء' is 'زهراءي'</text:p>
      <text:p text:style-name="P1">Possesive form for 'زهرة القلب' is 'زهرة القلبي'</text:p>
      <text:p text:style-name="P1">Possesive form for 'زهرة اللينوفر' is 'زهرة اللينوفري'</text:p>
      <text:p text:style-name="P1">Possesive form for 'زهرية' is 'زهريةي'</text:p>
      <text:p text:style-name="P1">Possesive form for 'زهلف' is 'زهلفي'</text:p>
      <text:p text:style-name="P1">Possesive form for 'زهوة' is 'زهوةي'</text:p>
      <text:p text:style-name="P1">Possesive form for 'زهور الرياض' is 'زهور الرياضي'</text:p>
      <text:p text:style-name="P1">Possesive form for 'زهية' is 'زهيةي'</text:p>
      <text:p text:style-name="P1">Possesive form for 'زهيدة' is 'زهيدي'</text:p>
      <text:p text:style-name="P1">Possesive form for 'زهيرة' is 'زهيري'</text:p>
      <text:p text:style-name="P1">Possesive form for 'زواجل' is 'زواجلي'</text:p>
      <text:p text:style-name="P1">Possesive form for 'زواخر' is 'زواخري'</text:p>
      <text:p text:style-name="P1">Possesive form for 'زوان' is 'زواني'</text:p>
      <text:p text:style-name="P1">Possesive form for 'زودة' is 'زودي'</text:p>
      <text:p text:style-name="P1">Possesive form for 'زونة' is 'زوني'</text:p>
      <text:p text:style-name="P1">Possesive form for 'زيان' is 'زياني'</text:p>
      <text:p text:style-name="P1">Possesive form for 'زيتونة' is 'زيتوني'</text:p>
      <text:p text:style-name="P1">Possesive form for 'زيزفون' is 'زيزفوني'</text:p>
      <text:p text:style-name="P1">Possesive form for 'زيمة' is 'زيمي'</text:p>
      <text:p text:style-name="P1">Possesive form for 'زين' is 'زيني'</text:p>
      <text:p text:style-name="P1">Possesive form for 'زين العرب' is 'زين العربي'</text:p>
      <text:p text:style-name="P1">Possesive form for 'زينات' is 'زيناتي'</text:p>
      <text:p text:style-name="P1">Possesive form for 'زينب' is 'زينبي'</text:p>
      <text:p text:style-name="P1">Possesive form for 'زينة' is 'زيني'</text:p>
      <text:p text:style-name="P1">Possesive form for 'زينة العابدين' is 'زينة العابديني'</text:p>
      <text:p text:style-name="P1">Possesive form for 'زينة النبات' is 'زينة النباتي'</text:p>
      <text:p text:style-name="P1">Possesive form for 'زيوف' is 'زيوفي'</text:p>
      <text:p text:style-name="P1">Possesive form for 'زَهَد' is 'زَهَدي'</text:p>
      <text:p text:style-name="P1">Possesive form for 'زَهَر' is 'زَهَري'</text:p>
      <text:p text:style-name="P1">Possesive form for 'زَهْرَةُ' is 'زَهْري'</text:p>
      <text:p text:style-name="P1">Possesive form for 'زُبْدّةُ' is 'زُبْدي'</text:p>
      <text:p text:style-name="P1">Possesive form for 'زُهْد' is 'زُهْدي'</text:p>
      <text:p text:style-name="P1">Possesive form for 'زُهْرَة' is 'زُهْري'</text:p>
      <text:p text:style-name="P1">Possesive form for 'زَّبْدة' is 'زَّبْدي'</text:p>
      <text:p text:style-name="P1">Possesive form for 'سؤدد' is 'سؤددي'</text:p>
      <text:p text:style-name="P1">Possesive form for 'سائغة' is 'سائغي'</text:p>
      <text:p text:style-name="P1">Possesive form for 'سابغة' is 'سابغي'</text:p>
      <text:p text:style-name="P1">Possesive form for 'سابية' is 'سابيةي'</text:p>
      <text:p text:style-name="P1">Possesive form for 'ساجدة' is 'ساجدي'</text:p>
      <text:p text:style-name="P1">Possesive form for 'ساجية' is 'ساجيةي'</text:p>
      <text:p text:style-name="P1">Possesive form for 'سادة' is 'سادي'</text:p>
      <text:p text:style-name="P1">Possesive form for 'سارة' is 'ساري'</text:p>
      <text:p text:style-name="P1">Possesive form for 'سارية' is 'ساريةي'</text:p>
      <text:p text:style-name="P1">Possesive form for 'سافن' is 'سافني'</text:p>
      <text:p text:style-name="P1">Possesive form for 'سالمة' is 'سالمي'</text:p>
      <text:p text:style-name="P1">Possesive form for 'سالي' is 'ساليّ'</text:p>
      <text:p text:style-name="P1"><text:soft-page-break/>Possesive form for 'سامر' is 'سامري'</text:p>
      <text:p text:style-name="P1">Possesive form for 'سامرة' is 'سامري'</text:p>
      <text:p text:style-name="P1">Possesive form for 'سامية' is 'ساميةي'</text:p>
      <text:p text:style-name="P1">Possesive form for 'سبحة' is 'سبحي'</text:p>
      <text:p text:style-name="P1">Possesive form for 'سبرة' is 'سبري'</text:p>
      <text:p text:style-name="P1">Possesive form for 'سبل' is 'سبلي'</text:p>
      <text:p text:style-name="P1">Possesive form for 'سبلاء' is 'سبلاءي'</text:p>
      <text:p text:style-name="P1">Possesive form for 'سبلة' is 'سبلي'</text:p>
      <text:p text:style-name="P1">Possesive form for 'سبيعة' is 'سبيعي'</text:p>
      <text:p text:style-name="P1">Possesive form for 'سبيكة' is 'سبيكي'</text:p>
      <text:p text:style-name="P1">Possesive form for 'سبيل' is 'سبيلي'</text:p>
      <text:p text:style-name="P1">Possesive form for 'ست الحسن' is 'ست الحسني'</text:p>
      <text:p text:style-name="P1">Possesive form for 'ست العرب' is 'ست العربي'</text:p>
      <text:p text:style-name="P1">Possesive form for 'ست النساء' is 'ست النساءي'</text:p>
      <text:p text:style-name="P1">Possesive form for 'ست النصر' is 'ست النصري'</text:p>
      <text:p text:style-name="P1">Possesive form for 'ستيرة' is 'ستيري'</text:p>
      <text:p text:style-name="P1">Possesive form for 'سجا' is 'سجاوي'</text:p>
      <text:p text:style-name="P1">Possesive form for 'سجاف' is 'سجافي'</text:p>
      <text:p text:style-name="P1">Possesive form for 'سجال' is 'سجالي'</text:p>
      <text:p text:style-name="P1">Possesive form for 'سجايا' is 'سجايّ'</text:p>
      <text:p text:style-name="P1">Possesive form for 'سجول' is 'سجولي'</text:p>
      <text:p text:style-name="P1">Possesive form for 'سجوى' is 'سجوىي'</text:p>
      <text:p text:style-name="P1">Possesive form for 'سحاب' is 'سحابي'</text:p>
      <text:p text:style-name="P1">Possesive form for 'سحب' is 'سحبي'</text:p>
      <text:p text:style-name="P1">Possesive form for 'سحر' is 'سحري'</text:p>
      <text:p text:style-name="P1">Possesive form for 'سخاء' is 'سخاءي'</text:p>
      <text:p text:style-name="P1">Possesive form for 'سخود' is 'سخودي'</text:p>
      <text:p text:style-name="P1">Possesive form for 'سخية' is 'سخيةي'</text:p>
      <text:p text:style-name="P1">Possesive form for 'سدرة' is 'سدري'</text:p>
      <text:p text:style-name="P1">Possesive form for 'سدروان' is 'سدرواني'</text:p>
      <text:p text:style-name="P1">Possesive form for 'سدف' is 'سدفي'</text:p>
      <text:p text:style-name="P1">Possesive form for 'سدم' is 'سدمي'</text:p>
      <text:p text:style-name="P1">Possesive form for 'سدوس' is 'سدوسي'</text:p>
      <text:p text:style-name="P1">Possesive form for 'سدول' is 'سدولي'</text:p>
      <text:p text:style-name="P1">Possesive form for 'سدى' is 'سدىي'</text:p>
      <text:p text:style-name="P1">Possesive form for 'سديدة الرأي' is 'سديدة الرأيّ'</text:p>
      <text:p text:style-name="P1">Possesive form for 'سديل' is 'سديلي'</text:p>
      <text:p text:style-name="P1">Possesive form for 'سديم' is 'سديمي'</text:p>
      <text:p text:style-name="P1">Possesive form for 'سراء' is 'سراءي'</text:p>
      <text:p text:style-name="P1">Possesive form for 'سرائر' is 'سرائري'</text:p>
      <text:p text:style-name="P1">Possesive form for 'سراج' is 'سراجي'</text:p>
      <text:p text:style-name="P1">Possesive form for 'سراع' is 'سراعي'</text:p>
      <text:p text:style-name="P1">Possesive form for 'سرايا' is 'سرايّ'</text:p>
      <text:p text:style-name="P1">Possesive form for 'سرح' is 'سرحي'</text:p>
      <text:p text:style-name="P1">Possesive form for 'سرفيل' is 'سرفيلي'</text:p>
      <text:p text:style-name="P1">Possesive form for 'سرمدا' is 'سرمداوي'</text:p>
      <text:p text:style-name="P1">Possesive form for 'سرناف' is 'سرنافي'</text:p>
      <text:p text:style-name="P1">Possesive form for 'سرندي' is 'سرنديّ'</text:p>
      <text:p text:style-name="P1"><text:soft-page-break/>Possesive form for 'سروب' is 'سروبي'</text:p>
      <text:p text:style-name="P1">Possesive form for 'سروج' is 'سروجي'</text:p>
      <text:p text:style-name="P1">Possesive form for 'سرور' is 'سروري'</text:p>
      <text:p text:style-name="P1">Possesive form for 'سرى' is 'سرىي'</text:p>
      <text:p text:style-name="P1">Possesive form for 'سرية' is 'سريةي'</text:p>
      <text:p text:style-name="P1">Possesive form for 'سعاد' is 'سعادي'</text:p>
      <text:p text:style-name="P1">Possesive form for 'سعادة' is 'سعادي'</text:p>
      <text:p text:style-name="P1">Possesive form for 'سعدى' is 'سعدىي'</text:p>
      <text:p text:style-name="P1">Possesive form for 'سعدية' is 'سعديةي'</text:p>
      <text:p text:style-name="P1">Possesive form for 'سفانة' is 'سفاني'</text:p>
      <text:p text:style-name="P1">Possesive form for 'سفون' is 'سفوني'</text:p>
      <text:p text:style-name="P1">Possesive form for 'سفير' is 'سفيري'</text:p>
      <text:p text:style-name="P1">Possesive form for 'سكب' is 'سكبي'</text:p>
      <text:p text:style-name="P1">Possesive form for 'سكر' is 'سكري'</text:p>
      <text:p text:style-name="P1">Possesive form for 'سكون' is 'سكوني'</text:p>
      <text:p text:style-name="P1">Possesive form for 'سكينة' is 'سكيني'</text:p>
      <text:p text:style-name="P1">Possesive form for 'سلاف' is 'سلافي'</text:p>
      <text:p text:style-name="P1">Possesive form for 'سلافة' is 'سلافي'</text:p>
      <text:p text:style-name="P1">Possesive form for 'سلام' is 'سلامي'</text:p>
      <text:p text:style-name="P1">Possesive form for 'سلامة' is 'سلامي'</text:p>
      <text:p text:style-name="P1">Possesive form for 'سلاهب' is 'سلاهبي'</text:p>
      <text:p text:style-name="P1">Possesive form for 'سلحين' is 'سلحيني'</text:p>
      <text:p text:style-name="P1">Possesive form for 'سلسبيل' is 'سلسبيلي'</text:p>
      <text:p text:style-name="P1">Possesive form for 'سلطانة' is 'سلطاني'</text:p>
      <text:p text:style-name="P1">Possesive form for 'سلمة' is 'سلمي'</text:p>
      <text:p text:style-name="P1">Possesive form for 'سلمى' is 'سلمىي'</text:p>
      <text:p text:style-name="P1">Possesive form for 'سلهاب' is 'سلهابي'</text:p>
      <text:p text:style-name="P1">Possesive form for 'سلوان' is 'سلواني'</text:p>
      <text:p text:style-name="P1">Possesive form for 'سلوة' is 'سلوةي'</text:p>
      <text:p text:style-name="P1">Possesive form for 'سلوة الأحباب' is 'سلوة الأحبابي'</text:p>
      <text:p text:style-name="P1">Possesive form for 'سلوة الفؤاد' is 'سلوة الفؤادي'</text:p>
      <text:p text:style-name="P1">Possesive form for 'سلوى' is 'سلوىي'</text:p>
      <text:p text:style-name="P1">Possesive form for 'سلوى الحياة' is 'سلوى الحياةي'</text:p>
      <text:p text:style-name="P1">Possesive form for 'سليلة' is 'سليلي'</text:p>
      <text:p text:style-name="P1">Possesive form for 'سليمئ' is 'سليمئي'</text:p>
      <text:p text:style-name="P1">Possesive form for 'سليمة' is 'سليمي'</text:p>
      <text:p text:style-name="P1">Possesive form for 'سلَامٌ' is 'سلَامٌي'</text:p>
      <text:p text:style-name="P1">Possesive form for 'سما' is 'سماوي'</text:p>
      <text:p text:style-name="P1">Possesive form for 'سماء' is 'سماءي'</text:p>
      <text:p text:style-name="P1">Possesive form for 'سمائل' is 'سمائلي'</text:p>
      <text:p text:style-name="P1">Possesive form for 'سماح' is 'سماحي'</text:p>
      <text:p text:style-name="P1">Possesive form for 'سماحة' is 'سماحي'</text:p>
      <text:p text:style-name="P1">Possesive form for 'سمار' is 'سماري'</text:p>
      <text:p text:style-name="P1">Possesive form for 'سماهر' is 'سماهري'</text:p>
      <text:p text:style-name="P1">Possesive form for 'سمت' is 'سمتي'</text:p>
      <text:p text:style-name="P1">Possesive form for 'سمحاء' is 'سمحاءي'</text:p>
      <text:p text:style-name="P1">Possesive form for 'سمحة' is 'سمحي'</text:p>
      <text:p text:style-name="P1">Possesive form for 'سمر' is 'سمري'</text:p>
      <text:p text:style-name="P1"><text:soft-page-break/>Possesive form for 'سمراء' is 'سمراءي'</text:p>
      <text:p text:style-name="P1">Possesive form for 'سمسم' is 'سمسمي'</text:p>
      <text:p text:style-name="P1">Possesive form for 'سمود' is 'سمودي'</text:p>
      <text:p text:style-name="P1">Possesive form for 'سمورة' is 'سموري'</text:p>
      <text:p text:style-name="P1">Possesive form for 'سمية' is 'سميةي'</text:p>
      <text:p text:style-name="P1">Possesive form for 'سميحة' is 'سميحي'</text:p>
      <text:p text:style-name="P1">Possesive form for 'سميراء' is 'سميراءي'</text:p>
      <text:p text:style-name="P1">Possesive form for 'سميرة' is 'سميري'</text:p>
      <text:p text:style-name="P1">Possesive form for 'سمْرةُ' is 'سمْري'</text:p>
      <text:p text:style-name="P1">Possesive form for 'سنا' is 'سناوي'</text:p>
      <text:p text:style-name="P1">Possesive form for 'سناء' is 'سناءي'</text:p>
      <text:p text:style-name="P1">Possesive form for 'سناسن' is 'سناسني'</text:p>
      <text:p text:style-name="P1">Possesive form for 'سنام' is 'سنامي'</text:p>
      <text:p text:style-name="P1">Possesive form for 'سنبة' is 'سنبي'</text:p>
      <text:p text:style-name="P1">Possesive form for 'سنبلة' is 'سنبلي'</text:p>
      <text:p text:style-name="P1">Possesive form for 'سنداد' is 'سندادي'</text:p>
      <text:p text:style-name="P1">Possesive form for 'سندروس' is 'سندروسي'</text:p>
      <text:p text:style-name="P1">Possesive form for 'سندري' is 'سندريّ'</text:p>
      <text:p text:style-name="P1">Possesive form for 'سندس' is 'سندسي'</text:p>
      <text:p text:style-name="P1">Possesive form for 'سنديان' is 'سندياني'</text:p>
      <text:p text:style-name="P1">Possesive form for 'سنديانة' is 'سندياني'</text:p>
      <text:p text:style-name="P1">Possesive form for 'سنديون' is 'سنديوني'</text:p>
      <text:p text:style-name="P1">Possesive form for 'سنوب' is 'سنوبي'</text:p>
      <text:p text:style-name="P1">Possesive form for 'سنوح' is 'سنوحي'</text:p>
      <text:p text:style-name="P1">Possesive form for 'سنود' is 'سنودي'</text:p>
      <text:p text:style-name="P1">Possesive form for 'سنية' is 'سنيةي'</text:p>
      <text:p text:style-name="P1">Possesive form for 'سنيحة' is 'سنيحي'</text:p>
      <text:p text:style-name="P1">Possesive form for 'سها' is 'سهاوي'</text:p>
      <text:p text:style-name="P1">Possesive form for 'سهام' is 'سهامي'</text:p>
      <text:p text:style-name="P1">Possesive form for 'سهد' is 'سهدي'</text:p>
      <text:p text:style-name="P1">Possesive form for 'سهر' is 'سهري'</text:p>
      <text:p text:style-name="P1">Possesive form for 'سهلة' is 'سهلي'</text:p>
      <text:p text:style-name="P1">Possesive form for 'سهواء' is 'سهواءي'</text:p>
      <text:p text:style-name="P1">Possesive form for 'سهوة' is 'سهوةي'</text:p>
      <text:p text:style-name="P1">Possesive form for 'سهول' is 'سهولي'</text:p>
      <text:p text:style-name="P1">Possesive form for 'سهير' is 'سهيري'</text:p>
      <text:p text:style-name="P1">Possesive form for 'سهيلة' is 'سهيلي'</text:p>
      <text:p text:style-name="P1">Possesive form for 'سواجد' is 'سواجدي'</text:p>
      <text:p text:style-name="P1">Possesive form for 'سوارح' is 'سوارحي'</text:p>
      <text:p text:style-name="P1">Possesive form for 'سواعد' is 'سواعدي'</text:p>
      <text:p text:style-name="P1">Possesive form for 'سواكب' is 'سواكبي'</text:p>
      <text:p text:style-name="P1">Possesive form for 'سوانح' is 'سوانحي'</text:p>
      <text:p text:style-name="P1">Possesive form for 'سوحد' is 'سوحدي'</text:p>
      <text:p text:style-name="P1">Possesive form for 'سودة' is 'سودي'</text:p>
      <text:p text:style-name="P1">Possesive form for 'سوسن' is 'سوسني'</text:p>
      <text:p text:style-name="P1">Possesive form for 'سوغة' is 'سوغي'</text:p>
      <text:p text:style-name="P1">Possesive form for 'سوية' is 'سويةي'</text:p>
      <text:p text:style-name="P1">Possesive form for 'سياب' is 'سيابي'</text:p>
      <text:p text:style-name="P1"><text:soft-page-break/>Possesive form for 'سيدان' is 'سيداني'</text:p>
      <text:p text:style-name="P1">Possesive form for 'سيدانة' is 'سيداني'</text:p>
      <text:p text:style-name="P1">Possesive form for 'سيدة الجمال' is 'سيدة الجمالي'</text:p>
      <text:p text:style-name="P1">Possesive form for 'سيراء' is 'سيراءي'</text:p>
      <text:p text:style-name="P1">Possesive form for 'سيرين' is 'سيريني'</text:p>
      <text:p text:style-name="P1">Possesive form for 'سيسبان' is 'سيسباني'</text:p>
      <text:p text:style-name="P1">Possesive form for 'سيعاء' is 'سيعاءي'</text:p>
      <text:p text:style-name="P1">Possesive form for 'سيفانة' is 'سيفاني'</text:p>
      <text:p text:style-name="P1">Possesive form for 'سيفة' is 'سيفي'</text:p>
      <text:p text:style-name="P1">Possesive form for 'سيكران' is 'سيكراني'</text:p>
      <text:p text:style-name="P1">Possesive form for 'سيماء' is 'سيماءي'</text:p>
      <text:p text:style-name="P1">Possesive form for 'سيناء' is 'سيناءي'</text:p>
      <text:p text:style-name="P1">Possesive form for 'سيهوج' is 'سيهوجي'</text:p>
      <text:p text:style-name="P1">Possesive form for 'سيوف' is 'سيوفي'</text:p>
      <text:p text:style-name="P1">Possesive form for 'سيول' is 'سيولي'</text:p>
      <text:p text:style-name="P1">Possesive form for 'سَجَف' is 'سَجَفي'</text:p>
      <text:p text:style-name="P1">Possesive form for 'سَراةٌ' is 'سَراةٌي'</text:p>
      <text:p text:style-name="P1">Possesive form for 'سَرَب' is 'سَرَبي'</text:p>
      <text:p text:style-name="P1">Possesive form for 'سَمُرْةٌ' is 'سَمُرْةٌي'</text:p>
      <text:p text:style-name="P1">Possesive form for 'سُجُف' is 'سُجُفي'</text:p>
      <text:p text:style-name="P1">Possesive form for 'سُكَيْنةُ' is 'سُكَيْني'</text:p>
      <text:p text:style-name="P1">Possesive form for 'سِرْب' is 'سِرْبي'</text:p>
      <text:p text:style-name="P1">Possesive form for 'سَّراةُ' is 'سَّراةي'</text:p>
      <text:p text:style-name="P1">Possesive form for 'شآبيب' is 'شآبيبي'</text:p>
      <text:p text:style-name="P1">Possesive form for 'شؤبوب' is 'شؤبوبي'</text:p>
      <text:p text:style-name="P1">Possesive form for 'شؤون' is 'شؤوني'</text:p>
      <text:p text:style-name="P1">Possesive form for 'شائعة' is 'شائعي'</text:p>
      <text:p text:style-name="P1">Possesive form for 'شادن' is 'شادني'</text:p>
      <text:p text:style-name="P1">Possesive form for 'شادية' is 'شاديةي'</text:p>
      <text:p text:style-name="P1">Possesive form for 'شاذل' is 'شاذلي'</text:p>
      <text:p text:style-name="P1">Possesive form for 'شاكرة' is 'شاكري'</text:p>
      <text:p text:style-name="P1">Possesive form for 'شامخة' is 'شامخي'</text:p>
      <text:p text:style-name="P1">Possesive form for 'شاملة' is 'شاملي'</text:p>
      <text:p text:style-name="P1">Possesive form for 'شامية' is 'شاميةي'</text:p>
      <text:p text:style-name="P1">Possesive form for 'شانة' is 'شاني'</text:p>
      <text:p text:style-name="P1">Possesive form for 'شاهة' is 'شاهي'</text:p>
      <text:p text:style-name="P1">Possesive form for 'شباب' is 'شبابي'</text:p>
      <text:p text:style-name="P1">Possesive form for 'شتن' is 'شتني'</text:p>
      <text:p text:style-name="P1">Possesive form for 'شجاع' is 'شجاعي'</text:p>
      <text:p text:style-name="P1">Possesive form for 'شجر الدر' is 'شجر الدري'</text:p>
      <text:p text:style-name="P1">Possesive form for 'شجرة' is 'شجري'</text:p>
      <text:p text:style-name="P1">Possesive form for 'شجون' is 'شجوني'</text:p>
      <text:p text:style-name="P1">Possesive form for 'شحرورة' is 'شحروري'</text:p>
      <text:p text:style-name="P1">Possesive form for 'شحرورة الوجدان' is 'شحرورة الوجداني'</text:p>
      <text:p text:style-name="P1">Possesive form for 'شدخة' is 'شدخي'</text:p>
      <text:p text:style-name="P1">Possesive form for 'شدف' is 'شدفي'</text:p>
      <text:p text:style-name="P1">Possesive form for 'شدو' is 'شدوي'</text:p>
      <text:p text:style-name="P1">Possesive form for 'شدو البلابل' is 'شدو البلابلي'</text:p>
      <text:p text:style-name="P1"><text:soft-page-break/>Possesive form for 'شدوة' is 'شدوةي'</text:p>
      <text:p text:style-name="P1">Possesive form for 'شدون' is 'شدوني'</text:p>
      <text:p text:style-name="P1">Possesive form for 'شذا' is 'شذاوي'</text:p>
      <text:p text:style-name="P1">Possesive form for 'شذو' is 'شذوي'</text:p>
      <text:p text:style-name="P1">Possesive form for 'شرعاء' is 'شرعاءي'</text:p>
      <text:p text:style-name="P1">Possesive form for 'شرف' is 'شرفي'</text:p>
      <text:p text:style-name="P1">Possesive form for 'شرف النساء' is 'شرف النساءي'</text:p>
      <text:p text:style-name="P1">Possesive form for 'شرفة الدار' is 'شرفة الداري'</text:p>
      <text:p text:style-name="P1">Possesive form for 'شرقية' is 'شرقيةي'</text:p>
      <text:p text:style-name="P1">Possesive form for 'شروق' is 'شروقي'</text:p>
      <text:p text:style-name="P1">Possesive form for 'شريفة' is 'شريفي'</text:p>
      <text:p text:style-name="P1">Possesive form for 'شطء' is 'شطءي'</text:p>
      <text:p text:style-name="P1">Possesive form for 'شطآن' is 'شطآني'</text:p>
      <text:p text:style-name="P1">Possesive form for 'شطوء' is 'شطوءي'</text:p>
      <text:p text:style-name="P1">Possesive form for 'شطون' is 'شطوني'</text:p>
      <text:p text:style-name="P1">Possesive form for 'شعاع' is 'شعاعي'</text:p>
      <text:p text:style-name="P1">Possesive form for 'شعاعة' is 'شعاعي'</text:p>
      <text:p text:style-name="P1">Possesive form for 'شعشاع' is 'شعشاعي'</text:p>
      <text:p text:style-name="P1">Possesive form for 'شعلة' is 'شعلي'</text:p>
      <text:p text:style-name="P1">Possesive form for 'شغف' is 'شغفي'</text:p>
      <text:p text:style-name="P1">Possesive form for 'شفاء' is 'شفاءي'</text:p>
      <text:p text:style-name="P1">Possesive form for 'شفافة' is 'شفافي'</text:p>
      <text:p text:style-name="P1">Possesive form for 'شفاه' is 'شفاهي'</text:p>
      <text:p text:style-name="P1">Possesive form for 'شفشاف' is 'شفشافي'</text:p>
      <text:p text:style-name="P1">Possesive form for 'شفق' is 'شفقي'</text:p>
      <text:p text:style-name="P1">Possesive form for 'شفوف' is 'شفوفي'</text:p>
      <text:p text:style-name="P1">Possesive form for 'شفوق' is 'شفوقي'</text:p>
      <text:p text:style-name="P1">Possesive form for 'شفون' is 'شفوني'</text:p>
      <text:p text:style-name="P1">Possesive form for 'شفياء' is 'شفياءي'</text:p>
      <text:p text:style-name="P1">Possesive form for 'شفيعة' is 'شفيعي'</text:p>
      <text:p text:style-name="P1">Possesive form for 'شفيف' is 'شفيفي'</text:p>
      <text:p text:style-name="P1">Possesive form for 'شقارى' is 'شقارىي'</text:p>
      <text:p text:style-name="P1">Possesive form for 'شقاقل' is 'شقاقلي'</text:p>
      <text:p text:style-name="P1">Possesive form for 'شقراء' is 'شقراءي'</text:p>
      <text:p text:style-name="P1">Possesive form for 'شقيق' is 'شقيقي'</text:p>
      <text:p text:style-name="P1">Possesive form for 'شكائر' is 'شكائري'</text:p>
      <text:p text:style-name="P1">Possesive form for 'شكب' is 'شكبي'</text:p>
      <text:p text:style-name="P1">Possesive form for 'شكر' is 'شكري'</text:p>
      <text:p text:style-name="P1">Possesive form for 'شكران' is 'شكراني'</text:p>
      <text:p text:style-name="P1">Possesive form for 'شكرى' is 'شكرىي'</text:p>
      <text:p text:style-name="P1">Possesive form for 'شكرية' is 'شكريةي'</text:p>
      <text:p text:style-name="P1">Possesive form for 'شكور' is 'شكوري'</text:p>
      <text:p text:style-name="P1">Possesive form for 'شكيبة' is 'شكيبي'</text:p>
      <text:p text:style-name="P1">Possesive form for 'شكيمة' is 'شكيمي'</text:p>
      <text:p text:style-name="P1">Possesive form for 'شلاشل' is 'شلاشلي'</text:p>
      <text:p text:style-name="P1">Possesive form for 'شماء' is 'شماءي'</text:p>
      <text:p text:style-name="P1">Possesive form for 'شمائل' is 'شمائلي'</text:p>
      <text:p text:style-name="P1">Possesive form for 'شمال' is 'شمالي'</text:p>
      <text:p text:style-name="P1"><text:soft-page-break/>Possesive form for 'شماليل' is 'شماليلي'</text:p>
      <text:p text:style-name="P1">Possesive form for 'شمس' is 'شمسي'</text:p>
      <text:p text:style-name="P1">Possesive form for 'شمس الأصيل' is 'شمس الأصيلي'</text:p>
      <text:p text:style-name="P1">Possesive form for 'شمس الحياة' is 'شمس الحياةي'</text:p>
      <text:p text:style-name="P1">Possesive form for 'شمس الشموس' is 'شمس الشموسي'</text:p>
      <text:p text:style-name="P1">Possesive form for 'شمس النهار' is 'شمس النهاري'</text:p>
      <text:p text:style-name="P1">Possesive form for 'شمسية' is 'شمسيةي'</text:p>
      <text:p text:style-name="P1">Possesive form for 'شمعة' is 'شمعي'</text:p>
      <text:p text:style-name="P1">Possesive form for 'شمل' is 'شملي'</text:p>
      <text:p text:style-name="P1">Possesive form for 'شملال' is 'شملالي'</text:p>
      <text:p text:style-name="P1">Possesive form for 'شملة' is 'شملي'</text:p>
      <text:p text:style-name="P1">Possesive form for 'شمليل' is 'شمليلي'</text:p>
      <text:p text:style-name="P1">Possesive form for 'شموخ' is 'شموخي'</text:p>
      <text:p text:style-name="P1">Possesive form for 'شموس' is 'شموسي'</text:p>
      <text:p text:style-name="P1">Possesive form for 'شمول' is 'شمولي'</text:p>
      <text:p text:style-name="P1">Possesive form for 'شميسة' is 'شميسي'</text:p>
      <text:p text:style-name="P1">Possesive form for 'شميم' is 'شميمي'</text:p>
      <text:p text:style-name="P1">Possesive form for 'شميم العرار' is 'شميم العراري'</text:p>
      <text:p text:style-name="P1">Possesive form for 'شنار' is 'شناري'</text:p>
      <text:p text:style-name="P1">Possesive form for 'شنان' is 'شناني'</text:p>
      <text:p text:style-name="P1">Possesive form for 'شنيفة' is 'شنيفي'</text:p>
      <text:p text:style-name="P1">Possesive form for 'شنين' is 'شنيني'</text:p>
      <text:p text:style-name="P1">Possesive form for 'شهاد' is 'شهادي'</text:p>
      <text:p text:style-name="P1">Possesive form for 'شهاليل' is 'شهاليلي'</text:p>
      <text:p text:style-name="P1">Possesive form for 'شهامة' is 'شهامي'</text:p>
      <text:p text:style-name="P1">Possesive form for 'شهب' is 'شهبي'</text:p>
      <text:p text:style-name="P1">Possesive form for 'شهباء' is 'شهباءي'</text:p>
      <text:p text:style-name="P1">Possesive form for 'شهد' is 'شهدي'</text:p>
      <text:p text:style-name="P1">Possesive form for 'شهدان' is 'شهداني'</text:p>
      <text:p text:style-name="P1">Possesive form for 'شهدانج' is 'شهدانجي'</text:p>
      <text:p text:style-name="P1">Possesive form for 'شهدة' is 'شهدي'</text:p>
      <text:p text:style-name="P1">Possesive form for 'شهدر' is 'شهدري'</text:p>
      <text:p text:style-name="P1">Possesive form for 'شهلاء' is 'شهلاءي'</text:p>
      <text:p text:style-name="P1">Possesive form for 'شهمة' is 'شهمي'</text:p>
      <text:p text:style-name="P1">Possesive form for 'شهية' is 'شهيةي'</text:p>
      <text:p text:style-name="P1">Possesive form for 'شهيدة' is 'شهيدي'</text:p>
      <text:p text:style-name="P1">Possesive form for 'شوادن' is 'شوادني'</text:p>
      <text:p text:style-name="P1">Possesive form for 'شواطئ' is 'شواطئي'</text:p>
      <text:p text:style-name="P1">Possesive form for 'شواعر' is 'شواعري'</text:p>
      <text:p text:style-name="P1">Possesive form for 'شوذ' is 'شوذي'</text:p>
      <text:p text:style-name="P1">Possesive form for 'شوس' is 'شوسي'</text:p>
      <text:p text:style-name="P1">Possesive form for 'شوق' is 'شوقي'</text:p>
      <text:p text:style-name="P1">Possesive form for 'شوقية' is 'شوقيةي'</text:p>
      <text:p text:style-name="P1">Possesive form for 'شوكار' is 'شوكاري'</text:p>
      <text:p text:style-name="P1">Possesive form for 'شيار' is 'شياري'</text:p>
      <text:p text:style-name="P1">Possesive form for 'شيح' is 'شيحي'</text:p>
      <text:p text:style-name="P1">Possesive form for 'شيخة' is 'شيخي'</text:p>
      <text:p text:style-name="P1">Possesive form for 'شيلم' is 'شيلمي'</text:p>
      <text:p text:style-name="P1"><text:soft-page-break/>Possesive form for 'شيم' is 'شيمي'</text:p>
      <text:p text:style-name="P1">Possesive form for 'شيماء' is 'شيماءي'</text:p>
      <text:p text:style-name="P1">Possesive form for 'شيمة' is 'شيمي'</text:p>
      <text:p text:style-name="P1">Possesive form for 'شيهانة' is 'شيهاني'</text:p>
      <text:p text:style-name="P1">Possesive form for 'شَمْسَيةُ' is 'شَمْسَيةي'</text:p>
      <text:p text:style-name="P1">Possesive form for 'صائبة' is 'صائبي'</text:p>
      <text:p text:style-name="P1">Possesive form for 'صابرة' is 'صابري'</text:p>
      <text:p text:style-name="P1">Possesive form for 'صابرين' is 'صابريني'</text:p>
      <text:p text:style-name="P1">Possesive form for 'صاحبة' is 'صاحبي'</text:p>
      <text:p text:style-name="P1">Possesive form for 'صادقة' is 'صادقي'</text:p>
      <text:p text:style-name="P1">Possesive form for 'صارية' is 'صاريةي'</text:p>
      <text:p text:style-name="P1">Possesive form for 'صافية' is 'صافيةي'</text:p>
      <text:p text:style-name="P1">Possesive form for 'صافية الأديم' is 'صافية الأديمي'</text:p>
      <text:p text:style-name="P1">Possesive form for 'صالحة' is 'صالحي'</text:p>
      <text:p text:style-name="P1">Possesive form for 'صامدة' is 'صامدي'</text:p>
      <text:p text:style-name="P1">Possesive form for 'صاهلة' is 'صاهلي'</text:p>
      <text:p text:style-name="P1">Possesive form for 'صبا' is 'صباوي'</text:p>
      <text:p text:style-name="P1">Possesive form for 'صبا نجد' is 'صبا نجدي'</text:p>
      <text:p text:style-name="P1">Possesive form for 'صباح' is 'صباحي'</text:p>
      <text:p text:style-name="P1">Possesive form for 'صبارة' is 'صباري'</text:p>
      <text:p text:style-name="P1">Possesive form for 'صبايا' is 'صبايّ'</text:p>
      <text:p text:style-name="P1">Possesive form for 'صبح' is 'صبحي'</text:p>
      <text:p text:style-name="P1">Possesive form for 'صبحاء' is 'صبحاءي'</text:p>
      <text:p text:style-name="P1">Possesive form for 'صبحة' is 'صبحي'</text:p>
      <text:p text:style-name="P1">Possesive form for 'صبحية' is 'صبحيةي'</text:p>
      <text:p text:style-name="P1">Possesive form for 'صبر' is 'صبري'</text:p>
      <text:p text:style-name="P1">Possesive form for 'صبراء' is 'صبراءي'</text:p>
      <text:p text:style-name="P1">Possesive form for 'صبرة' is 'صبري'</text:p>
      <text:p text:style-name="P1">Possesive form for 'صبرية' is 'صبريةي'</text:p>
      <text:p text:style-name="P1">Possesive form for 'صبوح' is 'صبوحي'</text:p>
      <text:p text:style-name="P1">Possesive form for 'صبية' is 'صبيةي'</text:p>
      <text:p text:style-name="P1">Possesive form for 'صبيحة' is 'صبيحي'</text:p>
      <text:p text:style-name="P1">Possesive form for 'صبير' is 'صبيري'</text:p>
      <text:p text:style-name="P1">Possesive form for 'صحو' is 'صحوي'</text:p>
      <text:p text:style-name="P1">Possesive form for 'صحوة' is 'صحوةي'</text:p>
      <text:p text:style-name="P1">Possesive form for 'صدئ الأشواق' is 'صدئ الأشواقي'</text:p>
      <text:p text:style-name="P1">Possesive form for 'صدئ الأمام' is 'صدئ الأمامي'</text:p>
      <text:p text:style-name="P1">Possesive form for 'صدائر' is 'صدائري'</text:p>
      <text:p text:style-name="P1">Possesive form for 'صداق' is 'صداقي'</text:p>
      <text:p text:style-name="P1">Possesive form for 'صدام' is 'صدامي'</text:p>
      <text:p text:style-name="P1">Possesive form for 'صدوف' is 'صدوفي'</text:p>
      <text:p text:style-name="P1">Possesive form for 'صدوق' is 'صدوقي'</text:p>
      <text:p text:style-name="P1">Possesive form for 'صدى' is 'صدىي'</text:p>
      <text:p text:style-name="P1">Possesive form for 'صدى الذكريات' is 'صدى الذكرياتي'</text:p>
      <text:p text:style-name="P1">Possesive form for 'صديقة' is 'صديقي'</text:p>
      <text:p text:style-name="P1">Possesive form for 'صراح' is 'صراحي'</text:p>
      <text:p text:style-name="P1">Possesive form for 'صراحة' is 'صراحي'</text:p>
      <text:p text:style-name="P1">Possesive form for 'صراط' is 'صراطي'</text:p>
      <text:p text:style-name="P1"><text:soft-page-break/>Possesive form for 'صرام' is 'صرامي'</text:p>
      <text:p text:style-name="P1">Possesive form for 'صرحة' is 'صرحي'</text:p>
      <text:p text:style-name="P1">Possesive form for 'صرخد' is 'صرخدي'</text:p>
      <text:p text:style-name="P1">Possesive form for 'صرد' is 'صردي'</text:p>
      <text:p text:style-name="P1">Possesive form for 'صروح' is 'صروحي'</text:p>
      <text:p text:style-name="P1">Possesive form for 'صريحة' is 'صريحي'</text:p>
      <text:p text:style-name="P1">Possesive form for 'صعود' is 'صعودي'</text:p>
      <text:p text:style-name="P1">Possesive form for 'صعُود' is 'صعُودي'</text:p>
      <text:p text:style-name="P1">Possesive form for 'صفاء' is 'صفاءي'</text:p>
      <text:p text:style-name="P1">Possesive form for 'صفراء' is 'صفراءي'</text:p>
      <text:p text:style-name="P1">Possesive form for 'صفصاف' is 'صفصافي'</text:p>
      <text:p text:style-name="P1">Possesive form for 'صفصف' is 'صفصفي'</text:p>
      <text:p text:style-name="P1">Possesive form for 'صفوة' is 'صفوةي'</text:p>
      <text:p text:style-name="P1">Possesive form for 'صفوة العيش' is 'صفوة العيشي'</text:p>
      <text:p text:style-name="P1">Possesive form for 'صفون' is 'صفوني'</text:p>
      <text:p text:style-name="P1">Possesive form for 'صفية' is 'صفيةي'</text:p>
      <text:p text:style-name="P1">Possesive form for 'صلال' is 'صلالي'</text:p>
      <text:p text:style-name="P1">Possesive form for 'صلحة' is 'صلحي'</text:p>
      <text:p text:style-name="P1">Possesive form for 'صلدة' is 'صلدي'</text:p>
      <text:p text:style-name="P1">Possesive form for 'صلوح' is 'صلوحي'</text:p>
      <text:p text:style-name="P1">Possesive form for 'صليجة' is 'صليجي'</text:p>
      <text:p text:style-name="P1">Possesive form for 'صليل' is 'صليلي'</text:p>
      <text:p text:style-name="P1">Possesive form for 'صمات' is 'صماتي'</text:p>
      <text:p text:style-name="P1">Possesive form for 'صمان' is 'صماني'</text:p>
      <text:p text:style-name="P1">Possesive form for 'صموت' is 'صموتي'</text:p>
      <text:p text:style-name="P1">Possesive form for 'صمود' is 'صمودي'</text:p>
      <text:p text:style-name="P1">Possesive form for 'صمول' is 'صمولي'</text:p>
      <text:p text:style-name="P1">Possesive form for 'صندد' is 'صنددي'</text:p>
      <text:p text:style-name="P1">Possesive form for 'صندل' is 'صندلي'</text:p>
      <text:p text:style-name="P1">Possesive form for 'صهابية' is 'صهابيةي'</text:p>
      <text:p text:style-name="P1">Possesive form for 'صهباء' is 'صهباءي'</text:p>
      <text:p text:style-name="P1">Possesive form for 'صهبة' is 'صهبي'</text:p>
      <text:p text:style-name="P1">Possesive form for 'صهبى' is 'صهبىي'</text:p>
      <text:p text:style-name="P1">Possesive form for 'صهيل' is 'صهيلي'</text:p>
      <text:p text:style-name="P1">Possesive form for 'صواب' is 'صوابي'</text:p>
      <text:p text:style-name="P1">Possesive form for 'صواهل' is 'صواهلي'</text:p>
      <text:p text:style-name="P1">Possesive form for 'صوب' is 'صوبي'</text:p>
      <text:p text:style-name="P1">Possesive form for 'صوبة' is 'صوبي'</text:p>
      <text:p text:style-name="P1">Possesive form for 'صيت' is 'صيتي'</text:p>
      <text:p text:style-name="P1">Possesive form for 'صيران' is 'صيراني'</text:p>
      <text:p text:style-name="P1">Possesive form for 'صيوب' is 'صيوبي'</text:p>
      <text:p text:style-name="P1">Possesive form for 'ضاحكة' is 'ضاحكي'</text:p>
      <text:p text:style-name="P1">Possesive form for 'ضاحية' is 'ضاحيةي'</text:p>
      <text:p text:style-name="P1">Possesive form for 'ضارعة' is 'ضارعي'</text:p>
      <text:p text:style-name="P1">Possesive form for 'ضافية' is 'ضافيةي'</text:p>
      <text:p text:style-name="P1">Possesive form for 'ضالة' is 'ضالي'</text:p>
      <text:p text:style-name="P1">Possesive form for 'ضباب' is 'ضبابي'</text:p>
      <text:p text:style-name="P1">Possesive form for 'ضباح' is 'ضباحي'</text:p>
      <text:p text:style-name="P1"><text:soft-page-break/>Possesive form for 'ضحة' is 'ضحي'</text:p>
      <text:p text:style-name="P1">Possesive form for 'ضحوة' is 'ضحوةي'</text:p>
      <text:p text:style-name="P1">Possesive form for 'ضحوك' is 'ضحوكي'</text:p>
      <text:p text:style-name="P1">Possesive form for 'ضحى' is 'ضحىي'</text:p>
      <text:p text:style-name="P1">Possesive form for 'ضفا' is 'ضفاوي'</text:p>
      <text:p text:style-name="P1">Possesive form for 'ضفاف' is 'ضفافي'</text:p>
      <text:p text:style-name="P1">Possesive form for 'ضفة' is 'ضفي'</text:p>
      <text:p text:style-name="P1">Possesive form for 'ضفوة' is 'ضفوةي'</text:p>
      <text:p text:style-name="P1">Possesive form for 'ضفور' is 'ضفوري'</text:p>
      <text:p text:style-name="P1">Possesive form for 'ضفوف' is 'ضفوفي'</text:p>
      <text:p text:style-name="P1">Possesive form for 'ضفون' is 'ضفوني'</text:p>
      <text:p text:style-name="P1">Possesive form for 'ضمائر' is 'ضمائري'</text:p>
      <text:p text:style-name="P1">Possesive form for 'ضمام' is 'ضمامي'</text:p>
      <text:p text:style-name="P1">Possesive form for 'ضمرة' is 'ضمري'</text:p>
      <text:p text:style-name="P1">Possesive form for 'ضمير' is 'ضميري'</text:p>
      <text:p text:style-name="P1">Possesive form for 'ضميم' is 'ضميمي'</text:p>
      <text:p text:style-name="P1">Possesive form for 'ضنين' is 'ضنيني'</text:p>
      <text:p text:style-name="P1">Possesive form for 'ضهوة' is 'ضهوةي'</text:p>
      <text:p text:style-name="P1">Possesive form for 'ضوء الصباح' is 'ضوء الصباحي'</text:p>
      <text:p text:style-name="P1">Possesive form for 'ضواحي' is 'ضواحيّ'</text:p>
      <text:p text:style-name="P1">Possesive form for 'ضياء' is 'ضياءي'</text:p>
      <text:p text:style-name="P1">Possesive form for 'ضياء العين' is 'ضياء العيني'</text:p>
      <text:p text:style-name="P1">Possesive form for 'ضياء النفوس' is 'ضياء النفوسي'</text:p>
      <text:p text:style-name="P1">Possesive form for 'ضياف' is 'ضيافي'</text:p>
      <text:p text:style-name="P1">Possesive form for 'ضيف' is 'ضيفي'</text:p>
      <text:p text:style-name="P1">Possesive form for 'ضيفة' is 'ضيفي'</text:p>
      <text:p text:style-name="P1">Possesive form for 'طائلة' is 'طائلي'</text:p>
      <text:p text:style-name="P1">Possesive form for 'طاب' is 'طابي'</text:p>
      <text:p text:style-name="P1">Possesive form for 'طاقة' is 'طاقي'</text:p>
      <text:p text:style-name="P1">Possesive form for 'طالبة' is 'طالبي'</text:p>
      <text:p text:style-name="P1">Possesive form for 'طاهرة' is 'طاهري'</text:p>
      <text:p text:style-name="P1">Possesive form for 'طبيبة' is 'طبيبي'</text:p>
      <text:p text:style-name="P1">Possesive form for 'طخام' is 'طخامي'</text:p>
      <text:p text:style-name="P1">Possesive form for 'طرائف' is 'طرائفي'</text:p>
      <text:p text:style-name="P1">Possesive form for 'طرائق' is 'طرائقي'</text:p>
      <text:p text:style-name="P1">Possesive form for 'طراف' is 'طرافي'</text:p>
      <text:p text:style-name="P1">Possesive form for 'طرف' is 'طرفي'</text:p>
      <text:p text:style-name="P1">Possesive form for 'طرفاء' is 'طرفاءي'</text:p>
      <text:p text:style-name="P1">Possesive form for 'طروب' is 'طروبي'</text:p>
      <text:p text:style-name="P1">Possesive form for 'طريفة' is 'طريفي'</text:p>
      <text:p text:style-name="P1">Possesive form for 'طفلة' is 'طفلي'</text:p>
      <text:p text:style-name="P1">Possesive form for 'طفلة الأنامل' is 'طفلة الأناملي'</text:p>
      <text:p text:style-name="P1">Possesive form for 'طفول' is 'طفولي'</text:p>
      <text:p text:style-name="P1">Possesive form for 'طفيل' is 'طفيلي'</text:p>
      <text:p text:style-name="P1">Possesive form for 'طل' is 'طلي'</text:p>
      <text:p text:style-name="P1">Possesive form for 'طلاوة' is 'طلاوةي'</text:p>
      <text:p text:style-name="P1">Possesive form for 'طلبا' is 'طلباوي'</text:p>
      <text:p text:style-name="P1">Possesive form for 'طلة' is 'طلي'</text:p>
      <text:p text:style-name="P1"><text:soft-page-break/>Possesive form for 'طلحة' is 'طلحي'</text:p>
      <text:p text:style-name="P1">Possesive form for 'طلوب' is 'طلوبي'</text:p>
      <text:p text:style-name="P1">Possesive form for 'طلى' is 'طلىي'</text:p>
      <text:p text:style-name="P1">Possesive form for 'طليحة' is 'طليحي'</text:p>
      <text:p text:style-name="P1">Possesive form for 'طليف' is 'طليفي'</text:p>
      <text:p text:style-name="P1">Possesive form for 'طليفة' is 'طليفي'</text:p>
      <text:p text:style-name="P1">Possesive form for 'طمأنينة' is 'طمأنيني'</text:p>
      <text:p text:style-name="P1">Possesive form for 'طهور' is 'طهوري'</text:p>
      <text:p text:style-name="P1">Possesive form for 'طوارف' is 'طوارفي'</text:p>
      <text:p text:style-name="P1">Possesive form for 'طواعية' is 'طواعيةي'</text:p>
      <text:p text:style-name="P1">Possesive form for 'طوايا' is 'طوايّ'</text:p>
      <text:p text:style-name="P1">Possesive form for 'طوبى' is 'طوبىي'</text:p>
      <text:p text:style-name="P1">Possesive form for 'طور' is 'طوري'</text:p>
      <text:p text:style-name="P1">Possesive form for 'طوى' is 'طوىي'</text:p>
      <text:p text:style-name="P1">Possesive form for 'طياب' is 'طيابي'</text:p>
      <text:p text:style-name="P1">Possesive form for 'طيب' is 'طيبي'</text:p>
      <text:p text:style-name="P1">Possesive form for 'طيب الحياة' is 'طيب الحياةي'</text:p>
      <text:p text:style-name="P1">Possesive form for 'طيبة' is 'طيبي'</text:p>
      <text:p text:style-name="P1">Possesive form for 'طيبة المعشر' is 'طيبة المعشري'</text:p>
      <text:p text:style-name="P1">Possesive form for 'طيف' is 'طيفي'</text:p>
      <text:p text:style-name="P1">Possesive form for 'طيوب' is 'طيوبي'</text:p>
      <text:p text:style-name="P1">Possesive form for 'طيوف' is 'طيوفي'</text:p>
      <text:p text:style-name="P1">Possesive form for 'طَرَفة' is 'طَرَفي'</text:p>
      <text:p text:style-name="P1">Possesive form for 'طَعْمَةُ' is 'طَعْمي'</text:p>
      <text:p text:style-name="P1">Possesive form for 'طُرْفة' is 'طُرْفي'</text:p>
      <text:p text:style-name="P1">Possesive form for 'طِرْفَةُ' is 'طِرْفي'</text:p>
      <text:p text:style-name="P1">Possesive form for 'طُّعْمَةُ' is 'طُّعْمي'</text:p>
      <text:p text:style-name="P1">Possesive form for 'طِّعْمَةُ' is 'طِّعْمي'</text:p>
      <text:p text:style-name="P1">Possesive form for 'ظافرة' is 'ظافري'</text:p>
      <text:p text:style-name="P1">Possesive form for 'ظامنة' is 'ظامني'</text:p>
      <text:p text:style-name="P1">Possesive form for 'ظباء' is 'ظباءي'</text:p>
      <text:p text:style-name="P1">Possesive form for 'ظبية' is 'ظبيةي'</text:p>
      <text:p text:style-name="P1">Possesive form for 'ظروف' is 'ظروفي'</text:p>
      <text:p text:style-name="P1">Possesive form for 'ظريفة' is 'ظريفي'</text:p>
      <text:p text:style-name="P1">Possesive form for 'ظفائر' is 'ظفائري'</text:p>
      <text:p text:style-name="P1">Possesive form for 'ظفار' is 'ظفاري'</text:p>
      <text:p text:style-name="P1">Possesive form for 'ظفر' is 'ظفري'</text:p>
      <text:p text:style-name="P1">Possesive form for 'ظفرة' is 'ظفري'</text:p>
      <text:p text:style-name="P1">Possesive form for 'ظل' is 'ظلي'</text:p>
      <text:p text:style-name="P1">Possesive form for 'ظليفة' is 'ظليفي'</text:p>
      <text:p text:style-name="P1">Possesive form for 'ظليل' is 'ظليلي'</text:p>
      <text:p text:style-name="P1">Possesive form for 'ظليلة' is 'ظليلي'</text:p>
      <text:p text:style-name="P1">Possesive form for 'ظوافر' is 'ظوافري'</text:p>
      <text:p text:style-name="P1">Possesive form for 'ظَلَّالُ' is 'ظَلَّالي'</text:p>
      <text:p text:style-name="P1">Possesive form for 'ظِلال' is 'ظِلالي'</text:p>
      <text:p text:style-name="P1">Possesive form for 'عائدة' is 'عائدي'</text:p>
      <text:p text:style-name="P1">Possesive form for 'عائشة' is 'عائشي'</text:p>
      <text:p text:style-name="P1">Possesive form for 'عابدة' is 'عابدي'</text:p>
      <text:p text:style-name="P1"><text:soft-page-break/>Possesive form for 'عابرة سبيل' is 'عابرة سبيلي'</text:p>
      <text:p text:style-name="P1">Possesive form for 'عاتقة' is 'عاتقي'</text:p>
      <text:p text:style-name="P1">Possesive form for 'عاتكة' is 'عاتكي'</text:p>
      <text:p text:style-name="P1">Possesive form for 'عادلة' is 'عادلي'</text:p>
      <text:p text:style-name="P1">Possesive form for 'عادية' is 'عاديةي'</text:p>
      <text:p text:style-name="P1">Possesive form for 'عاذرة' is 'عاذري'</text:p>
      <text:p text:style-name="P1">Possesive form for 'عاربة' is 'عاربي'</text:p>
      <text:p text:style-name="P1">Possesive form for 'عازمة' is 'عازمي'</text:p>
      <text:p text:style-name="P1">Possesive form for 'عاسلة' is 'عاسلي'</text:p>
      <text:p text:style-name="P1">Possesive form for 'عاشقة' is 'عاشقي'</text:p>
      <text:p text:style-name="P1">Possesive form for 'عاطرة' is 'عاطري'</text:p>
      <text:p text:style-name="P1">Possesive form for 'عاطفة' is 'عاطفي'</text:p>
      <text:p text:style-name="P1">Possesive form for 'عافية' is 'عافيةي'</text:p>
      <text:p text:style-name="P1">Possesive form for 'عاقلة' is 'عاقلي'</text:p>
      <text:p text:style-name="P1">Possesive form for 'عاكفة' is 'عاكفي'</text:p>
      <text:p text:style-name="P1">Possesive form for 'عالمة' is 'عالمي'</text:p>
      <text:p text:style-name="P1">Possesive form for 'عالية' is 'عاليةي'</text:p>
      <text:p text:style-name="P1">Possesive form for 'عامرة' is 'عامري'</text:p>
      <text:p text:style-name="P1">Possesive form for 'عاهدة' is 'عاهدي'</text:p>
      <text:p text:style-name="P1">Possesive form for 'عبادة' is 'عبادي'</text:p>
      <text:p text:style-name="P1">Possesive form for 'عباهر' is 'عباهري'</text:p>
      <text:p text:style-name="P1">Possesive form for 'عبرة' is 'عبري'</text:p>
      <text:p text:style-name="P1">Possesive form for 'عبرى' is 'عبرىي'</text:p>
      <text:p text:style-name="P1">Possesive form for 'عبق' is 'عبقي'</text:p>
      <text:p text:style-name="P1">Possesive form for 'عبقة' is 'عبقي'</text:p>
      <text:p text:style-name="P1">Possesive form for 'عبقة الأريج' is 'عبقة الأريجي'</text:p>
      <text:p text:style-name="P1">Possesive form for 'عبل' is 'عبلي'</text:p>
      <text:p text:style-name="P1">Possesive form for 'عبلة' is 'عبلي'</text:p>
      <text:p text:style-name="P1">Possesive form for 'عبهر' is 'عبهري'</text:p>
      <text:p text:style-name="P1">Possesive form for 'عبهرة' is 'عبهري'</text:p>
      <text:p text:style-name="P1">Possesive form for 'عبور' is 'عبوري'</text:p>
      <text:p text:style-name="P1">Possesive form for 'عبوق' is 'عبوقي'</text:p>
      <text:p text:style-name="P1">Possesive form for 'عبير' is 'عبيري'</text:p>
      <text:p text:style-name="P1">Possesive form for 'عبير الأقحوان' is 'عبير الأقحواني'</text:p>
      <text:p text:style-name="P1">Possesive form for 'عبير الحب' is 'عبير الحبي'</text:p>
      <text:p text:style-name="P1">Possesive form for 'عبير الحياة' is 'عبير الحياةي'</text:p>
      <text:p text:style-name="P1">Possesive form for 'عبير الذكريات' is 'عبير الذكرياتي'</text:p>
      <text:p text:style-name="P1">Possesive form for 'عبير الصحراء' is 'عبير الصحراءي'</text:p>
      <text:p text:style-name="P1">Possesive form for 'عبيق' is 'عبيقي'</text:p>
      <text:p text:style-name="P1">Possesive form for 'عتر' is 'عتري'</text:p>
      <text:p text:style-name="P1">Possesive form for 'عتود' is 'عتودي'</text:p>
      <text:p text:style-name="P1">Possesive form for 'عتيقة' is 'عتيقي'</text:p>
      <text:p text:style-name="P1">Possesive form for 'عثاعث' is 'عثاعثي'</text:p>
      <text:p text:style-name="P1">Possesive form for 'عجائب' is 'عجائبي'</text:p>
      <text:p text:style-name="P1">Possesive form for 'عجاب' is 'عجابي'</text:p>
      <text:p text:style-name="P1">Possesive form for 'عجلى' is 'عجلىي'</text:p>
      <text:p text:style-name="P1">Possesive form for 'عدائد' is 'عدائدي'</text:p>
      <text:p text:style-name="P1">Possesive form for 'عدان' is 'عداني'</text:p>
      <text:p text:style-name="P1"><text:soft-page-break/>Possesive form for 'عدل' is 'عدلي'</text:p>
      <text:p text:style-name="P1">Possesive form for 'عدول' is 'عدولي'</text:p>
      <text:p text:style-name="P1">Possesive form for 'عديلة' is 'عديلي'</text:p>
      <text:p text:style-name="P1">Possesive form for 'عذاب' is 'عذابي'</text:p>
      <text:p text:style-name="P1">Possesive form for 'عذاة' is 'عذاةي'</text:p>
      <text:p text:style-name="P1">Possesive form for 'عذارى' is 'عذارىي'</text:p>
      <text:p text:style-name="P1">Possesive form for 'عذبة الحديث' is 'عذبة الحديثي'</text:p>
      <text:p text:style-name="P1">Possesive form for 'عذبة الروح' is 'عذبة الروحي'</text:p>
      <text:p text:style-name="P1">Possesive form for 'عذبة اللمى' is 'عذبة اللمىي'</text:p>
      <text:p text:style-name="P1">Possesive form for 'عذراء' is 'عذراءي'</text:p>
      <text:p text:style-name="P1">Possesive form for 'عذق' is 'عذقي'</text:p>
      <text:p text:style-name="P1">Possesive form for 'عذو' is 'عذوي'</text:p>
      <text:p text:style-name="P1">Possesive form for 'عذوات' is 'عذواتي'</text:p>
      <text:p text:style-name="P1">Possesive form for 'عذوب' is 'عذوبي'</text:p>
      <text:p text:style-name="P1">Possesive form for 'عذوق' is 'عذوقي'</text:p>
      <text:p text:style-name="P1">Possesive form for 'عذى' is 'عذىي'</text:p>
      <text:p text:style-name="P1">Possesive form for 'عذير' is 'عذيري'</text:p>
      <text:p text:style-name="P1">Possesive form for 'عرار' is 'عراري'</text:p>
      <text:p text:style-name="P1">Possesive form for 'عراقة' is 'عراقي'</text:p>
      <text:p text:style-name="P1">Possesive form for 'عرانيس' is 'عرانيسي'</text:p>
      <text:p text:style-name="P1">Possesive form for 'عرب' is 'عربي'</text:p>
      <text:p text:style-name="P1">Possesive form for 'عرناس' is 'عرناسي'</text:p>
      <text:p text:style-name="P1">Possesive form for 'عروى' is 'عروىي'</text:p>
      <text:p text:style-name="P1">Possesive form for 'عريب' is 'عريبي'</text:p>
      <text:p text:style-name="P1">Possesive form for 'عرين' is 'عريني'</text:p>
      <text:p text:style-name="P1">Possesive form for 'عز' is 'عزي'</text:p>
      <text:p text:style-name="P1">Possesive form for 'عزاء' is 'عزاءي'</text:p>
      <text:p text:style-name="P1">Possesive form for 'عزاء النفوس' is 'عزاء النفوسي'</text:p>
      <text:p text:style-name="P1">Possesive form for 'عزة' is 'عزي'</text:p>
      <text:p text:style-name="P1">Possesive form for 'عزم' is 'عزمي'</text:p>
      <text:p text:style-name="P1">Possesive form for 'عزوة' is 'عزوةي'</text:p>
      <text:p text:style-name="P1">Possesive form for 'عزون' is 'عزوني'</text:p>
      <text:p text:style-name="P1">Possesive form for 'عزيزة' is 'عزيزي'</text:p>
      <text:p text:style-name="P1">Possesive form for 'عزيمة' is 'عزيمي'</text:p>
      <text:p text:style-name="P1">Possesive form for 'عسفان' is 'عسفاني'</text:p>
      <text:p text:style-name="P1">Possesive form for 'عسل' is 'عسلي'</text:p>
      <text:p text:style-name="P1">Possesive form for 'عسلية' is 'عسليةي'</text:p>
      <text:p text:style-name="P1">Possesive form for 'عسول' is 'عسولي'</text:p>
      <text:p text:style-name="P1">Possesive form for 'عشائر' is 'عشائري'</text:p>
      <text:p text:style-name="P1">Possesive form for 'عشق' is 'عشقي'</text:p>
      <text:p text:style-name="P1">Possesive form for 'عشقة' is 'عشقي'</text:p>
      <text:p text:style-name="P1">Possesive form for 'عشيا' is 'عشيّ'</text:p>
      <text:p text:style-name="P1">Possesive form for 'عشيرة' is 'عشيري'</text:p>
      <text:p text:style-name="P1">Possesive form for 'عصفورة' is 'عصفوري'</text:p>
      <text:p text:style-name="P1">Possesive form for 'عصماء' is 'عصماءي'</text:p>
      <text:p text:style-name="P1">Possesive form for 'عصمة' is 'عصمي'</text:p>
      <text:p text:style-name="P1">Possesive form for 'عصيمة' is 'عصيمي'</text:p>
      <text:p text:style-name="P1">Possesive form for 'عصْمةُ' is 'عصْمي'</text:p>
      <text:p text:style-name="P1"><text:soft-page-break/>Possesive form for 'عضيدة' is 'عضيدي'</text:p>
      <text:p text:style-name="P1">Possesive form for 'عطابل' is 'عطابلي'</text:p>
      <text:p text:style-name="P1">Possesive form for 'عطاف' is 'عطافي'</text:p>
      <text:p text:style-name="P1">Possesive form for 'عطايا' is 'عطايّ'</text:p>
      <text:p text:style-name="P1">Possesive form for 'عطرة' is 'عطري'</text:p>
      <text:p text:style-name="P1">Possesive form for 'عطف' is 'عطفي'</text:p>
      <text:p text:style-name="P1">Possesive form for 'عطوة' is 'عطوةي'</text:p>
      <text:p text:style-name="P1">Possesive form for 'عطور' is 'عطوري'</text:p>
      <text:p text:style-name="P1">Possesive form for 'عطوف' is 'عطوفي'</text:p>
      <text:p text:style-name="P1">Possesive form for 'عطية' is 'عطيةي'</text:p>
      <text:p text:style-name="P1">Possesive form for 'عطية الله' is 'عطية اللهي'</text:p>
      <text:p text:style-name="P1">Possesive form for 'عطيف' is 'عطيفي'</text:p>
      <text:p text:style-name="P1">Possesive form for 'عطيل' is 'عطيلي'</text:p>
      <text:p text:style-name="P1">Possesive form for 'عفاف' is 'عفافي'</text:p>
      <text:p text:style-name="P1">Possesive form for 'عفافة' is 'عفافي'</text:p>
      <text:p text:style-name="P1">Possesive form for 'عفاوة' is 'عفاوةي'</text:p>
      <text:p text:style-name="P1">Possesive form for 'عفة' is 'عفي'</text:p>
      <text:p text:style-name="P1">Possesive form for 'عفد' is 'عفدي'</text:p>
      <text:p text:style-name="P1">Possesive form for 'عفر' is 'عفري'</text:p>
      <text:p text:style-name="P1">Possesive form for 'عفراء' is 'عفراءي'</text:p>
      <text:p text:style-name="P1">Possesive form for 'عفو' is 'عفوي'</text:p>
      <text:p text:style-name="P1">Possesive form for 'عقيلة' is 'عقيلي'</text:p>
      <text:p text:style-name="P1">Possesive form for 'علد' is 'علدي'</text:p>
      <text:p text:style-name="P1">Possesive form for 'علماد' is 'علمادي'</text:p>
      <text:p text:style-name="P1">Possesive form for 'علود' is 'علودي'</text:p>
      <text:p text:style-name="P1">Possesive form for 'علوى' is 'علوىي'</text:p>
      <text:p text:style-name="P1">Possesive form for 'عليا' is 'عليّ'</text:p>
      <text:p text:style-name="P1">Possesive form for 'علياء' is 'علياءي'</text:p>
      <text:p text:style-name="P1">Possesive form for 'علية' is 'عليةي'</text:p>
      <text:p text:style-name="P1">Possesive form for 'عمد' is 'عمدي'</text:p>
      <text:p text:style-name="P1">Possesive form for 'عمرة' is 'عمري'</text:p>
      <text:p text:style-name="P1">Possesive form for 'عناب' is 'عنابي'</text:p>
      <text:p text:style-name="P1">Possesive form for 'عنادل' is 'عنادلي'</text:p>
      <text:p text:style-name="P1">Possesive form for 'عناق' is 'عناقي'</text:p>
      <text:p text:style-name="P1">Possesive form for 'عنان' is 'عناني'</text:p>
      <text:p text:style-name="P1">Possesive form for 'عنايات' is 'عناياتي'</text:p>
      <text:p text:style-name="P1">Possesive form for 'عناية' is 'عنايةي'</text:p>
      <text:p text:style-name="P1">Possesive form for 'عنبر' is 'عنبري'</text:p>
      <text:p text:style-name="P1">Possesive form for 'عنبر المسك' is 'عنبر المسكي'</text:p>
      <text:p text:style-name="P1">Possesive form for 'عنجد' is 'عنجدي'</text:p>
      <text:p text:style-name="P1">Possesive form for 'عندل' is 'عندلي'</text:p>
      <text:p text:style-name="P1">Possesive form for 'عندلة' is 'عندلي'</text:p>
      <text:p text:style-name="P1">Possesive form for 'عندليب' is 'عندليبي'</text:p>
      <text:p text:style-name="P1">Possesive form for 'عندم' is 'عندمي'</text:p>
      <text:p text:style-name="P1">Possesive form for 'عنفوان' is 'عنفواني'</text:p>
      <text:p text:style-name="P1">Possesive form for 'عنقاء' is 'عنقاءي'</text:p>
      <text:p text:style-name="P1">Possesive form for 'عنود' is 'عنودي'</text:p>
      <text:p text:style-name="P1">Possesive form for 'عنود الصيد' is 'عنود الصيدي'</text:p>
      <text:p text:style-name="P1"><text:soft-page-break/>Possesive form for 'عهاد' is 'عهادي'</text:p>
      <text:p text:style-name="P1">Possesive form for 'عهد' is 'عهدي'</text:p>
      <text:p text:style-name="P1">Possesive form for 'عهود' is 'عهودي'</text:p>
      <text:p text:style-name="P1">Possesive form for 'عهون' is 'عهوني'</text:p>
      <text:p text:style-name="P1">Possesive form for 'عواسل' is 'عواسلي'</text:p>
      <text:p text:style-name="P1">Possesive form for 'عواطف' is 'عواطفي'</text:p>
      <text:p text:style-name="P1">Possesive form for 'عوالي' is 'عواليّ'</text:p>
      <text:p text:style-name="P1">Possesive form for 'عود الخيزران' is 'عود الخيزراني'</text:p>
      <text:p text:style-name="P1">Possesive form for 'عود الموج' is 'عود الموجي'</text:p>
      <text:p text:style-name="P1">Possesive form for 'عوف' is 'عوفي'</text:p>
      <text:p text:style-name="P1">Possesive form for 'عوهق' is 'عوهقي'</text:p>
      <text:p text:style-name="P1">Possesive form for 'عيان' is 'عياني'</text:p>
      <text:p text:style-name="P1">Possesive form for 'عيده' is 'عيدهي'</text:p>
      <text:p text:style-name="P1">Possesive form for 'عيلم' is 'عيلمي'</text:p>
      <text:p text:style-name="P1">Possesive form for 'عين الحياة' is 'عين الحياةي'</text:p>
      <text:p text:style-name="P1">Possesive form for 'عيوف' is 'عيوفي'</text:p>
      <text:p text:style-name="P1">Possesive form for 'عَبر' is 'عَبري'</text:p>
      <text:p text:style-name="P1">Possesive form for 'عَبَالُ' is 'عَبَالي'</text:p>
      <text:p text:style-name="P1">Possesive form for 'عَذَبة' is 'عَذَبي'</text:p>
      <text:p text:style-name="P1">Possesive form for 'عَذْبةُ' is 'عَذْبي'</text:p>
      <text:p text:style-name="P1">Possesive form for 'عَروُب' is 'عَروُبي'</text:p>
      <text:p text:style-name="P1">Possesive form for 'عُبْرُ' is 'عُبْري'</text:p>
      <text:p text:style-name="P1">Possesive form for 'عُتبى' is 'عُتبىي'</text:p>
      <text:p text:style-name="P1">Possesive form for 'عُروُب' is 'عُروُبي'</text:p>
      <text:p text:style-name="P1">Possesive form for 'عُرَاق' is 'عُرَاقي'</text:p>
      <text:p text:style-name="P1">Possesive form for 'عِبَال' is 'عِبَالي'</text:p>
      <text:p text:style-name="P1">Possesive form for 'عِبْر' is 'عِبْري'</text:p>
      <text:p text:style-name="P1">Possesive form for 'عِرَاق' is 'عِرَاقي'</text:p>
      <text:p text:style-name="P1">Possesive form for 'عِصْمةُ' is 'عِصْمي'</text:p>
      <text:p text:style-name="P1">Possesive form for 'غادة' is 'غادي'</text:p>
      <text:p text:style-name="P1">Possesive form for 'غادة اليم' is 'غادة اليمي'</text:p>
      <text:p text:style-name="P1">Possesive form for 'غادية' is 'غاديةي'</text:p>
      <text:p text:style-name="P1">Possesive form for 'غالبة' is 'غالبي'</text:p>
      <text:p text:style-name="P1">Possesive form for 'غالية' is 'غاليةي'</text:p>
      <text:p text:style-name="P1">Possesive form for 'غامدة' is 'غامدي'</text:p>
      <text:p text:style-name="P1">Possesive form for 'غامرية' is 'غامريةي'</text:p>
      <text:p text:style-name="P1">Possesive form for 'غانية' is 'غانيةي'</text:p>
      <text:p text:style-name="P1">Possesive form for 'غاية' is 'غايةي'</text:p>
      <text:p text:style-name="P1">Possesive form for 'غاية الأمل' is 'غاية الأملي'</text:p>
      <text:p text:style-name="P1">Possesive form for 'غاية المنى' is 'غاية المنىي'</text:p>
      <text:p text:style-name="P1">Possesive form for 'غدائر' is 'غدائري'</text:p>
      <text:p text:style-name="P1">Possesive form for 'غداف' is 'غدافي'</text:p>
      <text:p text:style-name="P1">Possesive form for 'غداني' is 'غدانيّ'</text:p>
      <text:p text:style-name="P1">Possesive form for 'غدف' is 'غدفي'</text:p>
      <text:p text:style-name="P1">Possesive form for 'غدفان' is 'غدفاني'</text:p>
      <text:p text:style-name="P1">Possesive form for 'غدق' is 'غدقي'</text:p>
      <text:p text:style-name="P1">Possesive form for 'غدن' is 'غدني'</text:p>
      <text:p text:style-name="P1">Possesive form for 'غدير' is 'غديري'</text:p>
      <text:p text:style-name="P1"><text:soft-page-break/>Possesive form for 'غراء' is 'غراءي'</text:p>
      <text:p text:style-name="P1">Possesive form for 'غراد' is 'غرادي'</text:p>
      <text:p text:style-name="P1">Possesive form for 'غرار' is 'غراري'</text:p>
      <text:p text:style-name="P1">Possesive form for 'غراس' is 'غراسي'</text:p>
      <text:p text:style-name="P1">Possesive form for 'غرام' is 'غرامي'</text:p>
      <text:p text:style-name="P1">Possesive form for 'غرقد' is 'غرقدي'</text:p>
      <text:p text:style-name="P1">Possesive form for 'غروب' is 'غروبي'</text:p>
      <text:p text:style-name="P1">Possesive form for 'غروف' is 'غروفي'</text:p>
      <text:p text:style-name="P1">Possesive form for 'غريفة' is 'غريفي'</text:p>
      <text:p text:style-name="P1">Possesive form for 'غزال' is 'غزالي'</text:p>
      <text:p text:style-name="P1">Possesive form for 'غزالة' is 'غزالي'</text:p>
      <text:p text:style-name="P1">Possesive form for 'غزل' is 'غزلي'</text:p>
      <text:p text:style-name="P1">Possesive form for 'غزلاء' is 'غزلاءي'</text:p>
      <text:p text:style-name="P1">Possesive form for 'غزلان' is 'غزلاني'</text:p>
      <text:p text:style-name="P1">Possesive form for 'غزوة' is 'غزوةي'</text:p>
      <text:p text:style-name="P1">Possesive form for 'غزيل' is 'غزيلي'</text:p>
      <text:p text:style-name="P1">Possesive form for 'غسان' is 'غساني'</text:p>
      <text:p text:style-name="P1">Possesive form for 'غسانية' is 'غسانيةي'</text:p>
      <text:p text:style-name="P1">Possesive form for 'غسق' is 'غسقي'</text:p>
      <text:p text:style-name="P1">Possesive form for 'غسنة' is 'غسني'</text:p>
      <text:p text:style-name="P1">Possesive form for 'غصن' is 'غصني'</text:p>
      <text:p text:style-name="P1">Possesive form for 'غصون' is 'غصوني'</text:p>
      <text:p text:style-name="P1">Possesive form for 'غضف' is 'غضفي'</text:p>
      <text:p text:style-name="P1">Possesive form for 'غضون' is 'غضوني'</text:p>
      <text:p text:style-name="P1">Possesive form for 'غطفاء' is 'غطفاءي'</text:p>
      <text:p text:style-name="P1">Possesive form for 'غفور' is 'غفوري'</text:p>
      <text:p text:style-name="P1">Possesive form for 'غلاب' is 'غلابي'</text:p>
      <text:p text:style-name="P1">Possesive form for 'غمرة' is 'غمري'</text:p>
      <text:p text:style-name="P1">Possesive form for 'غمرية' is 'غمريةي'</text:p>
      <text:p text:style-name="P1">Possesive form for 'غمير' is 'غميري'</text:p>
      <text:p text:style-name="P1">Possesive form for 'غميم' is 'غميمي'</text:p>
      <text:p text:style-name="P1">Possesive form for 'غندر' is 'غندري'</text:p>
      <text:p text:style-name="P1">Possesive form for 'غندورة' is 'غندوري'</text:p>
      <text:p text:style-name="P1">Possesive form for 'غنيان' is 'غنياني'</text:p>
      <text:p text:style-name="P1">Possesive form for 'غنية' is 'غنيةي'</text:p>
      <text:p text:style-name="P1">Possesive form for 'غنيمة' is 'غنيمي'</text:p>
      <text:p text:style-name="P1">Possesive form for 'غواد' is 'غوادي'</text:p>
      <text:p text:style-name="P1">Possesive form for 'غوالي' is 'غواليّ'</text:p>
      <text:p text:style-name="P1">Possesive form for 'غوان' is 'غواني'</text:p>
      <text:p text:style-name="P1">Possesive form for 'غوناق' is 'غوناقي'</text:p>
      <text:p text:style-name="P1">Possesive form for 'غياث' is 'غياثي'</text:p>
      <text:p text:style-name="P1">Possesive form for 'غيار' is 'غياري'</text:p>
      <text:p text:style-name="P1">Possesive form for 'غياك' is 'غياكي'</text:p>
      <text:p text:style-name="P1">Possesive form for 'غيثاء' is 'غيثاءي'</text:p>
      <text:p text:style-name="P1">Possesive form for 'غيثانة' is 'غيثاني'</text:p>
      <text:p text:style-name="P1">Possesive form for 'غيثة' is 'غيثي'</text:p>
      <text:p text:style-name="P1">Possesive form for 'غيد' is 'غيدي'</text:p>
      <text:p text:style-name="P1">Possesive form for 'غيداء' is 'غيداءي'</text:p>
      <text:p text:style-name="P1"><text:soft-page-break/>Possesive form for 'غيداق' is 'غيداقي'</text:p>
      <text:p text:style-name="P1">Possesive form for 'غيدة' is 'غيدي'</text:p>
      <text:p text:style-name="P1">Possesive form for 'غيساء' is 'غيساءي'</text:p>
      <text:p text:style-name="P1">Possesive form for 'غيسان' is 'غيساني'</text:p>
      <text:p text:style-name="P1">Possesive form for 'غيسانة' is 'غيساني'</text:p>
      <text:p text:style-name="P1">Possesive form for 'غيمة' is 'غيمي'</text:p>
      <text:p text:style-name="P1">Possesive form for 'غيناء' is 'غيناءي'</text:p>
      <text:p text:style-name="P1">Possesive form for 'غينة' is 'غيني'</text:p>
      <text:p text:style-name="P1">Possesive form for 'غيوم' is 'غيومي'</text:p>
      <text:p text:style-name="P1">Possesive form for 'غَضَّوَر' is 'غَضَّوَري'</text:p>
      <text:p text:style-name="P1">Possesive form for 'غَضْور' is 'غَضْوري'</text:p>
      <text:p text:style-name="P1">Possesive form for 'فائدة' is 'فائدي'</text:p>
      <text:p text:style-name="P1">Possesive form for 'فائزة' is 'فائزي'</text:p>
      <text:p text:style-name="P1">Possesive form for 'فاتن' is 'فاتني'</text:p>
      <text:p text:style-name="P1">Possesive form for 'فاتنة الألباب' is 'فاتنة الألبابي'</text:p>
      <text:p text:style-name="P1">Possesive form for 'فاتنة الإحساس' is 'فاتنة الإحساسي'</text:p>
      <text:p text:style-name="P1">Possesive form for 'فاتنة الروح' is 'فاتنة الروحي'</text:p>
      <text:p text:style-name="P1">Possesive form for 'فاتنة القوام' is 'فاتنة القوامي'</text:p>
      <text:p text:style-name="P1">Possesive form for 'فاخرة' is 'فاخري'</text:p>
      <text:p text:style-name="P1">Possesive form for 'فادية' is 'فاديةي'</text:p>
      <text:p text:style-name="P1">Possesive form for 'فارد' is 'فاردي'</text:p>
      <text:p text:style-name="P1">Possesive form for 'فارعة' is 'فارعي'</text:p>
      <text:p text:style-name="P1">Possesive form for 'فارفا آن (فارفان)' is 'فارفا آن (فارفان)ي'</text:p>
      <text:p text:style-name="P1">Possesive form for 'فاضلة' is 'فاضلي'</text:p>
      <text:p text:style-name="P1">Possesive form for 'فاطمة' is 'فاطمي'</text:p>
      <text:p text:style-name="P1">Possesive form for 'فاطنة' is 'فاطني'</text:p>
      <text:p text:style-name="P1">Possesive form for 'فافان' is 'فافاني'</text:p>
      <text:p text:style-name="P1">Possesive form for 'فالة' is 'فالي'</text:p>
      <text:p text:style-name="P1">Possesive form for 'فامية' is 'فاميةي'</text:p>
      <text:p text:style-name="P1">Possesive form for 'فامين' is 'فاميني'</text:p>
      <text:p text:style-name="P1">Possesive form for 'فايا' is 'فايّ'</text:p>
      <text:p text:style-name="P1">Possesive form for 'فتاحة' is 'فتاحي'</text:p>
      <text:p text:style-name="P1">Possesive form for 'فتانة العينين' is 'فتانة العينيني'</text:p>
      <text:p text:style-name="P1">Possesive form for 'فتحية' is 'فتحيةي'</text:p>
      <text:p text:style-name="P1">Possesive form for 'فتنة' is 'فتني'</text:p>
      <text:p text:style-name="P1">Possesive form for 'فتنة العاشقين' is 'فتنة العاشقيني'</text:p>
      <text:p text:style-name="P1">Possesive form for 'فتوح' is 'فتوحي'</text:p>
      <text:p text:style-name="P1">Possesive form for 'فتيان' is 'فتياني'</text:p>
      <text:p text:style-name="P1">Possesive form for 'فتية' is 'فتيةي'</text:p>
      <text:p text:style-name="P1">Possesive form for 'فتين' is 'فتيني'</text:p>
      <text:p text:style-name="P1">Possesive form for 'فجاج' is 'فجاجي'</text:p>
      <text:p text:style-name="P1">Possesive form for 'فجر' is 'فجري'</text:p>
      <text:p text:style-name="P1">Possesive form for 'فخرية' is 'فخريةي'</text:p>
      <text:p text:style-name="P1">Possesive form for 'فداء' is 'فداءي'</text:p>
      <text:p text:style-name="P1">Possesive form for 'فدن' is 'فدني'</text:p>
      <text:p text:style-name="P1">Possesive form for 'فدوى' is 'فدوىي'</text:p>
      <text:p text:style-name="P1">Possesive form for 'فديد' is 'فديدي'</text:p>
      <text:p text:style-name="P1">Possesive form for 'فذايا' is 'فذايّ'</text:p>
      <text:p text:style-name="P1"><text:soft-page-break/>Possesive form for 'فذك' is 'فذكي'</text:p>
      <text:p text:style-name="P1">Possesive form for 'فرات' is 'فراتي'</text:p>
      <text:p text:style-name="P1">Possesive form for 'فراجة' is 'فراجي'</text:p>
      <text:p text:style-name="P1">Possesive form for 'فراديس' is 'فراديسي'</text:p>
      <text:p text:style-name="P1">Possesive form for 'فراس' is 'فراسي'</text:p>
      <text:p text:style-name="P1">Possesive form for 'فراوة' is 'فراوةي'</text:p>
      <text:p text:style-name="P1">Possesive form for 'فرتاج' is 'فرتاجي'</text:p>
      <text:p text:style-name="P1">Possesive form for 'فرح' is 'فرحي'</text:p>
      <text:p text:style-name="P1">Possesive form for 'فرحة' is 'فرحي'</text:p>
      <text:p text:style-name="P1">Possesive form for 'فردة' is 'فردي'</text:p>
      <text:p text:style-name="P1">Possesive form for 'فردوس' is 'فردوسي'</text:p>
      <text:p text:style-name="P1">Possesive form for 'فرزة' is 'فرزي'</text:p>
      <text:p text:style-name="P1">Possesive form for 'فرقد' is 'فرقدي'</text:p>
      <text:p text:style-name="P1">Possesive form for 'فرندل' is 'فرندلي'</text:p>
      <text:p text:style-name="P1">Possesive form for 'فرود' is 'فرودي'</text:p>
      <text:p text:style-name="P1">Possesive form for 'فروز' is 'فروزي'</text:p>
      <text:p text:style-name="P1">Possesive form for 'فريدة' is 'فريدي'</text:p>
      <text:p text:style-name="P1">Possesive form for 'فريال' is 'فريالي'</text:p>
      <text:p text:style-name="P1">Possesive form for 'فسيل' is 'فسيلي'</text:p>
      <text:p text:style-name="P1">Possesive form for 'فصائل' is 'فصائلي'</text:p>
      <text:p text:style-name="P1">Possesive form for 'فصاح' is 'فصاحي'</text:p>
      <text:p text:style-name="P1">Possesive form for 'فصاحة' is 'فصاحي'</text:p>
      <text:p text:style-name="P1">Possesive form for 'فصال' is 'فصالي'</text:p>
      <text:p text:style-name="P1">Possesive form for 'فصل' is 'فصلي'</text:p>
      <text:p text:style-name="P1">Possesive form for 'فصول' is 'فصولي'</text:p>
      <text:p text:style-name="P1">Possesive form for 'فضة' is 'فضي'</text:p>
      <text:p text:style-name="P1">Possesive form for 'فضل' is 'فضلي'</text:p>
      <text:p text:style-name="P1">Possesive form for 'فضل العزيز' is 'فضل العزيزي'</text:p>
      <text:p text:style-name="P1">Possesive form for 'فضول' is 'فضولي'</text:p>
      <text:p text:style-name="P1">Possesive form for 'فضية' is 'فضيةي'</text:p>
      <text:p text:style-name="P1">Possesive form for 'فضيلة' is 'فضيلي'</text:p>
      <text:p text:style-name="P1">Possesive form for 'فطام' is 'فطامي'</text:p>
      <text:p text:style-name="P1">Possesive form for 'فطنة' is 'فطني'</text:p>
      <text:p text:style-name="P1">Possesive form for 'فطوم' is 'فطومي'</text:p>
      <text:p text:style-name="P1">Possesive form for 'فطون' is 'فطوني'</text:p>
      <text:p text:style-name="P1">Possesive form for 'فطينة' is 'فطيني'</text:p>
      <text:p text:style-name="P1">Possesive form for 'فعام' is 'فعامي'</text:p>
      <text:p text:style-name="P1">Possesive form for 'فكرة' is 'فكري'</text:p>
      <text:p text:style-name="P1">Possesive form for 'فكرية' is 'فكريةي'</text:p>
      <text:p text:style-name="P1">Possesive form for 'فل' is 'فلي'</text:p>
      <text:p text:style-name="P1">Possesive form for 'فلك' is 'فلكي'</text:p>
      <text:p text:style-name="P1">Possesive form for 'فله' is 'فلهي'</text:p>
      <text:p text:style-name="P1">Possesive form for 'فلوة' is 'فلوةي'</text:p>
      <text:p text:style-name="P1">Possesive form for 'فن' is 'فني'</text:p>
      <text:p text:style-name="P1">Possesive form for 'فند' is 'فندي'</text:p>
      <text:p text:style-name="P1">Possesive form for 'فنون' is 'فنوني'</text:p>
      <text:p text:style-name="P1">Possesive form for 'فهدات' is 'فهداتي'</text:p>
      <text:p text:style-name="P1">Possesive form for 'فهدة' is 'فهدي'</text:p>
      <text:p text:style-name="P1"><text:soft-page-break/>Possesive form for 'فهيمة' is 'فهيمي'</text:p>
      <text:p text:style-name="P1">Possesive form for 'فو' is 'فوي'</text:p>
      <text:p text:style-name="P1">Possesive form for 'فواصل' is 'فواصلي'</text:p>
      <text:p text:style-name="P1">Possesive form for 'فوة' is 'فوةي'</text:p>
      <text:p text:style-name="P1">Possesive form for 'فوز' is 'فوزي'</text:p>
      <text:p text:style-name="P1">Possesive form for 'فوزة' is 'فوزي'</text:p>
      <text:p text:style-name="P1">Possesive form for 'فوزية' is 'فوزيةي'</text:p>
      <text:p text:style-name="P1">Possesive form for 'فوف' is 'فوفي'</text:p>
      <text:p text:style-name="P1">Possesive form for 'فوفة' is 'فوفي'</text:p>
      <text:p text:style-name="P1">Possesive form for 'فوقية' is 'فوقيةي'</text:p>
      <text:p text:style-name="P1">Possesive form for 'فيء' is 'فيءي'</text:p>
      <text:p text:style-name="P1">Possesive form for 'فياحة' is 'فياحي'</text:p>
      <text:p text:style-name="P1">Possesive form for 'فياد' is 'فيادي'</text:p>
      <text:p text:style-name="P1">Possesive form for 'فياض' is 'فياضي'</text:p>
      <text:p text:style-name="P1">Possesive form for 'فيافي' is 'فيافيّ'</text:p>
      <text:p text:style-name="P1">Possesive form for 'فيحاء' is 'فيحاءي'</text:p>
      <text:p text:style-name="P1">Possesive form for 'فيد' is 'فيدي'</text:p>
      <text:p text:style-name="P1">Possesive form for 'فيروز' is 'فيروزي'</text:p>
      <text:p text:style-name="P1">Possesive form for 'فيروزة' is 'فيروزي'</text:p>
      <text:p text:style-name="P1">Possesive form for 'فيروزج' is 'فيروزجي'</text:p>
      <text:p text:style-name="P1">Possesive form for 'فيض' is 'فيضي'</text:p>
      <text:p text:style-name="P1">Possesive form for 'فيضة' is 'فيضي'</text:p>
      <text:p text:style-name="P1">Possesive form for 'فيف' is 'فيفي'</text:p>
      <text:p text:style-name="P1">Possesive form for 'فيفاء' is 'فيفاءي'</text:p>
      <text:p text:style-name="P1">Possesive form for 'فيمان' is 'فيماني'</text:p>
      <text:p text:style-name="P1">Possesive form for 'فينافير' is 'فينافيري'</text:p>
      <text:p text:style-name="P1">Possesive form for 'فينان' is 'فيناني'</text:p>
      <text:p text:style-name="P1">Possesive form for 'فيوء' is 'فيوءي'</text:p>
      <text:p text:style-name="P1">Possesive form for 'فَكِيَهُة' is 'فَكِيَهي'</text:p>
      <text:p text:style-name="P1">Possesive form for 'فُكيْهةُ' is 'فُكيْهي'</text:p>
      <text:p text:style-name="P1">Possesive form for 'قانتة' is 'قانتي'</text:p>
      <text:p text:style-name="P1">Possesive form for 'قبائل' is 'قبائلي'</text:p>
      <text:p text:style-name="P1">Possesive form for 'قبال' is 'قبالي'</text:p>
      <text:p text:style-name="P1">Possesive form for 'قبلة' is 'قبلي'</text:p>
      <text:p text:style-name="P1">Possesive form for 'قبول' is 'قبولي'</text:p>
      <text:p text:style-name="P1">Possesive form for 'قبيلة' is 'قبيلي'</text:p>
      <text:p text:style-name="P1">Possesive form for 'قدا' is 'قداوي'</text:p>
      <text:p text:style-name="P1">Possesive form for 'قداس' is 'قداسي'</text:p>
      <text:p text:style-name="P1">Possesive form for 'قداف' is 'قدافي'</text:p>
      <text:p text:style-name="P1">Possesive form for 'قدم' is 'قدمي'</text:p>
      <text:p text:style-name="P1">Possesive form for 'قدوم' is 'قدومي'</text:p>
      <text:p text:style-name="P1">Possesive form for 'قرانيا' is 'قرانيّ'</text:p>
      <text:p text:style-name="P1">Possesive form for 'قرة العين' is 'قرة العيني'</text:p>
      <text:p text:style-name="P1">Possesive form for 'قرنفل' is 'قرنفلي'</text:p>
      <text:p text:style-name="P1">Possesive form for 'قرى' is 'قرىي'</text:p>
      <text:p text:style-name="P1">Possesive form for 'قريبة' is 'قريبي'</text:p>
      <text:p text:style-name="P1">Possesive form for 'قرير' is 'قريري'</text:p>
      <text:p text:style-name="P1">Possesive form for 'قسمة' is 'قسمي'</text:p>
      <text:p text:style-name="P1"><text:soft-page-break/>Possesive form for 'قشيب' is 'قشيبي'</text:p>
      <text:p text:style-name="P1">Possesive form for 'قطا' is 'قطاوي'</text:p>
      <text:p text:style-name="P1">Possesive form for 'قطاف' is 'قطافي'</text:p>
      <text:p text:style-name="P1">Possesive form for 'قطر الندى' is 'قطر الندىي'</text:p>
      <text:p text:style-name="P1">Possesive form for 'قطوف' is 'قطوفي'</text:p>
      <text:p text:style-name="P1">Possesive form for 'قلبية' is 'قلبيةي'</text:p>
      <text:p text:style-name="P1">Possesive form for 'قلوب' is 'قلوبي'</text:p>
      <text:p text:style-name="P1">Possesive form for 'قماش' is 'قماشي'</text:p>
      <text:p text:style-name="P1">Possesive form for 'قماشة' is 'قماشي'</text:p>
      <text:p text:style-name="P1">Possesive form for 'قمر' is 'قمري'</text:p>
      <text:p text:style-name="P1">Possesive form for 'قمراء' is 'قمراءي'</text:p>
      <text:p text:style-name="P1">Possesive form for 'قمرية' is 'قمريةي'</text:p>
      <text:p text:style-name="P1">Possesive form for 'قناديل' is 'قناديلي'</text:p>
      <text:p text:style-name="P1">Possesive form for 'قنديد' is 'قنديدي'</text:p>
      <text:p text:style-name="P1">Possesive form for 'قنديل' is 'قنديلي'</text:p>
      <text:p text:style-name="P1">Possesive form for 'قنوت' is 'قنوتي'</text:p>
      <text:p text:style-name="P1">Possesive form for 'قوت' is 'قوتي'</text:p>
      <text:p text:style-name="P1">Possesive form for 'قيدام' is 'قيدامي'</text:p>
      <text:p text:style-name="P1">Possesive form for 'قيصوم' is 'قيصومي'</text:p>
      <text:p text:style-name="P1">Possesive form for 'كائنة' is 'كائني'</text:p>
      <text:p text:style-name="P1">Possesive form for 'كاتبة' is 'كاتبي'</text:p>
      <text:p text:style-name="P1">Possesive form for 'كادحة' is 'كادحي'</text:p>
      <text:p text:style-name="P1">Possesive form for 'كادي' is 'كاديّ'</text:p>
      <text:p text:style-name="P1">Possesive form for 'كاذي' is 'كاذيّ'</text:p>
      <text:p text:style-name="P1">Possesive form for 'كاسبة' is 'كاسبي'</text:p>
      <text:p text:style-name="P1">Possesive form for 'كاظمة' is 'كاظمي'</text:p>
      <text:p text:style-name="P1">Possesive form for 'كاعب' is 'كاعبي'</text:p>
      <text:p text:style-name="P1">Possesive form for 'كافلة' is 'كافلي'</text:p>
      <text:p text:style-name="P1">Possesive form for 'كافور' is 'كافوري'</text:p>
      <text:p text:style-name="P1">Possesive form for 'كاملة' is 'كاملي'</text:p>
      <text:p text:style-name="P1">Possesive form for 'كتوم' is 'كتومي'</text:p>
      <text:p text:style-name="P1">Possesive form for 'كحلاء' is 'كحلاءي'</text:p>
      <text:p text:style-name="P1">Possesive form for 'كحيلة' is 'كحيلي'</text:p>
      <text:p text:style-name="P1">Possesive form for 'كرامة' is 'كرامي'</text:p>
      <text:p text:style-name="P1">Possesive form for 'كربل' is 'كربلي'</text:p>
      <text:p text:style-name="P1">Possesive form for 'كرم' is 'كرمي'</text:p>
      <text:p text:style-name="P1">Possesive form for 'كرمة' is 'كرمي'</text:p>
      <text:p text:style-name="P1">Possesive form for 'كريمة' is 'كريمي'</text:p>
      <text:p text:style-name="P1">Possesive form for 'كريمة الأصل' is 'كريمة الأصلي'</text:p>
      <text:p text:style-name="P1">Possesive form for 'كريمة الحسب' is 'كريمة الحسبي'</text:p>
      <text:p text:style-name="P1">Possesive form for 'كسبة' is 'كسبي'</text:p>
      <text:p text:style-name="P1">Possesive form for 'كسكرا' is 'كسكراوي'</text:p>
      <text:p text:style-name="P1">Possesive form for 'كفاء' is 'كفاءي'</text:p>
      <text:p text:style-name="P1">Possesive form for 'كفاح' is 'كفاحي'</text:p>
      <text:p text:style-name="P1">Possesive form for 'كفاف' is 'كفافي'</text:p>
      <text:p text:style-name="P1">Possesive form for 'كفاية' is 'كفايةي'</text:p>
      <text:p text:style-name="P1">Possesive form for 'كلثم' is 'كلثمي'</text:p>
      <text:p text:style-name="P1">Possesive form for 'كلثوم' is 'كلثومي'</text:p>
      <text:p text:style-name="P1"><text:soft-page-break/>Possesive form for 'كمالات' is 'كمالاتي'</text:p>
      <text:p text:style-name="P1">Possesive form for 'كمول' is 'كمولي'</text:p>
      <text:p text:style-name="P1">Possesive form for 'كميت' is 'كميتي'</text:p>
      <text:p text:style-name="P1">Possesive form for 'كنار' is 'كناري'</text:p>
      <text:p text:style-name="P1">Possesive form for 'كناري' is 'كناريّ'</text:p>
      <text:p text:style-name="P1">Possesive form for 'كنانة' is 'كناني'</text:p>
      <text:p text:style-name="P1">Possesive form for 'كنوز' is 'كنوزي'</text:p>
      <text:p text:style-name="P1">Possesive form for 'كواسر' is 'كواسري'</text:p>
      <text:p text:style-name="P1">Possesive form for 'كواعب' is 'كواعبي'</text:p>
      <text:p text:style-name="P1">Possesive form for 'كواكب' is 'كواكبي'</text:p>
      <text:p text:style-name="P1">Possesive form for 'كوثر' is 'كوثري'</text:p>
      <text:p text:style-name="P1">Possesive form for 'كوفة' is 'كوفي'</text:p>
      <text:p text:style-name="P1">Possesive form for 'كوكب' is 'كوكبي'</text:p>
      <text:p text:style-name="P1">Possesive form for 'كوكبة' is 'كوكبي'</text:p>
      <text:p text:style-name="P1">Possesive form for 'كوكبة الشرق' is 'كوكبة الشرقي'</text:p>
      <text:p text:style-name="P1">Possesive form for 'لآلئ' is 'لآلئي'</text:p>
      <text:p text:style-name="P1">Possesive form for 'لؤلؤة' is 'لؤلؤي'</text:p>
      <text:p text:style-name="P1">Possesive form for 'لاعة' is 'لاعي'</text:p>
      <text:p text:style-name="P1">Possesive form for 'لامة' is 'لامي'</text:p>
      <text:p text:style-name="P1">Possesive form for 'لباب' is 'لبابي'</text:p>
      <text:p text:style-name="P1">Possesive form for 'لبانة' is 'لباني'</text:p>
      <text:p text:style-name="P1">Possesive form for 'لبنى' is 'لبنىي'</text:p>
      <text:p text:style-name="P1">Possesive form for 'لبوة' is 'لبوةي'</text:p>
      <text:p text:style-name="P1">Possesive form for 'لبيبة' is 'لبيبي'</text:p>
      <text:p text:style-name="P1">Possesive form for 'لبيس' is 'لبيسي'</text:p>
      <text:p text:style-name="P1">Possesive form for 'لتاح' is 'لتاحي'</text:p>
      <text:p text:style-name="P1">Possesive form for 'لتوب' is 'لتوبي'</text:p>
      <text:p text:style-name="P1">Possesive form for 'لتين' is 'لتيني'</text:p>
      <text:p text:style-name="P1">Possesive form for 'لثم' is 'لثمي'</text:p>
      <text:p text:style-name="P1">Possesive form for 'لجم' is 'لجمي'</text:p>
      <text:p text:style-name="P1">Possesive form for 'لجين' is 'لجيني'</text:p>
      <text:p text:style-name="P1">Possesive form for 'لحاة' is 'لحاةي'</text:p>
      <text:p text:style-name="P1">Possesive form for 'لحاظ' is 'لحاظي'</text:p>
      <text:p text:style-name="P1">Possesive form for 'لحظ' is 'لحظي'</text:p>
      <text:p text:style-name="P1">Possesive form for 'لحوب' is 'لحوبي'</text:p>
      <text:p text:style-name="P1">Possesive form for 'لحوظ' is 'لحوظي'</text:p>
      <text:p text:style-name="P1">Possesive form for 'لحون' is 'لحوني'</text:p>
      <text:p text:style-name="P1">Possesive form for 'لحيظ' is 'لحيظي'</text:p>
      <text:p text:style-name="P1">Possesive form for 'لدن' is 'لدني'</text:p>
      <text:p text:style-name="P1">Possesive form for 'لدنة' is 'لدني'</text:p>
      <text:p text:style-name="P1">Possesive form for 'لدون' is 'لدوني'</text:p>
      <text:p text:style-name="P1">Possesive form for 'لذاذة' is 'لذاذي'</text:p>
      <text:p text:style-name="P1">Possesive form for 'لذة' is 'لذي'</text:p>
      <text:p text:style-name="P1">Possesive form for 'لذلاذ' is 'لذلاذي'</text:p>
      <text:p text:style-name="P1">Possesive form for 'لذيذة' is 'لذيذي'</text:p>
      <text:p text:style-name="P1">Possesive form for 'لسيس' is 'لسيسي'</text:p>
      <text:p text:style-name="P1">Possesive form for 'لصبن' is 'لصبني'</text:p>
      <text:p text:style-name="P1">Possesive form for 'لطاف' is 'لطافي'</text:p>
      <text:p text:style-name="P1"><text:soft-page-break/>Possesive form for 'لطف' is 'لطفي'</text:p>
      <text:p text:style-name="P1">Possesive form for 'لطفة' is 'لطفي'</text:p>
      <text:p text:style-name="P1">Possesive form for 'لطيف' is 'لطيفي'</text:p>
      <text:p text:style-name="P1">Possesive form for 'لطيفة' is 'لطيفي'</text:p>
      <text:p text:style-name="P1">Possesive form for 'لعاع' is 'لعاعي'</text:p>
      <text:p text:style-name="P1">Possesive form for 'لعة' is 'لعي'</text:p>
      <text:p text:style-name="P1">Possesive form for 'لعساء' is 'لعساءي'</text:p>
      <text:p text:style-name="P1">Possesive form for 'لعسة' is 'لعسي'</text:p>
      <text:p text:style-name="P1">Possesive form for 'لفات' is 'لفاتي'</text:p>
      <text:p text:style-name="P1">Possesive form for 'لفت' is 'لفتي'</text:p>
      <text:p text:style-name="P1">Possesive form for 'لفيف' is 'لفيفي'</text:p>
      <text:p text:style-name="P1">Possesive form for 'لقاء' is 'لقاءي'</text:p>
      <text:p text:style-name="P1">Possesive form for 'لقاح' is 'لقاحي'</text:p>
      <text:p text:style-name="P1">Possesive form for 'لقان' is 'لقاني'</text:p>
      <text:p text:style-name="P1">Possesive form for 'لقيا' is 'لقيّ'</text:p>
      <text:p text:style-name="P1">Possesive form for 'لكان' is 'لكاني'</text:p>
      <text:p text:style-name="P1">Possesive form for 'لمة' is 'لمي'</text:p>
      <text:p text:style-name="P1">Possesive form for 'لمح' is 'لمحي'</text:p>
      <text:p text:style-name="P1">Possesive form for 'لمظة' is 'لمظي'</text:p>
      <text:p text:style-name="P1">Possesive form for 'لمعان' is 'لمعاني'</text:p>
      <text:p text:style-name="P1">Possesive form for 'لمعة' is 'لمعي'</text:p>
      <text:p text:style-name="P1">Possesive form for 'لموح' is 'لموحي'</text:p>
      <text:p text:style-name="P1">Possesive form for 'لموع' is 'لموعي'</text:p>
      <text:p text:style-name="P1">Possesive form for 'لمى' is 'لمىي'</text:p>
      <text:p text:style-name="P1">Possesive form for 'لمياء' is 'لمياءي'</text:p>
      <text:p text:style-name="P1">Possesive form for 'لميس' is 'لميسي'</text:p>
      <text:p text:style-name="P1">Possesive form for 'لهاميم' is 'لهاميمي'</text:p>
      <text:p text:style-name="P1">Possesive form for 'لهموم' is 'لهمومي'</text:p>
      <text:p text:style-name="P1">Possesive form for 'لواحظ' is 'لواحظي'</text:p>
      <text:p text:style-name="P1">Possesive form for 'لواحق' is 'لواحقي'</text:p>
      <text:p text:style-name="P1">Possesive form for 'لوزة' is 'لوزي'</text:p>
      <text:p text:style-name="P1">Possesive form for 'لوف' is 'لوفي'</text:p>
      <text:p text:style-name="P1">Possesive form for 'لياء' is 'لياءي'</text:p>
      <text:p text:style-name="P1">Possesive form for 'ليالي' is 'لياليّ'</text:p>
      <text:p text:style-name="P1">Possesive form for 'ليالي نجد' is 'ليالي نجدي'</text:p>
      <text:p text:style-name="P1">Possesive form for 'ليان' is 'لياني'</text:p>
      <text:p text:style-name="P1">Possesive form for 'ليلك' is 'ليلكي'</text:p>
      <text:p text:style-name="P1">Possesive form for 'ليلى' is 'ليلىي'</text:p>
      <text:p text:style-name="P1">Possesive form for 'ليمونة' is 'ليموني'</text:p>
      <text:p text:style-name="P1">Possesive form for 'لين' is 'ليني'</text:p>
      <text:p text:style-name="P1">Possesive form for 'ليوث' is 'ليوثي'</text:p>
      <text:p text:style-name="P1">Possesive form for 'ليِنَةُ' is 'ليِني'</text:p>
      <text:p text:style-name="P1">Possesive form for 'لَيْنةَ' is 'لَيْني'</text:p>
      <text:p text:style-name="P1">Possesive form for 'مآب' is 'مآبي'</text:p>
      <text:p text:style-name="P1">Possesive form for 'مآثر' is 'مآثري'</text:p>
      <text:p text:style-name="P1">Possesive form for 'مآرب' is 'مآربي'</text:p>
      <text:p text:style-name="P1">Possesive form for 'مآل' is 'مآلي'</text:p>
      <text:p text:style-name="P1">Possesive form for 'مأد' is 'مأدي'</text:p>
      <text:p text:style-name="P1"><text:soft-page-break/>Possesive form for 'مأذ' is 'مأذي'</text:p>
      <text:p text:style-name="P1">Possesive form for 'مأرب' is 'مأربي'</text:p>
      <text:p text:style-name="P1">Possesive form for 'مؤنة' is 'مؤني'</text:p>
      <text:p text:style-name="P1">Possesive form for 'مؤنسة' is 'مؤنسي'</text:p>
      <text:p text:style-name="P1">Possesive form for 'مؤونة' is 'مؤوني'</text:p>
      <text:p text:style-name="P1">Possesive form for 'مئناف' is 'مئنافي'</text:p>
      <text:p text:style-name="P1">Possesive form for 'مئيد' is 'مئيدي'</text:p>
      <text:p text:style-name="P1">Possesive form for 'مائسة' is 'مائسي'</text:p>
      <text:p text:style-name="P1">Possesive form for 'ماتعة' is 'ماتعي'</text:p>
      <text:p text:style-name="P1">Possesive form for 'ماتي' is 'ماتيّ'</text:p>
      <text:p text:style-name="P1">Possesive form for 'ماجدة' is 'ماجدي'</text:p>
      <text:p text:style-name="P1">Possesive form for 'ماذريون' is 'ماذريوني'</text:p>
      <text:p text:style-name="P1">Possesive form for 'ماذي' is 'ماذيّ'</text:p>
      <text:p text:style-name="P1">Possesive form for 'مارية' is 'ماريةي'</text:p>
      <text:p text:style-name="P1">Possesive form for 'مازنة' is 'مازني'</text:p>
      <text:p text:style-name="P1">Possesive form for 'مازية' is 'مازيةي'</text:p>
      <text:p text:style-name="P1">Possesive form for 'ماش' is 'ماشي'</text:p>
      <text:p text:style-name="P1">Possesive form for 'مانحة' is 'مانحي'</text:p>
      <text:p text:style-name="P1">Possesive form for 'ماهرة' is 'ماهري'</text:p>
      <text:p text:style-name="P1">Possesive form for 'ماوية' is 'ماويةي'</text:p>
      <text:p text:style-name="P1">Possesive form for 'مباركة' is 'مباركي'</text:p>
      <text:p text:style-name="P1">Possesive form for 'مباسم' is 'مباسمي'</text:p>
      <text:p text:style-name="P1">Possesive form for 'مبتغى' is 'مبتغىي'</text:p>
      <text:p text:style-name="P1">Possesive form for 'مبدعة' is 'مبدعي'</text:p>
      <text:p text:style-name="P1">Possesive form for 'مبرورة' is 'مبروري'</text:p>
      <text:p text:style-name="P1">Possesive form for 'مبروكة' is 'مبروكي'</text:p>
      <text:p text:style-name="P1">Possesive form for 'مبسم' is 'مبسمي'</text:p>
      <text:p text:style-name="P1">Possesive form for 'مبهاج' is 'مبهاجي'</text:p>
      <text:p text:style-name="P1">Possesive form for 'مبهجة' is 'مبهجي'</text:p>
      <text:p text:style-name="P1">Possesive form for 'مبهجة الروح' is 'مبهجة الروحي'</text:p>
      <text:p text:style-name="P1">Possesive form for 'مبهرة' is 'مبهري'</text:p>
      <text:p text:style-name="P1">Possesive form for 'متاع' is 'متاعي'</text:p>
      <text:p text:style-name="P1">Possesive form for 'مترعة' is 'مترعي'</text:p>
      <text:p text:style-name="P1">Possesive form for 'مثال' is 'مثالي'</text:p>
      <text:p text:style-name="P1">Possesive form for 'مثمرة' is 'مثمري'</text:p>
      <text:p text:style-name="P1">Possesive form for 'مثوى' is 'مثوىي'</text:p>
      <text:p text:style-name="P1">Possesive form for 'مثيبة' is 'مثيبي'</text:p>
      <text:p text:style-name="P1">Possesive form for 'مثيرة' is 'مثيري'</text:p>
      <text:p text:style-name="P1">Possesive form for 'مجاز' is 'مجازي'</text:p>
      <text:p text:style-name="P1">Possesive form for 'مجال' is 'مجالي'</text:p>
      <text:p text:style-name="P1">Possesive form for 'مجد' is 'مجدي'</text:p>
      <text:p text:style-name="P1">Possesive form for 'مجيء' is 'مجيءي'</text:p>
      <text:p text:style-name="P1">Possesive form for 'مجيبة' is 'مجيبي'</text:p>
      <text:p text:style-name="P1">Possesive form for 'مجيدة' is 'مجيدي'</text:p>
      <text:p text:style-name="P1">Possesive form for 'محاسن' is 'محاسني'</text:p>
      <text:p text:style-name="P1">Possesive form for 'محافل' is 'محافلي'</text:p>
      <text:p text:style-name="P1">Possesive form for 'محامد' is 'محامدي'</text:p>
      <text:p text:style-name="P1">Possesive form for 'محبات' is 'محباتي'</text:p>
      <text:p text:style-name="P1"><text:soft-page-break/>Possesive form for 'محبوبة' is 'محبوبي'</text:p>
      <text:p text:style-name="P1">Possesive form for 'محبين' is 'محبيني'</text:p>
      <text:p text:style-name="P1">Possesive form for 'محروسة' is 'محروسي'</text:p>
      <text:p text:style-name="P1">Possesive form for 'محسنة' is 'محسني'</text:p>
      <text:p text:style-name="P1">Possesive form for 'محضة' is 'محضي'</text:p>
      <text:p text:style-name="P1">Possesive form for 'محظوظة' is 'محظوظي'</text:p>
      <text:p text:style-name="P1">Possesive form for 'محفوظة' is 'محفوظي'</text:p>
      <text:p text:style-name="P1">Possesive form for 'محمدية' is 'محمديةي'</text:p>
      <text:p text:style-name="P1">Possesive form for 'محمودة' is 'محمودي'</text:p>
      <text:p text:style-name="P1">Possesive form for 'محياة' is 'محياةي'</text:p>
      <text:p text:style-name="P1">Possesive form for 'مخاصر' is 'مخاصري'</text:p>
      <text:p text:style-name="P1">Possesive form for 'مخلصة' is 'مخلصي'</text:p>
      <text:p text:style-name="P1">Possesive form for 'مداء' is 'مداءي'</text:p>
      <text:p text:style-name="P1">Possesive form for 'مدائن' is 'مدائني'</text:p>
      <text:p text:style-name="P1">Possesive form for 'مدار' is 'مداري'</text:p>
      <text:p text:style-name="P1">Possesive form for 'مدد' is 'مددي'</text:p>
      <text:p text:style-name="P1">Possesive form for 'مدرار' is 'مدراري'</text:p>
      <text:p text:style-name="P1">Possesive form for 'مدكر' is 'مدكري'</text:p>
      <text:p text:style-name="P1">Possesive form for 'مدلولة' is 'مدلولي'</text:p>
      <text:p text:style-name="P1">Possesive form for 'مدى' is 'مدىي'</text:p>
      <text:p text:style-name="P1">Possesive form for 'مديحة' is 'مديحي'</text:p>
      <text:p text:style-name="P1">Possesive form for 'مدينة' is 'مديني'</text:p>
      <text:p text:style-name="P1">Possesive form for 'مذكورة' is 'مذكوري'</text:p>
      <text:p text:style-name="P1">Possesive form for 'مراتب' is 'مراتبي'</text:p>
      <text:p text:style-name="P1">Possesive form for 'مراحب' is 'مراحبي'</text:p>
      <text:p text:style-name="P1">Possesive form for 'مراد' is 'مرادي'</text:p>
      <text:p text:style-name="P1">Possesive form for 'مرادة' is 'مرادي'</text:p>
      <text:p text:style-name="P1">Possesive form for 'مراس' is 'مراسي'</text:p>
      <text:p text:style-name="P1">Possesive form for 'مراغم' is 'مراغمي'</text:p>
      <text:p text:style-name="P1">Possesive form for 'مرافيء' is 'مرافيءي'</text:p>
      <text:p text:style-name="P1">Possesive form for 'مراقي' is 'مراقيّ'</text:p>
      <text:p text:style-name="P1">Possesive form for 'مراكب' is 'مراكبي'</text:p>
      <text:p text:style-name="P1">Possesive form for 'مرام' is 'مرامي'</text:p>
      <text:p text:style-name="P1">Possesive form for 'مران' is 'مراني'</text:p>
      <text:p text:style-name="P1">Possesive form for 'مربوبة' is 'مربوبي'</text:p>
      <text:p text:style-name="P1">Possesive form for 'مرجان' is 'مرجاني'</text:p>
      <text:p text:style-name="P1">Possesive form for 'مرجية' is 'مرجيةي'</text:p>
      <text:p text:style-name="P1">Possesive form for 'مرحب' is 'مرحبي'</text:p>
      <text:p text:style-name="P1">Possesive form for 'مرزوقة' is 'مرزوقي'</text:p>
      <text:p text:style-name="P1">Possesive form for 'مرضية' is 'مرضيةي'</text:p>
      <text:p text:style-name="P1">Possesive form for 'مرعية' is 'مرعيةي'</text:p>
      <text:p text:style-name="P1">Possesive form for 'مرفأ' is 'مرفأي'</text:p>
      <text:p text:style-name="P1">Possesive form for 'مرفأ الأشواق' is 'مرفأ الأشواقي'</text:p>
      <text:p text:style-name="P1">Possesive form for 'مرفأ الذكريات' is 'مرفأ الذكرياتي'</text:p>
      <text:p text:style-name="P1">Possesive form for 'مرمر' is 'مرمري'</text:p>
      <text:p text:style-name="P1">Possesive form for 'مرناف' is 'مرنافي'</text:p>
      <text:p text:style-name="P1">Possesive form for 'مرهفة الحس' is 'مرهفة الحسي'</text:p>
      <text:p text:style-name="P1">Possesive form for 'مروءة' is 'مروءي'</text:p>
      <text:p text:style-name="P1"><text:soft-page-break/>Possesive form for 'مروة' is 'مروةي'</text:p>
      <text:p text:style-name="P1">Possesive form for 'مروج' is 'مروجي'</text:p>
      <text:p text:style-name="P1">Possesive form for 'مريم' is 'مريمي'</text:p>
      <text:p text:style-name="P1">Possesive form for 'مزايا' is 'مزايّ'</text:p>
      <text:p text:style-name="P1">Possesive form for 'مزروعة' is 'مزروعي'</text:p>
      <text:p text:style-name="P1">Possesive form for 'مزن' is 'مزني'</text:p>
      <text:p text:style-name="P1">Possesive form for 'مزنة' is 'مزني'</text:p>
      <text:p text:style-name="P1">Possesive form for 'مزية' is 'مزيةي'</text:p>
      <text:p text:style-name="P1">Possesive form for 'مزينة' is 'مزيني'</text:p>
      <text:p text:style-name="P1">Possesive form for 'مساد' is 'مسادي'</text:p>
      <text:p text:style-name="P1">Possesive form for 'مسار' is 'مساري'</text:p>
      <text:p text:style-name="P1">Possesive form for 'مساعي' is 'مساعيّ'</text:p>
      <text:p text:style-name="P1">Possesive form for 'مسداء' is 'مسداءي'</text:p>
      <text:p text:style-name="P1">Possesive form for 'مسرات' is 'مسراتي'</text:p>
      <text:p text:style-name="P1">Possesive form for 'مسعدة' is 'مسعدي'</text:p>
      <text:p text:style-name="P1">Possesive form for 'مسعدة الجنان' is 'مسعدة الجناني'</text:p>
      <text:p text:style-name="P1">Possesive form for 'مسعودة' is 'مسعودي'</text:p>
      <text:p text:style-name="P1">Possesive form for 'مسفرة' is 'مسفري'</text:p>
      <text:p text:style-name="P1">Possesive form for 'مسك' is 'مسكي'</text:p>
      <text:p text:style-name="P1">Possesive form for 'مسك البر' is 'مسك البري'</text:p>
      <text:p text:style-name="P1">Possesive form for 'مسل' is 'مسلي'</text:p>
      <text:p text:style-name="P1">Possesive form for 'مسلمة' is 'مسلمي'</text:p>
      <text:p text:style-name="P1">Possesive form for 'مشارف' is 'مشارفي'</text:p>
      <text:p text:style-name="P1">Possesive form for 'مشاعر' is 'مشاعري'</text:p>
      <text:p text:style-name="P1">Possesive form for 'مشاعل' is 'مشاعلي'</text:p>
      <text:p text:style-name="P1">Possesive form for 'مشافي' is 'مشافيّ'</text:p>
      <text:p text:style-name="P1">Possesive form for 'مشامل' is 'مشاملي'</text:p>
      <text:p text:style-name="P1">Possesive form for 'مشتهى' is 'مشتهىي'</text:p>
      <text:p text:style-name="P1">Possesive form for 'مشراق' is 'مشراقي'</text:p>
      <text:p text:style-name="P1">Possesive form for 'مشرة' is 'مشري'</text:p>
      <text:p text:style-name="P1">Possesive form for 'مشفقة' is 'مشفقي'</text:p>
      <text:p text:style-name="P1">Possesive form for 'مشفى' is 'مشفىي'</text:p>
      <text:p text:style-name="P1">Possesive form for 'مشمشة' is 'مشمشي'</text:p>
      <text:p text:style-name="P1">Possesive form for 'مشورة' is 'مشوري'</text:p>
      <text:p text:style-name="P1">Possesive form for 'مشيئة' is 'مشيئي'</text:p>
      <text:p text:style-name="P1">Possesive form for 'مشيئة الرحمن' is 'مشيئة الرحمني'</text:p>
      <text:p text:style-name="P1">Possesive form for 'مشيقة' is 'مشيقي'</text:p>
      <text:p text:style-name="P1">Possesive form for 'مصاد' is 'مصادي'</text:p>
      <text:p text:style-name="P1">Possesive form for 'مصادر' is 'مصادري'</text:p>
      <text:p text:style-name="P1">Possesive form for 'مصباح' is 'مصباحي'</text:p>
      <text:p text:style-name="P1">Possesive form for 'مصونة' is 'مصوني'</text:p>
      <text:p text:style-name="P1">Possesive form for 'مضامين' is 'مضاميني'</text:p>
      <text:p text:style-name="P1">Possesive form for 'مضاوي' is 'مضاويّ'</text:p>
      <text:p text:style-name="P1">Possesive form for 'مضياف' is 'مضيافي'</text:p>
      <text:p text:style-name="P1">Possesive form for 'معاث' is 'معاثي'</text:p>
      <text:p text:style-name="P1">Possesive form for 'معاد' is 'معادي'</text:p>
      <text:p text:style-name="P1">Possesive form for 'معارج' is 'معارجي'</text:p>
      <text:p text:style-name="P1">Possesive form for 'معارف' is 'معارفي'</text:p>
      <text:p text:style-name="P1"><text:soft-page-break/>Possesive form for 'معالي' is 'معاليّ'</text:p>
      <text:p text:style-name="P1">Possesive form for 'معان' is 'معاني'</text:p>
      <text:p text:style-name="P1">Possesive form for 'معاني' is 'معانيّ'</text:p>
      <text:p text:style-name="P1">Possesive form for 'معجاز' is 'معجازي'</text:p>
      <text:p text:style-name="P1">Possesive form for 'معروفة' is 'معروفي'</text:p>
      <text:p text:style-name="P1">Possesive form for 'معزة' is 'معزي'</text:p>
      <text:p text:style-name="P1">Possesive form for 'معن' is 'معني'</text:p>
      <text:p text:style-name="P1">Possesive form for 'معين' is 'معيني'</text:p>
      <text:p text:style-name="P1">Possesive form for 'معينة' is 'معيني'</text:p>
      <text:p text:style-name="P1">Possesive form for 'مغاث' is 'مغاثي'</text:p>
      <text:p text:style-name="P1">Possesive form for 'مغانم' is 'مغانمي'</text:p>
      <text:p text:style-name="P1">Possesive form for 'مغاني' is 'مغانيّ'</text:p>
      <text:p text:style-name="P1">Possesive form for 'مغناج' is 'مغناجي'</text:p>
      <text:p text:style-name="P1">Possesive form for 'مفاخر' is 'مفاخري'</text:p>
      <text:p text:style-name="P1">Possesive form for 'مفازة' is 'مفازي'</text:p>
      <text:p text:style-name="P1">Possesive form for 'مفضلة' is 'مفضلي'</text:p>
      <text:p text:style-name="P1">Possesive form for 'مفيدة' is 'مفيدي'</text:p>
      <text:p text:style-name="P1">Possesive form for 'مقادير' is 'مقاديري'</text:p>
      <text:p text:style-name="P1">Possesive form for 'مقام' is 'مقامي'</text:p>
      <text:p text:style-name="P1">Possesive form for 'مقبولة' is 'مقبولي'</text:p>
      <text:p text:style-name="P1">Possesive form for 'مقدودة' is 'مقدودي'</text:p>
      <text:p text:style-name="P1">Possesive form for 'مقصوده' is 'مقصودهي'</text:p>
      <text:p text:style-name="P1">Possesive form for 'مقل' is 'مقلي'</text:p>
      <text:p text:style-name="P1">Possesive form for 'مقلة' is 'مقلي'</text:p>
      <text:p text:style-name="P1">Possesive form for 'مكارم' is 'مكارمي'</text:p>
      <text:p text:style-name="P1">Possesive form for 'مكاسب' is 'مكاسبي'</text:p>
      <text:p text:style-name="P1">Possesive form for 'مكان' is 'مكاني'</text:p>
      <text:p text:style-name="P1">Possesive form for 'مكرمة' is 'مكرمي'</text:p>
      <text:p text:style-name="P1">Possesive form for 'مكنون' is 'مكنوني'</text:p>
      <text:p text:style-name="P1">Possesive form for 'مكية' is 'مكيةي'</text:p>
      <text:p text:style-name="P1">Possesive form for 'مكين' is 'مكيني'</text:p>
      <text:p text:style-name="P1">Possesive form for 'ملا' is 'ملاوي'</text:p>
      <text:p text:style-name="P1">Possesive form for 'ملاب' is 'ملابي'</text:p>
      <text:p text:style-name="P1">Possesive form for 'ملاح' is 'ملاحي'</text:p>
      <text:p text:style-name="P1">Possesive form for 'ملاحة' is 'ملاحي'</text:p>
      <text:p text:style-name="P1">Possesive form for 'ملاذ' is 'ملاذي'</text:p>
      <text:p text:style-name="P1">Possesive form for 'ملاك' is 'ملاكي'</text:p>
      <text:p text:style-name="P1">Possesive form for 'ملة' is 'ملي'</text:p>
      <text:p text:style-name="P1">Possesive form for 'ملحة' is 'ملحي'</text:p>
      <text:p text:style-name="P1">Possesive form for 'ملحف' is 'ملحفي'</text:p>
      <text:p text:style-name="P1">Possesive form for 'ملداء' is 'ملداءي'</text:p>
      <text:p text:style-name="P1">Possesive form for 'ملساء' is 'ملساءي'</text:p>
      <text:p text:style-name="P1">Possesive form for 'ملهبة' is 'ملهبي'</text:p>
      <text:p text:style-name="P1">Possesive form for 'ملوف' is 'ملوفي'</text:p>
      <text:p text:style-name="P1">Possesive form for 'مليحة' is 'مليحي'</text:p>
      <text:p text:style-name="P1">Possesive form for 'مليكة' is 'مليكي'</text:p>
      <text:p text:style-name="P1">Possesive form for 'ممارث' is 'ممارثي'</text:p>
      <text:p text:style-name="P1">Possesive form for 'ممتازة' is 'ممتازي'</text:p>
      <text:p text:style-name="P1"><text:soft-page-break/>Possesive form for 'ممدوحة' is 'ممدوحي'</text:p>
      <text:p text:style-name="P1">Possesive form for 'ممشوقة' is 'ممشوقي'</text:p>
      <text:p text:style-name="P1">Possesive form for 'ممشوقة القوام' is 'ممشوقة القوامي'</text:p>
      <text:p text:style-name="P1">Possesive form for 'ممنان' is 'ممناني'</text:p>
      <text:p text:style-name="P1">Possesive form for 'ممنونة' is 'ممنوني'</text:p>
      <text:p text:style-name="P1">Possesive form for 'منار' is 'مناري'</text:p>
      <text:p text:style-name="P1">Possesive form for 'مناف' is 'منافي'</text:p>
      <text:p text:style-name="P1">Possesive form for 'منافع' is 'منافعي'</text:p>
      <text:p text:style-name="P1">Possesive form for 'منال' is 'منالي'</text:p>
      <text:p text:style-name="P1">Possesive form for 'مناهل' is 'مناهلي'</text:p>
      <text:p text:style-name="P1">Possesive form for 'منة' is 'مني'</text:p>
      <text:p text:style-name="P1">Possesive form for 'منة الله' is 'منة اللهي'</text:p>
      <text:p text:style-name="P1">Possesive form for 'منتأى' is 'منتأىي'</text:p>
      <text:p text:style-name="P1">Possesive form for 'منتصى' is 'منتصىي'</text:p>
      <text:p text:style-name="P1">Possesive form for 'منتهى' is 'منتهىي'</text:p>
      <text:p text:style-name="P1">Possesive form for 'منجدة' is 'منجدي'</text:p>
      <text:p text:style-name="P1">Possesive form for 'منح' is 'منحي'</text:p>
      <text:p text:style-name="P1">Possesive form for 'منحة' is 'منحي'</text:p>
      <text:p text:style-name="P1">Possesive form for 'مندوحة' is 'مندوحي'</text:p>
      <text:p text:style-name="P1">Possesive form for 'منشدة' is 'منشدي'</text:p>
      <text:p text:style-name="P1">Possesive form for 'منشودة' is 'منشودي'</text:p>
      <text:p text:style-name="P1">Possesive form for 'منصورة' is 'منصوري'</text:p>
      <text:p text:style-name="P1">Possesive form for 'منضودة' is 'منضودي'</text:p>
      <text:p text:style-name="P1">Possesive form for 'منظومة' is 'منظومي'</text:p>
      <text:p text:style-name="P1">Possesive form for 'منفعة' is 'منفعي'</text:p>
      <text:p text:style-name="P1">Possesive form for 'منهاج' is 'منهاجي'</text:p>
      <text:p text:style-name="P1">Possesive form for 'منى' is 'منىي'</text:p>
      <text:p text:style-name="P1">Possesive form for 'منيبة' is 'منيبي'</text:p>
      <text:p text:style-name="P1">Possesive form for 'منية' is 'منيةي'</text:p>
      <text:p text:style-name="P1">Possesive form for 'منية النفس' is 'منية النفسي'</text:p>
      <text:p text:style-name="P1">Possesive form for 'منيح' is 'منيحي'</text:p>
      <text:p text:style-name="P1">Possesive form for 'منيرة' is 'منيري'</text:p>
      <text:p text:style-name="P1">Possesive form for 'منيعة' is 'منيعي'</text:p>
      <text:p text:style-name="P1">Possesive form for 'منيفة' is 'منيفي'</text:p>
      <text:p text:style-name="P1">Possesive form for 'مها' is 'مهاوي'</text:p>
      <text:p text:style-name="P1">Possesive form for 'مهابة' is 'مهابي'</text:p>
      <text:p text:style-name="P1">Possesive form for 'مهاة' is 'مهاةي'</text:p>
      <text:p text:style-name="P1">Possesive form for 'مهار' is 'مهاري'</text:p>
      <text:p text:style-name="P1">Possesive form for 'مهارة' is 'مهاري'</text:p>
      <text:p text:style-name="P1">Possesive form for 'مهجة' is 'مهجي'</text:p>
      <text:p text:style-name="P1">Possesive form for 'مهدية' is 'مهديةي'</text:p>
      <text:p text:style-name="P1">Possesive form for 'مهرة' is 'مهري'</text:p>
      <text:p text:style-name="P1">Possesive form for 'مهرية' is 'مهريةي'</text:p>
      <text:p text:style-name="P1">Possesive form for 'مهود' is 'مهودي'</text:p>
      <text:p text:style-name="P1">Possesive form for 'مهيرة' is 'مهيري'</text:p>
      <text:p text:style-name="P1">Possesive form for 'موئل' is 'موئلي'</text:p>
      <text:p text:style-name="P1">Possesive form for 'مواثيق' is 'مواثيقي'</text:p>
      <text:p text:style-name="P1">Possesive form for 'موارد' is 'مواردي'</text:p>
      <text:p text:style-name="P1"><text:soft-page-break/>Possesive form for 'مواعيد' is 'مواعيدي'</text:p>
      <text:p text:style-name="P1">Possesive form for 'موافية' is 'موافيةي'</text:p>
      <text:p text:style-name="P1">Possesive form for 'مواكب' is 'مواكبي'</text:p>
      <text:p text:style-name="P1">Possesive form for 'موامي' is 'مواميّ'</text:p>
      <text:p text:style-name="P1">Possesive form for 'مواهب' is 'مواهبي'</text:p>
      <text:p text:style-name="P1">Possesive form for 'موجونة' is 'موجوني'</text:p>
      <text:p text:style-name="P1">Possesive form for 'مودة' is 'مودي'</text:p>
      <text:p text:style-name="P1">Possesive form for 'مور' is 'موري'</text:p>
      <text:p text:style-name="P1">Possesive form for 'موزة' is 'موزي'</text:p>
      <text:p text:style-name="P1">Possesive form for 'موسومة' is 'موسومي'</text:p>
      <text:p text:style-name="P1">Possesive form for 'موشان' is 'موشاني'</text:p>
      <text:p text:style-name="P1">Possesive form for 'موضي' is 'موضيّ'</text:p>
      <text:p text:style-name="P1">Possesive form for 'موظ' is 'موظي'</text:p>
      <text:p text:style-name="P1">Possesive form for 'موعد' is 'موعدي'</text:p>
      <text:p text:style-name="P1">Possesive form for 'موفقة' is 'موفقي'</text:p>
      <text:p text:style-name="P1">Possesive form for 'موفية' is 'موفيةي'</text:p>
      <text:p text:style-name="P1">Possesive form for 'موم' is 'مومي'</text:p>
      <text:p text:style-name="P1">Possesive form for 'مي' is 'ميّ'</text:p>
      <text:p text:style-name="P1">Possesive form for 'مياثر' is 'مياثري'</text:p>
      <text:p text:style-name="P1">Possesive form for 'ميادة' is 'ميادي'</text:p>
      <text:p text:style-name="P1">Possesive form for 'مياز' is 'ميازي'</text:p>
      <text:p text:style-name="P1">Possesive form for 'مياسم' is 'مياسمي'</text:p>
      <text:p text:style-name="P1">Possesive form for 'مياسير' is 'مياسيري'</text:p>
      <text:p text:style-name="P1">Possesive form for 'ميامين' is 'مياميني'</text:p>
      <text:p text:style-name="P1">Possesive form for 'ميث' is 'ميثي'</text:p>
      <text:p text:style-name="P1">Possesive form for 'ميثاء' is 'ميثاءي'</text:p>
      <text:p text:style-name="P1">Possesive form for 'ميثاق' is 'ميثاقي'</text:p>
      <text:p text:style-name="P1">Possesive form for 'ميثب' is 'ميثبي'</text:p>
      <text:p text:style-name="P1">Possesive form for 'ميد' is 'ميدي'</text:p>
      <text:p text:style-name="P1">Possesive form for 'ميداء' is 'ميداءي'</text:p>
      <text:p text:style-name="P1">Possesive form for 'ميرة' is 'ميري'</text:p>
      <text:p text:style-name="P1">Possesive form for 'ميس' is 'ميسي'</text:p>
      <text:p text:style-name="P1">Possesive form for 'ميساء' is 'ميساءي'</text:p>
      <text:p text:style-name="P1">Possesive form for 'ميسان' is 'ميساني'</text:p>
      <text:p text:style-name="P1">Possesive form for 'ميسة' is 'ميسي'</text:p>
      <text:p text:style-name="P1">Possesive form for 'ميسم' is 'ميسمي'</text:p>
      <text:p text:style-name="P1">Possesive form for 'ميسورة' is 'ميسوري'</text:p>
      <text:p text:style-name="P1">Possesive form for 'ميسون' is 'ميسوني'</text:p>
      <text:p text:style-name="P1">Possesive form for 'ميعاد' is 'ميعادي'</text:p>
      <text:p text:style-name="P1">Possesive form for 'ميفاء' is 'ميفاءي'</text:p>
      <text:p text:style-name="P1">Possesive form for 'ميلاف' is 'ميلافي'</text:p>
      <text:p text:style-name="P1">Possesive form for 'ميلاه' is 'ميلاهي'</text:p>
      <text:p text:style-name="P1">Possesive form for 'ميمونة' is 'ميموني'</text:p>
      <text:p text:style-name="P1">Possesive form for 'ميناء' is 'ميناءي'</text:p>
      <text:p text:style-name="P1">Possesive form for 'مَحَّبةُ' is 'مَحَّبي'</text:p>
      <text:p text:style-name="P1">Possesive form for 'مَسَّرةُ' is 'مَسَّري'</text:p>
      <text:p text:style-name="P1">Possesive form for 'مَلَكة' is 'مَلَكي'</text:p>
      <text:p text:style-name="P1">Possesive form for 'مَنٌّ' is 'مَنٌّي'</text:p>
      <text:p text:style-name="P1"><text:soft-page-break/>Possesive form for 'مَهَاة' is 'مَهَاةي'</text:p>
      <text:p text:style-name="P1">Possesive form for 'مُحِبَّة' is 'مُحِبّي'</text:p>
      <text:p text:style-name="P1">Possesive form for 'مُسِّرِة' is 'مُسِّري'</text:p>
      <text:p text:style-name="P1">Possesive form for 'مُلْكةُ' is 'مُلْكي'</text:p>
      <text:p text:style-name="P1">Possesive form for 'مُنّ' is 'مُني'</text:p>
      <text:p text:style-name="P1">Possesive form for 'مُهَابة' is 'مُهَابي'</text:p>
      <text:p text:style-name="P1">Possesive form for 'مِلْكَة' is 'مِلْكي'</text:p>
      <text:p text:style-name="P1">Possesive form for 'نائفة' is 'نائفي'</text:p>
      <text:p text:style-name="P1">Possesive form for 'نائلة' is 'نائلي'</text:p>
      <text:p text:style-name="P1">Possesive form for 'نابغة' is 'نابغي'</text:p>
      <text:p text:style-name="P1">Possesive form for 'نابهة' is 'نابهي'</text:p>
      <text:p text:style-name="P1">Possesive form for 'ناجلة' is 'ناجلي'</text:p>
      <text:p text:style-name="P1">Possesive form for 'ناجية' is 'ناجيةي'</text:p>
      <text:p text:style-name="P1">Possesive form for 'نادرة' is 'نادري'</text:p>
      <text:p text:style-name="P1">Possesive form for 'نادرة الوجود' is 'نادرة الوجودي'</text:p>
      <text:p text:style-name="P1">Possesive form for 'نادية' is 'ناديةي'</text:p>
      <text:p text:style-name="P1">Possesive form for 'نازك' is 'نازكي'</text:p>
      <text:p text:style-name="P1">Possesive form for 'ناشل' is 'ناشلي'</text:p>
      <text:p text:style-name="P1">Possesive form for 'ناصية' is 'ناصيةي'</text:p>
      <text:p text:style-name="P1">Possesive form for 'ناضرة' is 'ناضري'</text:p>
      <text:p text:style-name="P1">Possesive form for 'ناعمة' is 'ناعمي'</text:p>
      <text:p text:style-name="P1">Possesive form for 'ناغية' is 'ناغيةي'</text:p>
      <text:p text:style-name="P1">Possesive form for 'نافذة' is 'نافذي'</text:p>
      <text:p text:style-name="P1">Possesive form for 'نافعة' is 'نافعي'</text:p>
      <text:p text:style-name="P1">Possesive form for 'نافلة' is 'نافلي'</text:p>
      <text:p text:style-name="P1">Possesive form for 'نالة' is 'نالي'</text:p>
      <text:p text:style-name="P1">Possesive form for 'نامية' is 'ناميةي'</text:p>
      <text:p text:style-name="P1">Possesive form for 'ناهد' is 'ناهدي'</text:p>
      <text:p text:style-name="P1">Possesive form for 'ناهر' is 'ناهري'</text:p>
      <text:p text:style-name="P1">Possesive form for 'ناهزة' is 'ناهزي'</text:p>
      <text:p text:style-name="P1">Possesive form for 'ناهضة' is 'ناهضي'</text:p>
      <text:p text:style-name="P1">Possesive form for 'نبأ' is 'نبأي'</text:p>
      <text:p text:style-name="P1">Possesive form for 'نباتة' is 'نباتي'</text:p>
      <text:p text:style-name="P1">Possesive form for 'نبال' is 'نبالي'</text:p>
      <text:p text:style-name="P1">Possesive form for 'نبالة' is 'نبالي'</text:p>
      <text:p text:style-name="P1">Possesive form for 'نبراس' is 'نبراسي'</text:p>
      <text:p text:style-name="P1">Possesive form for 'نبض الفؤاد' is 'نبض الفؤادي'</text:p>
      <text:p text:style-name="P1">Possesive form for 'نبض الوداد' is 'نبض الودادي'</text:p>
      <text:p text:style-name="P1">Possesive form for 'نبع الحياة' is 'نبع الحياةي'</text:p>
      <text:p text:style-name="P1">Possesive form for 'نبل' is 'نبلي'</text:p>
      <text:p text:style-name="P1">Possesive form for 'نبلة' is 'نبلي'</text:p>
      <text:p text:style-name="P1">Possesive form for 'نبوغ' is 'نبوغي'</text:p>
      <text:p text:style-name="P1">Possesive form for 'نبيلة' is 'نبيلي'</text:p>
      <text:p text:style-name="P1">Possesive form for 'نبيهة' is 'نبيهي'</text:p>
      <text:p text:style-name="P1">Possesive form for 'نتاج' is 'نتاجي'</text:p>
      <text:p text:style-name="P1">Possesive form for 'نتيجة' is 'نتيجي'</text:p>
      <text:p text:style-name="P1">Possesive form for 'نتيلة' is 'نتيلي'</text:p>
      <text:p text:style-name="P1">Possesive form for 'نجابة' is 'نجابي'</text:p>
      <text:p text:style-name="P1"><text:soft-page-break/>Possesive form for 'نجاة' is 'نجاةي'</text:p>
      <text:p text:style-name="P1">Possesive form for 'نجاح' is 'نجاحي'</text:p>
      <text:p text:style-name="P1">Possesive form for 'نجاد' is 'نجادي'</text:p>
      <text:p text:style-name="P1">Possesive form for 'نجار' is 'نجاري'</text:p>
      <text:p text:style-name="P1">Possesive form for 'نجد' is 'نجدي'</text:p>
      <text:p text:style-name="P1">Possesive form for 'نجد الود' is 'نجد الودي'</text:p>
      <text:p text:style-name="P1">Possesive form for 'نجدية' is 'نجديةي'</text:p>
      <text:p text:style-name="P1">Possesive form for 'نجفة' is 'نجفي'</text:p>
      <text:p text:style-name="P1">Possesive form for 'نجلاء' is 'نجلاءي'</text:p>
      <text:p text:style-name="P1">Possesive form for 'نجمة' is 'نجمي'</text:p>
      <text:p text:style-name="P1">Possesive form for 'نجمة البحر' is 'نجمة البحري'</text:p>
      <text:p text:style-name="P1">Possesive form for 'نجمية' is 'نجميةي'</text:p>
      <text:p text:style-name="P1">Possesive form for 'نجوة' is 'نجوةي'</text:p>
      <text:p text:style-name="P1">Possesive form for 'نجوى' is 'نجوىي'</text:p>
      <text:p text:style-name="P1">Possesive form for 'نجيدة' is 'نجيدي'</text:p>
      <text:p text:style-name="P1">Possesive form for 'نحلة' is 'نحلي'</text:p>
      <text:p text:style-name="P1">Possesive form for 'نحلى' is 'نحلىي'</text:p>
      <text:p text:style-name="P1">Possesive form for 'نخبة' is 'نخبي'</text:p>
      <text:p text:style-name="P1">Possesive form for 'نخلة' is 'نخلي'</text:p>
      <text:p text:style-name="P1">Possesive form for 'نخوة' is 'نخوةي'</text:p>
      <text:p text:style-name="P1">Possesive form for 'نخيل' is 'نخيلي'</text:p>
      <text:p text:style-name="P1">Possesive form for 'نداء' is 'نداءي'</text:p>
      <text:p text:style-name="P1">Possesive form for 'ندرى' is 'ندرىي'</text:p>
      <text:p text:style-name="P1">Possesive form for 'ندى' is 'ندىي'</text:p>
      <text:p text:style-name="P1">Possesive form for 'ندية' is 'نديةي'</text:p>
      <text:p text:style-name="P1">Possesive form for 'ندية الفؤاد' is 'ندية الفؤادي'</text:p>
      <text:p text:style-name="P1">Possesive form for 'نديف' is 'نديفي'</text:p>
      <text:p text:style-name="P1">Possesive form for 'نديمة' is 'نديمي'</text:p>
      <text:p text:style-name="P1">Possesive form for 'نذيرة' is 'نذيري'</text:p>
      <text:p text:style-name="P1">Possesive form for 'نرجس' is 'نرجسي'</text:p>
      <text:p text:style-name="P1">Possesive form for 'نردين' is 'نرديني'</text:p>
      <text:p text:style-name="P1">Possesive form for 'نرمين' is 'نرميني'</text:p>
      <text:p text:style-name="P1">Possesive form for 'نزاهة' is 'نزاهي'</text:p>
      <text:p text:style-name="P1">Possesive form for 'نزة' is 'نزي'</text:p>
      <text:p text:style-name="P1">Possesive form for 'نزهة' is 'نزهي'</text:p>
      <text:p text:style-name="P1">Possesive form for 'نزيهة' is 'نزيهي'</text:p>
      <text:p text:style-name="P1">Possesive form for 'نسرين' is 'نسريني'</text:p>
      <text:p text:style-name="P1">Possesive form for 'نسك' is 'نسكي'</text:p>
      <text:p text:style-name="P1">Possesive form for 'نسناس' is 'نسناسي'</text:p>
      <text:p text:style-name="P1">Possesive form for 'نسيبة' is 'نسيبي'</text:p>
      <text:p text:style-name="P1">Possesive form for 'نسيل' is 'نسيلي'</text:p>
      <text:p text:style-name="P1">Possesive form for 'نسيم' is 'نسيمي'</text:p>
      <text:p text:style-name="P1">Possesive form for 'نسيم الصبا' is 'نسيم الصباوي'</text:p>
      <text:p text:style-name="P1">Possesive form for 'نسيم الصباح' is 'نسيم الصباحي'</text:p>
      <text:p text:style-name="P1">Possesive form for 'نسْمَة' is 'نسْمي'</text:p>
      <text:p text:style-name="P1">Possesive form for 'نشأة' is 'نشأي'</text:p>
      <text:p text:style-name="P1">Possesive form for 'نشاط' is 'نشاطي'</text:p>
      <text:p text:style-name="P1">Possesive form for 'نشر' is 'نشري'</text:p>
      <text:p text:style-name="P1"><text:soft-page-break/>Possesive form for 'نشر الخزامي' is 'نشر الخزاميّ'</text:p>
      <text:p text:style-name="P1">Possesive form for 'نشر الرياض' is 'نشر الرياضي'</text:p>
      <text:p text:style-name="P1">Possesive form for 'نشر الورد' is 'نشر الوردي'</text:p>
      <text:p text:style-name="P1">Possesive form for 'نشوة' is 'نشوةي'</text:p>
      <text:p text:style-name="P1">Possesive form for 'نشيدة' is 'نشيدي'</text:p>
      <text:p text:style-name="P1">Possesive form for 'نشيطة' is 'نشيطي'</text:p>
      <text:p text:style-name="P1">Possesive form for 'نصاب' is 'نصابي'</text:p>
      <text:p text:style-name="P1">Possesive form for 'نصرة' is 'نصري'</text:p>
      <text:p text:style-name="P1">Possesive form for 'نصوح' is 'نصوحي'</text:p>
      <text:p text:style-name="P1">Possesive form for 'نصيب' is 'نصيبي'</text:p>
      <text:p text:style-name="P1">Possesive form for 'نصيرة' is 'نصيري'</text:p>
      <text:p text:style-name="P1">Possesive form for 'نصيرة الحق' is 'نصيرة الحقي'</text:p>
      <text:p text:style-name="P1">Possesive form for 'نضائد' is 'نضائدي'</text:p>
      <text:p text:style-name="P1">Possesive form for 'نضار' is 'نضاري'</text:p>
      <text:p text:style-name="P1">Possesive form for 'نضال' is 'نضالي'</text:p>
      <text:p text:style-name="P1">Possesive form for 'نضرة' is 'نضري'</text:p>
      <text:p text:style-name="P1">Possesive form for 'نضيرة' is 'نضيري'</text:p>
      <text:p text:style-name="P1">Possesive form for 'نعائم' is 'نعائمي'</text:p>
      <text:p text:style-name="P1">Possesive form for 'نعم' is 'نعمي'</text:p>
      <text:p text:style-name="P1">Possesive form for 'نعماء' is 'نعماءي'</text:p>
      <text:p text:style-name="P1">Possesive form for 'نعمة' is 'نعمي'</text:p>
      <text:p text:style-name="P1">Possesive form for 'نعمى' is 'نعمىي'</text:p>
      <text:p text:style-name="P1">Possesive form for 'نعناعة' is 'نعناعي'</text:p>
      <text:p text:style-name="P1">Possesive form for 'نعيم' is 'نعيمي'</text:p>
      <text:p text:style-name="P1">Possesive form for 'نعيمة' is 'نعيمي'</text:p>
      <text:p text:style-name="P1">Possesive form for 'نفاع' is 'نفاعي'</text:p>
      <text:p text:style-name="P1">Possesive form for 'نفح الطيب' is 'نفح الطيبي'</text:p>
      <text:p text:style-name="P1">Possesive form for 'نفحة' is 'نفحي'</text:p>
      <text:p text:style-name="P1">Possesive form for 'نفلة' is 'نفلي'</text:p>
      <text:p text:style-name="P1">Possesive form for 'نفوذ' is 'نفوذي'</text:p>
      <text:p text:style-name="P1">Possesive form for 'نفيسة' is 'نفيسي'</text:p>
      <text:p text:style-name="P1">Possesive form for 'نفيعة' is 'نفيعي'</text:p>
      <text:p text:style-name="P1">Possesive form for 'نقاء' is 'نقاءي'</text:p>
      <text:p text:style-name="P1">Possesive form for 'نقية' is 'نقيةي'</text:p>
      <text:p text:style-name="P1">Possesive form for 'نمارق' is 'نمارقي'</text:p>
      <text:p text:style-name="P1">Possesive form for 'نمشة' is 'نمشي'</text:p>
      <text:p text:style-name="P1">Possesive form for 'نموة' is 'نموةي'</text:p>
      <text:p text:style-name="P1">Possesive form for 'نمير' is 'نميري'</text:p>
      <text:p text:style-name="P1">Possesive form for 'نهاة' is 'نهاةي'</text:p>
      <text:p text:style-name="P1">Possesive form for 'نهاد' is 'نهادي'</text:p>
      <text:p text:style-name="P1">Possesive form for 'نهال' is 'نهالي'</text:p>
      <text:p text:style-name="P1">Possesive form for 'نهر' is 'نهري'</text:p>
      <text:p text:style-name="P1">Possesive form for 'نهضة' is 'نهضي'</text:p>
      <text:p text:style-name="P1">Possesive form for 'نهلاء' is 'نهلاءي'</text:p>
      <text:p text:style-name="P1">Possesive form for 'نهلة' is 'نهلي'</text:p>
      <text:p text:style-name="P1">Possesive form for 'نهود' is 'نهودي'</text:p>
      <text:p text:style-name="P1">Possesive form for 'نهيدة' is 'نهيدي'</text:p>
      <text:p text:style-name="P1">Possesive form for 'نهير' is 'نهيري'</text:p>
      <text:p text:style-name="P1"><text:soft-page-break/>Possesive form for 'نهيلة' is 'نهيلي'</text:p>
      <text:p text:style-name="P1">Possesive form for 'نوار' is 'نواري'</text:p>
      <text:p text:style-name="P1">Possesive form for 'نوارة' is 'نواري'</text:p>
      <text:p text:style-name="P1">Possesive form for 'نواسي' is 'نواسيّ'</text:p>
      <text:p text:style-name="P1">Possesive form for 'نواظر' is 'نواظري'</text:p>
      <text:p text:style-name="P1">Possesive form for 'نواعس' is 'نواعسي'</text:p>
      <text:p text:style-name="P1">Possesive form for 'نواعم' is 'نواعمي'</text:p>
      <text:p text:style-name="P1">Possesive form for 'نوافل' is 'نوافلي'</text:p>
      <text:p text:style-name="P1">Possesive form for 'نوال' is 'نوالي'</text:p>
      <text:p text:style-name="P1">Possesive form for 'نوت' is 'نوتي'</text:p>
      <text:p text:style-name="P1">Possesive form for 'نور' is 'نوري'</text:p>
      <text:p text:style-name="P1">Possesive form for 'نور الألباب' is 'نور الألبابي'</text:p>
      <text:p text:style-name="P1">Possesive form for 'نور الصباح' is 'نور الصباحي'</text:p>
      <text:p text:style-name="P1">Possesive form for 'نور العين' is 'نور العيني'</text:p>
      <text:p text:style-name="P1">Possesive form for 'نور الهدى' is 'نور الهدىي'</text:p>
      <text:p text:style-name="P1">Possesive form for 'نورة' is 'نوري'</text:p>
      <text:p text:style-name="P1">Possesive form for 'نورية' is 'نوريةي'</text:p>
      <text:p text:style-name="P1">Possesive form for 'نوظة' is 'نوظي'</text:p>
      <text:p text:style-name="P1">Possesive form for 'نوف' is 'نوفي'</text:p>
      <text:p text:style-name="P1">Possesive form for 'نوفة' is 'نوفي'</text:p>
      <text:p text:style-name="P1">Possesive form for 'نول' is 'نولي'</text:p>
      <text:p text:style-name="P1">Possesive form for 'نويرة' is 'نويري'</text:p>
      <text:p text:style-name="P1">Possesive form for 'نيازك' is 'نيازكي'</text:p>
      <text:p text:style-name="P1">Possesive form for 'نياط القلب' is 'نياط القلبي'</text:p>
      <text:p text:style-name="P1">Possesive form for 'نياف' is 'نيافي'</text:p>
      <text:p text:style-name="P1">Possesive form for 'نيرة' is 'نيري'</text:p>
      <text:p text:style-name="P1">Possesive form for 'نيزك' is 'نيزكي'</text:p>
      <text:p text:style-name="P1">Possesive form for 'نيف' is 'نيفي'</text:p>
      <text:p text:style-name="P1">Possesive form for 'نيلوفر' is 'نيلوفري'</text:p>
      <text:p text:style-name="P1">Possesive form for 'نَجُودُ' is 'نَجُودي'</text:p>
      <text:p text:style-name="P1">Possesive form for 'نَسَمة' is 'نَسَمي'</text:p>
      <text:p text:style-name="P1">Possesive form for 'نَهَاء' is 'نَهَاءي'</text:p>
      <text:p text:style-name="P1">Possesive form for 'نَهَى' is 'نَهَىي'</text:p>
      <text:p text:style-name="P1">Possesive form for 'نُجُود' is 'نُجُودي'</text:p>
      <text:p text:style-name="P1">Possesive form for 'نُصَيْرة' is 'نُصَيْري'</text:p>
      <text:p text:style-name="P1">Possesive form for 'نُهى' is 'نُهىي'</text:p>
      <text:p text:style-name="P1">Possesive form for 'نُهَاءُ' is 'نُهَاءي'</text:p>
      <text:p text:style-name="P1">Possesive form for 'نُهُر' is 'نُهُري'</text:p>
      <text:p text:style-name="P1">Possesive form for 'نِهاء' is 'نِهاءي'</text:p>
      <text:p text:style-name="P1">Possesive form for 'هائلة' is 'هائلي'</text:p>
      <text:p text:style-name="P1">Possesive form for 'هائمة' is 'هائمي'</text:p>
      <text:p text:style-name="P1">Possesive form for 'هاتن' is 'هاتني'</text:p>
      <text:p text:style-name="P1">Possesive form for 'هاجر' is 'هاجري'</text:p>
      <text:p text:style-name="P1">Possesive form for 'هادئة' is 'هادئي'</text:p>
      <text:p text:style-name="P1">Possesive form for 'هادر' is 'هادري'</text:p>
      <text:p text:style-name="P1">Possesive form for 'هاشمية' is 'هاشميةي'</text:p>
      <text:p text:style-name="P1">Possesive form for 'هالة' is 'هالي'</text:p>
      <text:p text:style-name="P1">Possesive form for 'هانئة' is 'هانئي'</text:p>
      <text:p text:style-name="P1"><text:soft-page-break/>Possesive form for 'هبات' is 'هباتي'</text:p>
      <text:p text:style-name="P1">Possesive form for 'هبة' is 'هبي'</text:p>
      <text:p text:style-name="P1">Possesive form for 'هبة الله' is 'هبة اللهي'</text:p>
      <text:p text:style-name="P1">Possesive form for 'هبوب' is 'هبوبي'</text:p>
      <text:p text:style-name="P1">Possesive form for 'هتاف' is 'هتافي'</text:p>
      <text:p text:style-name="P1">Possesive form for 'هتان' is 'هتاني'</text:p>
      <text:p text:style-name="P1">Possesive form for 'هتون' is 'هتوني'</text:p>
      <text:p text:style-name="P1">Possesive form for 'هجان' is 'هجاني'</text:p>
      <text:p text:style-name="P1">Possesive form for 'هجود' is 'هجودي'</text:p>
      <text:p text:style-name="P1">Possesive form for 'هد' is 'هدي'</text:p>
      <text:p text:style-name="P1">Possesive form for 'هداد' is 'هدادي'</text:p>
      <text:p text:style-name="P1">Possesive form for 'هداهد' is 'هداهدي'</text:p>
      <text:p text:style-name="P1">Possesive form for 'هدايا' is 'هدايّ'</text:p>
      <text:p text:style-name="P1">Possesive form for 'هداية' is 'هدايةي'</text:p>
      <text:p text:style-name="P1">Possesive form for 'هدب' is 'هدبي'</text:p>
      <text:p text:style-name="P1">Possesive form for 'هدباء' is 'هدباءي'</text:p>
      <text:p text:style-name="P1">Possesive form for 'هدف' is 'هدفي'</text:p>
      <text:p text:style-name="P1">Possesive form for 'هدوج' is 'هدوجي'</text:p>
      <text:p text:style-name="P1">Possesive form for 'هدود' is 'هدودي'</text:p>
      <text:p text:style-name="P1">Possesive form for 'هدى' is 'هدىي'</text:p>
      <text:p text:style-name="P1">Possesive form for 'هديا' is 'هديّ'</text:p>
      <text:p text:style-name="P1">Possesive form for 'هدية' is 'هديةي'</text:p>
      <text:p text:style-name="P1">Possesive form for 'هدية الرحمن' is 'هدية الرحمني'</text:p>
      <text:p text:style-name="P1">Possesive form for 'هدير' is 'هديري'</text:p>
      <text:p text:style-name="P1">Possesive form for 'هديل' is 'هديلي'</text:p>
      <text:p text:style-name="P1">Possesive form for 'هذاليل' is 'هذاليلي'</text:p>
      <text:p text:style-name="P1">Possesive form for 'هذلول' is 'هذلولي'</text:p>
      <text:p text:style-name="P1">Possesive form for 'هزار' is 'هزاري'</text:p>
      <text:p text:style-name="P1">Possesive form for 'هزراف' is 'هزرافي'</text:p>
      <text:p text:style-name="P1">Possesive form for 'هزروف' is 'هزروفي'</text:p>
      <text:p text:style-name="P1">Possesive form for 'هزيع' is 'هزيعي'</text:p>
      <text:p text:style-name="P1">Possesive form for 'هطف' is 'هطفي'</text:p>
      <text:p text:style-name="P1">Possesive form for 'هطول' is 'هطولي'</text:p>
      <text:p text:style-name="P1">Possesive form for 'هفان' is 'هفاني'</text:p>
      <text:p text:style-name="P1">Possesive form for 'هفهاف' is 'هفهافي'</text:p>
      <text:p text:style-name="P1">Possesive form for 'هفوف' is 'هفوفي'</text:p>
      <text:p text:style-name="P1">Possesive form for 'هلا' is 'هلاوي'</text:p>
      <text:p text:style-name="P1">Possesive form for 'هلالة' is 'هلالي'</text:p>
      <text:p text:style-name="P1">Possesive form for 'هلة' is 'هلي'</text:p>
      <text:p text:style-name="P1">Possesive form for 'هلوب' is 'هلوبي'</text:p>
      <text:p text:style-name="P1">Possesive form for 'هلى' is 'هلىي'</text:p>
      <text:p text:style-name="P1">Possesive form for 'هليلة' is 'هليلي'</text:p>
      <text:p text:style-name="P1">Possesive form for 'همة' is 'همي'</text:p>
      <text:p text:style-name="P1">Possesive form for 'هميان' is 'همياني'</text:p>
      <text:p text:style-name="P1">Possesive form for 'هناء' is 'هناءي'</text:p>
      <text:p text:style-name="P1">Possesive form for 'هنادي' is 'هناديّ'</text:p>
      <text:p text:style-name="P1">Possesive form for 'هند' is 'هندي'</text:p>
      <text:p text:style-name="P1">Possesive form for 'هنيئة' is 'هنيئي'</text:p>
      <text:p text:style-name="P1"><text:soft-page-break/>Possesive form for 'هنيدة' is 'هنيدي'</text:p>
      <text:p text:style-name="P1">Possesive form for 'هواتف' is 'هواتفي'</text:p>
      <text:p text:style-name="P1">Possesive form for 'هوادة' is 'هوادي'</text:p>
      <text:p text:style-name="P1">Possesive form for 'هوادي' is 'هواديّ'</text:p>
      <text:p text:style-name="P1">Possesive form for 'هوازن' is 'هوازني'</text:p>
      <text:p text:style-name="P1">Possesive form for 'هوالب' is 'هوالبي'</text:p>
      <text:p text:style-name="P1">Possesive form for 'هودة' is 'هودي'</text:p>
      <text:p text:style-name="P1">Possesive form for 'هوم' is 'هومي'</text:p>
      <text:p text:style-name="P1">Possesive form for 'هويدة' is 'هويدي'</text:p>
      <text:p text:style-name="P1">Possesive form for 'هياء' is 'هياءي'</text:p>
      <text:p text:style-name="P1">Possesive form for 'هياتم' is 'هياتمي'</text:p>
      <text:p text:style-name="P1">Possesive form for 'هيام' is 'هيامي'</text:p>
      <text:p text:style-name="P1">Possesive form for 'هيام العاشقين' is 'هيام العاشقيني'</text:p>
      <text:p text:style-name="P1">Possesive form for 'هيبة' is 'هيبي'</text:p>
      <text:p text:style-name="P1">Possesive form for 'هيتم' is 'هيتمي'</text:p>
      <text:p text:style-name="P1">Possesive form for 'هيدب' is 'هيدبي'</text:p>
      <text:p text:style-name="P1">Possesive form for 'هيفاء' is 'هيفاءي'</text:p>
      <text:p text:style-name="P1">Possesive form for 'هيفُ' is 'هيفي'</text:p>
      <text:p text:style-name="P1">Possesive form for 'هيلة' is 'هيلي'</text:p>
      <text:p text:style-name="P1">Possesive form for 'هيلمان' is 'هيلماني'</text:p>
      <text:p text:style-name="P1">Possesive form for 'هيمانة' is 'هيماني'</text:p>
      <text:p text:style-name="P1">Possesive form for 'هيول' is 'هيولي'</text:p>
      <text:p text:style-name="P1">Possesive form for 'هَدْنةُ' is 'هَدْني'</text:p>
      <text:p text:style-name="P1">Possesive form for 'هَيفُ' is 'هَيفي'</text:p>
      <text:p text:style-name="P1">Possesive form for 'هُدْنة' is 'هُدْني'</text:p>
      <text:p text:style-name="P1">Possesive form for 'وئام' is 'وئامي'</text:p>
      <text:p text:style-name="P1">Possesive form for 'واتن' is 'واتني'</text:p>
      <text:p text:style-name="P1">Possesive form for 'واثر' is 'واثري'</text:p>
      <text:p text:style-name="P1">Possesive form for 'واجدةواحة' is 'واجدةواحي'</text:p>
      <text:p text:style-name="P1">Possesive form for 'وادعة' is 'وادعي'</text:p>
      <text:p text:style-name="P1">Possesive form for 'وارفة' is 'وارفي'</text:p>
      <text:p text:style-name="P1">Possesive form for 'واصلة' is 'واصلي'</text:p>
      <text:p text:style-name="P1">Possesive form for 'واصلين' is 'واصليني'</text:p>
      <text:p text:style-name="P1">Possesive form for 'واعية' is 'واعيةي'</text:p>
      <text:p text:style-name="P1">Possesive form for 'وتار' is 'وتاري'</text:p>
      <text:p text:style-name="P1">Possesive form for 'وتان' is 'وتاني'</text:p>
      <text:p text:style-name="P1">Possesive form for 'وتيرة' is 'وتيري'</text:p>
      <text:p text:style-name="P1">Possesive form for 'وتين' is 'وتيني'</text:p>
      <text:p text:style-name="P1">Possesive form for 'وثاب' is 'وثابي'</text:p>
      <text:p text:style-name="P1">Possesive form for 'وثاق' is 'وثاقي'</text:p>
      <text:p text:style-name="P1">Possesive form for 'وثوب' is 'وثوبي'</text:p>
      <text:p text:style-name="P1">Possesive form for 'وج' is 'وجي'</text:p>
      <text:p text:style-name="P1">Possesive form for 'وجاد' is 'وجادي'</text:p>
      <text:p text:style-name="P1">Possesive form for 'وجاهة' is 'وجاهي'</text:p>
      <text:p text:style-name="P1">Possesive form for 'وجد' is 'وجدي'</text:p>
      <text:p text:style-name="P1">Possesive form for 'وجدان' is 'وجداني'</text:p>
      <text:p text:style-name="P1">Possesive form for 'وجدة' is 'وجدي'</text:p>
      <text:p text:style-name="P1">Possesive form for 'وجنة' is 'وجني'</text:p>
      <text:p text:style-name="P1"><text:soft-page-break/>Possesive form for 'وجود' is 'وجودي'</text:p>
      <text:p text:style-name="P1">Possesive form for 'وجيدة' is 'وجيدي'</text:p>
      <text:p text:style-name="P1">Possesive form for 'وجين' is 'وجيني'</text:p>
      <text:p text:style-name="P1">Possesive form for 'وجيهة' is 'وجيهي'</text:p>
      <text:p text:style-name="P1">Possesive form for 'ود' is 'ودي'</text:p>
      <text:p text:style-name="P1">Possesive form for 'وداد' is 'ودادي'</text:p>
      <text:p text:style-name="P1">Possesive form for 'ودان' is 'وداني'</text:p>
      <text:p text:style-name="P1">Possesive form for 'ودق' is 'ودقي'</text:p>
      <text:p text:style-name="P1">Possesive form for 'ودود' is 'ودودي'</text:p>
      <text:p text:style-name="P1">Possesive form for 'وديدة' is 'وديدي'</text:p>
      <text:p text:style-name="P1">Possesive form for 'وديعة' is 'وديعي'</text:p>
      <text:p text:style-name="P1">Possesive form for 'وردة' is 'وردي'</text:p>
      <text:p text:style-name="P1">Possesive form for 'ورع' is 'ورعي'</text:p>
      <text:p text:style-name="P1">Possesive form for 'ورفة النبات' is 'ورفة النباتي'</text:p>
      <text:p text:style-name="P1">Possesive form for 'ورقاء' is 'ورقاءي'</text:p>
      <text:p text:style-name="P1">Possesive form for 'وروع' is 'وروعي'</text:p>
      <text:p text:style-name="P1">Possesive form for 'وريعة' is 'وريعي'</text:p>
      <text:p text:style-name="P1">Possesive form for 'وسام' is 'وسامي'</text:p>
      <text:p text:style-name="P1">Possesive form for 'وسامة' is 'وسامي'</text:p>
      <text:p text:style-name="P1">Possesive form for 'وسم' is 'وسمي'</text:p>
      <text:p text:style-name="P1">Possesive form for 'وسمية' is 'وسميةي'</text:p>
      <text:p text:style-name="P1">Possesive form for 'وسنى' is 'وسنىي'</text:p>
      <text:p text:style-name="P1">Possesive form for 'وسوم' is 'وسومي'</text:p>
      <text:p text:style-name="P1">Possesive form for 'وسوم الحسن' is 'وسوم الحسني'</text:p>
      <text:p text:style-name="P1">Possesive form for 'وسيلة' is 'وسيلي'</text:p>
      <text:p text:style-name="P1">Possesive form for 'وشاح' is 'وشاحي'</text:p>
      <text:p text:style-name="P1">Possesive form for 'وشنة' is 'وشني'</text:p>
      <text:p text:style-name="P1">Possesive form for 'وشوم' is 'وشومي'</text:p>
      <text:p text:style-name="P1">Possesive form for 'وشيق' is 'وشيقي'</text:p>
      <text:p text:style-name="P1">Possesive form for 'وشّق' is 'وشّقي'</text:p>
      <text:p text:style-name="P1">Possesive form for 'وصائل' is 'وصائلي'</text:p>
      <text:p text:style-name="P1">Possesive form for 'وصال' is 'وصالي'</text:p>
      <text:p text:style-name="P1">Possesive form for 'وصف' is 'وصفي'</text:p>
      <text:p text:style-name="P1">Possesive form for 'وصفة' is 'وصفي'</text:p>
      <text:p text:style-name="P1">Possesive form for 'وصل' is 'وصلي'</text:p>
      <text:p text:style-name="P1">Possesive form for 'وصول' is 'وصولي'</text:p>
      <text:p text:style-name="P1">Possesive form for 'وصية' is 'وصيةي'</text:p>
      <text:p text:style-name="P1">Possesive form for 'وصيفة' is 'وصيفي'</text:p>
      <text:p text:style-name="P1">Possesive form for 'وصيل' is 'وصيلي'</text:p>
      <text:p text:style-name="P1">Possesive form for 'وصيلة' is 'وصيلي'</text:p>
      <text:p text:style-name="P1">Possesive form for 'وضاح' is 'وضاحي'</text:p>
      <text:p text:style-name="P1">Possesive form for 'وضحاء' is 'وضحاءي'</text:p>
      <text:p text:style-name="P1">Possesive form for 'وضهاء' is 'وضهاءي'</text:p>
      <text:p text:style-name="P1">Possesive form for 'وضيم' is 'وضيمي'</text:p>
      <text:p text:style-name="P1">Possesive form for 'وطر' is 'وطري'</text:p>
      <text:p text:style-name="P1">Possesive form for 'وعاد' is 'وعادي'</text:p>
      <text:p text:style-name="P1">Possesive form for 'وعد' is 'وعدي'</text:p>
      <text:p text:style-name="P1">Possesive form for 'وعن' is 'وعني'</text:p>
      <text:p text:style-name="P1"><text:soft-page-break/>Possesive form for 'وعود' is 'وعودي'</text:p>
      <text:p text:style-name="P1">Possesive form for 'وفاء' is 'وفاءي'</text:p>
      <text:p text:style-name="P1">Possesive form for 'وفاق' is 'وفاقي'</text:p>
      <text:p text:style-name="P1">Possesive form for 'وفد' is 'وفدي'</text:p>
      <text:p text:style-name="P1">Possesive form for 'وفود' is 'وفودي'</text:p>
      <text:p text:style-name="P1">Possesive form for 'وفية' is 'وفيةي'</text:p>
      <text:p text:style-name="P1">Possesive form for 'وفيرة' is 'وفيري'</text:p>
      <text:p text:style-name="P1">Possesive form for 'وفيقة' is 'وفيقي'</text:p>
      <text:p text:style-name="P1">Possesive form for 'وقار' is 'وقاري'</text:p>
      <text:p text:style-name="P1">Possesive form for 'وقاية' is 'وقايةي'</text:p>
      <text:p text:style-name="P1">Possesive form for 'وقور' is 'وقوري'</text:p>
      <text:p text:style-name="P1">Possesive form for 'ولاء' is 'ولاءي'</text:p>
      <text:p text:style-name="P1">Possesive form for 'ولاج' is 'ولاجي'</text:p>
      <text:p text:style-name="P1">Possesive form for 'ولادة' is 'ولادي'</text:p>
      <text:p text:style-name="P1">Possesive form for 'ولاف' is 'ولافي'</text:p>
      <text:p text:style-name="P1">Possesive form for 'ولاية' is 'ولايةي'</text:p>
      <text:p text:style-name="P1">Possesive form for 'ولدة' is 'ولدي'</text:p>
      <text:p text:style-name="P1">Possesive form for 'ولع' is 'ولعي'</text:p>
      <text:p text:style-name="P1">Possesive form for 'ولف' is 'ولفي'</text:p>
      <text:p text:style-name="P1">Possesive form for 'ولمة' is 'ولمي'</text:p>
      <text:p text:style-name="P1">Possesive form for 'وله' is 'ولهي'</text:p>
      <text:p text:style-name="P1">Possesive form for 'ولهانة' is 'ولهاني'</text:p>
      <text:p text:style-name="P1">Possesive form for 'ولهى' is 'ولهىي'</text:p>
      <text:p text:style-name="P1">Possesive form for 'ولوع' is 'ولوعي'</text:p>
      <text:p text:style-name="P1">Possesive form for 'وليدة' is 'وليدي'</text:p>
      <text:p text:style-name="P1">Possesive form for 'وليف' is 'وليفي'</text:p>
      <text:p text:style-name="P1">Possesive form for 'ومض' is 'ومضي'</text:p>
      <text:p text:style-name="P1">Possesive form for 'ومى' is 'ومىي'</text:p>
      <text:p text:style-name="P1">Possesive form for 'وميض' is 'وميضي'</text:p>
      <text:p text:style-name="P1">Possesive form for 'ونية' is 'ونيةي'</text:p>
      <text:p text:style-name="P1">Possesive form for 'وهد' is 'وهدي'</text:p>
      <text:p text:style-name="P1">Possesive form for 'وهدة' is 'وهدي'</text:p>
      <text:p text:style-name="P1">Possesive form for 'وهل' is 'وهلي'</text:p>
      <text:p text:style-name="P1">Possesive form for 'وهيبة' is 'وهيبي'</text:p>
      <text:p text:style-name="P1">Possesive form for 'وهية' is 'وهيةي'</text:p>
      <text:p text:style-name="P1">Possesive form for 'وهيف' is 'وهيفي'</text:p>
      <text:p text:style-name="P1">Possesive form for 'وَشْق' is 'وَشْقي'</text:p>
      <text:p text:style-name="P1">Possesive form for 'ياسرة' is 'ياسري'</text:p>
      <text:p text:style-name="P1">Possesive form for 'ياسم' is 'ياسمي'</text:p>
      <text:p text:style-name="P1">Possesive form for 'ياسمين' is 'ياسميني'</text:p>
      <text:p text:style-name="P1">Possesive form for 'يافع' is 'يافعي'</text:p>
      <text:p text:style-name="P1">Possesive form for 'ياقد' is 'ياقدي'</text:p>
      <text:p text:style-name="P1">Possesive form for 'ياقوتة' is 'ياقوتي'</text:p>
      <text:p text:style-name="P1">Possesive form for 'يام' is 'يامي'</text:p>
      <text:p text:style-name="P1">Possesive form for 'يامنة' is 'يامني'</text:p>
      <text:p text:style-name="P1">Possesive form for 'يبروح' is 'يبروحي'</text:p>
      <text:p text:style-name="P1">Possesive form for 'يتوع' is 'يتوعي'</text:p>
      <text:p text:style-name="P1">Possesive form for 'يثرب' is 'يثربي'</text:p>
      <text:p text:style-name="P1"><text:soft-page-break/>Possesive form for 'يراع' is 'يراعي'</text:p>
      <text:p text:style-name="P1">Possesive form for 'يزد' is 'يزدي'</text:p>
      <text:p text:style-name="P1">Possesive form for 'يسر' is 'يسري'</text:p>
      <text:p text:style-name="P1">Possesive form for 'يسرى' is 'يسرىي'</text:p>
      <text:p text:style-name="P1">Possesive form for 'يسرية' is 'يسريةي'</text:p>
      <text:p text:style-name="P1">Possesive form for 'يسيرة' is 'يسيري'</text:p>
      <text:p text:style-name="P1">Possesive form for 'يشب' is 'يشبي'</text:p>
      <text:p text:style-name="P1">Possesive form for 'يشم' is 'يشمي'</text:p>
      <text:p text:style-name="P1">Possesive form for 'يعافير' is 'يعافيري'</text:p>
      <text:p text:style-name="P1">Possesive form for 'يعفور' is 'يعفوري'</text:p>
      <text:p text:style-name="P1">Possesive form for 'يقنة' is 'يقني'</text:p>
      <text:p text:style-name="P1">Possesive form for 'يلب' is 'يلبي'</text:p>
      <text:p text:style-name="P1">Possesive form for 'يلمع' is 'يلمعي'</text:p>
      <text:p text:style-name="P1">Possesive form for 'يليل' is 'يليلي'</text:p>
      <text:p text:style-name="P1">Possesive form for 'يم' is 'يمي'</text:p>
      <text:p text:style-name="P1">Possesive form for 'يمؤود' is 'يمؤودي'</text:p>
      <text:p text:style-name="P1">Possesive form for 'يمام' is 'يمامي'</text:p>
      <text:p text:style-name="P1">Possesive form for 'يمامة' is 'يمامي'</text:p>
      <text:p text:style-name="P1">Possesive form for 'يمن' is 'يمني'</text:p>
      <text:p text:style-name="P1">Possesive form for 'يمنى' is 'يمنىي'</text:p>
      <text:p text:style-name="P1">Possesive form for 'ينابيع' is 'ينابيعي'</text:p>
      <text:p text:style-name="P1">Possesive form for 'ينبوت' is 'ينبوتي'</text:p>
      <text:p text:style-name="P1">Possesive form for 'ينبوع' is 'ينبوعي'</text:p>
      <text:p text:style-name="P1">Possesive form for 'يوح' is 'يوحي'</text:p>
      <text:p text:style-name="P1">Successfully processed all 3178 Female Names.txt entries</text:p>
      <text:p text:style-name="P1">Possesive form for 'إبراهيم' is 'إبراهيمي'</text:p>
      <text:p text:style-name="P1">Possesive form for 'إهود' is 'إهودي'</text:p>
      <text:p text:style-name="P1">Possesive form for 'إيلة' is 'إيلي'</text:p>
      <text:p text:style-name="P1">Possesive form for 'أبياساف' is 'أبياسافي'</text:p>
      <text:p text:style-name="P1">Possesive form for 'أبيجايل' is 'أبيجايلي'</text:p>
      <text:p text:style-name="P1">Possesive form for 'أبيطوب' is 'أبيطوبي'</text:p>
      <text:p text:style-name="P1">Possesive form for 'أبيعزر' is 'أبيعزري'</text:p>
      <text:p text:style-name="P1">Possesive form for 'أثنان' is 'أثناني'</text:p>
      <text:p text:style-name="P1">Possesive form for 'أثناي' is 'أثنايّ'</text:p>
      <text:p text:style-name="P1">Possesive form for 'أحرح' is 'أحرحي'</text:p>
      <text:p text:style-name="P1">Possesive form for 'أحير' is 'أحيري'</text:p>
      <text:p text:style-name="P1">Possesive form for 'أخرحيل' is 'أخرحيلي'</text:p>
      <text:p text:style-name="P1">Possesive form for 'أخوخوجيرا' is 'أخوخوجيراوي'</text:p>
      <text:p text:style-name="P1">Possesive form for 'أخيطوب' is 'أخيطوبي'</text:p>
      <text:p text:style-name="P1">Possesive form for 'أزين شيرة' is 'أزين شيري'</text:p>
      <text:p text:style-name="P1">Possesive form for 'أستير' is 'أستيري'</text:p>
      <text:p text:style-name="P1">Possesive form for 'أسريئيل' is 'أسريئيلي'</text:p>
      <text:p text:style-name="P1">Possesive form for 'أشبان' is 'أشباني'</text:p>
      <text:p text:style-name="P1">Possesive form for 'أشتون' is 'أشتوني'</text:p>
      <text:p text:style-name="P1">Possesive form for 'أشكناز' is 'أشكنازي'</text:p>
      <text:p text:style-name="P1">Possesive form for 'أفلال' is 'أفلالي'</text:p>
      <text:p text:style-name="P1">Possesive form for 'ألدعة' is 'ألدعي'</text:p>
      <text:p text:style-name="P1">Possesive form for 'ألعادا' is 'ألعاداوي'</text:p>
      <text:p text:style-name="P1"><text:soft-page-break/>Possesive form for 'ألعازار' is 'ألعازاري'</text:p>
      <text:p text:style-name="P1">Possesive form for 'ألعاسة' is 'ألعاسي'</text:p>
      <text:p text:style-name="P1">Possesive form for 'ألموداد' is 'ألمودادي'</text:p>
      <text:p text:style-name="P1">Possesive form for 'ألمودام' is 'ألمودامي'</text:p>
      <text:p text:style-name="P1">Possesive form for 'ألياقيم' is 'ألياقيمي'</text:p>
      <text:p text:style-name="P1">Possesive form for 'أليهو' is 'أليهوي'</text:p>
      <text:p text:style-name="P1">Possesive form for 'أليود' is 'أليودي'</text:p>
      <text:p text:style-name="P1">Possesive form for 'أمصيا' is 'أمصيّ'</text:p>
      <text:p text:style-name="P1">Possesive form for 'أومار' is 'أوماري'</text:p>
      <text:p text:style-name="P1">Possesive form for 'بارد' is 'باردي'</text:p>
      <text:p text:style-name="P1">Possesive form for 'باريح' is 'باريحي'</text:p>
      <text:p text:style-name="P1">Possesive form for 'بثشبع' is 'بثشبعي'</text:p>
      <text:p text:style-name="P1">Possesive form for 'بدان' is 'بداني'</text:p>
      <text:p text:style-name="P1">Possesive form for 'بريعة' is 'بريعي'</text:p>
      <text:p text:style-name="P1">Possesive form for 'بقبقر' is 'بقبقري'</text:p>
      <text:p text:style-name="P1">Possesive form for 'بقي' is 'بقيّ'</text:p>
      <text:p text:style-name="P1">Possesive form for 'بلهان' is 'بلهاني'</text:p>
      <text:p text:style-name="P1">Possesive form for 'بنايا' is 'بنايّ'</text:p>
      <text:p text:style-name="P1">Possesive form for 'بنعا' is 'بنعاوي'</text:p>
      <text:p text:style-name="P1">Possesive form for 'بنوي' is 'بنويّ'</text:p>
      <text:p text:style-name="P1">Possesive form for 'بنيامين' is 'بنياميني'</text:p>
      <text:p text:style-name="P1">Possesive form for 'تارح' is 'تارحي'</text:p>
      <text:p text:style-name="P1">Possesive form for 'ترحنة' is 'ترحني'</text:p>
      <text:p text:style-name="P1">Possesive form for 'ترشيش' is 'ترشيشي'</text:p>
      <text:p text:style-name="P1">Possesive form for 'تفوح' is 'تفوحي'</text:p>
      <text:p text:style-name="P1">Possesive form for 'توجرمة' is 'توجرمي'</text:p>
      <text:p text:style-name="P1">Possesive form for 'جلال' is 'جلالي'</text:p>
      <text:p text:style-name="P1">Possesive form for 'حبرون' is 'حبروني'</text:p>
      <text:p text:style-name="P1">Possesive form for 'حثاث' is 'حثاثي'</text:p>
      <text:p text:style-name="P1">Possesive form for 'حدد' is 'حددي'</text:p>
      <text:p text:style-name="P1">Possesive form for 'حزقيا' is 'حزقيّ'</text:p>
      <text:p text:style-name="P1">Possesive form for 'حصرون' is 'حصروني'</text:p>
      <text:p text:style-name="P1">Possesive form for 'حفيم' is 'حفيمي'</text:p>
      <text:p text:style-name="P1">Possesive form for 'حلداي' is 'حلدايّ'</text:p>
      <text:p text:style-name="P1">Possesive form for 'حموئيل' is 'حموئيلي'</text:p>
      <text:p text:style-name="P1">Possesive form for 'حناني' is 'حنانيّ'</text:p>
      <text:p text:style-name="P1">Possesive form for 'حورون' is 'حوروني'</text:p>
      <text:p text:style-name="P1">Possesive form for 'حوري' is 'حوريّ'</text:p>
      <text:p text:style-name="P1">Possesive form for 'حوشيم' is 'حوشيمي'</text:p>
      <text:p text:style-name="P1">Possesive form for 'داريوس' is 'داريوسي'</text:p>
      <text:p text:style-name="P1">Possesive form for 'دانيال' is 'دانيالي'</text:p>
      <text:p text:style-name="P1">Possesive form for 'ددان' is 'دداني'</text:p>
      <text:p text:style-name="P1">Possesive form for 'ديشون' is 'ديشوني'</text:p>
      <text:p text:style-name="P1">Possesive form for 'راحاب' is 'راحابي'</text:p>
      <text:p text:style-name="P1">Possesive form for 'راحم' is 'راحمي'</text:p>
      <text:p text:style-name="P1">Possesive form for 'راعوث' is 'راعوثي'</text:p>
      <text:p text:style-name="P1">Possesive form for 'رحبعام' is 'رحبعامي'</text:p>
      <text:p text:style-name="P1">Possesive form for 'رشف' is 'رشفي'</text:p>
      <text:p text:style-name="P1"><text:soft-page-break/>Possesive form for 'رعوئيل' is 'رعوئيلي'</text:p>
      <text:p text:style-name="P1">Possesive form for 'زكري' is 'زكريّ'</text:p>
      <text:p text:style-name="P1">Possesive form for 'زمران' is 'زمراني'</text:p>
      <text:p text:style-name="P1">Possesive form for 'زيتان' is 'زيتاني'</text:p>
      <text:p text:style-name="P1">Possesive form for 'ساراي' is 'سارايّ'</text:p>
      <text:p text:style-name="P1">Possesive form for 'سارح' is 'سارحي'</text:p>
      <text:p text:style-name="P1">Possesive form for 'سام' is 'سامي'</text:p>
      <text:p text:style-name="P1">Possesive form for 'ساما' is 'ساماوي'</text:p>
      <text:p text:style-name="P1">Possesive form for 'سبا' is 'سباوي'</text:p>
      <text:p text:style-name="P1">Possesive form for 'ستري' is 'ستريّ'</text:p>
      <text:p text:style-name="P1">Possesive form for 'سسماي' is 'سسمايّ'</text:p>
      <text:p text:style-name="P1">Possesive form for 'سلاي‏' is 'سلاي‏ي'</text:p>
      <text:p text:style-name="P1">Possesive form for 'سلما' is 'سلماوي'</text:p>
      <text:p text:style-name="P1">Possesive form for 'سملة' is 'سملي'</text:p>
      <text:p text:style-name="P1">Possesive form for 'سوكو' is 'سوكوي'</text:p>
      <text:p text:style-name="P1">Possesive form for 'شافاط' is 'شافاطي'</text:p>
      <text:p text:style-name="P1">Possesive form for 'شالح' is 'شالحي'</text:p>
      <text:p text:style-name="P1">Possesive form for 'شامر' is 'شامري'</text:p>
      <text:p text:style-name="P1">Possesive form for 'شبنيا‏' is 'شبنيا‏ي'</text:p>
      <text:p text:style-name="P1">Possesive form for 'شعريا' is 'شعريّ'</text:p>
      <text:p text:style-name="P1">Possesive form for 'شفطيا' is 'شفطيّ'</text:p>
      <text:p text:style-name="P1">Possesive form for 'شلشة' is 'شلشي'</text:p>
      <text:p text:style-name="P1">Possesive form for 'شلومشلوم' is 'شلومشلومي'</text:p>
      <text:p text:style-name="P1">Possesive form for 'شماي' is 'شمايّ'</text:p>
      <text:p text:style-name="P1">Possesive form for 'شمآم' is 'شمآمي'</text:p>
      <text:p text:style-name="P1">Possesive form for 'شمرت' is 'شمرتي'</text:p>
      <text:p text:style-name="P1">Possesive form for 'شمري' is 'شمريّ'</text:p>
      <text:p text:style-name="P1">Possesive form for 'شمشراي' is 'شمشرايّ'</text:p>
      <text:p text:style-name="P1">Possesive form for 'شمع' is 'شمعي'</text:p>
      <text:p text:style-name="P1">Possesive form for 'صبعون' is 'صبعوني'</text:p>
      <text:p text:style-name="P1">Possesive form for 'صلة' is 'صلي'</text:p>
      <text:p text:style-name="P1">Possesive form for 'صوبيبة' is 'صوبيبي'</text:p>
      <text:p text:style-name="P1">Possesive form for 'صوحر' is 'صوحري'</text:p>
      <text:p text:style-name="P1">Possesive form for 'صور' is 'صوري'</text:p>
      <text:p text:style-name="P1">Possesive form for 'صوفح' is 'صوفحي'</text:p>
      <text:p text:style-name="P1">Possesive form for 'صيدون' is 'صيدوني'</text:p>
      <text:p text:style-name="P1">Possesive form for 'عتاي' is 'عتايّ'</text:p>
      <text:p text:style-name="P1">Possesive form for 'عدنا' is 'عدناوي'</text:p>
      <text:p text:style-name="P1">Possesive form for 'عزريا' is 'عزريّ'</text:p>
      <text:p text:style-name="P1">Possesive form for 'عزي' is 'عزيّ'</text:p>
      <text:p text:style-name="P1">Possesive form for 'عزيئيل' is 'عزيئيلي'</text:p>
      <text:p text:style-name="P1">Possesive form for 'عسيئيل' is 'عسيئيلي'</text:p>
      <text:p text:style-name="P1">Possesive form for 'عشوت' is 'عشوتي'</text:p>
      <text:p text:style-name="P1">Possesive form for 'عطارة' is 'عطاري'</text:p>
      <text:p text:style-name="P1">Possesive form for 'عماساي' is 'عماسايّ'</text:p>
      <text:p text:style-name="P1">Possesive form for 'عماليق' is 'عماليقي'</text:p>
      <text:p text:style-name="P1">Possesive form for 'عمري' is 'عمريّ'</text:p>
      <text:p text:style-name="P1">Possesive form for 'عميئيل' is 'عميئيلي'</text:p>
      <text:p text:style-name="P1"><text:soft-page-break/>Possesive form for 'عناثوث' is 'عناثوثي'</text:p>
      <text:p text:style-name="P1">Possesive form for 'عني' is 'عنيّ'</text:p>
      <text:p text:style-name="P1">Possesive form for 'عوبال' is 'عوبالي'</text:p>
      <text:p text:style-name="P1">Possesive form for 'عيرام' is 'عيرامي'</text:p>
      <text:p text:style-name="P1">Possesive form for 'فتروسيم' is 'فتروسيمي'</text:p>
      <text:p text:style-name="P1">Possesive form for 'فسفة' is 'فسفي'</text:p>
      <text:p text:style-name="P1">Possesive form for 'فلايا' is 'فلايّ'</text:p>
      <text:p text:style-name="P1">Possesive form for 'فلطيا' is 'فلطيّ'</text:p>
      <text:p text:style-name="P1">Possesive form for 'قدمة' is 'قدمي'</text:p>
      <text:p text:style-name="P1">Possesive form for 'قوص' is 'قوصي'</text:p>
      <text:p text:style-name="P1">Possesive form for 'قيشي' is 'قيشيّ'</text:p>
      <text:p text:style-name="P1">Possesive form for 'قينان' is 'قيناني'</text:p>
      <text:p text:style-name="P1">Possesive form for 'لاهد' is 'لاهدي'</text:p>
      <text:p text:style-name="P1">Possesive form for 'لبني' is 'لبنيّ'</text:p>
      <text:p text:style-name="P1">Possesive form for 'لطوشيم' is 'لطوشيمي'</text:p>
      <text:p text:style-name="P1">Possesive form for 'لوط' is 'لوطي'</text:p>
      <text:p text:style-name="P1">Possesive form for 'ماداي' is 'مادايّ'</text:p>
      <text:p text:style-name="P1">Possesive form for 'ماشك' is 'ماشكي'</text:p>
      <text:p text:style-name="P1">Possesive form for 'ماكير' is 'ماكيري'</text:p>
      <text:p text:style-name="P1">Possesive form for 'مدان' is 'مداني'</text:p>
      <text:p text:style-name="P1">Possesive form for 'مراري' is 'مراريّ'</text:p>
      <text:p text:style-name="P1">Possesive form for 'مزة' is 'مزي'</text:p>
      <text:p text:style-name="P1">Possesive form for 'معصا' is 'معصاوي'</text:p>
      <text:p text:style-name="P1">Possesive form for 'مليا' is 'مليّ'</text:p>
      <text:p text:style-name="P1">Possesive form for 'مناحة' is 'مناحي'</text:p>
      <text:p text:style-name="P1">Possesive form for 'مهراي' is 'مهرايّ'</text:p>
      <text:p text:style-name="P1">Possesive form for 'موسى' is 'موسىي'</text:p>
      <text:p text:style-name="P1">Possesive form for 'ناداب' is 'نادابي'</text:p>
      <text:p text:style-name="P1">Possesive form for 'نافيش' is 'نافيشي'</text:p>
      <text:p text:style-name="P1">Possesive form for 'نثنيا' is 'نثنيّ'</text:p>
      <text:p text:style-name="P1">Possesive form for 'نعرة' is 'نعري'</text:p>
      <text:p text:style-name="P1">Possesive form for 'نعمان' is 'نعماني'</text:p>
      <text:p text:style-name="P1">Possesive form for 'نوحة' is 'نوحي'</text:p>
      <text:p text:style-name="P1">Possesive form for 'هوديا' is 'هوديّ'</text:p>
      <text:p text:style-name="P1">Possesive form for 'وإسماعيل' is 'وإسماعيلي'</text:p>
      <text:p text:style-name="P1">Possesive form for 'وإيثان' is 'وإيثاني'</text:p>
      <text:p text:style-name="P1">Possesive form for 'ياريب' is 'ياريبي'</text:p>
      <text:p text:style-name="P1">Possesive form for 'ياشر' is 'ياشري'</text:p>
      <text:p text:style-name="P1">Possesive form for 'يافث' is 'يافثي'</text:p>
      <text:p text:style-name="P1">Possesive form for 'يافيع' is 'يافيعي'</text:p>
      <text:p text:style-name="P1">Possesive form for 'يثران' is 'يثراني'</text:p>
      <text:p text:style-name="P1">Possesive form for 'يثرعام' is 'يثرعامي'</text:p>
      <text:p text:style-name="P1">Possesive form for 'يحزيرة' is 'يحزيري'</text:p>
      <text:p text:style-name="P1">Possesive form for 'يربعام' is 'يربعامي'</text:p>
      <text:p text:style-name="P1">Possesive form for 'يرحع' is 'يرحعي'</text:p>
      <text:p text:style-name="P1">Possesive form for 'يرحمئيل' is 'يرحمئيلي'</text:p>
      <text:p text:style-name="P1">Possesive form for 'يرقعام' is 'يرقعامي'</text:p>
      <text:p text:style-name="P1">Possesive form for 'يرموث' is 'يرموثي'</text:p>
      <text:p text:style-name="P1"><text:soft-page-break/>Possesive form for 'يريا' is 'يريّ'</text:p>
      <text:p text:style-name="P1">Possesive form for 'يسوع' is 'يسوعي'</text:p>
      <text:p text:style-name="P1">Possesive form for 'يشباق' is 'يشباقي'</text:p>
      <text:p text:style-name="P1">Possesive form for 'يشبقاشة' is 'يشبقاشي'</text:p>
      <text:p text:style-name="P1">Possesive form for 'يشعيا' is 'يشعيّ'</text:p>
      <text:p text:style-name="P1">Possesive form for 'يعبيص' is 'يعبيصي'</text:p>
      <text:p text:style-name="P1">Possesive form for 'يعرة' is 'يعري'</text:p>
      <text:p text:style-name="P1">Possesive form for 'يعقوب' is 'يعقوبي'</text:p>
      <text:p text:style-name="P1">Possesive form for 'يعيئيل' is 'يعيئيلي'</text:p>
      <text:p text:style-name="P1">Possesive form for 'يفنة' is 'يفني'</text:p>
      <text:p text:style-name="P1">Possesive form for 'يقميا' is 'يقميّ'</text:p>
      <text:p text:style-name="P1">Possesive form for 'يكنيا' is 'يكنيّ'</text:p>
      <text:p text:style-name="P1">Possesive form for 'يمرة' is 'يمري'</text:p>
      <text:p text:style-name="P1">Possesive form for 'يهوذا' is 'يهوذاوي'</text:p>
      <text:p text:style-name="P1">Possesive form for 'يهورام' is 'يهورامي'</text:p>
      <text:p text:style-name="P1">Possesive form for 'يهوشوع' is 'يهوشوعي'</text:p>
      <text:p text:style-name="P1">Possesive form for 'يهوعدة' is 'يهوعدي'</text:p>
      <text:p text:style-name="P1">Possesive form for 'يهوه' is 'يهوهي'</text:p>
      <text:p text:style-name="P1">Possesive form for 'يوذا' is 'يوذاوي'</text:p>
      <text:p text:style-name="P1">Possesive form for 'يوشيا' is 'يوشيّ'</text:p>
      <text:p text:style-name="P1">Successfully processed all 190 Hebrew Bible Names.txt entries</text:p>
      <text:p text:style-name="P1">Possesive form for 'آدام' is 'آدامي'</text:p>
      <text:p text:style-name="P1">Possesive form for 'آدب' is 'آدبي'</text:p>
      <text:p text:style-name="P1">Possesive form for 'آدم' is 'آدمي'</text:p>
      <text:p text:style-name="P1">Possesive form for 'آدِب' is 'آدِبي'</text:p>
      <text:p text:style-name="P1">Possesive form for 'آس' is 'آسي'</text:p>
      <text:p text:style-name="P1">Possesive form for 'آساد' is 'آسادي'</text:p>
      <text:p text:style-name="P1">Possesive form for 'آسر' is 'آسري'</text:p>
      <text:p text:style-name="P1">Possesive form for 'أبان' is 'أباني'</text:p>
      <text:p text:style-name="P1">Possesive form for 'أبانان' is 'أباناني'</text:p>
      <text:p text:style-name="P1">Possesive form for 'أبدر' is 'أبدري'</text:p>
      <text:p text:style-name="P1">Possesive form for 'أبرق' is 'أبرقي'</text:p>
      <text:p text:style-name="P1">Possesive form for 'أبكر' is 'أبكري'</text:p>
      <text:p text:style-name="P1">Possesive form for 'أبلج' is 'أبلجي'</text:p>
      <text:p text:style-name="P1">Possesive form for 'أبهر' is 'أبهري'</text:p>
      <text:p text:style-name="P1">Possesive form for 'أبهل' is 'أبهلي'</text:p>
      <text:p text:style-name="P1">Possesive form for 'أبو الأبطال' is 'أبو الأبطالي'</text:p>
      <text:p text:style-name="P1">Possesive form for 'أبو الحارث' is 'أبو الحارثي'</text:p>
      <text:p text:style-name="P1">Possesive form for 'أبو الزعفران' is 'أبو الزعفراني'</text:p>
      <text:p text:style-name="P1">Possesive form for 'أبو العباس' is 'أبو العباسي'</text:p>
      <text:p text:style-name="P1">Possesive form for 'أبو الفضل' is 'أبو الفضلي'</text:p>
      <text:p text:style-name="P1">Possesive form for 'أبو المجد' is 'أبو المجدي'</text:p>
      <text:p text:style-name="P1">Possesive form for 'أبو المنذر' is 'أبو المنذري'</text:p>
      <text:p text:style-name="P1">Possesive form for 'أبو برائل' is 'أبو برائلي'</text:p>
      <text:p text:style-name="P1">Possesive form for 'أبو بكر' is 'أبو بكري'</text:p>
      <text:p text:style-name="P1">Possesive form for 'أبو شبل' is 'أبو شبلي'</text:p>
      <text:p text:style-name="P1">Possesive form for 'أبو صابر' is 'أبو صابري'</text:p>
      <text:p text:style-name="P1">Possesive form for 'أبو كاسب' is 'أبو كاسبي'</text:p>
      <text:p text:style-name="P1"><text:soft-page-break/>Possesive form for 'أبو لاحق' is 'أبو لاحقي'</text:p>
      <text:p text:style-name="P1">Possesive form for 'أبو لبد' is 'أبو لبدي'</text:p>
      <text:p text:style-name="P1">Possesive form for 'أبو يقظان' is 'أبو يقظاني'</text:p>
      <text:p text:style-name="P1">Possesive form for 'أبي' is 'أبيّ'</text:p>
      <text:p text:style-name="P1">Possesive form for 'أبيض' is 'أبيضي'</text:p>
      <text:p text:style-name="P1">Possesive form for 'أبيل' is 'أبيلي'</text:p>
      <text:p text:style-name="P1">Possesive form for 'أبين' is 'أبيني'</text:p>
      <text:p text:style-name="P1">Possesive form for 'أتم' is 'أتمي'</text:p>
      <text:p text:style-name="P1">Possesive form for 'أثاث' is 'أثاثي'</text:p>
      <text:p text:style-name="P1">Possesive form for 'أثال' is 'أثالي'</text:p>
      <text:p text:style-name="P1">Possesive form for 'أثير' is 'أثيري'</text:p>
      <text:p text:style-name="P1">Possesive form for 'أثيلة' is 'أثيلي'</text:p>
      <text:p text:style-name="P1">Possesive form for 'أجأ' is 'أجأي'</text:p>
      <text:p text:style-name="P1">Possesive form for 'أجدر' is 'أجدري'</text:p>
      <text:p text:style-name="P1">Possesive form for 'أجدل' is 'أجدلي'</text:p>
      <text:p text:style-name="P1">Possesive form for 'أجزل' is 'أجزلي'</text:p>
      <text:p text:style-name="P1">Possesive form for 'أجمل' is 'أجملي'</text:p>
      <text:p text:style-name="P1">Possesive form for 'أجهر' is 'أجهري'</text:p>
      <text:p text:style-name="P1">Possesive form for 'أجوج' is 'أجوجي'</text:p>
      <text:p text:style-name="P1">Possesive form for 'أجود' is 'أجودي'</text:p>
      <text:p text:style-name="P1">Possesive form for 'أحب' is 'أحبي'</text:p>
      <text:p text:style-name="P1">Possesive form for 'أحرز' is 'أحرزي'</text:p>
      <text:p text:style-name="P1">Possesive form for 'أحزم' is 'أحزمي'</text:p>
      <text:p text:style-name="P1">Possesive form for 'أحسن' is 'أحسني'</text:p>
      <text:p text:style-name="P1">Possesive form for 'أحكم' is 'أحكمي'</text:p>
      <text:p text:style-name="P1">Possesive form for 'أحلم' is 'أحلمي'</text:p>
      <text:p text:style-name="P1">Possesive form for 'أحمد' is 'أحمدي'</text:p>
      <text:p text:style-name="P1">Possesive form for 'أحمر' is 'أحمري'</text:p>
      <text:p text:style-name="P1">Possesive form for 'أحنف' is 'أحنفي'</text:p>
      <text:p text:style-name="P1">Possesive form for 'أحوري' is 'أحوريّ'</text:p>
      <text:p text:style-name="P1">Possesive form for 'أحوزي' is 'أحوزيّ'</text:p>
      <text:p text:style-name="P1">Possesive form for 'أحيمد' is 'أحيمدي'</text:p>
      <text:p text:style-name="P1">Possesive form for 'أخدر' is 'أخدري'</text:p>
      <text:p text:style-name="P1">Possesive form for 'أخدري' is 'أخدريّ'</text:p>
      <text:p text:style-name="P1">Possesive form for 'أخضر' is 'أخضري'</text:p>
      <text:p text:style-name="P1">Possesive form for 'أخيف' is 'أخيفي'</text:p>
      <text:p text:style-name="P1">Possesive form for 'أخيل' is 'أخيلي'</text:p>
      <text:p text:style-name="P1">Possesive form for 'أدعج' is 'أدعجي'</text:p>
      <text:p text:style-name="P1">Possesive form for 'أدفى' is 'أدفىي'</text:p>
      <text:p text:style-name="P1">Possesive form for 'أدهم' is 'أدهمي'</text:p>
      <text:p text:style-name="P1">Possesive form for 'أديب' is 'أديبي'</text:p>
      <text:p text:style-name="P1">Possesive form for 'أرب' is 'أربي'</text:p>
      <text:p text:style-name="P1">Possesive form for 'أربح' is 'أربحي'</text:p>
      <text:p text:style-name="P1">Possesive form for 'أرحب' is 'أرحبي'</text:p>
      <text:p text:style-name="P1">Possesive form for 'أرغد' is 'أرغدي'</text:p>
      <text:p text:style-name="P1">Possesive form for 'أرفى' is 'أرفىي'</text:p>
      <text:p text:style-name="P1">Possesive form for 'أركان' is 'أركاني'</text:p>
      <text:p text:style-name="P1">Possesive form for 'أرن' is 'أرني'</text:p>
      <text:p text:style-name="P1"><text:soft-page-break/>Possesive form for 'أريب' is 'أريبي'</text:p>
      <text:p text:style-name="P1">Possesive form for 'أزهد' is 'أزهدي'</text:p>
      <text:p text:style-name="P1">Possesive form for 'أزهر' is 'أزهري'</text:p>
      <text:p text:style-name="P1">Possesive form for 'أسامة' is 'أسامي'</text:p>
      <text:p text:style-name="P1">Possesive form for 'أسبر' is 'أسبري'</text:p>
      <text:p text:style-name="P1">Possesive form for 'أسد' is 'أسدي'</text:p>
      <text:p text:style-name="P1">Possesive form for 'أسد الله' is 'أسد اللهي'</text:p>
      <text:p text:style-name="P1">Possesive form for 'أسطم' is 'أسطمي'</text:p>
      <text:p text:style-name="P1">Possesive form for 'أسعد' is 'أسعدي'</text:p>
      <text:p text:style-name="P1">Possesive form for 'أسفر' is 'أسفري'</text:p>
      <text:p text:style-name="P1">Possesive form for 'أسكوب' is 'أسكوبي'</text:p>
      <text:p text:style-name="P1">Possesive form for 'أسلم' is 'أسلمي'</text:p>
      <text:p text:style-name="P1">Possesive form for 'أسمح' is 'أسمحي'</text:p>
      <text:p text:style-name="P1">Possesive form for 'أسمر' is 'أسمري'</text:p>
      <text:p text:style-name="P1">Possesive form for 'أسهب' is 'أسهبي'</text:p>
      <text:p text:style-name="P1">Possesive form for 'أسهد' is 'أسهدي'</text:p>
      <text:p text:style-name="P1">Possesive form for 'أسهل' is 'أسهلي'</text:p>
      <text:p text:style-name="P1">Possesive form for 'أسوغ' is 'أسوغي'</text:p>
      <text:p text:style-name="P1">Possesive form for 'أسيد' is 'أسيدي'</text:p>
      <text:p text:style-name="P1">Possesive form for 'أسيل' is 'أسيلي'</text:p>
      <text:p text:style-name="P1">Possesive form for 'أشجع' is 'أشجعي'</text:p>
      <text:p text:style-name="P1">Possesive form for 'أشدخ' is 'أشدخي'</text:p>
      <text:p text:style-name="P1">Possesive form for 'أشرف' is 'أشرفي'</text:p>
      <text:p text:style-name="P1">Possesive form for 'أشعل' is 'أشعلي'</text:p>
      <text:p text:style-name="P1">Possesive form for 'أشقر' is 'أشقري'</text:p>
      <text:p text:style-name="P1">Possesive form for 'أشهر' is 'أشهري'</text:p>
      <text:p text:style-name="P1">Possesive form for 'أشهم' is 'أشهمي'</text:p>
      <text:p text:style-name="P1">Possesive form for 'أشوف' is 'أشوفي'</text:p>
      <text:p text:style-name="P1">Possesive form for 'أشيم' is 'أشيمي'</text:p>
      <text:p text:style-name="P1">Possesive form for 'أصبر' is 'أصبري'</text:p>
      <text:p text:style-name="P1">Possesive form for 'أصدح' is 'أصدحي'</text:p>
      <text:p text:style-name="P1">Possesive form for 'أصلان' is 'أصلاني'</text:p>
      <text:p text:style-name="P1">Possesive form for 'أصلح' is 'أصلحي'</text:p>
      <text:p text:style-name="P1">Possesive form for 'أصهب' is 'أصهبي'</text:p>
      <text:p text:style-name="P1">Possesive form for 'أصيل' is 'أصيلي'</text:p>
      <text:p text:style-name="P1">Possesive form for 'أضبط' is 'أضبطي'</text:p>
      <text:p text:style-name="P1">Possesive form for 'أضفى' is 'أضفىي'</text:p>
      <text:p text:style-name="P1">Possesive form for 'أطول' is 'أطولي'</text:p>
      <text:p text:style-name="P1">Possesive form for 'أطيب' is 'أطيبي'</text:p>
      <text:p text:style-name="P1">Possesive form for 'أعبد' is 'أعبدي'</text:p>
      <text:p text:style-name="P1">Possesive form for 'أعبق' is 'أعبقي'</text:p>
      <text:p text:style-name="P1">Possesive form for 'أعرق' is 'أعرقي'</text:p>
      <text:p text:style-name="P1">Possesive form for 'أعصم' is 'أعصمي'</text:p>
      <text:p text:style-name="P1">Possesive form for 'أعطف' is 'أعطفي'</text:p>
      <text:p text:style-name="P1">Possesive form for 'أعنق' is 'أعنقي'</text:p>
      <text:p text:style-name="P1">Possesive form for 'أغر' is 'أغري'</text:p>
      <text:p text:style-name="P1">Possesive form for 'أغلى' is 'أغلىي'</text:p>
      <text:p text:style-name="P1">Possesive form for 'أغن' is 'أغني'</text:p>
      <text:p text:style-name="P1"><text:soft-page-break/>Possesive form for 'أغيد' is 'أغيدي'</text:p>
      <text:p text:style-name="P1">Possesive form for 'أفرس' is 'أفرسي'</text:p>
      <text:p text:style-name="P1">Possesive form for 'أفهد' is 'أفهدي'</text:p>
      <text:p text:style-name="P1">Possesive form for 'أفهود' is 'أفهودي'</text:p>
      <text:p text:style-name="P1">Possesive form for 'أكثم' is 'أكثمي'</text:p>
      <text:p text:style-name="P1">Possesive form for 'أكرم' is 'أكرمي'</text:p>
      <text:p text:style-name="P1">Possesive form for 'أكمل' is 'أكملي'</text:p>
      <text:p text:style-name="P1">Possesive form for 'ألفي' is 'ألفيّ'</text:p>
      <text:p text:style-name="P1">Possesive form for 'ألمعى' is 'ألمعىي'</text:p>
      <text:p text:style-name="P1">Possesive form for 'ألمى' is 'ألمىي'</text:p>
      <text:p text:style-name="P1">Possesive form for 'أليف' is 'أليفي'</text:p>
      <text:p text:style-name="P1">Possesive form for 'أمان' is 'أماني'</text:p>
      <text:p text:style-name="P1">Possesive form for 'أمان الله' is 'أمان اللهي'</text:p>
      <text:p text:style-name="P1">Possesive form for 'أمثل' is 'أمثلي'</text:p>
      <text:p text:style-name="P1">Possesive form for 'أمجد' is 'أمجدي'</text:p>
      <text:p text:style-name="P1">Possesive form for 'أمنة' is 'أمني'</text:p>
      <text:p text:style-name="P1">Possesive form for 'أمير' is 'أميري'</text:p>
      <text:p text:style-name="P1">Possesive form for 'أمين' is 'أميني'</text:p>
      <text:p text:style-name="P1">Possesive form for 'أمين الرحمن' is 'أمين الرحمني'</text:p>
      <text:p text:style-name="P1">Possesive form for 'أمين الله' is 'أمين اللهي'</text:p>
      <text:p text:style-name="P1">Possesive form for 'أنس' is 'أنسي'</text:p>
      <text:p text:style-name="P1">Possesive form for 'أنصاري' is 'أنصاريّ'</text:p>
      <text:p text:style-name="P1">Possesive form for 'أنعم' is 'أنعمي'</text:p>
      <text:p text:style-name="P1">Possesive form for 'أنف' is 'أنفي'</text:p>
      <text:p text:style-name="P1">Possesive form for 'أنمار' is 'أنماري'</text:p>
      <text:p text:style-name="P1">Possesive form for 'أنور' is 'أنوري'</text:p>
      <text:p text:style-name="P1">Possesive form for 'أنوس' is 'أنوسي'</text:p>
      <text:p text:style-name="P1">Possesive form for 'أنوف' is 'أنوفي'</text:p>
      <text:p text:style-name="P1">Possesive form for 'أنيس' is 'أنيسي'</text:p>
      <text:p text:style-name="P1">Possesive form for 'أنيف' is 'أنيفي'</text:p>
      <text:p text:style-name="P1">Possesive form for 'أنَيْس' is 'أنَيْسي'</text:p>
      <text:p text:style-name="P1">Possesive form for 'أهدب' is 'أهدبي'</text:p>
      <text:p text:style-name="P1">Possesive form for 'أهلب' is 'أهلبي'</text:p>
      <text:p text:style-name="P1">Possesive form for 'أهلوب' is 'أهلوبي'</text:p>
      <text:p text:style-name="P1">Possesive form for 'أهود' is 'أهودي'</text:p>
      <text:p text:style-name="P1">Possesive form for 'أهيف' is 'أهيفي'</text:p>
      <text:p text:style-name="P1">Possesive form for 'أوس' is 'أوسي'</text:p>
      <text:p text:style-name="P1">Possesive form for 'أوفى' is 'أوفىي'</text:p>
      <text:p text:style-name="P1">Possesive form for 'أوهز' is 'أوهزي'</text:p>
      <text:p text:style-name="P1">Possesive form for 'أويس' is 'أويسي'</text:p>
      <text:p text:style-name="P1">Possesive form for 'أيسر' is 'أيسري'</text:p>
      <text:p text:style-name="P1">Possesive form for 'أيمن' is 'أيمني'</text:p>
      <text:p text:style-name="P1">Possesive form for 'أيهب' is 'أيهبي'</text:p>
      <text:p text:style-name="P1">Possesive form for 'أيهم' is 'أيهمي'</text:p>
      <text:p text:style-name="P1">Possesive form for 'أيوب' is 'أيوبي'</text:p>
      <text:p text:style-name="P1">Possesive form for 'إبراهيم' is 'إبراهيمي'</text:p>
      <text:p text:style-name="P1">Possesive form for 'إدام' is 'إدامي'</text:p>
      <text:p text:style-name="P1">Possesive form for 'إدريس' is 'إدريسي'</text:p>
      <text:p text:style-name="P1"><text:soft-page-break/>Possesive form for 'إرادة' is 'إرادي'</text:p>
      <text:p text:style-name="P1">Possesive form for 'إسحاق' is 'إسحاقي'</text:p>
      <text:p text:style-name="P1">Possesive form for 'إسلام' is 'إسلامي'</text:p>
      <text:p text:style-name="P1">Possesive form for 'إسماعيل' is 'إسماعيلي'</text:p>
      <text:p text:style-name="P1">Possesive form for 'إصلاح' is 'إصلاحي'</text:p>
      <text:p text:style-name="P1">Possesive form for 'إلياس' is 'إلياسي'</text:p>
      <text:p text:style-name="P1">Possesive form for 'إمام' is 'إمامي'</text:p>
      <text:p text:style-name="P1">Possesive form for 'إياد' is 'إيادي'</text:p>
      <text:p text:style-name="P1">Possesive form for 'إياس' is 'إياسي'</text:p>
      <text:p text:style-name="P1">Possesive form for 'إيهاب' is 'إيهابي'</text:p>
      <text:p text:style-name="P1">Possesive form for 'ابن أجلى' is 'ابن أجلىي'</text:p>
      <text:p text:style-name="P1">Possesive form for 'الآمر بالله' is 'الآمر باللهي'</text:p>
      <text:p text:style-name="P1">Possesive form for 'الأرت' is 'الأرتي'</text:p>
      <text:p text:style-name="P1">Possesive form for 'البراء' is 'البراءي'</text:p>
      <text:p text:style-name="P1">Possesive form for 'الحاكم بأمر الله' is 'الحاكم بأمر اللهي'</text:p>
      <text:p text:style-name="P1">Possesive form for 'المحمي' is 'المحميّ'</text:p>
      <text:p text:style-name="P1">Possesive form for 'المستضيء بأمر الله' is 'المستضيء بأمر اللهي'</text:p>
      <text:p text:style-name="P1">Possesive form for 'المستعين بالله' is 'المستعين باللهي'</text:p>
      <text:p text:style-name="P1">Possesive form for 'المستكفي بالله' is 'المستكفي باللهي'</text:p>
      <text:p text:style-name="P1">Possesive form for 'المستنصر بالله' is 'المستنصر باللهي'</text:p>
      <text:p text:style-name="P1">Possesive form for 'المعتصم بالله' is 'المعتصم باللهي'</text:p>
      <text:p text:style-name="P1">Possesive form for 'المعتضد بالله' is 'المعتضد باللهي'</text:p>
      <text:p text:style-name="P1">Possesive form for 'المنصور بالله' is 'المنصور باللهي'</text:p>
      <text:p text:style-name="P1">Possesive form for 'الهذلول' is 'الهذلولي'</text:p>
      <text:p text:style-name="P1">Possesive form for 'الواثق بالله' is 'الواثق باللهي'</text:p>
      <text:p text:style-name="P1">Possesive form for 'الوليد' is 'الوليدي'</text:p>
      <text:p text:style-name="P1">Possesive form for 'اليسع' is 'اليسعي'</text:p>
      <text:p text:style-name="P1">Possesive form for 'باب' is 'بابي'</text:p>
      <text:p text:style-name="P1">Possesive form for 'باتر' is 'باتري'</text:p>
      <text:p text:style-name="P1">Possesive form for 'باتك' is 'باتكي'</text:p>
      <text:p text:style-name="P1">Possesive form for 'باتل' is 'باتلي'</text:p>
      <text:p text:style-name="P1">Possesive form for 'باحث' is 'باحثي'</text:p>
      <text:p text:style-name="P1">Possesive form for 'باحور' is 'باحوري'</text:p>
      <text:p text:style-name="P1">Possesive form for 'بادح' is 'بادحي'</text:p>
      <text:p text:style-name="P1">Possesive form for 'بادر' is 'بادري'</text:p>
      <text:p text:style-name="P1">Possesive form for 'بادع' is 'بادعي'</text:p>
      <text:p text:style-name="P1">Possesive form for 'بادي' is 'باديّ'</text:p>
      <text:p text:style-name="P1">Possesive form for 'باذخ' is 'باذخي'</text:p>
      <text:p text:style-name="P1">Possesive form for 'بارز' is 'بارزي'</text:p>
      <text:p text:style-name="P1">Possesive form for 'بارع' is 'بارعي'</text:p>
      <text:p text:style-name="P1">Possesive form for 'بارق' is 'بارقي'</text:p>
      <text:p text:style-name="P1">Possesive form for 'بازي' is 'بازيّ'</text:p>
      <text:p text:style-name="P1">Possesive form for 'باسل' is 'باسلي'</text:p>
      <text:p text:style-name="P1">Possesive form for 'باسم' is 'باسمي'</text:p>
      <text:p text:style-name="P1">Possesive form for 'باش' is 'باشي'</text:p>
      <text:p text:style-name="P1">Possesive form for 'باشق' is 'باشقي'</text:p>
      <text:p text:style-name="P1">Possesive form for 'باقر' is 'باقري'</text:p>
      <text:p text:style-name="P1">Possesive form for 'باهر' is 'باهري'</text:p>
      <text:p text:style-name="P1"><text:soft-page-break/>Possesive form for 'باهي' is 'باهيّ'</text:p>
      <text:p text:style-name="P1">Possesive form for 'بجاد' is 'بجادي'</text:p>
      <text:p text:style-name="P1">Possesive form for 'بحر' is 'بحري'</text:p>
      <text:p text:style-name="P1">Possesive form for 'بحر الجود' is 'بحر الجودي'</text:p>
      <text:p text:style-name="P1">Possesive form for 'بحري' is 'بحريّ'</text:p>
      <text:p text:style-name="P1">Possesive form for 'بخت' is 'بختي'</text:p>
      <text:p text:style-name="P1">Possesive form for 'بخيت' is 'بخيتي'</text:p>
      <text:p text:style-name="P1">Possesive form for 'بدار' is 'بداري'</text:p>
      <text:p text:style-name="P1">Possesive form for 'بدر' is 'بدري'</text:p>
      <text:p text:style-name="P1">Possesive form for 'بدر البدور' is 'بدر البدوري'</text:p>
      <text:p text:style-name="P1">Possesive form for 'بدر الدجى' is 'بدر الدجىي'</text:p>
      <text:p text:style-name="P1">Possesive form for 'بدرة' is 'بدري'</text:p>
      <text:p text:style-name="P1">Possesive form for 'بدري' is 'بدريّ'</text:p>
      <text:p text:style-name="P1">Possesive form for 'بدوي' is 'بدويّ'</text:p>
      <text:p text:style-name="P1">Possesive form for 'بدير' is 'بديري'</text:p>
      <text:p text:style-name="P1">Possesive form for 'بديع' is 'بديعي'</text:p>
      <text:p text:style-name="P1">Possesive form for 'بذل' is 'بذلي'</text:p>
      <text:p text:style-name="P1">Possesive form for 'براح' is 'براحي'</text:p>
      <text:p text:style-name="P1">Possesive form for 'براق' is 'براقي'</text:p>
      <text:p text:style-name="P1">Possesive form for 'براك' is 'براكي'</text:p>
      <text:p text:style-name="P1">Possesive form for 'بربار' is 'برباري'</text:p>
      <text:p text:style-name="P1">Possesive form for 'برجة' is 'برجي'</text:p>
      <text:p text:style-name="P1">Possesive form for 'برحي' is 'برحيّ'</text:p>
      <text:p text:style-name="P1">Possesive form for 'برزة' is 'برزي'</text:p>
      <text:p text:style-name="P1">Possesive form for 'برق' is 'برقي'</text:p>
      <text:p text:style-name="P1">Possesive form for 'بركات' is 'بركاتي'</text:p>
      <text:p text:style-name="P1">Possesive form for 'بركة' is 'بركي'</text:p>
      <text:p text:style-name="P1">Possesive form for 'برهان' is 'برهاني'</text:p>
      <text:p text:style-name="P1">Possesive form for 'برهان الدين' is 'برهان الديني'</text:p>
      <text:p text:style-name="P1">Possesive form for 'برهم' is 'برهمي'</text:p>
      <text:p text:style-name="P1">Possesive form for 'برهوم' is 'برهومي'</text:p>
      <text:p text:style-name="P1">Possesive form for 'بروز' is 'بروزي'</text:p>
      <text:p text:style-name="P1">Possesive form for 'بزوان' is 'بزواني'</text:p>
      <text:p text:style-name="P1">Possesive form for 'بسام' is 'بسامي'</text:p>
      <text:p text:style-name="P1">Possesive form for 'بسطام' is 'بسطامي'</text:p>
      <text:p text:style-name="P1">Possesive form for 'بسطامي' is 'بسطاميّ'</text:p>
      <text:p text:style-name="P1">Possesive form for 'بسيم' is 'بسيمي'</text:p>
      <text:p text:style-name="P1">Possesive form for 'بشار' is 'بشاري'</text:p>
      <text:p text:style-name="P1">Possesive form for 'بشارة' is 'بشاري'</text:p>
      <text:p text:style-name="P1">Possesive form for 'بشر' is 'بشري'</text:p>
      <text:p text:style-name="P1">Possesive form for 'بشرة' is 'بشري'</text:p>
      <text:p text:style-name="P1">Possesive form for 'بشوش' is 'بشوشي'</text:p>
      <text:p text:style-name="P1">Possesive form for 'بشير' is 'بشيري'</text:p>
      <text:p text:style-name="P1">Possesive form for 'بصير' is 'بصيري'</text:p>
      <text:p text:style-name="P1">Possesive form for 'بطل' is 'بطلي'</text:p>
      <text:p text:style-name="P1">Possesive form for 'بطَّان' is 'بطَّاني'</text:p>
      <text:p text:style-name="P1">Possesive form for 'بعاث' is 'بعاثي'</text:p>
      <text:p text:style-name="P1">Possesive form for 'بعيث' is 'بعيثي'</text:p>
      <text:p text:style-name="P1"><text:soft-page-break/>Possesive form for 'بكر' is 'بكري'</text:p>
      <text:p text:style-name="P1">Possesive form for 'بكري' is 'بكريّ'</text:p>
      <text:p text:style-name="P1">Possesive form for 'بكير' is 'بكيري'</text:p>
      <text:p text:style-name="P1">Possesive form for 'بلبل' is 'بلبلي'</text:p>
      <text:p text:style-name="P1">Possesive form for 'بلسم' is 'بلسمي'</text:p>
      <text:p text:style-name="P1">Possesive form for 'بليغ' is 'بليغي'</text:p>
      <text:p text:style-name="P1">Possesive form for 'بليق' is 'بليقي'</text:p>
      <text:p text:style-name="P1">Possesive form for 'بنان' is 'بناني'</text:p>
      <text:p text:style-name="P1">Possesive form for 'بندر' is 'بندري'</text:p>
      <text:p text:style-name="P1">Possesive form for 'بهاء' is 'بهاءي'</text:p>
      <text:p text:style-name="P1">Possesive form for 'بهاء الدين' is 'بهاء الديني'</text:p>
      <text:p text:style-name="P1">Possesive form for 'بهدل' is 'بهدلي'</text:p>
      <text:p text:style-name="P1">Possesive form for 'بهرام' is 'بهرامي'</text:p>
      <text:p text:style-name="P1">Possesive form for 'بهران' is 'بهراني'</text:p>
      <text:p text:style-name="P1">Possesive form for 'بهنس' is 'بهنسي'</text:p>
      <text:p text:style-name="P1">Possesive form for 'بهور' is 'بهوري'</text:p>
      <text:p text:style-name="P1">Possesive form for 'بهي' is 'بهيّ'</text:p>
      <text:p text:style-name="P1">Possesive form for 'بياض' is 'بياضي'</text:p>
      <text:p text:style-name="P1">Possesive form for 'بيت' is 'بيتي'</text:p>
      <text:p text:style-name="P1">Possesive form for 'بيدر' is 'بيدري'</text:p>
      <text:p text:style-name="P1">Possesive form for 'بيزار' is 'بيزاري'</text:p>
      <text:p text:style-name="P1">Possesive form for 'بيزر' is 'بيزري'</text:p>
      <text:p text:style-name="P1">Possesive form for 'بينون' is 'بينوني'</text:p>
      <text:p text:style-name="P1">Possesive form for 'بَسْلُ' is 'بَسْلي'</text:p>
      <text:p text:style-name="P1">Possesive form for 'بُسْل' is 'بُسْلي'</text:p>
      <text:p text:style-name="P1">Possesive form for 'بِطانُ' is 'بِطاني'</text:p>
      <text:p text:style-name="P1">Possesive form for 'بِلال' is 'بِلالي'</text:p>
      <text:p text:style-name="P1">Possesive form for 'تأمور' is 'تأموري'</text:p>
      <text:p text:style-name="P1">Possesive form for 'تأويل' is 'تأويلي'</text:p>
      <text:p text:style-name="P1">Possesive form for 'تاج' is 'تاجي'</text:p>
      <text:p text:style-name="P1">Possesive form for 'تالد' is 'تالدي'</text:p>
      <text:p text:style-name="P1">Possesive form for 'تامر' is 'تامري'</text:p>
      <text:p text:style-name="P1">Possesive form for 'تبر' is 'تبري'</text:p>
      <text:p text:style-name="P1">Possesive form for 'تجباب' is 'تجبابي'</text:p>
      <text:p text:style-name="P1">Possesive form for 'تجويد' is 'تجويدي'</text:p>
      <text:p text:style-name="P1">Possesive form for 'تحسين' is 'تحسيني'</text:p>
      <text:p text:style-name="P1">Possesive form for 'تربان' is 'ترباني'</text:p>
      <text:p text:style-name="P1">Possesive form for 'ترتيل' is 'ترتيلي'</text:p>
      <text:p text:style-name="P1">Possesive form for 'ترف' is 'ترفي'</text:p>
      <text:p text:style-name="P1">Possesive form for 'تركي' is 'تركيّ'</text:p>
      <text:p text:style-name="P1">Possesive form for 'تعليل' is 'تعليلي'</text:p>
      <text:p text:style-name="P1">Possesive form for 'تعليم' is 'تعليمي'</text:p>
      <text:p text:style-name="P1">Possesive form for 'تغلب' is 'تغلبي'</text:p>
      <text:p text:style-name="P1">Possesive form for 'تفان' is 'تفاني'</text:p>
      <text:p text:style-name="P1">Possesive form for 'تقي' is 'تقيّ'</text:p>
      <text:p text:style-name="P1">Possesive form for 'تقي الله' is 'تقي اللهي'</text:p>
      <text:p text:style-name="P1">Possesive form for 'تليد' is 'تليدي'</text:p>
      <text:p text:style-name="P1">Possesive form for 'تمام' is 'تمامي'</text:p>
      <text:p text:style-name="P1"><text:soft-page-break/>Possesive form for 'تمامة' is 'تمامي'</text:p>
      <text:p text:style-name="P1">Possesive form for 'تميم' is 'تميمي'</text:p>
      <text:p text:style-name="P1">Possesive form for 'تمَّام' is 'تمَّامي'</text:p>
      <text:p text:style-name="P1">Possesive form for 'تهامي' is 'تهاميّ'</text:p>
      <text:p text:style-name="P1">Possesive form for 'تواب' is 'توابي'</text:p>
      <text:p text:style-name="P1">Possesive form for 'تواق' is 'تواقي'</text:p>
      <text:p text:style-name="P1">Possesive form for 'توفاق' is 'توفاقي'</text:p>
      <text:p text:style-name="P1">Possesive form for 'توفيق' is 'توفيقي'</text:p>
      <text:p text:style-name="P1">Possesive form for 'تيجان' is 'تيجاني'</text:p>
      <text:p text:style-name="P1">Possesive form for 'تيسير' is 'تيسيري'</text:p>
      <text:p text:style-name="P1">Possesive form for 'تيفاق' is 'تيفاقي'</text:p>
      <text:p text:style-name="P1">Possesive form for 'تيم' is 'تيمي'</text:p>
      <text:p text:style-name="P1">Possesive form for 'تيم الله' is 'تيم اللهي'</text:p>
      <text:p text:style-name="P1">Possesive form for 'تيهور' is 'تيهوري'</text:p>
      <text:p text:style-name="P1">Possesive form for 'ثأد' is 'ثأدي'</text:p>
      <text:p text:style-name="P1">Possesive form for 'ثابت' is 'ثابتي'</text:p>
      <text:p text:style-name="P1">Possesive form for 'ثاقب' is 'ثاقبي'</text:p>
      <text:p text:style-name="P1">Possesive form for 'ثامر' is 'ثامري'</text:p>
      <text:p text:style-name="P1">Possesive form for 'ثاني' is 'ثانيّ'</text:p>
      <text:p text:style-name="P1">Possesive form for 'ثبار' is 'ثباري'</text:p>
      <text:p text:style-name="P1">Possesive form for 'ثر' is 'ثري'</text:p>
      <text:p text:style-name="P1">Possesive form for 'ثروان' is 'ثرواني'</text:p>
      <text:p text:style-name="P1">Possesive form for 'ثري' is 'ثريّ'</text:p>
      <text:p text:style-name="P1">Possesive form for 'ثقيف' is 'ثقيفي'</text:p>
      <text:p text:style-name="P1">Possesive form for 'ثمال' is 'ثمالي'</text:p>
      <text:p text:style-name="P1">Possesive form for 'ثمامة' is 'ثمامي'</text:p>
      <text:p text:style-name="P1">Possesive form for 'ثمود' is 'ثمودي'</text:p>
      <text:p text:style-name="P1">Possesive form for 'ثمير' is 'ثميري'</text:p>
      <text:p text:style-name="P1">Possesive form for 'ثمين' is 'ثميني'</text:p>
      <text:p text:style-name="P1">Possesive form for 'ثناء الله' is 'ثناء اللهي'</text:p>
      <text:p text:style-name="P1">Possesive form for 'ثنيان' is 'ثنياني'</text:p>
      <text:p text:style-name="P1">Possesive form for 'ثواب' is 'ثوابي'</text:p>
      <text:p text:style-name="P1">Possesive form for 'ثوبان' is 'ثوباني'</text:p>
      <text:p text:style-name="P1">Possesive form for 'ثول' is 'ثولي'</text:p>
      <text:p text:style-name="P1">Possesive form for 'ثيب' is 'ثيبي'</text:p>
      <text:p text:style-name="P1">Possesive form for 'جابر' is 'جابري'</text:p>
      <text:p text:style-name="P1">Possesive form for 'جاد' is 'جادي'</text:p>
      <text:p text:style-name="P1">Possesive form for 'جاد الحق' is 'جاد الحقي'</text:p>
      <text:p text:style-name="P1">Possesive form for 'جاد الله' is 'جاد اللهي'</text:p>
      <text:p text:style-name="P1">Possesive form for 'جادل' is 'جادلي'</text:p>
      <text:p text:style-name="P1">Possesive form for 'جار الله' is 'جار اللهي'</text:p>
      <text:p text:style-name="P1">Possesive form for 'جازم' is 'جازمي'</text:p>
      <text:p text:style-name="P1">Possesive form for 'جاسر' is 'جاسري'</text:p>
      <text:p text:style-name="P1">Possesive form for 'جاسم' is 'جاسمي'</text:p>
      <text:p text:style-name="P1">Possesive form for 'جامع' is 'جامعي'</text:p>
      <text:p text:style-name="P1">Possesive form for 'جبر' is 'جبري'</text:p>
      <text:p text:style-name="P1">Possesive form for 'جبران' is 'جبراني'</text:p>
      <text:p text:style-name="P1">Possesive form for 'جبري' is 'جبريّ'</text:p>
      <text:p text:style-name="P1"><text:soft-page-break/>Possesive form for 'جبير' is 'جبيري'</text:p>
      <text:p text:style-name="P1">Possesive form for 'جذلان' is 'جذلاني'</text:p>
      <text:p text:style-name="P1">Possesive form for 'جذيمة' is 'جذيمي'</text:p>
      <text:p text:style-name="P1">Possesive form for 'جرفاس' is 'جرفاسي'</text:p>
      <text:p text:style-name="P1">Possesive form for 'جرهم' is 'جرهمي'</text:p>
      <text:p text:style-name="P1">Possesive form for 'جريال' is 'جريالي'</text:p>
      <text:p text:style-name="P1">Possesive form for 'جرير' is 'جريري'</text:p>
      <text:p text:style-name="P1">Possesive form for 'جزوة' is 'جزوةي'</text:p>
      <text:p text:style-name="P1">Possesive form for 'جساس' is 'جساسي'</text:p>
      <text:p text:style-name="P1">Possesive form for 'جسر' is 'جسري'</text:p>
      <text:p text:style-name="P1">Possesive form for 'جعبة' is 'جعبي'</text:p>
      <text:p text:style-name="P1">Possesive form for 'جعفر' is 'جعفري'</text:p>
      <text:p text:style-name="P1">Possesive form for 'جلاز' is 'جلازي'</text:p>
      <text:p text:style-name="P1">Possesive form for 'جلال' is 'جلالي'</text:p>
      <text:p text:style-name="P1">Possesive form for 'جلوان' is 'جلواني'</text:p>
      <text:p text:style-name="P1">Possesive form for 'جليل' is 'جليلي'</text:p>
      <text:p text:style-name="P1">Possesive form for 'جمعان' is 'جمعاني'</text:p>
      <text:p text:style-name="P1">Possesive form for 'جمعة' is 'جمعي'</text:p>
      <text:p text:style-name="P1">Possesive form for 'جمهور' is 'جمهوري'</text:p>
      <text:p text:style-name="P1">Possesive form for 'جموح' is 'جموحي'</text:p>
      <text:p text:style-name="P1">Possesive form for 'جميعة' is 'جميعي'</text:p>
      <text:p text:style-name="P1">Possesive form for 'جميل' is 'جميلي'</text:p>
      <text:p text:style-name="P1">Possesive form for 'جمّال' is 'جمّالي'</text:p>
      <text:p text:style-name="P1">Possesive form for 'جناح' is 'جناحي'</text:p>
      <text:p text:style-name="P1">Possesive form for 'جندب' is 'جندبي'</text:p>
      <text:p text:style-name="P1">Possesive form for 'جندل' is 'جندلي'</text:p>
      <text:p text:style-name="P1">Possesive form for 'جندي' is 'جنديّ'</text:p>
      <text:p text:style-name="P1">Possesive form for 'جهاد' is 'جهادي'</text:p>
      <text:p text:style-name="P1">Possesive form for 'جهباذ' is 'جهباذي'</text:p>
      <text:p text:style-name="P1">Possesive form for 'جهبل' is 'جهبلي'</text:p>
      <text:p text:style-name="P1">Possesive form for 'جهجاه' is 'جهجاهي'</text:p>
      <text:p text:style-name="P1">Possesive form for 'جهور' is 'جهوري'</text:p>
      <text:p text:style-name="P1">Possesive form for 'جهير' is 'جهيري'</text:p>
      <text:p text:style-name="P1">Possesive form for 'جواد' is 'جوادي'</text:p>
      <text:p text:style-name="P1">Possesive form for 'جودة' is 'جودي'</text:p>
      <text:p text:style-name="P1">Possesive form for 'جون' is 'جوني'</text:p>
      <text:p text:style-name="P1">Possesive form for 'جوهر' is 'جوهري'</text:p>
      <text:p text:style-name="P1">Possesive form for 'جوهري' is 'جوهريّ'</text:p>
      <text:p text:style-name="P1">Possesive form for 'جويد' is 'جويدي'</text:p>
      <text:p text:style-name="P1">Possesive form for 'جيد' is 'جيدي'</text:p>
      <text:p text:style-name="P1">Possesive form for 'جيفر' is 'جيفري'</text:p>
      <text:p text:style-name="P1">Possesive form for 'جَبَلُ' is 'جَبَلي'</text:p>
      <text:p text:style-name="P1">Possesive form for 'جَبِلَ' is 'جَبِلي'</text:p>
      <text:p text:style-name="P1">Possesive form for 'جَبِيْل' is 'جَبِيْلي'</text:p>
      <text:p text:style-name="P1">Possesive form for 'جَمَالُ' is 'جَمَالي'</text:p>
      <text:p text:style-name="P1">Possesive form for 'جُبيل' is 'جُبيلي'</text:p>
      <text:p text:style-name="P1">Possesive form for 'حابور' is 'حابوري'</text:p>
      <text:p text:style-name="P1">Possesive form for 'حاتم' is 'حاتمي'</text:p>
      <text:p text:style-name="P1"><text:soft-page-break/>Possesive form for 'حاج' is 'حاجي'</text:p>
      <text:p text:style-name="P1">Possesive form for 'حادي' is 'حاديّ'</text:p>
      <text:p text:style-name="P1">Possesive form for 'حاذق' is 'حاذقي'</text:p>
      <text:p text:style-name="P1">Possesive form for 'حارث' is 'حارثي'</text:p>
      <text:p text:style-name="P1">Possesive form for 'حارثة' is 'حارثي'</text:p>
      <text:p text:style-name="P1">Possesive form for 'حارس' is 'حارسي'</text:p>
      <text:p text:style-name="P1">Possesive form for 'حازم' is 'حازمي'</text:p>
      <text:p text:style-name="P1">Possesive form for 'حاسم' is 'حاسمي'</text:p>
      <text:p text:style-name="P1">Possesive form for 'حاضر' is 'حاضري'</text:p>
      <text:p text:style-name="P1">Possesive form for 'حافظ' is 'حافظي'</text:p>
      <text:p text:style-name="P1">Possesive form for 'حاكم' is 'حاكمي'</text:p>
      <text:p text:style-name="P1">Possesive form for 'حامد' is 'حامدي'</text:p>
      <text:p text:style-name="P1">Possesive form for 'حاني' is 'حانيّ'</text:p>
      <text:p text:style-name="P1">Possesive form for 'حبارى' is 'حبارىي'</text:p>
      <text:p text:style-name="P1">Possesive form for 'حبشي' is 'حبشيّ'</text:p>
      <text:p text:style-name="P1">Possesive form for 'حبيب' is 'حبيبي'</text:p>
      <text:p text:style-name="P1">Possesive form for 'حجاج' is 'حجاجي'</text:p>
      <text:p text:style-name="P1">Possesive form for 'حجة الإسلام' is 'حجة الإسلامي'</text:p>
      <text:p text:style-name="P1">Possesive form for 'حذيفة' is 'حذيفي'</text:p>
      <text:p text:style-name="P1">Possesive form for 'حذيم' is 'حذيمي'</text:p>
      <text:p text:style-name="P1">Possesive form for 'حرب' is 'حربي'</text:p>
      <text:p text:style-name="P1">Possesive form for 'حربي' is 'حربيّ'</text:p>
      <text:p text:style-name="P1">Possesive form for 'حرماس' is 'حرماسي'</text:p>
      <text:p text:style-name="P1">Possesive form for 'حرون' is 'حروني'</text:p>
      <text:p text:style-name="P1">Possesive form for 'حريري' is 'حريريّ'</text:p>
      <text:p text:style-name="P1">Possesive form for 'حريف' is 'حريفي'</text:p>
      <text:p text:style-name="P1">Possesive form for 'حزاب' is 'حزابي'</text:p>
      <text:p text:style-name="P1">Possesive form for 'حزام' is 'حزامي'</text:p>
      <text:p text:style-name="P1">Possesive form for 'حزبي' is 'حزبيّ'</text:p>
      <text:p text:style-name="P1">Possesive form for 'حزم' is 'حزمي'</text:p>
      <text:p text:style-name="P1">Possesive form for 'حساب' is 'حسابي'</text:p>
      <text:p text:style-name="P1">Possesive form for 'حسام' is 'حسامي'</text:p>
      <text:p text:style-name="P1">Possesive form for 'حسام الدين' is 'حسام الديني'</text:p>
      <text:p text:style-name="P1">Possesive form for 'حسان' is 'حساني'</text:p>
      <text:p text:style-name="P1">Possesive form for 'حسن' is 'حسني'</text:p>
      <text:p text:style-name="P1">Possesive form for 'حسين' is 'حسيني'</text:p>
      <text:p text:style-name="P1">Possesive form for 'حصن' is 'حصني'</text:p>
      <text:p text:style-name="P1">Possesive form for 'حصين' is 'حصيني'</text:p>
      <text:p text:style-name="P1">Possesive form for 'حضار' is 'حضاري'</text:p>
      <text:p text:style-name="P1">Possesive form for 'حلو' is 'حلوي'</text:p>
      <text:p text:style-name="P1">Possesive form for 'حلوان' is 'حلواني'</text:p>
      <text:p text:style-name="P1">Possesive form for 'حلواني' is 'حلوانيّ'</text:p>
      <text:p text:style-name="P1">Possesive form for 'حلوة' is 'حلوةي'</text:p>
      <text:p text:style-name="P1">Possesive form for 'حليل' is 'حليلي'</text:p>
      <text:p text:style-name="P1">Possesive form for 'حليم' is 'حليمي'</text:p>
      <text:p text:style-name="P1">Possesive form for 'حماد' is 'حمادي'</text:p>
      <text:p text:style-name="P1">Possesive form for 'حمارس' is 'حمارسي'</text:p>
      <text:p text:style-name="P1">Possesive form for 'حمد' is 'حمدي'</text:p>
      <text:p text:style-name="P1"><text:soft-page-break/>Possesive form for 'حمدان' is 'حمداني'</text:p>
      <text:p text:style-name="P1">Possesive form for 'حمزة' is 'حمزي'</text:p>
      <text:p text:style-name="P1">Possesive form for 'حمود' is 'حمودي'</text:p>
      <text:p text:style-name="P1">Possesive form for 'حميز' is 'حميزي'</text:p>
      <text:p text:style-name="P1">Possesive form for 'حميِّد' is 'حميِّدي'</text:p>
      <text:p text:style-name="P1">Possesive form for 'حنبل' is 'حنبلي'</text:p>
      <text:p text:style-name="P1">Possesive form for 'حنبلي' is 'حنبليّ'</text:p>
      <text:p text:style-name="P1">Possesive form for 'حنفي' is 'حنفيّ'</text:p>
      <text:p text:style-name="P1">Possesive form for 'حنون' is 'حنوني'</text:p>
      <text:p text:style-name="P1">Possesive form for 'حنية' is 'حنيةي'</text:p>
      <text:p text:style-name="P1">Possesive form for 'حنيف' is 'حنيفي'</text:p>
      <text:p text:style-name="P1">Possesive form for 'حنين' is 'حنيني'</text:p>
      <text:p text:style-name="P1">Possesive form for 'حوز' is 'حوزي'</text:p>
      <text:p text:style-name="P1">Possesive form for 'حومل' is 'حوملي'</text:p>
      <text:p text:style-name="P1">Possesive form for 'حي' is 'حيّ'</text:p>
      <text:p text:style-name="P1">Possesive form for 'حيان' is 'حياني'</text:p>
      <text:p text:style-name="P1">Possesive form for 'حيدر' is 'حيدري'</text:p>
      <text:p text:style-name="P1">Possesive form for 'حيدرة' is 'حيدري'</text:p>
      <text:p text:style-name="P1">Possesive form for 'حيزان' is 'حيزاني'</text:p>
      <text:p text:style-name="P1">Possesive form for 'حيزوم' is 'حيزومي'</text:p>
      <text:p text:style-name="P1">Possesive form for 'حيي' is 'حييّ'</text:p>
      <text:p text:style-name="P1">Possesive form for 'حَمِيِدُ' is 'حَمِيِدي'</text:p>
      <text:p text:style-name="P1">Possesive form for 'خابر' is 'خابري'</text:p>
      <text:p text:style-name="P1">Possesive form for 'خابور' is 'خابوري'</text:p>
      <text:p text:style-name="P1">Possesive form for 'خاتم' is 'خاتمي'</text:p>
      <text:p text:style-name="P1">Possesive form for 'خادم' is 'خادمي'</text:p>
      <text:p text:style-name="P1">Possesive form for 'خارف' is 'خارفي'</text:p>
      <text:p text:style-name="P1">Possesive form for 'خازم' is 'خازمي'</text:p>
      <text:p text:style-name="P1">Possesive form for 'خازن' is 'خازني'</text:p>
      <text:p text:style-name="P1">Possesive form for 'خاشع' is 'خاشعي'</text:p>
      <text:p text:style-name="P1">Possesive form for 'خاطر' is 'خاطري'</text:p>
      <text:p text:style-name="P1">Possesive form for 'خافق' is 'خافقي'</text:p>
      <text:p text:style-name="P1">Possesive form for 'خالد' is 'خالدي'</text:p>
      <text:p text:style-name="P1">Possesive form for 'خالص' is 'خالصي'</text:p>
      <text:p text:style-name="P1">Possesive form for 'خباب' is 'خبابي'</text:p>
      <text:p text:style-name="P1">Possesive form for 'خبيب' is 'خبيبي'</text:p>
      <text:p text:style-name="P1">Possesive form for 'خبير' is 'خبيري'</text:p>
      <text:p text:style-name="P1">Possesive form for 'خداري' is 'خداريّ'</text:p>
      <text:p text:style-name="P1">Possesive form for 'خريف' is 'خريفي'</text:p>
      <text:p text:style-name="P1">Possesive form for 'خز' is 'خزي'</text:p>
      <text:p text:style-name="P1">Possesive form for 'خزاعة' is 'خزاعي'</text:p>
      <text:p text:style-name="P1">Possesive form for 'خزاعي' is 'خزاعيّ'</text:p>
      <text:p text:style-name="P1">Possesive form for 'خزرج' is 'خزرجي'</text:p>
      <text:p text:style-name="P1">Possesive form for 'خزرجي' is 'خزرجيّ'</text:p>
      <text:p text:style-name="P1">Possesive form for 'خزيمة' is 'خزيمي'</text:p>
      <text:p text:style-name="P1">Possesive form for 'خشاب' is 'خشابي'</text:p>
      <text:p text:style-name="P1">Possesive form for 'خشيف' is 'خشيفي'</text:p>
      <text:p text:style-name="P1">Possesive form for 'خصيب' is 'خصيبي'</text:p>
      <text:p text:style-name="P1"><text:soft-page-break/>Possesive form for 'خضر' is 'خضري'</text:p>
      <text:p text:style-name="P1">Possesive form for 'خضري' is 'خضريّ'</text:p>
      <text:p text:style-name="P1">Possesive form for 'خضير' is 'خضيري'</text:p>
      <text:p text:style-name="P1">Possesive form for 'خطاب' is 'خطابي'</text:p>
      <text:p text:style-name="P1">Possesive form for 'خطار' is 'خطاري'</text:p>
      <text:p text:style-name="P1">Possesive form for 'خطيب' is 'خطيبي'</text:p>
      <text:p text:style-name="P1">Possesive form for 'خطير' is 'خطيري'</text:p>
      <text:p text:style-name="P1">Possesive form for 'خفاجة' is 'خفاجي'</text:p>
      <text:p text:style-name="P1">Possesive form for 'خفيف' is 'خفيفي'</text:p>
      <text:p text:style-name="P1">Possesive form for 'خلاد' is 'خلادي'</text:p>
      <text:p text:style-name="P1">Possesive form for 'خلدون' is 'خلدوني'</text:p>
      <text:p text:style-name="P1">Possesive form for 'خلف' is 'خلفي'</text:p>
      <text:p text:style-name="P1">Possesive form for 'خلف الله' is 'خلف اللهي'</text:p>
      <text:p text:style-name="P1">Possesive form for 'خليف' is 'خليفي'</text:p>
      <text:p text:style-name="P1">Possesive form for 'خليفة' is 'خليفي'</text:p>
      <text:p text:style-name="P1">Possesive form for 'خليل' is 'خليلي'</text:p>
      <text:p text:style-name="P1">Possesive form for 'خميس' is 'خميسي'</text:p>
      <text:p text:style-name="P1">Possesive form for 'خوالد' is 'خوالدي'</text:p>
      <text:p text:style-name="P1">Possesive form for 'خوتل' is 'خوتلي'</text:p>
      <text:p text:style-name="P1">Possesive form for 'خوجلي' is 'خوجليّ'</text:p>
      <text:p text:style-name="P1">Possesive form for 'خولان' is 'خولاني'</text:p>
      <text:p text:style-name="P1">Possesive form for 'خويلد' is 'خويلدي'</text:p>
      <text:p text:style-name="P1">Possesive form for 'خياط' is 'خياطي'</text:p>
      <text:p text:style-name="P1">Possesive form for 'خيال' is 'خيالي'</text:p>
      <text:p text:style-name="P1">Possesive form for 'خير' is 'خيري'</text:p>
      <text:p text:style-name="P1">Possesive form for 'خير الله' is 'خير اللهي'</text:p>
      <text:p text:style-name="P1">Possesive form for 'خيري' is 'خيريّ'</text:p>
      <text:p text:style-name="P1">Possesive form for 'دؤاد' is 'دؤادي'</text:p>
      <text:p text:style-name="P1">Possesive form for 'دؤوب' is 'دؤوبي'</text:p>
      <text:p text:style-name="P1">Possesive form for 'دائل' is 'دائلي'</text:p>
      <text:p text:style-name="P1">Possesive form for 'داح' is 'داحي'</text:p>
      <text:p text:style-name="P1">Possesive form for 'دارع' is 'دارعي'</text:p>
      <text:p text:style-name="P1">Possesive form for 'داري' is 'داريّ'</text:p>
      <text:p text:style-name="P1">Possesive form for 'داعج' is 'داعجي'</text:p>
      <text:p text:style-name="P1">Possesive form for 'داعم' is 'داعمي'</text:p>
      <text:p text:style-name="P1">Possesive form for 'دالي' is 'داليّ'</text:p>
      <text:p text:style-name="P1">Possesive form for 'دامث' is 'دامثي'</text:p>
      <text:p text:style-name="P1">Possesive form for 'داني' is 'دانيّ'</text:p>
      <text:p text:style-name="P1">Possesive form for 'داهش' is 'داهشي'</text:p>
      <text:p text:style-name="P1">Possesive form for 'داود' is 'داودي'</text:p>
      <text:p text:style-name="P1">Possesive form for 'دثار' is 'دثاري'</text:p>
      <text:p text:style-name="P1">Possesive form for 'دحام' is 'دحامي'</text:p>
      <text:p text:style-name="P1">Possesive form for 'دخيل الله' is 'دخيل اللهي'</text:p>
      <text:p text:style-name="P1">Possesive form for 'در' is 'دري'</text:p>
      <text:p text:style-name="P1">Possesive form for 'دراج' is 'دراجي'</text:p>
      <text:p text:style-name="P1">Possesive form for 'درار' is 'دراري'</text:p>
      <text:p text:style-name="P1">Possesive form for 'درباس' is 'درباسي'</text:p>
      <text:p text:style-name="P1">Possesive form for 'درع' is 'درعي'</text:p>
      <text:p text:style-name="P1"><text:soft-page-break/>Possesive form for 'درغام' is 'درغامي'</text:p>
      <text:p text:style-name="P1">Possesive form for 'درنوف' is 'درنوفي'</text:p>
      <text:p text:style-name="P1">Possesive form for 'درويش' is 'درويشي'</text:p>
      <text:p text:style-name="P1">Possesive form for 'دري' is 'دريّ'</text:p>
      <text:p text:style-name="P1">Possesive form for 'درير' is 'دريري'</text:p>
      <text:p text:style-name="P1">Possesive form for ' ' is ' ي'</text:p>
      <text:p text:style-name="P1">Possesive form for 'دعبوب' is 'دعبوبي'</text:p>
      <text:p text:style-name="P1">Possesive form for 'دعمي' is 'دعميّ'</text:p>
      <text:p text:style-name="P1">Possesive form for 'دعيج' is 'دعيجي'</text:p>
      <text:p text:style-name="P1">Possesive form for 'دغفق' is 'دغفقي'</text:p>
      <text:p text:style-name="P1">Possesive form for 'دغفل' is 'دغفلي'</text:p>
      <text:p text:style-name="P1">Possesive form for 'دغمان' is 'دغماني'</text:p>
      <text:p text:style-name="P1">Possesive form for 'دغيمان' is 'دغيماني'</text:p>
      <text:p text:style-name="P1">Possesive form for 'دفاع' is 'دفاعي'</text:p>
      <text:p text:style-name="P1">Possesive form for 'دفاق' is 'دفاقي'</text:p>
      <text:p text:style-name="P1">Possesive form for 'دفَّاع' is 'دفَّاعي'</text:p>
      <text:p text:style-name="P1">Possesive form for 'دلامة' is 'دلامي'</text:p>
      <text:p text:style-name="P1">Possesive form for 'دليل' is 'دليلي'</text:p>
      <text:p text:style-name="P1">Possesive form for 'دهثم' is 'دهثمي'</text:p>
      <text:p text:style-name="P1">Possesive form for 'دهقان' is 'دهقاني'</text:p>
      <text:p text:style-name="P1">Possesive form for 'دهمان' is 'دهماني'</text:p>
      <text:p text:style-name="P1">Possesive form for 'دهيم' is 'دهيمي'</text:p>
      <text:p text:style-name="P1">Possesive form for 'دواس' is 'دواسي'</text:p>
      <text:p text:style-name="P1">Possesive form for 'دوس' is 'دوسي'</text:p>
      <text:p text:style-name="P1">Possesive form for 'ديباج' is 'ديباجي'</text:p>
      <text:p text:style-name="P1">Possesive form for 'ديسق' is 'ديسقي'</text:p>
      <text:p text:style-name="P1">Possesive form for 'ديسم' is 'ديسمي'</text:p>
      <text:p text:style-name="P1">Possesive form for 'دينار' is 'ديناري'</text:p>
      <text:p text:style-name="P1">Possesive form for 'دَخِيل' is 'دَخِيلي'</text:p>
      <text:p text:style-name="P1">Possesive form for 'دَفَّاعُ' is 'دَفَّاعي'</text:p>
      <text:p text:style-name="P1">Possesive form for 'دُخَيِّلُ' is 'دُخَيِّلي'</text:p>
      <text:p text:style-name="P1">Possesive form for 'ذؤابة' is 'ذؤابي'</text:p>
      <text:p text:style-name="P1">Possesive form for 'ذؤيب' is 'ذؤيبي'</text:p>
      <text:p text:style-name="P1">Possesive form for 'ذئب' is 'ذئبي'</text:p>
      <text:p text:style-name="P1">Possesive form for 'ذابر' is 'ذابري'</text:p>
      <text:p text:style-name="P1">Possesive form for 'ذاخر' is 'ذاخري'</text:p>
      <text:p text:style-name="P1">Possesive form for 'ذافر' is 'ذافري'</text:p>
      <text:p text:style-name="P1">Possesive form for 'ذاكر' is 'ذاكري'</text:p>
      <text:p text:style-name="P1">Possesive form for 'ذبيان' is 'ذبياني'</text:p>
      <text:p text:style-name="P1">Possesive form for 'ذخر' is 'ذخري'</text:p>
      <text:p text:style-name="P1">Possesive form for 'ذر' is 'ذري'</text:p>
      <text:p text:style-name="P1">Possesive form for 'ذراع' is 'ذراعي'</text:p>
      <text:p text:style-name="P1">Possesive form for 'ذروع' is 'ذروعي'</text:p>
      <text:p text:style-name="P1">Possesive form for 'ذريعة' is 'ذريعي'</text:p>
      <text:p text:style-name="P1">Possesive form for 'ذفر' is 'ذفري'</text:p>
      <text:p text:style-name="P1">Possesive form for 'ذكوان' is 'ذكواني'</text:p>
      <text:p text:style-name="P1">Possesive form for 'ذكي' is 'ذكيّ'</text:p>
      <text:p text:style-name="P1">Possesive form for 'ذليق' is 'ذليقي'</text:p>
      <text:p text:style-name="P1"><text:soft-page-break/>Possesive form for 'ذمار' is 'ذماري'</text:p>
      <text:p text:style-name="P1">Possesive form for 'ذمام' is 'ذمامي'</text:p>
      <text:p text:style-name="P1">Possesive form for 'ذمر' is 'ذمري'</text:p>
      <text:p text:style-name="P1">Possesive form for 'ذمَام' is 'ذمَامي'</text:p>
      <text:p text:style-name="P1">Possesive form for 'ذهب' is 'ذهبي'</text:p>
      <text:p text:style-name="P1">Possesive form for 'ذهين' is 'ذهيني'</text:p>
      <text:p text:style-name="P1">Possesive form for 'ذو الفقار' is 'ذو الفقاري'</text:p>
      <text:p text:style-name="P1">Possesive form for 'ذو الكفل' is 'ذو الكفلي'</text:p>
      <text:p text:style-name="P1">Possesive form for 'ذو النورين' is 'ذو النوريني'</text:p>
      <text:p text:style-name="P1">Possesive form for 'ذوب' is 'ذوبي'</text:p>
      <text:p text:style-name="P1">Possesive form for 'ذوق' is 'ذوقي'</text:p>
      <text:p text:style-name="P1">Possesive form for 'ذَرْوَة' is 'ذَرْوَةي'</text:p>
      <text:p text:style-name="P1">Possesive form for 'ذِزْوَة' is 'ذِزْوَةي'</text:p>
      <text:p text:style-name="P1">Possesive form for 'رؤوف' is 'رؤوفي'</text:p>
      <text:p text:style-name="P1">Possesive form for 'رئبال' is 'رئبالي'</text:p>
      <text:p text:style-name="P1">Possesive form for 'رئيس' is 'رئيسي'</text:p>
      <text:p text:style-name="P1">Possesive form for 'رئيف' is 'رئيفي'</text:p>
      <text:p text:style-name="P1">Possesive form for 'رائد' is 'رائدي'</text:p>
      <text:p text:style-name="P1">Possesive form for 'رائع' is 'رائعي'</text:p>
      <text:p text:style-name="P1">Possesive form for 'رائف' is 'رائفي'</text:p>
      <text:p text:style-name="P1">Possesive form for 'رائق' is 'رائقي'</text:p>
      <text:p text:style-name="P1">Possesive form for 'رابح' is 'رابحي'</text:p>
      <text:p text:style-name="P1">Possesive form for 'رابغ' is 'رابغي'</text:p>
      <text:p text:style-name="P1">Possesive form for 'رابي' is 'رابيّ'</text:p>
      <text:p text:style-name="P1">Possesive form for 'راتب' is 'راتبي'</text:p>
      <text:p text:style-name="P1">Possesive form for 'راتق' is 'راتقي'</text:p>
      <text:p text:style-name="P1">Possesive form for 'راتي' is 'راتيّ'</text:p>
      <text:p text:style-name="P1">Possesive form for 'راجحراجي' is 'راجحراجيّ'</text:p>
      <text:p text:style-name="P1">Possesive form for 'راحب' is 'راحبي'</text:p>
      <text:p text:style-name="P1">Possesive form for 'راحم' is 'راحمي'</text:p>
      <text:p text:style-name="P1">Possesive form for 'رازي' is 'رازيّ'</text:p>
      <text:p text:style-name="P1">Possesive form for 'راسخ' is 'راسخي'</text:p>
      <text:p text:style-name="P1">Possesive form for 'راسل' is 'راسلي'</text:p>
      <text:p text:style-name="P1">Possesive form for 'راسم' is 'راسمي'</text:p>
      <text:p text:style-name="P1">Possesive form for 'راسن' is 'راسني'</text:p>
      <text:p text:style-name="P1">Possesive form for 'راسي' is 'راسيّ'</text:p>
      <text:p text:style-name="P1">Possesive form for 'راشد' is 'راشدي'</text:p>
      <text:p text:style-name="P1">Possesive form for 'راصد' is 'راصدي'</text:p>
      <text:p text:style-name="P1">Possesive form for 'راضي' is 'راضيّ'</text:p>
      <text:p text:style-name="P1">Possesive form for 'راغب' is 'راغبي'</text:p>
      <text:p text:style-name="P1">Possesive form for 'راغد' is 'راغدي'</text:p>
      <text:p text:style-name="P1">Possesive form for 'رافع' is 'رافعي'</text:p>
      <text:p text:style-name="P1">Possesive form for 'رافه' is 'رافهي'</text:p>
      <text:p text:style-name="P1">Possesive form for 'راقي' is 'راقيّ'</text:p>
      <text:p text:style-name="P1">Possesive form for 'رامور' is 'راموري'</text:p>
      <text:p text:style-name="P1">Possesive form for 'رامي' is 'راميّ'</text:p>
      <text:p text:style-name="P1">Possesive form for 'رانف' is 'رانفي'</text:p>
      <text:p text:style-name="P1">Possesive form for 'راني' is 'رانيّ'</text:p>
      <text:p text:style-name="P1"><text:soft-page-break/>Possesive form for 'راهي' is 'راهيّ'</text:p>
      <text:p text:style-name="P1">Possesive form for 'راوي' is 'راويّ'</text:p>
      <text:p text:style-name="P1">Possesive form for 'رباط' is 'رباطي'</text:p>
      <text:p text:style-name="P1">Possesive form for 'ربحي' is 'ربحيّ'</text:p>
      <text:p text:style-name="P1">Possesive form for 'ربعي' is 'ربعيّ'</text:p>
      <text:p text:style-name="P1">Possesive form for 'ربيع' is 'ربيعي'</text:p>
      <text:p text:style-name="P1">Possesive form for 'ربيعة' is 'ربيعي'</text:p>
      <text:p text:style-name="P1">Possesive form for 'رتاج' is 'رتاجي'</text:p>
      <text:p text:style-name="P1">Possesive form for 'رتل' is 'رتلي'</text:p>
      <text:p text:style-name="P1">Possesive form for 'رثام' is 'رثامي'</text:p>
      <text:p text:style-name="P1">Possesive form for 'رثم' is 'رثمي'</text:p>
      <text:p text:style-name="P1">Possesive form for 'رجاء' is 'رجاءي'</text:p>
      <text:p text:style-name="P1">Possesive form for 'رجائي' is 'رجائيّ'</text:p>
      <text:p text:style-name="P1">Possesive form for 'رجب' is 'رجبي'</text:p>
      <text:p text:style-name="P1">Possesive form for 'رجعي' is 'رجعيّ'</text:p>
      <text:p text:style-name="P1">Possesive form for 'رجيل' is 'رجيلي'</text:p>
      <text:p text:style-name="P1">Possesive form for 'رحال' is 'رحالي'</text:p>
      <text:p text:style-name="P1">Possesive form for 'رحوم' is 'رحومي'</text:p>
      <text:p text:style-name="P1">Possesive form for 'رحيب' is 'رحيبي'</text:p>
      <text:p text:style-name="P1">Possesive form for 'رحيق' is 'رحيقي'</text:p>
      <text:p text:style-name="P1">Possesive form for 'رحيل' is 'رحيلي'</text:p>
      <text:p text:style-name="P1">Possesive form for 'رحيم' is 'رحيمي'</text:p>
      <text:p text:style-name="P1">Possesive form for 'رخاء' is 'رخاءي'</text:p>
      <text:p text:style-name="P1">Possesive form for 'ردن' is 'ردني'</text:p>
      <text:p text:style-name="P1">Possesive form for 'رديف' is 'رديفي'</text:p>
      <text:p text:style-name="P1">Possesive form for 'رزق' is 'رزقي'</text:p>
      <text:p text:style-name="P1">Possesive form for 'رزون' is 'رزوني'</text:p>
      <text:p text:style-name="P1">Possesive form for 'رزيم' is 'رزيمي'</text:p>
      <text:p text:style-name="P1">Possesive form for 'رزين' is 'رزيني'</text:p>
      <text:p text:style-name="P1">Possesive form for 'رسام' is 'رسامي'</text:p>
      <text:p text:style-name="P1">Possesive form for 'رسمي' is 'رسميّ'</text:p>
      <text:p text:style-name="P1">Possesive form for 'رشاد' is 'رشادي'</text:p>
      <text:p text:style-name="P1">Possesive form for 'رشد' is 'رشدي'</text:p>
      <text:p text:style-name="P1">Possesive form for 'رشدي' is 'رشديّ'</text:p>
      <text:p text:style-name="P1">Possesive form for 'رشيد' is 'رشيدي'</text:p>
      <text:p text:style-name="P1">Possesive form for 'رشيق' is 'رشيقي'</text:p>
      <text:p text:style-name="P1">Possesive form for 'رصين' is 'رصيني'</text:p>
      <text:p text:style-name="P1">Possesive form for 'رضا' is 'رضاوي'</text:p>
      <text:p text:style-name="P1">Possesive form for 'رعد' is 'رعدي'</text:p>
      <text:p text:style-name="P1">Possesive form for 'رعوف' is 'رعوفي'</text:p>
      <text:p text:style-name="P1">Possesive form for 'رغاب' is 'رغابي'</text:p>
      <text:p text:style-name="P1">Possesive form for 'رغدان' is 'رغداني'</text:p>
      <text:p text:style-name="P1">Possesive form for 'رفاء' is 'رفاءي'</text:p>
      <text:p text:style-name="P1">Possesive form for 'رفاعة' is 'رفاعي'</text:p>
      <text:p text:style-name="P1">Possesive form for 'رفاعي' is 'رفاعيّ'</text:p>
      <text:p text:style-name="P1">Possesive form for 'رفاه' is 'رفاهي'</text:p>
      <text:p text:style-name="P1">Possesive form for 'رفد' is 'رفدي'</text:p>
      <text:p text:style-name="P1">Possesive form for 'رفق' is 'رفقي'</text:p>
      <text:p text:style-name="P1"><text:soft-page-break/>Possesive form for 'رفيع' is 'رفيعي'</text:p>
      <text:p text:style-name="P1">Possesive form for ' ' is ' ي'</text:p>
      <text:p text:style-name="P1">Possesive form for 'رفيف' is 'رفيفي'</text:p>
      <text:p text:style-name="P1">Possesive form for 'رفيق' is 'رفيقي'</text:p>
      <text:p text:style-name="P1">Possesive form for 'رقيم' is 'رقيمي'</text:p>
      <text:p text:style-name="P1">Possesive form for 'ركن' is 'ركني'</text:p>
      <text:p text:style-name="P1">Possesive form for 'رماح' is 'رماحي'</text:p>
      <text:p text:style-name="P1">Possesive form for 'رمان' is 'رماني'</text:p>
      <text:p text:style-name="P1">Possesive form for 'رمزي' is 'رمزيّ'</text:p>
      <text:p text:style-name="P1">Possesive form for 'رمضان' is 'رمضاني'</text:p>
      <text:p text:style-name="P1">Possesive form for 'رميح' is 'رميحي'</text:p>
      <text:p text:style-name="P1">Possesive form for 'رمَّاح' is 'رمَّاحي'</text:p>
      <text:p text:style-name="P1">Possesive form for 'رنم' is 'رنمي'</text:p>
      <text:p text:style-name="P1">Possesive form for 'رنيم' is 'رنيمي'</text:p>
      <text:p text:style-name="P1">Possesive form for 'رهو' is 'رهوي'</text:p>
      <text:p text:style-name="P1">Possesive form for 'رهيد' is 'رهيدي'</text:p>
      <text:p text:style-name="P1">Possesive form for 'رهيف' is 'رهيفي'</text:p>
      <text:p text:style-name="P1">Possesive form for 'رواحة' is 'رواحي'</text:p>
      <text:p text:style-name="P1">Possesive form for 'رواف' is 'روافي'</text:p>
      <text:p text:style-name="P1">Possesive form for 'روح' is 'روحي'</text:p>
      <text:p text:style-name="P1">Possesive form for 'روق' is 'روقي'</text:p>
      <text:p text:style-name="P1">Possesive form for 'روقي' is 'روقيّ'</text:p>
      <text:p text:style-name="P1">Possesive form for 'روم' is 'رومي'</text:p>
      <text:p text:style-name="P1">Possesive form for 'رومي' is 'روميّ'</text:p>
      <text:p text:style-name="P1">Possesive form for 'رياض' is 'رياضي'</text:p>
      <text:p text:style-name="P1">Possesive form for 'ريان' is 'رياني'</text:p>
      <text:p text:style-name="P1">Possesive form for 'ريحان' is 'ريحاني'</text:p>
      <text:p text:style-name="P1">Possesive form for 'ريعان' is 'ريعاني'</text:p>
      <text:p text:style-name="P1">Possesive form for 'زائد' is 'زائدي'</text:p>
      <text:p text:style-name="P1">Possesive form for 'زاخر' is 'زاخري'</text:p>
      <text:p text:style-name="P1">Possesive form for 'زاد الخير' is 'زاد الخيري'</text:p>
      <text:p text:style-name="P1">Possesive form for 'زافر' is 'زافري'</text:p>
      <text:p text:style-name="P1">Possesive form for 'زاكي' is 'زاكيّ'</text:p>
      <text:p text:style-name="P1">Possesive form for 'زامل' is 'زاملي'</text:p>
      <text:p text:style-name="P1">Possesive form for 'زاهد' is 'زاهدي'</text:p>
      <text:p text:style-name="P1">Possesive form for 'زاهر' is 'زاهري'</text:p>
      <text:p text:style-name="P1">Possesive form for 'زاهي' is 'زاهيّ'</text:p>
      <text:p text:style-name="P1">Possesive form for 'زبرقان' is 'زبرقاني'</text:p>
      <text:p text:style-name="P1">Possesive form for 'زبير' is 'زبيري'</text:p>
      <text:p text:style-name="P1">Possesive form for 'زخر' is 'زخري'</text:p>
      <text:p text:style-name="P1">Possesive form for 'زخري' is 'زخريّ'</text:p>
      <text:p text:style-name="P1">Possesive form for 'زرياب' is 'زريابي'</text:p>
      <text:p text:style-name="P1">Possesive form for 'زريق' is 'زريقي'</text:p>
      <text:p text:style-name="P1">Possesive form for 'زعزع' is 'زعزعي'</text:p>
      <text:p text:style-name="P1">Possesive form for 'زعفران' is 'زعفراني'</text:p>
      <text:p text:style-name="P1">Possesive form for 'زعيم' is 'زعيمي'</text:p>
      <text:p text:style-name="P1">Possesive form for 'زغلول' is 'زغلولي'</text:p>
      <text:p text:style-name="P1">Possesive form for 'زكريا' is 'زكريّ'</text:p>
      <text:p text:style-name="P1"><text:soft-page-break/>Possesive form for 'زكي' is 'زكيّ'</text:p>
      <text:p text:style-name="P1">Possesive form for 'زمام' is 'زمامي'</text:p>
      <text:p text:style-name="P1">Possesive form for 'زمان' is 'زماني'</text:p>
      <text:p text:style-name="P1">Possesive form for 'زمزم' is 'زمزمي'</text:p>
      <text:p text:style-name="P1">Possesive form for 'زمعة' is 'زمعي'</text:p>
      <text:p text:style-name="P1">Possesive form for 'زميت' is 'زميتي'</text:p>
      <text:p text:style-name="P1">Possesive form for 'زناد' is 'زنادي'</text:p>
      <text:p text:style-name="P1">Possesive form for 'زند' is 'زندي'</text:p>
      <text:p text:style-name="P1">Possesive form for 'زهاد' is 'زهادي'</text:p>
      <text:p text:style-name="P1">Possesive form for 'زهدي' is 'زهديّ'</text:p>
      <text:p text:style-name="P1">Possesive form for 'زهر الدين' is 'زهر الديني'</text:p>
      <text:p text:style-name="P1">Possesive form for 'زهران' is 'زهراني'</text:p>
      <text:p text:style-name="P1">Possesive form for 'زهراني' is 'زهرانيّ'</text:p>
      <text:p text:style-name="P1">Possesive form for 'زهرى' is 'زهرىي'</text:p>
      <text:p text:style-name="P1">Possesive form for 'زهير' is 'زهيري'</text:p>
      <text:p text:style-name="P1">Possesive form for 'زوم' is 'زومي'</text:p>
      <text:p text:style-name="P1">Possesive form for 'زومان' is 'زوماني'</text:p>
      <text:p text:style-name="P1">Possesive form for 'زياد' is 'زيادي'</text:p>
      <text:p text:style-name="P1">Possesive form for 'زيادة' is 'زيادي'</text:p>
      <text:p text:style-name="P1">Possesive form for 'زيادي' is 'زياديّ'</text:p>
      <text:p text:style-name="P1">Possesive form for 'زياف' is 'زيافي'</text:p>
      <text:p text:style-name="P1">Possesive form for 'زيان' is 'زياني'</text:p>
      <text:p text:style-name="P1">Possesive form for 'زيد' is 'زيدي'</text:p>
      <text:p text:style-name="P1">Possesive form for 'زيدان' is 'زيداني'</text:p>
      <text:p text:style-name="P1">Possesive form for 'زيدون' is 'زيدوني'</text:p>
      <text:p text:style-name="P1">Possesive form for 'زيدي' is 'زيديّ'</text:p>
      <text:p text:style-name="P1">Possesive form for 'زير' is 'زيري'</text:p>
      <text:p text:style-name="P1">Possesive form for 'زين' is 'زيني'</text:p>
      <text:p text:style-name="P1">Possesive form for 'زين الدين' is 'زين الديني'</text:p>
      <text:p text:style-name="P1">Possesive form for 'زين العابدين' is 'زين العابديني'</text:p>
      <text:p text:style-name="P1">Possesive form for 'سائح' is 'سائحي'</text:p>
      <text:p text:style-name="P1">Possesive form for 'سائغ' is 'سائغي'</text:p>
      <text:p text:style-name="P1">Possesive form for 'سائف' is 'سائفي'</text:p>
      <text:p text:style-name="P1">Possesive form for 'سابغ' is 'سابغي'</text:p>
      <text:p text:style-name="P1">Possesive form for 'سابق' is 'سابقي'</text:p>
      <text:p text:style-name="P1">Possesive form for 'سابقي' is 'سابقيّ'</text:p>
      <text:p text:style-name="P1">Possesive form for 'ساجع' is 'ساجعي'</text:p>
      <text:p text:style-name="P1">Possesive form for 'سادح' is 'سادحي'</text:p>
      <text:p text:style-name="P1">Possesive form for 'سادن' is 'سادني'</text:p>
      <text:p text:style-name="P1">Possesive form for 'سارب' is 'ساربي'</text:p>
      <text:p text:style-name="P1">Possesive form for 'سارح' is 'سارحي'</text:p>
      <text:p text:style-name="P1">Possesive form for 'ساري' is 'ساريّ'</text:p>
      <text:p text:style-name="P1">Possesive form for 'ساعي' is 'ساعيّ'</text:p>
      <text:p text:style-name="P1">Possesive form for 'سالك' is 'سالكي'</text:p>
      <text:p text:style-name="P1">Possesive form for 'سالم' is 'سالمي'</text:p>
      <text:p text:style-name="P1">Possesive form for 'سامح' is 'سامحي'</text:p>
      <text:p text:style-name="P1">Possesive form for 'سامد' is 'سامدي'</text:p>
      <text:p text:style-name="P1">Possesive form for 'سامر' is 'سامري'</text:p>
      <text:p text:style-name="P1"><text:soft-page-break/>Possesive form for 'سامل' is 'ساملي'</text:p>
      <text:p text:style-name="P1">Possesive form for 'سامي' is 'ساميّ'</text:p>
      <text:p text:style-name="P1">Possesive form for 'ساهج' is 'ساهجي'</text:p>
      <text:p text:style-name="P1">Possesive form for 'ساهر' is 'ساهري'</text:p>
      <text:p text:style-name="P1">Possesive form for 'ساير' is 'سايري'</text:p>
      <text:p text:style-name="P1">Possesive form for 'سباعي' is 'سباعيّ'</text:p>
      <text:p text:style-name="P1">Possesive form for 'سباق' is 'سباقي'</text:p>
      <text:p text:style-name="P1">Possesive form for 'سبر' is 'سبري'</text:p>
      <text:p text:style-name="P1">Possesive form for 'سبع' is 'سبعي'</text:p>
      <text:p text:style-name="P1">Possesive form for 'سبيع' is 'سبيعي'</text:p>
      <text:p text:style-name="P1">Possesive form for 'سبيعي' is 'سبيعيّ'</text:p>
      <text:p text:style-name="P1">Possesive form for 'سبيل' is 'سبيلي'</text:p>
      <text:p text:style-name="P1">Possesive form for 'سجيح' is 'سجيحي'</text:p>
      <text:p text:style-name="P1">Possesive form for 'سحاب' is 'سحابي'</text:p>
      <text:p text:style-name="P1">Possesive form for 'سحر الخير' is 'سحر الخيري'</text:p>
      <text:p text:style-name="P1">Possesive form for 'سحمان' is 'سحماني'</text:p>
      <text:p text:style-name="P1">Possesive form for 'سحيمان' is 'سحيماني'</text:p>
      <text:p text:style-name="P1">Possesive form for 'سخاء' is 'سخاءي'</text:p>
      <text:p text:style-name="P1">Possesive form for 'سخي' is 'سخيّ'</text:p>
      <text:p text:style-name="P1">Possesive form for 'سداد' is 'سدادي'</text:p>
      <text:p text:style-name="P1">Possesive form for 'سديل' is 'سديلي'</text:p>
      <text:p text:style-name="P1">Possesive form for 'سراء' is 'سراءي'</text:p>
      <text:p text:style-name="P1">Possesive form for 'سراج' is 'سراجي'</text:p>
      <text:p text:style-name="P1">Possesive form for 'سراج الدين' is 'سراج الديني'</text:p>
      <text:p text:style-name="P1">Possesive form for 'سرحان' is 'سرحاني'</text:p>
      <text:p text:style-name="P1">Possesive form for 'سرمدي' is 'سرمديّ'</text:p>
      <text:p text:style-name="P1">Possesive form for 'سرناف' is 'سرنافي'</text:p>
      <text:p text:style-name="P1">Possesive form for 'سرور' is 'سروري'</text:p>
      <text:p text:style-name="P1">Possesive form for 'سروف' is 'سروفي'</text:p>
      <text:p text:style-name="P1">Possesive form for 'سري' is 'سريّ'</text:p>
      <text:p text:style-name="P1">Possesive form for 'سريج' is 'سريجي'</text:p>
      <text:p text:style-name="P1">Possesive form for 'سريع' is 'سريعي'</text:p>
      <text:p text:style-name="P1">Possesive form for 'سطَّام' is 'سطَّامي'</text:p>
      <text:p text:style-name="P1">Possesive form for 'سعادة' is 'سعادي'</text:p>
      <text:p text:style-name="P1">Possesive form for 'سعد' is 'سعدي'</text:p>
      <text:p text:style-name="P1">Possesive form for 'سعد الدين' is 'سعد الديني'</text:p>
      <text:p text:style-name="P1">Possesive form for 'سعد الله' is 'سعد اللهي'</text:p>
      <text:p text:style-name="P1">Possesive form for 'سعدون' is 'سعدوني'</text:p>
      <text:p text:style-name="P1">Possesive form for 'سعدي' is 'سعديّ'</text:p>
      <text:p text:style-name="P1">Possesive form for 'سعود' is 'سعودي'</text:p>
      <text:p text:style-name="P1">Possesive form for 'سعيد' is 'سعيدي'</text:p>
      <text:p text:style-name="P1">Possesive form for 'سعيدان' is 'سعيداني'</text:p>
      <text:p text:style-name="P1">Possesive form for 'سفار' is 'سفاري'</text:p>
      <text:p text:style-name="P1">Possesive form for 'سفر' is 'سفري'</text:p>
      <text:p text:style-name="P1">Possesive form for 'سفوان' is 'سفواني'</text:p>
      <text:p text:style-name="P1">Possesive form for 'سفيان' is 'سفياني'</text:p>
      <text:p text:style-name="P1">Possesive form for 'سفير' is 'سفيري'</text:p>
      <text:p text:style-name="P1">Possesive form for 'سقا' is 'سقاوي'</text:p>
      <text:p text:style-name="P1"><text:soft-page-break/>Possesive form for 'سلام' is 'سلامي'</text:p>
      <text:p text:style-name="P1">Possesive form for 'سلامة' is 'سلامي'</text:p>
      <text:p text:style-name="P1">Possesive form for 'سلطان' is 'سلطاني'</text:p>
      <text:p text:style-name="P1">Possesive form for 'سلم' is 'سلمي'</text:p>
      <text:p text:style-name="P1">Possesive form for 'سلمان' is 'سلماني'</text:p>
      <text:p text:style-name="P1">Possesive form for 'سلهب' is 'سلهبي'</text:p>
      <text:p text:style-name="P1">Possesive form for 'سلوف' is 'سلوفي'</text:p>
      <text:p text:style-name="P1">Possesive form for 'سلوم' is 'سلومي'</text:p>
      <text:p text:style-name="P1">Possesive form for 'سليم' is 'سليمي'</text:p>
      <text:p text:style-name="P1">Possesive form for 'سليمان' is 'سليماني'</text:p>
      <text:p text:style-name="P1">Possesive form for 'سماح' is 'سماحي'</text:p>
      <text:p text:style-name="P1">Possesive form for 'سماحة' is 'سماحي'</text:p>
      <text:p text:style-name="P1">Possesive form for 'سمارة' is 'سماري'</text:p>
      <text:p text:style-name="P1">Possesive form for 'سمان' is 'سماني'</text:p>
      <text:p text:style-name="P1">Possesive form for 'سماني' is 'سمانيّ'</text:p>
      <text:p text:style-name="P1">Possesive form for 'سمرة' is 'سمري'</text:p>
      <text:p text:style-name="P1">Possesive form for 'سمعان' is 'سمعاني'</text:p>
      <text:p text:style-name="P1">Possesive form for 'سمهج' is 'سمهجي'</text:p>
      <text:p text:style-name="P1">Possesive form for 'سمير' is 'سميري'</text:p>
      <text:p text:style-name="P1">Possesive form for 'سناء' is 'سناءي'</text:p>
      <text:p text:style-name="P1">Possesive form for 'سنان' is 'سناني'</text:p>
      <text:p text:style-name="P1">Possesive form for 'سنب' is 'سنبي'</text:p>
      <text:p text:style-name="P1">Possesive form for 'سنبة' is 'سنبي'</text:p>
      <text:p text:style-name="P1">Possesive form for 'سنبل' is 'سنبلي'</text:p>
      <text:p text:style-name="P1">Possesive form for 'سند' is 'سندي'</text:p>
      <text:p text:style-name="P1">Possesive form for 'سنداد' is 'سندادي'</text:p>
      <text:p text:style-name="P1">Possesive form for 'سندر' is 'سندري'</text:p>
      <text:p text:style-name="P1">Possesive form for 'سندرة' is 'سندري'</text:p>
      <text:p text:style-name="P1">Possesive form for 'سندري' is 'سندريّ'</text:p>
      <text:p text:style-name="P1">Possesive form for 'سندس' is 'سندسي'</text:p>
      <text:p text:style-name="P1">Possesive form for 'سنمار' is 'سنماري'</text:p>
      <text:p text:style-name="P1">Possesive form for 'سني' is 'سنيّ'</text:p>
      <text:p text:style-name="P1">Possesive form for 'سهارى' is 'سهارىي'</text:p>
      <text:p text:style-name="P1">Possesive form for 'سهد' is 'سهدي'</text:p>
      <text:p text:style-name="P1">Possesive form for 'سهل' is 'سهلي'</text:p>
      <text:p text:style-name="P1">Possesive form for 'سهلان' is 'سهلاني'</text:p>
      <text:p text:style-name="P1">Possesive form for 'سهم' is 'سهمي'</text:p>
      <text:p text:style-name="P1">Possesive form for 'سهوج' is 'سهوجي'</text:p>
      <text:p text:style-name="P1">Possesive form for 'سهيل' is 'سهيلي'</text:p>
      <text:p text:style-name="P1">Possesive form for 'سهيم' is 'سهيمي'</text:p>
      <text:p text:style-name="P1">Possesive form for 'سوار' is 'سواري'</text:p>
      <text:p text:style-name="P1">Possesive form for 'سوار الذهب' is 'سوار الذهبي'</text:p>
      <text:p text:style-name="P1">Possesive form for 'سياب' is 'سيابي'</text:p>
      <text:p text:style-name="P1">Possesive form for 'سيار' is 'سياري'</text:p>
      <text:p text:style-name="P1">Possesive form for 'سياري' is 'سياريّ'</text:p>
      <text:p text:style-name="P1">Possesive form for 'سياف' is 'سيافي'</text:p>
      <text:p text:style-name="P1">Possesive form for 'سيال' is 'سيالي'</text:p>
      <text:p text:style-name="P1">Possesive form for 'سيبويه' is 'سيبويهي'</text:p>
      <text:p text:style-name="P1"><text:soft-page-break/>Possesive form for 'سيحان' is 'سيحاني'</text:p>
      <text:p text:style-name="P1">Possesive form for 'سيف' is 'سيفي'</text:p>
      <text:p text:style-name="P1">Possesive form for 'سيف الإسلام' is 'سيف الإسلامي'</text:p>
      <text:p text:style-name="P1">Possesive form for 'سيف الحق' is 'سيف الحقي'</text:p>
      <text:p text:style-name="P1">Possesive form for 'سيف الدولة' is 'سيف الدولي'</text:p>
      <text:p text:style-name="P1">Possesive form for 'سيف الدين' is 'سيف الديني'</text:p>
      <text:p text:style-name="P1">Possesive form for 'سيف الله' is 'سيف اللهي'</text:p>
      <text:p text:style-name="P1">Possesive form for 'سيف النصر' is 'سيف النصري'</text:p>
      <text:p text:style-name="P1">Possesive form for 'سيل' is 'سيلي'</text:p>
      <text:p text:style-name="P1">Possesive form for 'سِطام' is 'سِطامي'</text:p>
      <text:p text:style-name="P1">Possesive form for 'شأس' is 'شأسي'</text:p>
      <text:p text:style-name="P1">Possesive form for 'شؤبوب' is 'شؤبوبي'</text:p>
      <text:p text:style-name="P1">Possesive form for 'شائع' is 'شائعي'</text:p>
      <text:p text:style-name="P1">Possesive form for 'شابن' is 'شابني'</text:p>
      <text:p text:style-name="P1">Possesive form for 'شادي' is 'شاديّ'</text:p>
      <text:p text:style-name="P1">Possesive form for 'شارع' is 'شارعي'</text:p>
      <text:p text:style-name="P1">Possesive form for 'شارف' is 'شارفي'</text:p>
      <text:p text:style-name="P1">Possesive form for 'شارق' is 'شارقي'</text:p>
      <text:p text:style-name="P1">Possesive form for 'شاطر' is 'شاطري'</text:p>
      <text:p text:style-name="P1">Possesive form for 'شاعر' is 'شاعري'</text:p>
      <text:p text:style-name="P1">Possesive form for 'شافع' is 'شافعي'</text:p>
      <text:p text:style-name="P1">Possesive form for 'شافعي' is 'شافعيّ'</text:p>
      <text:p text:style-name="P1">Possesive form for 'شافي' is 'شافيّ'</text:p>
      <text:p text:style-name="P1">Possesive form for 'شاكر' is 'شاكري'</text:p>
      <text:p text:style-name="P1">Possesive form for 'شامخ' is 'شامخي'</text:p>
      <text:p text:style-name="P1">Possesive form for 'شامل' is 'شاملي'</text:p>
      <text:p text:style-name="P1">Possesive form for 'شاهب' is 'شاهبي'</text:p>
      <text:p text:style-name="P1">Possesive form for 'شاهد' is 'شاهدي'</text:p>
      <text:p text:style-name="P1">Possesive form for 'شاهر' is 'شاهري'</text:p>
      <text:p text:style-name="P1">Possesive form for 'شاهق' is 'شاهقي'</text:p>
      <text:p text:style-name="P1">Possesive form for 'شاهين' is 'شاهيني'</text:p>
      <text:p text:style-name="P1">Possesive form for 'شبل' is 'شبلي'</text:p>
      <text:p text:style-name="P1">Possesive form for 'شبلي' is 'شبليّ'</text:p>
      <text:p text:style-name="P1">Possesive form for 'شبيب' is 'شبيبي'</text:p>
      <text:p text:style-name="P1">Possesive form for 'شبيل' is 'شبيلي'</text:p>
      <text:p text:style-name="P1">Possesive form for 'شبيلي' is 'شبيليّ'</text:p>
      <text:p text:style-name="P1">Possesive form for 'شبَاب' is 'شبَابي'</text:p>
      <text:p text:style-name="P1">Possesive form for 'شجاع' is 'شجاعي'</text:p>
      <text:p text:style-name="P1">Possesive form for 'شجيع' is 'شجيعي'</text:p>
      <text:p text:style-name="P1">Possesive form for 'شداد' is 'شدادي'</text:p>
      <text:p text:style-name="P1">Possesive form for 'شذر' is 'شذري'</text:p>
      <text:p text:style-name="P1">Possesive form for 'شراع' is 'شراعي'</text:p>
      <text:p text:style-name="P1">Possesive form for 'شرف' is 'شرفي'</text:p>
      <text:p text:style-name="P1">Possesive form for 'شريح' is 'شريحي'</text:p>
      <text:p text:style-name="P1">Possesive form for 'شريف' is 'شريفي'</text:p>
      <text:p text:style-name="P1">Possesive form for 'شعاع' is 'شعاعي'</text:p>
      <text:p text:style-name="P1">Possesive form for 'شعبان' is 'شعباني'</text:p>
      <text:p text:style-name="P1">Possesive form for 'شعبة' is 'شعبي'</text:p>
      <text:p text:style-name="P1"><text:soft-page-break/>Possesive form for 'شعلة' is 'شعلي'</text:p>
      <text:p text:style-name="P1">Possesive form for 'شعيب' is 'شعيبي'</text:p>
      <text:p text:style-name="P1">Possesive form for 'شغوف' is 'شغوفي'</text:p>
      <text:p text:style-name="P1">Possesive form for 'شف' is 'شفي'</text:p>
      <text:p text:style-name="P1">Possesive form for 'شفيع' is 'شفيعي'</text:p>
      <text:p text:style-name="P1">Possesive form for 'شفيق' is 'شفيقي'</text:p>
      <text:p text:style-name="P1">Possesive form for 'شقري' is 'شقريّ'</text:p>
      <text:p text:style-name="P1">Possesive form for 'شقير' is 'شقيري'</text:p>
      <text:p text:style-name="P1">Possesive form for 'شقيق' is 'شقيقي'</text:p>
      <text:p text:style-name="P1">Possesive form for 'شكر الله' is 'شكر اللهي'</text:p>
      <text:p text:style-name="P1">Possesive form for 'شكران' is 'شكراني'</text:p>
      <text:p text:style-name="P1">Possesive form for 'شكري' is 'شكريّ'</text:p>
      <text:p text:style-name="P1">Possesive form for 'شكور' is 'شكوري'</text:p>
      <text:p text:style-name="P1">Possesive form for 'شكيب' is 'شكيبي'</text:p>
      <text:p text:style-name="P1">Possesive form for 'شلال' is 'شلالي'</text:p>
      <text:p text:style-name="P1">Possesive form for 'شلول' is 'شلولي'</text:p>
      <text:p text:style-name="P1">Possesive form for 'شماخ' is 'شماخي'</text:p>
      <text:p text:style-name="P1">Possesive form for 'شمر' is 'شمري'</text:p>
      <text:p text:style-name="P1">Possesive form for 'شمردل' is 'شمردلي'</text:p>
      <text:p text:style-name="P1">Possesive form for 'شمروخ' is 'شمروخي'</text:p>
      <text:p text:style-name="P1">Possesive form for 'شمري' is 'شمريّ'</text:p>
      <text:p text:style-name="P1">Possesive form for 'شمس' is 'شمسي'</text:p>
      <text:p text:style-name="P1">Possesive form for 'شمس الدين' is 'شمس الديني'</text:p>
      <text:p text:style-name="P1">Possesive form for 'شمل' is 'شملي'</text:p>
      <text:p text:style-name="P1">Possesive form for 'شملال' is 'شملالي'</text:p>
      <text:p text:style-name="P1">Possesive form for 'شملول' is 'شملولي'</text:p>
      <text:p text:style-name="P1">Possesive form for 'شميل' is 'شميلي'</text:p>
      <text:p text:style-name="P1">Possesive form for 'شميم' is 'شميمي'</text:p>
      <text:p text:style-name="P1">Possesive form for 'شنار' is 'شناري'</text:p>
      <text:p text:style-name="P1">Possesive form for 'شنان' is 'شناني'</text:p>
      <text:p text:style-name="P1">Possesive form for 'شهاب' is 'شهابي'</text:p>
      <text:p text:style-name="P1">Possesive form for 'شهب' is 'شهبي'</text:p>
      <text:p text:style-name="P1">Possesive form for 'شهدان' is 'شهداني'</text:p>
      <text:p text:style-name="P1">Possesive form for 'شهدر' is 'شهدري'</text:p>
      <text:p text:style-name="P1">Possesive form for 'شهدي' is 'شهديّ'</text:p>
      <text:p text:style-name="P1">Possesive form for 'شهران' is 'شهراني'</text:p>
      <text:p text:style-name="P1">Possesive form for 'شهري' is 'شهريّ'</text:p>
      <text:p text:style-name="P1">Possesive form for 'شهم' is 'شهمي'</text:p>
      <text:p text:style-name="P1">Possesive form for 'شهوان' is 'شهواني'</text:p>
      <text:p text:style-name="P1">Possesive form for 'شهيد' is 'شهيدي'</text:p>
      <text:p text:style-name="P1">Possesive form for 'شهير' is 'شهيري'</text:p>
      <text:p text:style-name="P1">Possesive form for 'شهيل' is 'شهيلي'</text:p>
      <text:p text:style-name="P1">Possesive form for 'شوس' is 'شوسي'</text:p>
      <text:p text:style-name="P1">Possesive form for 'شوقي' is 'شوقيّ'</text:p>
      <text:p text:style-name="P1">Possesive form for 'شيبان' is 'شيباني'</text:p>
      <text:p text:style-name="P1">Possesive form for 'شيبة' is 'شيبي'</text:p>
      <text:p text:style-name="P1">Possesive form for 'شيبوب' is 'شيبوبي'</text:p>
      <text:p text:style-name="P1">Possesive form for 'شيحان' is 'شيحاني'</text:p>
      <text:p text:style-name="P1"><text:soft-page-break/>Possesive form for 'شيخ الإسلام' is 'شيخ الإسلامي'</text:p>
      <text:p text:style-name="P1">Possesive form for 'شير' is 'شيري'</text:p>
      <text:p text:style-name="P1">Possesive form for 'شيطم' is 'شيطمي'</text:p>
      <text:p text:style-name="P1">Possesive form for 'شَبابَ' is 'شَبابي'</text:p>
      <text:p text:style-name="P1">Possesive form for 'شُرَيْحُ' is 'شُرَيْحي'</text:p>
      <text:p text:style-name="P1">Possesive form for 'صائن' is 'صائني'</text:p>
      <text:p text:style-name="P1">Possesive form for 'صابر' is 'صابري'</text:p>
      <text:p text:style-name="P1">Possesive form for 'صاحب' is 'صاحبي'</text:p>
      <text:p text:style-name="P1">Possesive form for 'صاحي' is 'صاحيّ'</text:p>
      <text:p text:style-name="P1">Possesive form for 'صادح' is 'صادحي'</text:p>
      <text:p text:style-name="P1">Possesive form for 'صادر' is 'صادري'</text:p>
      <text:p text:style-name="P1">Possesive form for 'صادق' is 'صادقي'</text:p>
      <text:p text:style-name="P1">Possesive form for 'صارم' is 'صارمي'</text:p>
      <text:p text:style-name="P1">Possesive form for 'صاري' is 'صاريّ'</text:p>
      <text:p text:style-name="P1">Possesive form for 'صاعد' is 'صاعدي'</text:p>
      <text:p text:style-name="P1">Possesive form for 'صاغي' is 'صاغيّ'</text:p>
      <text:p text:style-name="P1">Possesive form for 'صافح' is 'صافحي'</text:p>
      <text:p text:style-name="P1">Possesive form for 'صافن' is 'صافني'</text:p>
      <text:p text:style-name="P1">Possesive form for 'صافي' is 'صافيّ'</text:p>
      <text:p text:style-name="P1">Possesive form for 'صالح' is 'صالحي'</text:p>
      <text:p text:style-name="P1">Possesive form for 'صامت' is 'صامتي'</text:p>
      <text:p text:style-name="P1">Possesive form for 'صامد' is 'صامدي'</text:p>
      <text:p text:style-name="P1">Possesive form for 'صاهل' is 'صاهلي'</text:p>
      <text:p text:style-name="P1">Possesive form for 'صباح' is 'صباحي'</text:p>
      <text:p text:style-name="P1">Possesive form for 'صبح' is 'صبحي'</text:p>
      <text:p text:style-name="P1">Possesive form for 'صبحي' is 'صبحيّ'</text:p>
      <text:p text:style-name="P1">Possesive form for 'صبري' is 'صبريّ'</text:p>
      <text:p text:style-name="P1">Possesive form for 'صبوح' is 'صبوحي'</text:p>
      <text:p text:style-name="P1">Possesive form for 'صبور' is 'صبوري'</text:p>
      <text:p text:style-name="P1">Possesive form for 'صحابي' is 'صحابيّ'</text:p>
      <text:p text:style-name="P1">Possesive form for 'صحار' is 'صحاري'</text:p>
      <text:p text:style-name="P1">Possesive form for 'صحاف' is 'صحافي'</text:p>
      <text:p text:style-name="P1">Possesive form for 'صحيح' is 'صحيحي'</text:p>
      <text:p text:style-name="P1">Possesive form for 'صخر' is 'صخري'</text:p>
      <text:p text:style-name="P1">Possesive form for 'صداح' is 'صداحي'</text:p>
      <text:p text:style-name="P1">Possesive form for 'صدقي' is 'صدقيّ'</text:p>
      <text:p text:style-name="P1">Possesive form for 'صدوح' is 'صدوحي'</text:p>
      <text:p text:style-name="P1">Possesive form for 'صدوق' is 'صدوقي'</text:p>
      <text:p text:style-name="P1">Possesive form for 'صديق' is 'صديقي'</text:p>
      <text:p text:style-name="P1">Possesive form for 'صرخد' is 'صرخدي'</text:p>
      <text:p text:style-name="P1">Possesive form for 'صريح' is 'صريحي'</text:p>
      <text:p text:style-name="P1">Possesive form for 'صعود' is 'صعودي'</text:p>
      <text:p text:style-name="P1">Possesive form for 'صفا' is 'صفاوي'</text:p>
      <text:p text:style-name="P1">Possesive form for 'صفو' is 'صفوي'</text:p>
      <text:p text:style-name="P1">Possesive form for 'صفوان' is 'صفواني'</text:p>
      <text:p text:style-name="P1">Possesive form for 'صفوة' is 'صفوةي'</text:p>
      <text:p text:style-name="P1">Possesive form for 'صفوح' is 'صفوحي'</text:p>
      <text:p text:style-name="P1">Possesive form for 'صفي' is 'صفيّ'</text:p>
      <text:p text:style-name="P1"><text:soft-page-break/>Possesive form for 'صفي الدين' is 'صفي الديني'</text:p>
      <text:p text:style-name="P1">Possesive form for 'صقر' is 'صقري'</text:p>
      <text:p text:style-name="P1">Possesive form for 'صقري' is 'صقريّ'</text:p>
      <text:p text:style-name="P1">Possesive form for 'صلاح' is 'صلاحي'</text:p>
      <text:p text:style-name="P1">Possesive form for 'صلال' is 'صلالي'</text:p>
      <text:p text:style-name="P1">Possesive form for 'صلت' is 'صلتي'</text:p>
      <text:p text:style-name="P1">Possesive form for 'صلتان' is 'صلتاني'</text:p>
      <text:p text:style-name="P1">Possesive form for 'صلح' is 'صلحي'</text:p>
      <text:p text:style-name="P1">Possesive form for 'صلوح' is 'صلوحي'</text:p>
      <text:p text:style-name="P1">Possesive form for 'صمصام' is 'صمصامي'</text:p>
      <text:p text:style-name="P1">Possesive form for 'صموت' is 'صموتي'</text:p>
      <text:p text:style-name="P1">Possesive form for 'صندل' is 'صندلي'</text:p>
      <text:p text:style-name="P1">Possesive form for 'صنديد' is 'صنديدي'</text:p>
      <text:p text:style-name="P1">Possesive form for 'صهيب' is 'صهيبي'</text:p>
      <text:p text:style-name="P1">Possesive form for 'صواب' is 'صوابي'</text:p>
      <text:p text:style-name="P1">Possesive form for 'صوابي' is 'صوابيّ'</text:p>
      <text:p text:style-name="P1">Possesive form for 'صوان' is 'صواني'</text:p>
      <text:p text:style-name="P1">Possesive form for 'صوبة' is 'صوبي'</text:p>
      <text:p text:style-name="P1">Possesive form for 'صوت الحق' is 'صوت الحقي'</text:p>
      <text:p text:style-name="P1">Possesive form for 'صولة' is 'صولي'</text:p>
      <text:p text:style-name="P1">Possesive form for 'صويلح' is 'صويلحي'</text:p>
      <text:p text:style-name="P1">Possesive form for 'صياد' is 'صيادي'</text:p>
      <text:p text:style-name="P1">Possesive form for 'صيام' is 'صيامي'</text:p>
      <text:p text:style-name="P1">Possesive form for 'صيدق' is 'صيدقي'</text:p>
      <text:p text:style-name="P1">Possesive form for 'صير' is 'صيري'</text:p>
      <text:p text:style-name="P1">Possesive form for 'صيوب' is 'صيوبي'</text:p>
      <text:p text:style-name="P1">Possesive form for 'صيود' is 'صيودي'</text:p>
      <text:p text:style-name="P1">Possesive form for 'صيور' is 'صيوري'</text:p>
      <text:p text:style-name="P1">Possesive form for 'صَبيح' is 'صَبيحي'</text:p>
      <text:p text:style-name="P1">Possesive form for 'صُبَيح' is 'صُبَيحي'</text:p>
      <text:p text:style-name="P1">Possesive form for 'ضائف' is 'ضائفي'</text:p>
      <text:p text:style-name="P1">Possesive form for 'ضاحي' is 'ضاحيّ'</text:p>
      <text:p text:style-name="P1">Possesive form for 'ضارع' is 'ضارعي'</text:p>
      <text:p text:style-name="P1">Possesive form for 'ضاري' is 'ضاريّ'</text:p>
      <text:p text:style-name="P1">Possesive form for 'ضافر' is 'ضافري'</text:p>
      <text:p text:style-name="P1">Possesive form for 'ضافي' is 'ضافيّ'</text:p>
      <text:p text:style-name="P1">Possesive form for 'ضامر' is 'ضامري'</text:p>
      <text:p text:style-name="P1">Possesive form for 'ضامن' is 'ضامني'</text:p>
      <text:p text:style-name="P1">Possesive form for 'ضاهر' is 'ضاهري'</text:p>
      <text:p text:style-name="P1">Possesive form for 'ضاهري' is 'ضاهريّ'</text:p>
      <text:p text:style-name="P1">Possesive form for 'ضاوي' is 'ضاويّ'</text:p>
      <text:p text:style-name="P1">Possesive form for 'ضبع' is 'ضبعي'</text:p>
      <text:p text:style-name="P1">Possesive form for 'ضبعان' is 'ضبعاني'</text:p>
      <text:p text:style-name="P1">Possesive form for 'ضحاك' is 'ضحاكي'</text:p>
      <text:p text:style-name="P1">Possesive form for 'ضحوك' is 'ضحوكي'</text:p>
      <text:p text:style-name="P1">Possesive form for 'ضرار' is 'ضراري'</text:p>
      <text:p text:style-name="P1">Possesive form for 'ضرام' is 'ضرامي'</text:p>
      <text:p text:style-name="P1">Possesive form for 'ضرغام' is 'ضرغامي'</text:p>
      <text:p text:style-name="P1"><text:soft-page-break/>Possesive form for 'ضليم' is 'ضليمي'</text:p>
      <text:p text:style-name="P1">Possesive form for 'ضماضم' is 'ضماضمي'</text:p>
      <text:p text:style-name="P1">Possesive form for 'ضمام' is 'ضمامي'</text:p>
      <text:p text:style-name="P1">Possesive form for 'ضمير' is 'ضميري'</text:p>
      <text:p text:style-name="P1">Possesive form for 'ضميم' is 'ضميمي'</text:p>
      <text:p text:style-name="P1">Possesive form for 'ضمين' is 'ضميني'</text:p>
      <text:p text:style-name="P1">Possesive form for 'ضوء' is 'ضوءي'</text:p>
      <text:p text:style-name="P1">Possesive form for 'ضياء' is 'ضياءي'</text:p>
      <text:p text:style-name="P1">Possesive form for 'ضيغم' is 'ضيغمي'</text:p>
      <text:p text:style-name="P1">Possesive form for 'ضيف' is 'ضيفي'</text:p>
      <text:p text:style-name="P1">Possesive form for 'ضيف الله' is 'ضيف اللهي'</text:p>
      <text:p text:style-name="P1">Possesive form for 'ضيّاف' is 'ضيّافي'</text:p>
      <text:p text:style-name="P1">Possesive form for 'ضِياف' is 'ضِيافي'</text:p>
      <text:p text:style-name="P1">Possesive form for 'طائر' is 'طائري'</text:p>
      <text:p text:style-name="P1">Possesive form for 'طائع' is 'طائعي'</text:p>
      <text:p text:style-name="P1">Possesive form for 'طائل' is 'طائلي'</text:p>
      <text:p text:style-name="P1">Possesive form for 'طاب' is 'طابي'</text:p>
      <text:p text:style-name="P1">Possesive form for 'طارف' is 'طارفي'</text:p>
      <text:p text:style-name="P1">Possesive form for 'طارق' is 'طارقي'</text:p>
      <text:p text:style-name="P1">Possesive form for 'طالب' is 'طالبي'</text:p>
      <text:p text:style-name="P1">Possesive form for 'طالع' is 'طالعي'</text:p>
      <text:p text:style-name="P1">Possesive form for 'طامح' is 'طامحي'</text:p>
      <text:p text:style-name="P1">Possesive form for 'طاهر' is 'طاهري'</text:p>
      <text:p text:style-name="P1">Possesive form for 'طبع' is 'طبعي'</text:p>
      <text:p text:style-name="P1">Possesive form for 'طبيب' is 'طبيبي'</text:p>
      <text:p text:style-name="P1">Possesive form for 'طحان' is 'طحاني'</text:p>
      <text:p text:style-name="P1">Possesive form for 'طخام' is 'طخامي'</text:p>
      <text:p text:style-name="P1">Possesive form for 'طراد' is 'طرادي'</text:p>
      <text:p text:style-name="P1">Possesive form for 'طرف' is 'طرفي'</text:p>
      <text:p text:style-name="P1">Possesive form for 'طرفة' is 'طرفي'</text:p>
      <text:p text:style-name="P1">Possesive form for 'طروق' is 'طروقي'</text:p>
      <text:p text:style-name="P1">Possesive form for 'طريف' is 'طريفي'</text:p>
      <text:p text:style-name="P1">Possesive form for 'طفيل' is 'طفيلي'</text:p>
      <text:p text:style-name="P1">Possesive form for 'طل' is 'طلي'</text:p>
      <text:p text:style-name="P1">Possesive form for 'طلال' is 'طلالي'</text:p>
      <text:p text:style-name="P1">Possesive form for 'طلبة' is 'طلبي'</text:p>
      <text:p text:style-name="P1">Possesive form for 'طلحة' is 'طلحي'</text:p>
      <text:p text:style-name="P1">Possesive form for 'طلق' is 'طلقي'</text:p>
      <text:p text:style-name="P1">Possesive form for 'طلوق' is 'طلوقي'</text:p>
      <text:p text:style-name="P1">Possesive form for 'طليحة' is 'طليحي'</text:p>
      <text:p text:style-name="P1">Possesive form for 'طليق' is 'طليقي'</text:p>
      <text:p text:style-name="P1">Possesive form for 'طموح' is 'طموحي'</text:p>
      <text:p text:style-name="P1">Possesive form for 'طموم' is 'طمومي'</text:p>
      <text:p text:style-name="P1">Possesive form for 'طه' is 'طهي'</text:p>
      <text:p text:style-name="P1">Possesive form for 'طهور' is 'طهوري'</text:p>
      <text:p text:style-name="P1">Possesive form for 'طواف' is 'طوافي'</text:p>
      <text:p text:style-name="P1">Possesive form for 'طور' is 'طوري'</text:p>
      <text:p text:style-name="P1">Possesive form for 'طوى' is 'طوىي'</text:p>
      <text:p text:style-name="P1"><text:soft-page-break/>Possesive form for 'طويل' is 'طويلي'</text:p>
      <text:p text:style-name="P1">Possesive form for 'طي' is 'طيّ'</text:p>
      <text:p text:style-name="P1">Possesive form for 'طيار' is 'طياري'</text:p>
      <text:p text:style-name="P1">Possesive form for 'طيب' is 'طيبي'</text:p>
      <text:p text:style-name="P1">Possesive form for 'ظافر' is 'ظافري'</text:p>
      <text:p text:style-name="P1">Possesive form for 'ظالع' is 'ظالعي'</text:p>
      <text:p text:style-name="P1">Possesive form for 'ظاهر' is 'ظاهري'</text:p>
      <text:p text:style-name="P1">Possesive form for 'ظاهري' is 'ظاهريّ'</text:p>
      <text:p text:style-name="P1">Possesive form for 'ظبيان' is 'ظبياني'</text:p>
      <text:p text:style-name="P1">Possesive form for 'ظراب' is 'ظرابي'</text:p>
      <text:p text:style-name="P1">Possesive form for 'ظريف' is 'ظريفي'</text:p>
      <text:p text:style-name="P1">Possesive form for 'ظفار' is 'ظفاري'</text:p>
      <text:p text:style-name="P1">Possesive form for 'ظفر' is 'ظفري'</text:p>
      <text:p text:style-name="P1">Possesive form for 'ظفري' is 'ظفريّ'</text:p>
      <text:p text:style-name="P1">Possesive form for 'ظفير' is 'ظفيري'</text:p>
      <text:p text:style-name="P1">Possesive form for 'ظل' is 'ظلي'</text:p>
      <text:p text:style-name="P1">Possesive form for 'ظلال' is 'ظلالي'</text:p>
      <text:p text:style-name="P1">Possesive form for 'ظليل' is 'ظليلي'</text:p>
      <text:p text:style-name="P1">Possesive form for 'ظليم' is 'ظليمي'</text:p>
      <text:p text:style-name="P1">Possesive form for 'ظهر' is 'ظهري'</text:p>
      <text:p text:style-name="P1">Possesive form for 'ظهور' is 'ظهوري'</text:p>
      <text:p text:style-name="P1">Possesive form for 'ظهير' is 'ظهيري'</text:p>
      <text:p text:style-name="P1">Possesive form for 'ظيان' is 'ظياني'</text:p>
      <text:p text:style-name="P1">Possesive form for 'عائد' is 'عائدي'</text:p>
      <text:p text:style-name="P1">Possesive form for 'عائذ' is 'عائذي'</text:p>
      <text:p text:style-name="P1">Possesive form for 'عائض' is 'عائضي'</text:p>
      <text:p text:style-name="P1">Possesive form for 'عابد' is 'عابدي'</text:p>
      <text:p text:style-name="P1">Possesive form for 'عابد الرحمن' is 'عابد الرحمني'</text:p>
      <text:p text:style-name="P1">Possesive form for 'عابدين' is 'عابديني'</text:p>
      <text:p text:style-name="P1">Possesive form for 'عابر' is 'عابري'</text:p>
      <text:p text:style-name="P1">Possesive form for 'عاتك' is 'عاتكي'</text:p>
      <text:p text:style-name="P1">Possesive form for 'عاد' is 'عادي'</text:p>
      <text:p text:style-name="P1">Possesive form for 'عادل' is 'عادلي'</text:p>
      <text:p text:style-name="P1">Possesive form for 'عارف' is 'عارفي'</text:p>
      <text:p text:style-name="P1">Possesive form for 'عارم' is 'عارمي'</text:p>
      <text:p text:style-name="P1">Possesive form for 'عازم' is 'عازمي'</text:p>
      <text:p text:style-name="P1">Possesive form for 'عاسل' is 'عاسلي'</text:p>
      <text:p text:style-name="P1">Possesive form for 'عاشر' is 'عاشري'</text:p>
      <text:p text:style-name="P1">Possesive form for 'عاشق' is 'عاشقي'</text:p>
      <text:p text:style-name="P1">Possesive form for 'عاشور' is 'عاشوري'</text:p>
      <text:p text:style-name="P1">Possesive form for 'عاصم' is 'عاصمي'</text:p>
      <text:p text:style-name="P1">Possesive form for 'عاطف' is 'عاطفي'</text:p>
      <text:p text:style-name="P1">Possesive form for 'عافي' is 'عافيّ'</text:p>
      <text:p text:style-name="P1">Possesive form for 'عاقل' is 'عاقلي'</text:p>
      <text:p text:style-name="P1">Possesive form for 'عاكف' is 'عاكفي'</text:p>
      <text:p text:style-name="P1">Possesive form for 'عالج' is 'عالجي'</text:p>
      <text:p text:style-name="P1">Possesive form for 'عالم' is 'عالمي'</text:p>
      <text:p text:style-name="P1">Possesive form for 'عالي' is 'عاليّ'</text:p>
      <text:p text:style-name="P1"><text:soft-page-break/>Possesive form for 'عامر' is 'عامري'</text:p>
      <text:p text:style-name="P1">Possesive form for 'عباد' is 'عبادي'</text:p>
      <text:p text:style-name="P1">Possesive form for 'عبادة' is 'عبادي'</text:p>
      <text:p text:style-name="P1">Possesive form for 'عبار' is 'عباري'</text:p>
      <text:p text:style-name="P1">Possesive form for 'عباس' is 'عباسي'</text:p>
      <text:p text:style-name="P1">Possesive form for 'عبد' is 'عبدي'</text:p>
      <text:p text:style-name="P1">Possesive form for 'عبدان' is 'عبداني'</text:p>
      <text:p text:style-name="P1">Possesive form for 'عبده' is 'عبدهي'</text:p>
      <text:p text:style-name="P1">Possesive form for 'عبدون' is 'عبدوني'</text:p>
      <text:p text:style-name="P1">Possesive form for 'عبر' is 'عبري'</text:p>
      <text:p text:style-name="P1">Possesive form for 'عبري' is 'عبريّ'</text:p>
      <text:p text:style-name="P1">Possesive form for 'عبق' is 'عبقي'</text:p>
      <text:p text:style-name="P1">Possesive form for 'عبهر' is 'عبهري'</text:p>
      <text:p text:style-name="P1">Possesive form for 'عبيدة' is 'عبيدي'</text:p>
      <text:p text:style-name="P1">Possesive form for 'عتاد' is 'عتادي'</text:p>
      <text:p text:style-name="P1">Possesive form for 'عتبان' is 'عتباني'</text:p>
      <text:p text:style-name="P1">Possesive form for 'عتبة' is 'عتبي'</text:p>
      <text:p text:style-name="P1">Possesive form for 'عتر' is 'عتري'</text:p>
      <text:p text:style-name="P1">Possesive form for 'عتيبة' is 'عتيبي'</text:p>
      <text:p text:style-name="P1">Possesive form for 'عتيق' is 'عتيقي'</text:p>
      <text:p text:style-name="P1">Possesive form for 'عتيك' is 'عتيكي'</text:p>
      <text:p text:style-name="P1">Possesive form for 'عثمان' is 'عثماني'</text:p>
      <text:p text:style-name="P1">Possesive form for 'عجاج' is 'عجاجي'</text:p>
      <text:p text:style-name="P1">Possesive form for 'عجب' is 'عجبي'</text:p>
      <text:p text:style-name="P1">Possesive form for 'عجرم' is 'عجرمي'</text:p>
      <text:p text:style-name="P1">Possesive form for 'عجلان' is 'عجلاني'</text:p>
      <text:p text:style-name="P1">Possesive form for 'عجمي' is 'عجميّ'</text:p>
      <text:p text:style-name="P1">Possesive form for 'عداني' is 'عدانيّ'</text:p>
      <text:p text:style-name="P1">Possesive form for 'عدل' is 'عدلي'</text:p>
      <text:p text:style-name="P1">Possesive form for 'عدلي' is 'عدليّ'</text:p>
      <text:p text:style-name="P1">Possesive form for 'عدنان' is 'عدناني'</text:p>
      <text:p text:style-name="P1">Possesive form for 'عدوان' is 'عدواني'</text:p>
      <text:p text:style-name="P1">Possesive form for 'عدواني' is 'عدوانيّ'</text:p>
      <text:p text:style-name="P1">Possesive form for 'عدوي' is 'عدويّ'</text:p>
      <text:p text:style-name="P1">Possesive form for 'عديل' is 'عديلي'</text:p>
      <text:p text:style-name="P1">Possesive form for 'عذب' is 'عذبي'</text:p>
      <text:p text:style-name="P1">Possesive form for 'عذبي' is 'عذبيّ'</text:p>
      <text:p text:style-name="P1">Possesive form for 'عذف' is 'عذفي'</text:p>
      <text:p text:style-name="P1">Possesive form for 'عذق' is 'عذقي'</text:p>
      <text:p text:style-name="P1">Possesive form for 'عرادي' is 'عراديّ'</text:p>
      <text:p text:style-name="P1">Possesive form for 'عرار' is 'عراري'</text:p>
      <text:p text:style-name="P1">Possesive form for 'عراق' is 'عراقي'</text:p>
      <text:p text:style-name="P1">Possesive form for 'عربي' is 'عربيّ'</text:p>
      <text:p text:style-name="P1">Possesive form for 'عرفات' is 'عرفاتي'</text:p>
      <text:p text:style-name="P1">Possesive form for 'عرفان' is 'عرفاني'</text:p>
      <text:p text:style-name="P1">Possesive form for 'عرفة' is 'عرفي'</text:p>
      <text:p text:style-name="P1">Possesive form for 'عرفج' is 'عرفجي'</text:p>
      <text:p text:style-name="P1">Possesive form for 'عرناس' is 'عرناسي'</text:p>
      <text:p text:style-name="P1"><text:soft-page-break/>Possesive form for 'عرنان' is 'عرناني'</text:p>
      <text:p text:style-name="P1">Possesive form for 'عرندس' is 'عرندسي'</text:p>
      <text:p text:style-name="P1">Possesive form for 'عروان' is 'عرواني'</text:p>
      <text:p text:style-name="P1">Possesive form for 'عروة' is 'عروةي'</text:p>
      <text:p text:style-name="P1">Possesive form for 'عريش' is 'عريشي'</text:p>
      <text:p text:style-name="P1">Possesive form for 'عريف' is 'عريفي'</text:p>
      <text:p text:style-name="P1">Possesive form for 'عرين' is 'عريني'</text:p>
      <text:p text:style-name="P1">Possesive form for 'عز' is 'عزي'</text:p>
      <text:p text:style-name="P1">Possesive form for 'عز الأهل' is 'عز الأهلي'</text:p>
      <text:p text:style-name="P1">Possesive form for 'عز الدين' is 'عز الديني'</text:p>
      <text:p text:style-name="P1">Possesive form for 'عزاز' is 'عزازي'</text:p>
      <text:p text:style-name="P1">Possesive form for 'عزام' is 'عزامي'</text:p>
      <text:p text:style-name="P1">Possesive form for 'عزمي' is 'عزميّ'</text:p>
      <text:p text:style-name="P1">Possesive form for 'عزوة' is 'عزوةي'</text:p>
      <text:p text:style-name="P1">Possesive form for 'عزيز' is 'عزيزي'</text:p>
      <text:p text:style-name="P1">Possesive form for 'عزيز الدين' is 'عزيز الديني'</text:p>
      <text:p text:style-name="P1">Possesive form for 'عزيز النصر' is 'عزيز النصري'</text:p>
      <text:p text:style-name="P1">Possesive form for 'عساف' is 'عسافي'</text:p>
      <text:p text:style-name="P1">Possesive form for 'عسجد' is 'عسجدي'</text:p>
      <text:p text:style-name="P1">Possesive form for 'عسفان' is 'عسفاني'</text:p>
      <text:p text:style-name="P1">Possesive form for 'عسل' is 'عسلي'</text:p>
      <text:p text:style-name="P1">Possesive form for 'عسوب' is 'عسوبي'</text:p>
      <text:p text:style-name="P1">Possesive form for 'عشري' is 'عشريّ'</text:p>
      <text:p text:style-name="P1">Possesive form for 'عشق' is 'عشقي'</text:p>
      <text:p text:style-name="P1">Possesive form for 'عشماوي' is 'عشماويّ'</text:p>
      <text:p text:style-name="P1">Possesive form for 'عشور' is 'عشوري'</text:p>
      <text:p text:style-name="P1">Possesive form for 'عشير' is 'عشيري'</text:p>
      <text:p text:style-name="P1">Possesive form for 'عصام' is 'عصامي'</text:p>
      <text:p text:style-name="P1">Possesive form for 'عصر' is 'عصري'</text:p>
      <text:p text:style-name="P1">Possesive form for 'عصفور' is 'عصفوري'</text:p>
      <text:p text:style-name="P1">Possesive form for 'عصم الدين' is 'عصم الديني'</text:p>
      <text:p text:style-name="P1">Possesive form for 'عصمة' is 'عصمي'</text:p>
      <text:p text:style-name="P1">Possesive form for 'عصيم' is 'عصيمي'</text:p>
      <text:p text:style-name="P1">Possesive form for 'عضد' is 'عضدي'</text:p>
      <text:p text:style-name="P1">Possesive form for 'عطاء' is 'عطاءي'</text:p>
      <text:p text:style-name="P1">Possesive form for 'عطاء الله' is 'عطاء اللهي'</text:p>
      <text:p text:style-name="P1">Possesive form for 'عطار' is 'عطاري'</text:p>
      <text:p text:style-name="P1">Possesive form for 'عطاف' is 'عطافي'</text:p>
      <text:p text:style-name="P1">Possesive form for 'عطرود' is 'عطرودي'</text:p>
      <text:p text:style-name="P1">Possesive form for 'عطفة' is 'عطفي'</text:p>
      <text:p text:style-name="P1">Possesive form for 'عطوة' is 'عطوةي'</text:p>
      <text:p text:style-name="P1">Possesive form for 'عطية' is 'عطيةي'</text:p>
      <text:p text:style-name="P1">Possesive form for 'عفان' is 'عفاني'</text:p>
      <text:p text:style-name="P1">Possesive form for 'عفر' is 'عفري'</text:p>
      <text:p text:style-name="P1">Possesive form for 'عفو' is 'عفوي'</text:p>
      <text:p text:style-name="P1">Possesive form for 'عفوي' is 'عفويّ'</text:p>
      <text:p text:style-name="P1">Possesive form for 'عفير' is 'عفيري'</text:p>
      <text:p text:style-name="P1">Possesive form for 'عفيف' is 'عفيفي'</text:p>
      <text:p text:style-name="P1"><text:soft-page-break/>Possesive form for 'عقاب' is 'عقابي'</text:p>
      <text:p text:style-name="P1">Possesive form for 'عقبة' is 'عقبي'</text:p>
      <text:p text:style-name="P1">Possesive form for 'عقل' is 'عقلي'</text:p>
      <text:p text:style-name="P1">Possesive form for 'عقيل' is 'عقيلي'</text:p>
      <text:p text:style-name="P1">Possesive form for 'عكاش' is 'عكاشي'</text:p>
      <text:p text:style-name="P1">Possesive form for 'عكاشة' is 'عكاشي'</text:p>
      <text:p text:style-name="P1">Possesive form for 'عكرمة' is 'عكرمي'</text:p>
      <text:p text:style-name="P1">Possesive form for 'عكيف' is 'عكيفي'</text:p>
      <text:p text:style-name="P1">Possesive form for 'علاء' is 'علاءي'</text:p>
      <text:p text:style-name="P1">Possesive form for 'علاج' is 'علاجي'</text:p>
      <text:p text:style-name="P1">Possesive form for 'علالة' is 'علالي'</text:p>
      <text:p text:style-name="P1">Possesive form for 'علام' is 'علامي'</text:p>
      <text:p text:style-name="P1">Possesive form for 'علامة' is 'علامي'</text:p>
      <text:p text:style-name="P1">Possesive form for 'علم' is 'علمي'</text:p>
      <text:p text:style-name="P1">Possesive form for 'علوان' is 'علواني'</text:p>
      <text:p text:style-name="P1">Possesive form for 'علوش' is 'علوشي'</text:p>
      <text:p text:style-name="P1">Possesive form for 'علوي' is 'علويّ'</text:p>
      <text:p text:style-name="P1">Possesive form for 'علي' is 'عليّ'</text:p>
      <text:p text:style-name="P1">Possesive form for 'عليم' is 'عليمي'</text:p>
      <text:p text:style-name="P1">Possesive form for 'عماد' is 'عمادي'</text:p>
      <text:p text:style-name="P1">Possesive form for 'عماد الدين' is 'عماد الديني'</text:p>
      <text:p text:style-name="P1">Possesive form for 'عمداني' is 'عمدانيّ'</text:p>
      <text:p text:style-name="P1">Possesive form for 'عمران' is 'عمراني'</text:p>
      <text:p text:style-name="P1">Possesive form for 'عمرد' is 'عمردي'</text:p>
      <text:p text:style-name="P1">Possesive form for 'عمرش' is 'عمرشي'</text:p>
      <text:p text:style-name="P1">Possesive form for 'عمرو' is 'عمروي'</text:p>
      <text:p text:style-name="P1">Possesive form for 'عميد' is 'عميدي'</text:p>
      <text:p text:style-name="P1">Possesive form for 'عمير' is 'عميري'</text:p>
      <text:p text:style-name="P1">Possesive form for 'عميم' is 'عميمي'</text:p>
      <text:p text:style-name="P1">Possesive form for 'عنبر' is 'عنبري'</text:p>
      <text:p text:style-name="P1">Possesive form for 'عنبرى' is 'عنبرىي'</text:p>
      <text:p text:style-name="P1">Possesive form for 'عنتر' is 'عنتري'</text:p>
      <text:p text:style-name="P1">Possesive form for 'عنترة' is 'عنتري'</text:p>
      <text:p text:style-name="P1">Possesive form for 'عندليب' is 'عندليبي'</text:p>
      <text:p text:style-name="P1">Possesive form for 'عنقاوي' is 'عنقاويّ'</text:p>
      <text:p text:style-name="P1">Possesive form for 'عنقري' is 'عنقريّ'</text:p>
      <text:p text:style-name="P1">Possesive form for 'عنوان' is 'عنواني'</text:p>
      <text:p text:style-name="P1">Possesive form for 'عنَانَ' is 'عنَاني'</text:p>
      <text:p text:style-name="P1">Possesive form for 'عهد' is 'عهدي'</text:p>
      <text:p text:style-name="P1">Possesive form for 'عهدي' is 'عهديّ'</text:p>
      <text:p text:style-name="P1">Possesive form for 'عهيد' is 'عهيدي'</text:p>
      <text:p text:style-name="P1">Possesive form for 'عواد' is 'عوادي'</text:p>
      <text:p text:style-name="P1">Possesive form for 'عوام' is 'عوامي'</text:p>
      <text:p text:style-name="P1">Possesive form for 'عودة' is 'عودي'</text:p>
      <text:p text:style-name="P1">Possesive form for 'عوض' is 'عوضي'</text:p>
      <text:p text:style-name="P1">Possesive form for 'عوف' is 'عوفي'</text:p>
      <text:p text:style-name="P1">Possesive form for 'عون' is 'عوني'</text:p>
      <text:p text:style-name="P1">Possesive form for 'عوني' is 'عونيّ'</text:p>
      <text:p text:style-name="P1"><text:soft-page-break/>Possesive form for 'عويد' is 'عويدي'</text:p>
      <text:p text:style-name="P1">Possesive form for 'عويس' is 'عويسي'</text:p>
      <text:p text:style-name="P1">Possesive form for 'عويمر' is 'عويمري'</text:p>
      <text:p text:style-name="P1">Possesive form for 'عياد' is 'عيادي'</text:p>
      <text:p text:style-name="P1">Possesive form for 'عياذ' is 'عياذي'</text:p>
      <text:p text:style-name="P1">Possesive form for 'عياش' is 'عياشي'</text:p>
      <text:p text:style-name="P1">Possesive form for 'عياض' is 'عياضي'</text:p>
      <text:p text:style-name="P1">Possesive form for 'عيثم' is 'عيثمي'</text:p>
      <text:p text:style-name="P1">Possesive form for 'عيثوم' is 'عيثومي'</text:p>
      <text:p text:style-name="P1">Possesive form for 'عيد' is 'عيدي'</text:p>
      <text:p text:style-name="P1">Possesive form for 'عيسى' is 'عيسىي'</text:p>
      <text:p text:style-name="P1">Possesive form for 'عيص' is 'عيصي'</text:p>
      <text:p text:style-name="P1">Possesive form for 'عيلام' is 'عيلامي'</text:p>
      <text:p text:style-name="P1">Possesive form for 'عَجَّابُ' is 'عَجَّابي'</text:p>
      <text:p text:style-name="P1">Possesive form for 'عَدَانُ' is 'عَدَاني'</text:p>
      <text:p text:style-name="P1">Possesive form for 'عَدِيّ' is 'عَدِيّ'</text:p>
      <text:p text:style-name="P1">Possesive form for 'عَرِيبْ' is 'عَرِيبي'</text:p>
      <text:p text:style-name="P1">Possesive form for 'عَلَد' is 'عَلَدي'</text:p>
      <text:p text:style-name="P1">Possesive form for 'عَلْدُ' is 'عَلْدي'</text:p>
      <text:p text:style-name="P1">Possesive form for 'عَلْيان' is 'عَلْياني'</text:p>
      <text:p text:style-name="P1">Possesive form for 'عَمَار' is 'عَمَاري'</text:p>
      <text:p text:style-name="P1">Possesive form for 'عَمّار' is 'عَمّاري'</text:p>
      <text:p text:style-name="P1">Possesive form for 'عَنَان' is 'عَنَاني'</text:p>
      <text:p text:style-name="P1">Possesive form for 'عُجَاب' is 'عُجَابي'</text:p>
      <text:p text:style-name="P1">Possesive form for 'عُدَيّ' is 'عُدَيّ'</text:p>
      <text:p text:style-name="P1">Possesive form for 'عُرَيْب' is 'عُرَيْبي'</text:p>
      <text:p text:style-name="P1">Possesive form for 'عُليَّان' is 'عُليَّاني'</text:p>
      <text:p text:style-name="P1">Possesive form for 'عُمارة' is 'عُماري'</text:p>
      <text:p text:style-name="P1">Possesive form for 'عُمَرُ' is 'عُمَري'</text:p>
      <text:p text:style-name="P1">Possesive form for 'عُمْرُ' is 'عُمْري'</text:p>
      <text:p text:style-name="P1">Possesive form for 'عِدَّانُ' is 'عِدَّاني'</text:p>
      <text:p text:style-name="P1">Possesive form for 'عِمارَة' is 'عِماري'</text:p>
      <text:p text:style-name="P1">Possesive form for 'غادي' is 'غاديّ'</text:p>
      <text:p text:style-name="P1">Possesive form for 'غازي' is 'غازيّ'</text:p>
      <text:p text:style-name="P1">Possesive form for 'غالب' is 'غالبي'</text:p>
      <text:p text:style-name="P1">Possesive form for 'غالي' is 'غاليّ'</text:p>
      <text:p text:style-name="P1">Possesive form for 'غامد' is 'غامدي'</text:p>
      <text:p text:style-name="P1">Possesive form for 'غامر' is 'غامري'</text:p>
      <text:p text:style-name="P1">Possesive form for 'غانم' is 'غانمي'</text:p>
      <text:p text:style-name="P1">Possesive form for 'غاني' is 'غانيّ'</text:p>
      <text:p text:style-name="P1">Possesive form for 'غدير' is 'غديري'</text:p>
      <text:p text:style-name="P1">Possesive form for 'غذيم' is 'غذيمي'</text:p>
      <text:p text:style-name="P1">Possesive form for 'غراس' is 'غراسي'</text:p>
      <text:p text:style-name="P1">Possesive form for 'غربيب' is 'غربيبي'</text:p>
      <text:p text:style-name="P1">Possesive form for 'غريد' is 'غريدي'</text:p>
      <text:p text:style-name="P1">Possesive form for 'غرير' is 'غريري'</text:p>
      <text:p text:style-name="P1">Possesive form for 'غريز' is 'غريزي'</text:p>
      <text:p text:style-name="P1">Possesive form for 'غريف' is 'غريفي'</text:p>
      <text:p text:style-name="P1"><text:soft-page-break/>Possesive form for 'غزوان' is 'غزواني'</text:p>
      <text:p text:style-name="P1">Possesive form for 'غسان' is 'غساني'</text:p>
      <text:p text:style-name="P1">Possesive form for 'غصن' is 'غصني'</text:p>
      <text:p text:style-name="P1">Possesive form for 'غصين' is 'غصيني'</text:p>
      <text:p text:style-name="P1">Possesive form for 'غضنفر' is 'غضنفري'</text:p>
      <text:p text:style-name="P1">Possesive form for 'غضير' is 'غضيري'</text:p>
      <text:p text:style-name="P1">Possesive form for 'غطاس' is 'غطاسي'</text:p>
      <text:p text:style-name="P1">Possesive form for 'غطفان' is 'غطفاني'</text:p>
      <text:p text:style-name="P1">Possesive form for 'غطيف' is 'غطيفي'</text:p>
      <text:p text:style-name="P1">Possesive form for 'غفير' is 'غفيري'</text:p>
      <text:p text:style-name="P1">Possesive form for 'غلا' is 'غلاوي'</text:p>
      <text:p text:style-name="P1">Possesive form for 'غلاب' is 'غلابي'</text:p>
      <text:p text:style-name="P1">Possesive form for 'غلام' is 'غلامي'</text:p>
      <text:p text:style-name="P1">Possesive form for 'غلوان' is 'غلواني'</text:p>
      <text:p text:style-name="P1">Possesive form for 'غمير' is 'غميري'</text:p>
      <text:p text:style-name="P1">Possesive form for 'غنام' is 'غنامي'</text:p>
      <text:p text:style-name="P1">Possesive form for 'غندر' is 'غندري'</text:p>
      <text:p text:style-name="P1">Possesive form for 'غندور' is 'غندوري'</text:p>
      <text:p text:style-name="P1">Possesive form for 'غنوم' is 'غنومي'</text:p>
      <text:p text:style-name="P1">Possesive form for 'غنيان' is 'غنياني'</text:p>
      <text:p text:style-name="P1">Possesive form for 'غنيم' is 'غنيمي'</text:p>
      <text:p text:style-name="P1">Possesive form for 'غوار' is 'غواري'</text:p>
      <text:p text:style-name="P1">Possesive form for 'غوث' is 'غوثي'</text:p>
      <text:p text:style-name="P1">Possesive form for 'غياث' is 'غياثي'</text:p>
      <text:p text:style-name="P1">Possesive form for 'غيث' is 'غيثي'</text:p>
      <text:p text:style-name="P1">Possesive form for 'غيداق' is 'غيداقي'</text:p>
      <text:p text:style-name="P1">Possesive form for 'غيسان' is 'غيساني'</text:p>
      <text:p text:style-name="P1">Possesive form for 'غيساني' is 'غيسانيّ'</text:p>
      <text:p text:style-name="P1">Possesive form for 'غيلم' is 'غيلمي'</text:p>
      <text:p text:style-name="P1">Possesive form for 'غيهب' is 'غيهبي'</text:p>
      <text:p text:style-name="P1">Possesive form for 'فؤاد' is 'فؤادي'</text:p>
      <text:p text:style-name="P1">Possesive form for 'فائد' is 'فائدي'</text:p>
      <text:p text:style-name="P1">Possesive form for 'فائز' is 'فائزي'</text:p>
      <text:p text:style-name="P1">Possesive form for 'فائق' is 'فائقي'</text:p>
      <text:p text:style-name="P1">Possesive form for 'فاتح' is 'فاتحي'</text:p>
      <text:p text:style-name="P1">Possesive form for 'فاتك' is 'فاتكي'</text:p>
      <text:p text:style-name="P1">Possesive form for 'فاخر' is 'فاخري'</text:p>
      <text:p text:style-name="P1">Possesive form for 'فادي' is 'فاديّ'</text:p>
      <text:p text:style-name="P1">Possesive form for 'فارد' is 'فاردي'</text:p>
      <text:p text:style-name="P1">Possesive form for 'فارس' is 'فارسي'</text:p>
      <text:p text:style-name="P1">Possesive form for 'فارع' is 'فارعي'</text:p>
      <text:p text:style-name="P1">Possesive form for 'فارق' is 'فارقي'</text:p>
      <text:p text:style-name="P1">Possesive form for 'فاروق' is 'فاروقي'</text:p>
      <text:p text:style-name="P1">Possesive form for 'فاضل' is 'فاضلي'</text:p>
      <text:p text:style-name="P1">Possesive form for 'فالح' is 'فالحي'</text:p>
      <text:p text:style-name="P1">Possesive form for 'فاهم' is 'فاهمي'</text:p>
      <text:p text:style-name="P1">Possesive form for 'فايد' is 'فايدي'</text:p>
      <text:p text:style-name="P1">Possesive form for 'فتح' is 'فتحي'</text:p>
      <text:p text:style-name="P1"><text:soft-page-break/>Possesive form for 'فتح الله' is 'فتح اللهي'</text:p>
      <text:p text:style-name="P1">Possesive form for 'فتحي' is 'فتحيّ'</text:p>
      <text:p text:style-name="P1">Possesive form for 'فخر' is 'فخري'</text:p>
      <text:p text:style-name="P1">Possesive form for 'فخر الدين' is 'فخر الديني'</text:p>
      <text:p text:style-name="P1">Possesive form for 'فخري' is 'فخريّ'</text:p>
      <text:p text:style-name="P1">Possesive form for 'فداء' is 'فداءي'</text:p>
      <text:p text:style-name="P1">Possesive form for 'فدعان' is 'فدعاني'</text:p>
      <text:p text:style-name="P1">Possesive form for 'فرات' is 'فراتي'</text:p>
      <text:p text:style-name="P1">Possesive form for 'فراج' is 'فراجي'</text:p>
      <text:p text:style-name="P1">Possesive form for 'فراد' is 'فرادي'</text:p>
      <text:p text:style-name="P1">Possesive form for 'فراس' is 'فراسي'</text:p>
      <text:p text:style-name="P1">Possesive form for 'فرانق' is 'فرانقي'</text:p>
      <text:p text:style-name="P1">Possesive form for 'فرج' is 'فرجي'</text:p>
      <text:p text:style-name="P1">Possesive form for 'فرج الله' is 'فرج اللهي'</text:p>
      <text:p text:style-name="P1">Possesive form for 'فرح' is 'فرحي'</text:p>
      <text:p text:style-name="P1">Possesive form for 'فرحات' is 'فرحاتي'</text:p>
      <text:p text:style-name="P1">Possesive form for 'فرحان' is 'فرحاني'</text:p>
      <text:p text:style-name="P1">Possesive form for 'فرزدق' is 'فرزدقي'</text:p>
      <text:p text:style-name="P1">Possesive form for 'فرقد' is 'فرقدي'</text:p>
      <text:p text:style-name="P1">Possesive form for 'فرناس' is 'فرناسي'</text:p>
      <text:p text:style-name="P1">Possesive form for 'فرند' is 'فرندي'</text:p>
      <text:p text:style-name="P1">Possesive form for 'فرهد' is 'فرهدي'</text:p>
      <text:p text:style-name="P1">Possesive form for 'فرهود' is 'فرهودي'</text:p>
      <text:p text:style-name="P1">Possesive form for 'فروة' is 'فروةي'</text:p>
      <text:p text:style-name="P1">Possesive form for 'فريد' is 'فريدي'</text:p>
      <text:p text:style-name="P1">Possesive form for 'فريز' is 'فريزي'</text:p>
      <text:p text:style-name="P1">Possesive form for 'فصيح' is 'فصيحي'</text:p>
      <text:p text:style-name="P1">Possesive form for 'فضل' is 'فضلي'</text:p>
      <text:p text:style-name="P1">Possesive form for 'فضل الله' is 'فضل اللهي'</text:p>
      <text:p text:style-name="P1">Possesive form for 'فضلي' is 'فضليّ'</text:p>
      <text:p text:style-name="P1">Possesive form for 'فضيل' is 'فضيلي'</text:p>
      <text:p text:style-name="P1">Possesive form for 'فطين' is 'فطيني'</text:p>
      <text:p text:style-name="P1">Possesive form for 'فقيه' is 'فقيهي'</text:p>
      <text:p text:style-name="P1">Possesive form for 'فكري' is 'فكريّ'</text:p>
      <text:p text:style-name="P1">Possesive form for 'فلاح' is 'فلاحي'</text:p>
      <text:p text:style-name="P1">Possesive form for 'فلهد' is 'فلهدي'</text:p>
      <text:p text:style-name="P1">Possesive form for 'فلهود' is 'فلهودي'</text:p>
      <text:p text:style-name="P1">Possesive form for 'فند' is 'فندي'</text:p>
      <text:p text:style-name="P1">Possesive form for 'فهاد' is 'فهادي'</text:p>
      <text:p text:style-name="P1">Possesive form for 'فهد' is 'فهدي'</text:p>
      <text:p text:style-name="P1">Possesive form for 'فهر' is 'فهري'</text:p>
      <text:p text:style-name="P1">Possesive form for 'فهمي' is 'فهميّ'</text:p>
      <text:p text:style-name="P1">Possesive form for 'فهود' is 'فهودي'</text:p>
      <text:p text:style-name="P1">Possesive form for 'فهيم' is 'فهيمي'</text:p>
      <text:p text:style-name="P1">Possesive form for 'فواز' is 'فوازي'</text:p>
      <text:p text:style-name="P1">Possesive form for 'فوز الله' is 'فوز اللهي'</text:p>
      <text:p text:style-name="P1">Possesive form for 'فوزان' is 'فوزاني'</text:p>
      <text:p text:style-name="P1">Possesive form for 'فوزي' is 'فوزيّ'</text:p>
      <text:p text:style-name="P1"><text:soft-page-break/>Possesive form for 'فوهد' is 'فوهدي'</text:p>
      <text:p text:style-name="P1">Possesive form for 'فياح' is 'فياحي'</text:p>
      <text:p text:style-name="P1">Possesive form for 'فياد' is 'فيادي'</text:p>
      <text:p text:style-name="P1">Possesive form for 'فياض' is 'فياضي'</text:p>
      <text:p text:style-name="P1">Possesive form for 'فيحان' is 'فيحاني'</text:p>
      <text:p text:style-name="P1">Possesive form for 'فيد' is 'فيدي'</text:p>
      <text:p text:style-name="P1">Possesive form for 'فيصل' is 'فيصلي'</text:p>
      <text:p text:style-name="P1">Possesive form for 'فيض' is 'فيضي'</text:p>
      <text:p text:style-name="P1">Possesive form for 'فيلق' is 'فيلقي'</text:p>
      <text:p text:style-name="P1">Possesive form for 'فينان' is 'فيناني'</text:p>
      <text:p text:style-name="P1">Possesive form for 'قائد' is 'قائدي'</text:p>
      <text:p text:style-name="P1">Possesive form for 'قابس' is 'قابسي'</text:p>
      <text:p text:style-name="P1">Possesive form for 'قابل' is 'قابلي'</text:p>
      <text:p text:style-name="P1">Possesive form for 'قابوس' is 'قابوسي'</text:p>
      <text:p text:style-name="P1">Possesive form for 'قادر' is 'قادري'</text:p>
      <text:p text:style-name="P1">Possesive form for 'قادم' is 'قادمي'</text:p>
      <text:p text:style-name="P1">Possesive form for 'قارب' is 'قاربي'</text:p>
      <text:p text:style-name="P1">Possesive form for 'قاسط' is 'قاسطي'</text:p>
      <text:p text:style-name="P1">Possesive form for 'قاسم' is 'قاسمي'</text:p>
      <text:p text:style-name="P1">Possesive form for 'قاصد' is 'قاصدي'</text:p>
      <text:p text:style-name="P1">Possesive form for 'قاضي' is 'قاضيّ'</text:p>
      <text:p text:style-name="P1">Possesive form for 'قانت' is 'قانتي'</text:p>
      <text:p text:style-name="P1">Possesive form for 'قانع' is 'قانعي'</text:p>
      <text:p text:style-name="P1">Possesive form for 'قاهر' is 'قاهري'</text:p>
      <text:p text:style-name="P1">Possesive form for 'قبلان' is 'قبلاني'</text:p>
      <text:p text:style-name="P1">Possesive form for 'قتادة' is 'قتادي'</text:p>
      <text:p text:style-name="P1">Possesive form for 'قتيبة' is 'قتيبي'</text:p>
      <text:p text:style-name="P1">Possesive form for 'قثم' is 'قثمي'</text:p>
      <text:p text:style-name="P1">Possesive form for 'قثوم' is 'قثومي'</text:p>
      <text:p text:style-name="P1">Possesive form for 'قحافة' is 'قحافي'</text:p>
      <text:p text:style-name="P1">Possesive form for 'قحطان' is 'قحطاني'</text:p>
      <text:p text:style-name="P1">Possesive form for 'قدامة' is 'قدامي'</text:p>
      <text:p text:style-name="P1">Possesive form for 'قدري' is 'قدريّ'</text:p>
      <text:p text:style-name="P1">Possesive form for 'قدوة' is 'قدوةي'</text:p>
      <text:p text:style-name="P1">Possesive form for 'قدور' is 'قدوري'</text:p>
      <text:p text:style-name="P1">Possesive form for 'قرير' is 'قريري'</text:p>
      <text:p text:style-name="P1">Possesive form for 'قريش' is 'قريشي'</text:p>
      <text:p text:style-name="P1">Possesive form for 'قزاز' is 'قزازي'</text:p>
      <text:p text:style-name="P1">Possesive form for 'قسام' is 'قسامي'</text:p>
      <text:p text:style-name="P1">Possesive form for 'قسورة' is 'قسوري'</text:p>
      <text:p text:style-name="P1">Possesive form for 'قسيم' is 'قسيمي'</text:p>
      <text:p text:style-name="P1">Possesive form for 'قصي' is 'قصيّ'</text:p>
      <text:p text:style-name="P1">Possesive form for 'قطام' is 'قطامي'</text:p>
      <text:p text:style-name="P1">Possesive form for 'قطامي' is 'قطاميّ'</text:p>
      <text:p text:style-name="P1">Possesive form for 'قطب' is 'قطبي'</text:p>
      <text:p text:style-name="P1">Possesive form for 'قطب الدين' is 'قطب الديني'</text:p>
      <text:p text:style-name="P1">Possesive form for 'قمر الدين' is 'قمر الديني'</text:p>
      <text:p text:style-name="P1">Possesive form for 'قموص' is 'قموصي'</text:p>
      <text:p text:style-name="P1"><text:soft-page-break/>Possesive form for 'قود' is 'قودي'</text:p>
      <text:p text:style-name="P1">Possesive form for 'قيد' is 'قيدي'</text:p>
      <text:p text:style-name="P1">Possesive form for 'قيس' is 'قيسي'</text:p>
      <text:p text:style-name="P1">Possesive form for 'كاتب' is 'كاتبي'</text:p>
      <text:p text:style-name="P1">Possesive form for 'كاتم' is 'كاتمي'</text:p>
      <text:p text:style-name="P1">Possesive form for 'كارم' is 'كارمي'</text:p>
      <text:p text:style-name="P1">Possesive form for 'كاسب' is 'كاسبي'</text:p>
      <text:p text:style-name="P1">Possesive form for 'كاسر' is 'كاسري'</text:p>
      <text:p text:style-name="P1">Possesive form for 'كاشف' is 'كاشفي'</text:p>
      <text:p text:style-name="P1">Possesive form for 'كاظم' is 'كاظمي'</text:p>
      <text:p text:style-name="P1">Possesive form for 'كافل' is 'كافلي'</text:p>
      <text:p text:style-name="P1">Possesive form for 'كافي' is 'كافيّ'</text:p>
      <text:p text:style-name="P1">Possesive form for 'كامل' is 'كاملي'</text:p>
      <text:p text:style-name="P1">Possesive form for 'كامي' is 'كاميّ'</text:p>
      <text:p text:style-name="P1">Possesive form for 'كايد' is 'كايدي'</text:p>
      <text:p text:style-name="P1">Possesive form for 'كباس' is 'كباسي'</text:p>
      <text:p text:style-name="P1">Possesive form for 'كبيس' is 'كبيسي'</text:p>
      <text:p text:style-name="P1">Possesive form for 'كتاب' is 'كتابي'</text:p>
      <text:p text:style-name="P1">Possesive form for 'كتوم' is 'كتومي'</text:p>
      <text:p text:style-name="P1">Possesive form for 'كثير' is 'كثيري'</text:p>
      <text:p text:style-name="P1">Possesive form for 'كركي' is 'كركيّ'</text:p>
      <text:p text:style-name="P1">Possesive form for 'كرم' is 'كرمي'</text:p>
      <text:p text:style-name="P1">Possesive form for 'كروان' is 'كرواني'</text:p>
      <text:p text:style-name="P1">Possesive form for 'كريت' is 'كريتي'</text:p>
      <text:p text:style-name="P1">Possesive form for 'كريم' is 'كريمي'</text:p>
      <text:p text:style-name="P1">Possesive form for 'كساب' is 'كسابي'</text:p>
      <text:p text:style-name="P1">Possesive form for 'كسار' is 'كساري'</text:p>
      <text:p text:style-name="P1">Possesive form for 'كسوب' is 'كسوبي'</text:p>
      <text:p text:style-name="P1">Possesive form for 'كفاح' is 'كفاحي'</text:p>
      <text:p text:style-name="P1">Possesive form for 'كفيل' is 'كفيلي'</text:p>
      <text:p text:style-name="P1">Possesive form for 'كمال' is 'كمالي'</text:p>
      <text:p text:style-name="P1">Possesive form for 'كمال الدين' is 'كمال الديني'</text:p>
      <text:p text:style-name="P1">Possesive form for 'كمي' is 'كميّ'</text:p>
      <text:p text:style-name="P1">Possesive form for 'كميل' is 'كميلي'</text:p>
      <text:p text:style-name="P1">Possesive form for 'كنار' is 'كناري'</text:p>
      <text:p text:style-name="P1">Possesive form for 'كناز' is 'كنازي'</text:p>
      <text:p text:style-name="P1">Possesive form for 'كنعان' is 'كنعاني'</text:p>
      <text:p text:style-name="P1">Possesive form for 'كنيز' is 'كنيزي'</text:p>
      <text:p text:style-name="P1">Possesive form for 'كوثل' is 'كوثلي'</text:p>
      <text:p text:style-name="P1">Possesive form for 'كُثِّير' is 'كُثِّيري'</text:p>
      <text:p text:style-name="P1">Possesive form for 'لأي' is 'لأيّ'</text:p>
      <text:p text:style-name="P1">Possesive form for 'لؤلؤ' is 'لؤلؤي'</text:p>
      <text:p text:style-name="P1">Possesive form for 'لؤي' is 'لؤيّ'</text:p>
      <text:p text:style-name="P1">Possesive form for 'لاتح' is 'لاتحي'</text:p>
      <text:p text:style-name="P1">Possesive form for 'لاحق' is 'لاحقي'</text:p>
      <text:p text:style-name="P1">Possesive form for 'لادن' is 'لادني'</text:p>
      <text:p text:style-name="P1">Possesive form for 'لامع' is 'لامعي'</text:p>
      <text:p text:style-name="P1">Possesive form for 'لباب' is 'لبابي'</text:p>
      <text:p text:style-name="P1"><text:soft-page-break/>Possesive form for 'لبيب' is 'لبيبي'</text:p>
      <text:p text:style-name="P1">Possesive form for 'لبيد' is 'لبيدي'</text:p>
      <text:p text:style-name="P1">Possesive form for 'لجام' is 'لجامي'</text:p>
      <text:p text:style-name="P1">Possesive form for 'لصبين' is 'لصبيني'</text:p>
      <text:p text:style-name="P1">Possesive form for 'لطفي' is 'لطفيّ'</text:p>
      <text:p text:style-name="P1">Possesive form for 'لطيف' is 'لطيفي'</text:p>
      <text:p text:style-name="P1">Possesive form for 'لغيم' is 'لغيمي'</text:p>
      <text:p text:style-name="P1">Possesive form for 'لقاء' is 'لقاءي'</text:p>
      <text:p text:style-name="P1">Possesive form for 'لقان' is 'لقاني'</text:p>
      <text:p text:style-name="P1">Possesive form for 'لقمان' is 'لقماني'</text:p>
      <text:p text:style-name="P1">Possesive form for 'لكان' is 'لكاني'</text:p>
      <text:p text:style-name="P1">Possesive form for 'لماح' is 'لماحي'</text:p>
      <text:p text:style-name="P1">Possesive form for 'لمعان' is 'لمعاني'</text:p>
      <text:p text:style-name="P1">Possesive form for 'لمعي' is 'لمعيّ'</text:p>
      <text:p text:style-name="P1">Possesive form for 'لميع' is 'لميعي'</text:p>
      <text:p text:style-name="P1">Possesive form for 'لواء' is 'لواءي'</text:p>
      <text:p text:style-name="P1">Possesive form for 'لوذ' is 'لوذي'</text:p>
      <text:p text:style-name="P1">Possesive form for 'ليث' is 'ليثي'</text:p>
      <text:p text:style-name="P1">Possesive form for 'لين' is 'ليني'</text:p>
      <text:p text:style-name="P1">Possesive form for 'مأد' is 'مأدي'</text:p>
      <text:p text:style-name="P1">Possesive form for 'مألوف' is 'مألوفي'</text:p>
      <text:p text:style-name="P1">Possesive form for 'مأمون' is 'مأموني'</text:p>
      <text:p text:style-name="P1">Possesive form for 'مأنوس' is 'مأنوسي'</text:p>
      <text:p text:style-name="P1">Possesive form for 'مؤذن' is 'مؤذني'</text:p>
      <text:p text:style-name="P1">Possesive form for 'مؤمل' is 'مؤملي'</text:p>
      <text:p text:style-name="P1">Possesive form for 'مؤمن' is 'مؤمني'</text:p>
      <text:p text:style-name="P1">Possesive form for 'مؤنس' is 'مؤنسي'</text:p>
      <text:p text:style-name="P1">Possesive form for 'مؤيد' is 'مؤيدي'</text:p>
      <text:p text:style-name="P1">Possesive form for 'مؤيد الحق' is 'مؤيد الحقي'</text:p>
      <text:p text:style-name="P1">Possesive form for 'مؤيد الدين' is 'مؤيد الديني'</text:p>
      <text:p text:style-name="P1">Possesive form for 'ماتع' is 'ماتعي'</text:p>
      <text:p text:style-name="P1">Possesive form for 'ماجد' is 'ماجدي'</text:p>
      <text:p text:style-name="P1">Possesive form for 'ماذ' is 'ماذي'</text:p>
      <text:p text:style-name="P1">Possesive form for 'مازن' is 'مازني'</text:p>
      <text:p text:style-name="P1">Possesive form for 'ماضي' is 'ماضيّ'</text:p>
      <text:p text:style-name="P1">Possesive form for 'ماطر' is 'ماطري'</text:p>
      <text:p text:style-name="P1">Possesive form for 'مال الله' is 'مال اللهي'</text:p>
      <text:p text:style-name="P1">Possesive form for 'مالك' is 'مالكي'</text:p>
      <text:p text:style-name="P1">Possesive form for 'مانع' is 'مانعي'</text:p>
      <text:p text:style-name="P1">Possesive form for 'ماهر' is 'ماهري'</text:p>
      <text:p text:style-name="P1">Possesive form for 'مبارك' is 'مباركي'</text:p>
      <text:p text:style-name="P1">Possesive form for 'مبتغى' is 'مبتغىي'</text:p>
      <text:p text:style-name="P1">Possesive form for 'مبدي' is 'مبديّ'</text:p>
      <text:p text:style-name="P1">Possesive form for 'مبرور' is 'مبروري'</text:p>
      <text:p text:style-name="P1">Possesive form for 'مبروك' is 'مبروكي'</text:p>
      <text:p text:style-name="P1">Possesive form for 'مبسام' is 'مبسامي'</text:p>
      <text:p text:style-name="P1">Possesive form for 'مبين' is 'مبيني'</text:p>
      <text:p text:style-name="P1">Possesive form for 'متبسل' is 'متبسلي'</text:p>
      <text:p text:style-name="P1"><text:soft-page-break/>Possesive form for 'متعب' is 'متعبي'</text:p>
      <text:p text:style-name="P1">Possesive form for 'متقي' is 'متقيّ'</text:p>
      <text:p text:style-name="P1">Possesive form for 'متمم' is 'متممي'</text:p>
      <text:p text:style-name="P1">Possesive form for 'متمهر' is 'متمهري'</text:p>
      <text:p text:style-name="P1">Possesive form for 'متنبيء' is 'متنبيءي'</text:p>
      <text:p text:style-name="P1">Possesive form for 'متهيب' is 'متهيبي'</text:p>
      <text:p text:style-name="P1">Possesive form for 'متولي' is 'متوليّ'</text:p>
      <text:p text:style-name="P1">Possesive form for 'مثال' is 'مثالي'</text:p>
      <text:p text:style-name="P1">Possesive form for 'مثلج' is 'مثلجي'</text:p>
      <text:p text:style-name="P1">Possesive form for 'مجاب' is 'مجابي'</text:p>
      <text:p text:style-name="P1">Possesive form for 'مجالد' is 'مجالدي'</text:p>
      <text:p text:style-name="P1">Possesive form for 'مجاهد' is 'مجاهدي'</text:p>
      <text:p text:style-name="P1">Possesive form for 'مجبى' is 'مجبىي'</text:p>
      <text:p text:style-name="P1">Possesive form for 'مجد' is 'مجدي'</text:p>
      <text:p text:style-name="P1">Possesive form for 'مجد الدين' is 'مجد الديني'</text:p>
      <text:p text:style-name="P1">Possesive form for 'مجدي' is 'مجديّ'</text:p>
      <text:p text:style-name="P1">Possesive form for 'مجلي' is 'مجليّ'</text:p>
      <text:p text:style-name="P1">Possesive form for 'مجمع' is 'مجمعي'</text:p>
      <text:p text:style-name="P1">Possesive form for 'مجواد' is 'مجوادي'</text:p>
      <text:p text:style-name="P1">Possesive form for 'مجيب' is 'مجيبي'</text:p>
      <text:p text:style-name="P1">Possesive form for 'مجيب الرحمن' is 'مجيب الرحمني'</text:p>
      <text:p text:style-name="P1">Possesive form for 'مجيد' is 'مجيدي'</text:p>
      <text:p text:style-name="P1">Possesive form for 'مجير' is 'مجيري'</text:p>
      <text:p text:style-name="P1">Possesive form for 'مجير الدين' is 'مجير الديني'</text:p>
      <text:p text:style-name="P1">Possesive form for 'محارب' is 'محاربي'</text:p>
      <text:p text:style-name="P1">Possesive form for 'محب' is 'محبي'</text:p>
      <text:p text:style-name="P1">Possesive form for 'محب الدين' is 'محب الديني'</text:p>
      <text:p text:style-name="P1">Possesive form for 'محب الله' is 'محب اللهي'</text:p>
      <text:p text:style-name="P1">Possesive form for 'محبب' is 'محببي'</text:p>
      <text:p text:style-name="P1">Possesive form for 'محرز' is 'محرزي'</text:p>
      <text:p text:style-name="P1">Possesive form for 'محرم' is 'محرمي'</text:p>
      <text:p text:style-name="P1">Possesive form for 'محروس' is 'محروسي'</text:p>
      <text:p text:style-name="P1">Possesive form for 'محسن' is 'محسني'</text:p>
      <text:p text:style-name="P1">Possesive form for 'محفوظ' is 'محفوظي'</text:p>
      <text:p text:style-name="P1">Possesive form for 'محمد' is 'محمدي'</text:p>
      <text:p text:style-name="P1">Possesive form for 'محمود' is 'محمودي'</text:p>
      <text:p text:style-name="P1">Possesive form for 'محيسن' is 'محيسني'</text:p>
      <text:p text:style-name="P1">Possesive form for 'محيي' is 'محييّ'</text:p>
      <text:p text:style-name="P1">Possesive form for 'محيي الدين' is 'محيي الديني'</text:p>
      <text:p text:style-name="P1">Possesive form for 'مختار' is 'مختاري'</text:p>
      <text:p text:style-name="P1">Possesive form for 'مخدوم' is 'مخدومي'</text:p>
      <text:p text:style-name="P1">Possesive form for 'مخزوم' is 'مخزومي'</text:p>
      <text:p text:style-name="P1">Possesive form for 'مخشف' is 'مخشفي'</text:p>
      <text:p text:style-name="P1">Possesive form for 'مخلد' is 'مخلدي'</text:p>
      <text:p text:style-name="P1">Possesive form for 'مخلص' is 'مخلصي'</text:p>
      <text:p text:style-name="P1">Possesive form for 'مخلف' is 'مخلفي'</text:p>
      <text:p text:style-name="P1">Possesive form for 'مداح' is 'مداحي'</text:p>
      <text:p text:style-name="P1">Possesive form for 'مدرك' is 'مدركي'</text:p>
      <text:p text:style-name="P1"><text:soft-page-break/>Possesive form for 'مدلج' is 'مدلجي'</text:p>
      <text:p text:style-name="P1">Possesive form for 'مديح' is 'مديحي'</text:p>
      <text:p text:style-name="P1">Possesive form for 'مرآس' is 'مرآسي'</text:p>
      <text:p text:style-name="P1">Possesive form for 'مرابط' is 'مرابطي'</text:p>
      <text:p text:style-name="P1">Possesive form for 'مراد' is 'مرادي'</text:p>
      <text:p text:style-name="P1">Possesive form for 'مرتجى' is 'مرتجىي'</text:p>
      <text:p text:style-name="P1">Possesive form for 'مرتضى' is 'مرتضىي'</text:p>
      <text:p text:style-name="P1">Possesive form for 'مرتضي' is 'مرتضيّ'</text:p>
      <text:p text:style-name="P1">Possesive form for 'مرثد' is 'مرثدي'</text:p>
      <text:p text:style-name="P1">Possesive form for 'مرجان' is 'مرجاني'</text:p>
      <text:p text:style-name="P1">Possesive form for 'مرداس' is 'مرداسي'</text:p>
      <text:p text:style-name="P1">Possesive form for 'مرزوق' is 'مرزوقي'</text:p>
      <text:p text:style-name="P1">Possesive form for 'مرسي' is 'مرسيّ'</text:p>
      <text:p text:style-name="P1">Possesive form for 'مرضي' is 'مرضيّ'</text:p>
      <text:p text:style-name="P1">Possesive form for 'مرعي' is 'مرعيّ'</text:p>
      <text:p text:style-name="P1">Possesive form for 'مرفه' is 'مرفهي'</text:p>
      <text:p text:style-name="P1">Possesive form for 'مرنان' is 'مرناني'</text:p>
      <text:p text:style-name="P1">Possesive form for 'مرهج' is 'مرهجي'</text:p>
      <text:p text:style-name="P1">Possesive form for 'مرهف' is 'مرهفي'</text:p>
      <text:p text:style-name="P1">Possesive form for 'مروان' is 'مرواني'</text:p>
      <text:p text:style-name="P1">Possesive form for 'مريد' is 'مريدي'</text:p>
      <text:p text:style-name="P1">Possesive form for 'مزاحم' is 'مزاحمي'</text:p>
      <text:p text:style-name="P1">Possesive form for 'مزهر' is 'مزهري'</text:p>
      <text:p text:style-name="P1">Possesive form for 'مزيد' is 'مزيدي'</text:p>
      <text:p text:style-name="P1">Possesive form for 'مساعد' is 'مساعدي'</text:p>
      <text:p text:style-name="P1">Possesive form for 'مستضيء بنور الدين' is 'مستضيء بنور الديني'</text:p>
      <text:p text:style-name="P1">Possesive form for 'مستعصم بالله' is 'مستعصم باللهي'</text:p>
      <text:p text:style-name="P1">Possesive form for 'مستعين' is 'مستعيني'</text:p>
      <text:p text:style-name="P1">Possesive form for 'مستقيم' is 'مستقيمي'</text:p>
      <text:p text:style-name="P1">Possesive form for 'مستنير' is 'مستنيري'</text:p>
      <text:p text:style-name="P1">Possesive form for 'مستهام' is 'مستهامي'</text:p>
      <text:p text:style-name="P1">Possesive form for 'مستور' is 'مستوري'</text:p>
      <text:p text:style-name="P1">Possesive form for 'مسرور' is 'مسروري'</text:p>
      <text:p text:style-name="P1">Possesive form for 'مسعد' is 'مسعدي'</text:p>
      <text:p text:style-name="P1">Possesive form for 'مسعود' is 'مسعودي'</text:p>
      <text:p text:style-name="P1">Possesive form for 'مسفر' is 'مسفري'</text:p>
      <text:p text:style-name="P1">Possesive form for 'مسكي' is 'مسكيّ'</text:p>
      <text:p text:style-name="P1">Possesive form for 'مسلم' is 'مسلمي'</text:p>
      <text:p text:style-name="P1">Possesive form for 'مشاري' is 'مشاريّ'</text:p>
      <text:p text:style-name="P1">Possesive form for 'مشاور' is 'مشاوري'</text:p>
      <text:p text:style-name="P1">Possesive form for 'مشتاق' is 'مشتاقي'</text:p>
      <text:p text:style-name="P1">Possesive form for 'مشرف' is 'مشرفي'</text:p>
      <text:p text:style-name="P1">Possesive form for 'مشعل' is 'مشعلي'</text:p>
      <text:p text:style-name="P1">Possesive form for 'مشكور' is 'مشكوري'</text:p>
      <text:p text:style-name="P1">Possesive form for 'مشهر' is 'مشهري'</text:p>
      <text:p text:style-name="P1">Possesive form for 'مشهور' is 'مشهوري'</text:p>
      <text:p text:style-name="P1">Possesive form for 'مشير' is 'مشيري'</text:p>
      <text:p text:style-name="P1">Possesive form for 'مصان' is 'مصاني'</text:p>
      <text:p text:style-name="P1"><text:soft-page-break/>Possesive form for 'مصباح' is 'مصباحي'</text:p>
      <text:p text:style-name="P1">Possesive form for 'مصداق' is 'مصداقي'</text:p>
      <text:p text:style-name="P1">Possesive form for 'مصدق' is 'مصدقي'</text:p>
      <text:p text:style-name="P1">Possesive form for 'مصطفى' is 'مصطفىي'</text:p>
      <text:p text:style-name="P1">Possesive form for 'مصعب' is 'مصعبي'</text:p>
      <text:p text:style-name="P1">Possesive form for 'مصلح' is 'مصلحي'</text:p>
      <text:p text:style-name="P1">Possesive form for 'مصون' is 'مصوني'</text:p>
      <text:p text:style-name="P1">Possesive form for 'مصيب' is 'مصيبي'</text:p>
      <text:p text:style-name="P1">Possesive form for 'مضاء' is 'مضاءي'</text:p>
      <text:p text:style-name="P1">Possesive form for 'مضر' is 'مضري'</text:p>
      <text:p text:style-name="P1">Possesive form for 'مضياف' is 'مضيافي'</text:p>
      <text:p text:style-name="P1">Possesive form for 'مطاع' is 'مطاعي'</text:p>
      <text:p text:style-name="P1">Possesive form for 'مطاوع' is 'مطاوعي'</text:p>
      <text:p text:style-name="P1">Possesive form for 'مطر' is 'مطري'</text:p>
      <text:p text:style-name="P1">Possesive form for 'مطرف' is 'مطرفي'</text:p>
      <text:p text:style-name="P1">Possesive form for 'مطعم' is 'مطعمي'</text:p>
      <text:p text:style-name="P1">Possesive form for 'مطلق' is 'مطلقي'</text:p>
      <text:p text:style-name="P1">Possesive form for 'مطلوب' is 'مطلوبي'</text:p>
      <text:p text:style-name="P1">Possesive form for 'مطير' is 'مطيري'</text:p>
      <text:p text:style-name="P1">Possesive form for 'مطيري' is 'مطيريّ'</text:p>
      <text:p text:style-name="P1">Possesive form for 'مظفر' is 'مظفري'</text:p>
      <text:p text:style-name="P1">Possesive form for 'مظهر' is 'مظهري'</text:p>
      <text:p text:style-name="P1">Possesive form for 'معاذ' is 'معاذي'</text:p>
      <text:p text:style-name="P1">Possesive form for 'معاصر' is 'معاصري'</text:p>
      <text:p text:style-name="P1">Possesive form for 'معافى' is 'معافىي'</text:p>
      <text:p text:style-name="P1">Possesive form for 'معالي' is 'معاليّ'</text:p>
      <text:p text:style-name="P1">Possesive form for 'معان' is 'معاني'</text:p>
      <text:p text:style-name="P1">Possesive form for 'معاوية' is 'معاويةي'</text:p>
      <text:p text:style-name="P1">Possesive form for 'معتز' is 'معتزي'</text:p>
      <text:p text:style-name="P1">Possesive form for 'معتصم' is 'معتصمي'</text:p>
      <text:p text:style-name="P1">Possesive form for 'معتق' is 'معتقي'</text:p>
      <text:p text:style-name="P1">Possesive form for 'معتوق' is 'معتوقي'</text:p>
      <text:p text:style-name="P1">Possesive form for 'معجب' is 'معجبي'</text:p>
      <text:p text:style-name="P1">Possesive form for 'معد' is 'معدي'</text:p>
      <text:p text:style-name="P1">Possesive form for 'معروف' is 'معروفي'</text:p>
      <text:p text:style-name="P1">Possesive form for 'معزز' is 'معززي'</text:p>
      <text:p text:style-name="P1">Possesive form for 'معصوم' is 'معصومي'</text:p>
      <text:p text:style-name="P1">Possesive form for 'معضاد' is 'معضادي'</text:p>
      <text:p text:style-name="P1">Possesive form for 'معطي' is 'معطيّ'</text:p>
      <text:p text:style-name="P1">Possesive form for 'معقل' is 'معقلي'</text:p>
      <text:p text:style-name="P1">Possesive form for 'معلم' is 'معلمي'</text:p>
      <text:p text:style-name="P1">Possesive form for 'معلى' is 'معلىي'</text:p>
      <text:p text:style-name="P1">Possesive form for 'معن' is 'معني'</text:p>
      <text:p text:style-name="P1">Possesive form for 'معوان' is 'معواني'</text:p>
      <text:p text:style-name="P1">Possesive form for 'معيض' is 'معيضي'</text:p>
      <text:p text:style-name="P1">Possesive form for 'معين' is 'معيني'</text:p>
      <text:p text:style-name="P1">Possesive form for 'مغازي' is 'مغازيّ'</text:p>
      <text:p text:style-name="P1">Possesive form for 'مغوار' is 'مغواري'</text:p>
      <text:p text:style-name="P1"><text:soft-page-break/>Possesive form for 'مغيث' is 'مغيثي'</text:p>
      <text:p text:style-name="P1">Possesive form for 'مغير' is 'مغيري'</text:p>
      <text:p text:style-name="P1">Possesive form for 'مغيرة' is 'مغيري'</text:p>
      <text:p text:style-name="P1">Possesive form for 'مفتاح' is 'مفتاحي'</text:p>
      <text:p text:style-name="P1">Possesive form for 'مفتي' is 'مفتيّ'</text:p>
      <text:p text:style-name="P1">Possesive form for 'مفدى' is 'مفدىي'</text:p>
      <text:p text:style-name="P1">Possesive form for 'مفرح' is 'مفرحي'</text:p>
      <text:p text:style-name="P1">Possesive form for 'مفضال' is 'مفضالي'</text:p>
      <text:p text:style-name="P1">Possesive form for 'مفضل' is 'مفضلي'</text:p>
      <text:p text:style-name="P1">Possesive form for 'مفضي' is 'مفضيّ'</text:p>
      <text:p text:style-name="P1">Possesive form for 'مفلح' is 'مفلحي'</text:p>
      <text:p text:style-name="P1">Possesive form for 'مفيد' is 'مفيدي'</text:p>
      <text:p text:style-name="P1">Possesive form for 'مقبل' is 'مقبلي'</text:p>
      <text:p text:style-name="P1">Possesive form for 'مقبول' is 'مقبولي'</text:p>
      <text:p text:style-name="P1">Possesive form for 'مقتدر' is 'مقتدري'</text:p>
      <text:p text:style-name="P1">Possesive form for 'مقتدي' is 'مقتديّ'</text:p>
      <text:p text:style-name="P1">Possesive form for 'مقحم' is 'مقحمي'</text:p>
      <text:p text:style-name="P1">Possesive form for 'مقداد' is 'مقدادي'</text:p>
      <text:p text:style-name="P1">Possesive form for 'مقدام' is 'مقدامي'</text:p>
      <text:p text:style-name="P1">Possesive form for 'مقرن' is 'مقرني'</text:p>
      <text:p text:style-name="P1">Possesive form for 'مقصود' is 'مقصودي'</text:p>
      <text:p text:style-name="P1">Possesive form for 'مقلد' is 'مقلدي'</text:p>
      <text:p text:style-name="P1">Possesive form for 'مقنع' is 'مقنعي'</text:p>
      <text:p text:style-name="P1">Possesive form for 'مكارم' is 'مكارمي'</text:p>
      <text:p text:style-name="P1">Possesive form for 'مكافح' is 'مكافحي'</text:p>
      <text:p text:style-name="P1">Possesive form for 'مكحول' is 'مكحولي'</text:p>
      <text:p text:style-name="P1">Possesive form for 'مكرم' is 'مكرمي'</text:p>
      <text:p text:style-name="P1">Possesive form for 'مكسب' is 'مكسبي'</text:p>
      <text:p text:style-name="P1">Possesive form for 'مكي' is 'مكيّ'</text:p>
      <text:p text:style-name="P1">Possesive form for 'مكين' is 'مكيني'</text:p>
      <text:p text:style-name="P1">Possesive form for 'ملاذ' is 'ملاذي'</text:p>
      <text:p text:style-name="P1">Possesive form for 'ملحم' is 'ملحمي'</text:p>
      <text:p text:style-name="P1">Possesive form for 'ملهب' is 'ملهبي'</text:p>
      <text:p text:style-name="P1">Possesive form for 'ملهم' is 'ملهمي'</text:p>
      <text:p text:style-name="P1">Possesive form for 'مليح' is 'مليحي'</text:p>
      <text:p text:style-name="P1">Possesive form for 'ممتاز' is 'ممتازي'</text:p>
      <text:p text:style-name="P1">Possesive form for 'ممدوح' is 'ممدوحي'</text:p>
      <text:p text:style-name="P1">Possesive form for 'ممراح' is 'ممراحي'</text:p>
      <text:p text:style-name="P1">Possesive form for 'منار' is 'مناري'</text:p>
      <text:p text:style-name="P1">Possesive form for 'مناضل' is 'مناضلي'</text:p>
      <text:p text:style-name="P1">Possesive form for 'مناع' is 'مناعي'</text:p>
      <text:p text:style-name="P1">Possesive form for 'منان' is 'مناني'</text:p>
      <text:p text:style-name="P1">Possesive form for 'منتصر' is 'منتصري'</text:p>
      <text:p text:style-name="P1">Possesive form for 'منجد' is 'منجدي'</text:p>
      <text:p text:style-name="P1">Possesive form for 'منجز' is 'منجزي'</text:p>
      <text:p text:style-name="P1">Possesive form for 'منح' is 'منحي'</text:p>
      <text:p text:style-name="P1">Possesive form for 'مندر' is 'مندري'</text:p>
      <text:p text:style-name="P1">Possesive form for 'منشد' is 'منشدي'</text:p>
      <text:p text:style-name="P1"><text:soft-page-break/>Possesive form for 'منشود' is 'منشودي'</text:p>
      <text:p text:style-name="P1">Possesive form for 'منصف' is 'منصفي'</text:p>
      <text:p text:style-name="P1">Possesive form for 'منصور' is 'منصوري'</text:p>
      <text:p text:style-name="P1">Possesive form for 'منعم' is 'منعمي'</text:p>
      <text:p text:style-name="P1">Possesive form for 'منقذ' is 'منقذي'</text:p>
      <text:p text:style-name="P1">Possesive form for 'منهل' is 'منهلي'</text:p>
      <text:p text:style-name="P1">Possesive form for 'منور' is 'منوري'</text:p>
      <text:p text:style-name="P1">Possesive form for 'منيب' is 'منيبي'</text:p>
      <text:p text:style-name="P1">Possesive form for 'منيح' is 'منيحي'</text:p>
      <text:p text:style-name="P1">Possesive form for 'منير' is 'منيري'</text:p>
      <text:p text:style-name="P1">Possesive form for 'منيع' is 'منيعي'</text:p>
      <text:p text:style-name="P1">Possesive form for 'منيف' is 'منيفي'</text:p>
      <text:p text:style-name="P1">Possesive form for 'مهاب' is 'مهابي'</text:p>
      <text:p text:style-name="P1">Possesive form for 'مهاجر' is 'مهاجري'</text:p>
      <text:p text:style-name="P1">Possesive form for 'مهتصر' is 'مهتصري'</text:p>
      <text:p text:style-name="P1">Possesive form for 'مهدي' is 'مهديّ'</text:p>
      <text:p text:style-name="P1">Possesive form for 'مهران' is 'مهراني'</text:p>
      <text:p text:style-name="P1">Possesive form for 'مهلهلمهنا' is 'مهلهلمهناوي'</text:p>
      <text:p text:style-name="P1">Possesive form for 'مهند' is 'مهندي'</text:p>
      <text:p text:style-name="P1">Possesive form for 'مهيب' is 'مهيبي'</text:p>
      <text:p text:style-name="P1">Possesive form for 'مهيد' is 'مهيدي'</text:p>
      <text:p text:style-name="P1">Possesive form for 'مهيمن' is 'مهيمني'</text:p>
      <text:p text:style-name="P1">Possesive form for 'مور' is 'موري'</text:p>
      <text:p text:style-name="P1">Possesive form for 'موسم' is 'موسمي'</text:p>
      <text:p text:style-name="P1">Possesive form for 'موسمي' is 'موسميّ'</text:p>
      <text:p text:style-name="P1">Possesive form for 'موسوم' is 'موسومي'</text:p>
      <text:p text:style-name="P1">Possesive form for 'موسى' is 'موسىي'</text:p>
      <text:p text:style-name="P1">Possesive form for 'موفق' is 'موفقي'</text:p>
      <text:p text:style-name="P1">Possesive form for 'موهبة' is 'موهبي'</text:p>
      <text:p text:style-name="P1">Possesive form for 'موهوب' is 'موهوبي'</text:p>
      <text:p text:style-name="P1">Possesive form for 'مياز' is 'ميازي'</text:p>
      <text:p text:style-name="P1">Possesive form for 'مياس' is 'مياسي'</text:p>
      <text:p text:style-name="P1">Possesive form for 'ميسرة' is 'ميسري'</text:p>
      <text:p text:style-name="P1">Possesive form for 'ميسم' is 'ميسمي'</text:p>
      <text:p text:style-name="P1">Possesive form for 'ميسور' is 'ميسوري'</text:p>
      <text:p text:style-name="P1">Possesive form for 'ميسون' is 'ميسوني'</text:p>
      <text:p text:style-name="P1">Possesive form for 'ميمون' is 'ميموني'</text:p>
      <text:p text:style-name="P1">Possesive form for 'مَرْشَد' is 'مَرْشَدي'</text:p>
      <text:p text:style-name="P1">Possesive form for 'مَطَر' is 'مَطَري'</text:p>
      <text:p text:style-name="P1">Possesive form for 'مَعَانُ' is 'مَعَاني'</text:p>
      <text:p text:style-name="P1">Possesive form for 'مُرْشِد' is 'مُرْشِدي'</text:p>
      <text:p text:style-name="P1">Possesive form for 'مُصَدِّق' is 'مُصَدِّقي'</text:p>
      <text:p text:style-name="P1">Possesive form for 'نائل' is 'نائلي'</text:p>
      <text:p text:style-name="P1">Possesive form for 'نابغ' is 'نابغي'</text:p>
      <text:p text:style-name="P1">Possesive form for 'نابغة' is 'نابغي'</text:p>
      <text:p text:style-name="P1">Possesive form for 'ناجح' is 'ناجحي'</text:p>
      <text:p text:style-name="P1">Possesive form for 'ناجي' is 'ناجيّ'</text:p>
      <text:p text:style-name="P1">Possesive form for 'نادر' is 'نادري'</text:p>
      <text:p text:style-name="P1"><text:soft-page-break/>Possesive form for 'ناشد' is 'ناشدي'</text:p>
      <text:p text:style-name="P1">Possesive form for 'ناصح' is 'ناصحي'</text:p>
      <text:p text:style-name="P1">Possesive form for 'ناصر' is 'ناصري'</text:p>
      <text:p text:style-name="P1">Possesive form for 'ناصف' is 'ناصفي'</text:p>
      <text:p text:style-name="P1">Possesive form for 'ناض' is 'ناضي'</text:p>
      <text:p text:style-name="P1">Possesive form for 'ناظر' is 'ناظري'</text:p>
      <text:p text:style-name="P1">Possesive form for 'ناظم' is 'ناظمي'</text:p>
      <text:p text:style-name="P1">Possesive form for 'ناغي' is 'ناغيّ'</text:p>
      <text:p text:style-name="P1">Possesive form for 'نافع' is 'نافعي'</text:p>
      <text:p text:style-name="P1">Possesive form for 'نافل' is 'نافلي'</text:p>
      <text:p text:style-name="P1">Possesive form for 'نال' is 'نالي'</text:p>
      <text:p text:style-name="P1">Possesive form for 'نامق' is 'نامقي'</text:p>
      <text:p text:style-name="P1">Possesive form for 'ناهض' is 'ناهضي'</text:p>
      <text:p text:style-name="P1">Possesive form for 'ناهور' is 'ناهوري'</text:p>
      <text:p text:style-name="P1">Possesive form for 'نايف' is 'نايفي'</text:p>
      <text:p text:style-name="P1">Possesive form for 'نبهان' is 'نبهاني'</text:p>
      <text:p text:style-name="P1">Possesive form for 'نبوي' is 'نبويّ'</text:p>
      <text:p text:style-name="P1">Possesive form for 'نبيل' is 'نبيلي'</text:p>
      <text:p text:style-name="P1">Possesive form for 'نبيه' is 'نبيهي'</text:p>
      <text:p text:style-name="P1">Possesive form for 'نجاتي' is 'نجاتيّ'</text:p>
      <text:p text:style-name="P1">Possesive form for 'نجدي' is 'نجديّ'</text:p>
      <text:p text:style-name="P1">Possesive form for 'نجل' is 'نجلي'</text:p>
      <text:p text:style-name="P1">Possesive form for 'نجم' is 'نجمي'</text:p>
      <text:p text:style-name="P1">Possesive form for 'نجم الدين' is 'نجم الديني'</text:p>
      <text:p text:style-name="P1">Possesive form for 'نجيب' is 'نجيبي'</text:p>
      <text:p text:style-name="P1">Possesive form for 'نجيب الدين' is 'نجيب الديني'</text:p>
      <text:p text:style-name="P1">Possesive form for 'نجيد' is 'نجيدي'</text:p>
      <text:p text:style-name="P1">Possesive form for 'نجيع' is 'نجيعي'</text:p>
      <text:p text:style-name="P1">Possesive form for 'نديم' is 'نديمي'</text:p>
      <text:p text:style-name="P1">Possesive form for 'نذير' is 'نذيري'</text:p>
      <text:p text:style-name="P1">Possesive form for 'نزار' is 'نزاري'</text:p>
      <text:p text:style-name="P1">Possesive form for 'نزيه' is 'نزيهي'</text:p>
      <text:p text:style-name="P1">Possesive form for 'نسر' is 'نسري'</text:p>
      <text:p text:style-name="P1">Possesive form for 'نسيب' is 'نسيبي'</text:p>
      <text:p text:style-name="P1">Possesive form for 'نسيم' is 'نسيمي'</text:p>
      <text:p text:style-name="P1">Possesive form for 'نشمي' is 'نشميّ'</text:p>
      <text:p text:style-name="P1">Possesive form for 'نصار' is 'نصاري'</text:p>
      <text:p text:style-name="P1">Possesive form for 'نصحي' is 'نصحيّ'</text:p>
      <text:p text:style-name="P1">Possesive form for 'نصر' is 'نصري'</text:p>
      <text:p text:style-name="P1">Possesive form for 'نصر الدين' is 'نصر الديني'</text:p>
      <text:p text:style-name="P1">Possesive form for 'نصيب' is 'نصيبي'</text:p>
      <text:p text:style-name="P1">Possesive form for 'نصير الدين' is 'نصير الديني'</text:p>
      <text:p text:style-name="P1">Possesive form for 'نضال' is 'نضالي'</text:p>
      <text:p text:style-name="P1">Possesive form for 'نضر' is 'نضري'</text:p>
      <text:p text:style-name="P1">Possesive form for 'نضيد' is 'نضيدي'</text:p>
      <text:p text:style-name="P1">Possesive form for 'نظام' is 'نظامي'</text:p>
      <text:p text:style-name="P1">Possesive form for 'نظام الدين' is 'نظام الديني'</text:p>
      <text:p text:style-name="P1">Possesive form for 'نعمان' is 'نعماني'</text:p>
      <text:p text:style-name="P1"><text:soft-page-break/>Possesive form for 'نعمة الله' is 'نعمة اللهي'</text:p>
      <text:p text:style-name="P1">Possesive form for 'نعيم' is 'نعيمي'</text:p>
      <text:p text:style-name="P1">Possesive form for 'نفل' is 'نفلي'</text:p>
      <text:p text:style-name="P1">Possesive form for 'نفود' is 'نفودي'</text:p>
      <text:p text:style-name="P1">Possesive form for 'نفيس' is 'نفيسي'</text:p>
      <text:p text:style-name="P1">Possesive form for 'نفيع' is 'نفيعي'</text:p>
      <text:p text:style-name="P1">Possesive form for 'نقاء' is 'نقاءي'</text:p>
      <text:p text:style-name="P1">Possesive form for 'نمر' is 'نمري'</text:p>
      <text:p text:style-name="P1">Possesive form for 'نمير' is 'نميري'</text:p>
      <text:p text:style-name="P1">Possesive form for 'نهاد' is 'نهادي'</text:p>
      <text:p text:style-name="P1">Possesive form for 'نواف' is 'نوافي'</text:p>
      <text:p text:style-name="P1">Possesive form for 'نوح' is 'نوحي'</text:p>
      <text:p text:style-name="P1">Possesive form for 'نور' is 'نوري'</text:p>
      <text:p text:style-name="P1">Possesive form for 'نور الحق' is 'نور الحقي'</text:p>
      <text:p text:style-name="P1">Possesive form for 'نور الدين' is 'نور الديني'</text:p>
      <text:p text:style-name="P1">Possesive form for 'نور الله' is 'نور اللهي'</text:p>
      <text:p text:style-name="P1">Possesive form for 'نوران' is 'نوراني'</text:p>
      <text:p text:style-name="P1">Possesive form for 'نوري' is 'نوريّ'</text:p>
      <text:p text:style-name="P1">Possesive form for 'نوفل' is 'نوفلي'</text:p>
      <text:p text:style-name="P1">Possesive form for 'نيزك' is 'نيزكي'</text:p>
      <text:p text:style-name="P1">Possesive form for 'نيف' is 'نيفي'</text:p>
      <text:p text:style-name="P1">Possesive form for 'نيل' is 'نيلي'</text:p>
      <text:p text:style-name="P1">Possesive form for 'هائم' is 'هائمي'</text:p>
      <text:p text:style-name="P1">Possesive form for 'هاتور' is 'هاتوري'</text:p>
      <text:p text:style-name="P1">Possesive form for 'هادي' is 'هاديّ'</text:p>
      <text:p text:style-name="P1">Possesive form for 'هاذل' is 'هاذلي'</text:p>
      <text:p text:style-name="P1">Possesive form for 'هارون' is 'هاروني'</text:p>
      <text:p text:style-name="P1">Possesive form for 'هاشم' is 'هاشمي'</text:p>
      <text:p text:style-name="P1">Possesive form for 'هالب' is 'هالبي'</text:p>
      <text:p text:style-name="P1">Possesive form for 'هامة' is 'هامي'</text:p>
      <text:p text:style-name="P1">Possesive form for 'هامس' is 'هامسي'</text:p>
      <text:p text:style-name="P1">Possesive form for 'هانيء' is 'هانيءي'</text:p>
      <text:p text:style-name="P1">Possesive form for 'هبار' is 'هباري'</text:p>
      <text:p text:style-name="P1">Possesive form for 'هبة الله' is 'هبة اللهي'</text:p>
      <text:p text:style-name="P1">Possesive form for 'هبرزي' is 'هبرزيّ'</text:p>
      <text:p text:style-name="P1">Possesive form for 'هتاف' is 'هتافي'</text:p>
      <text:p text:style-name="P1">Possesive form for 'هتان' is 'هتاني'</text:p>
      <text:p text:style-name="P1">Possesive form for 'هترك' is 'هتركي'</text:p>
      <text:p text:style-name="P1">Possesive form for 'هجان' is 'هجاني'</text:p>
      <text:p text:style-name="P1">Possesive form for 'هجل' is 'هجلي'</text:p>
      <text:p text:style-name="P1">Possesive form for 'هداية الله' is 'هداية اللهي'</text:p>
      <text:p text:style-name="P1">Possesive form for 'هدف' is 'هدفي'</text:p>
      <text:p text:style-name="P1">Possesive form for 'هدى الله' is 'هدى اللهي'</text:p>
      <text:p text:style-name="P1">Possesive form for 'هديد' is 'هديدي'</text:p>
      <text:p text:style-name="P1">Possesive form for 'هديل' is 'هديلي'</text:p>
      <text:p text:style-name="P1">Possesive form for 'هذلول' is 'هذلولي'</text:p>
      <text:p text:style-name="P1">Possesive form for 'هذيل' is 'هذيلي'</text:p>
      <text:p text:style-name="P1">Possesive form for 'هرامس' is 'هرامسي'</text:p>
      <text:p text:style-name="P1"><text:soft-page-break/>Possesive form for 'هرطال' is 'هرطالي'</text:p>
      <text:p text:style-name="P1">Possesive form for 'هرماس' is 'هرماسي'</text:p>
      <text:p text:style-name="P1">Possesive form for 'هزار' is 'هزاري'</text:p>
      <text:p text:style-name="P1">Possesive form for 'هزاع' is 'هزاعي'</text:p>
      <text:p text:style-name="P1">Possesive form for 'هزبر' is 'هزبري'</text:p>
      <text:p text:style-name="P1">Possesive form for 'هزروف' is 'هزروفي'</text:p>
      <text:p text:style-name="P1">Possesive form for 'هشام' is 'هشامي'</text:p>
      <text:p text:style-name="P1">Possesive form for 'هطال' is 'هطالي'</text:p>
      <text:p text:style-name="P1">Possesive form for 'هلاب' is 'هلابي'</text:p>
      <text:p text:style-name="P1">Possesive form for 'هلال' is 'هلالي'</text:p>
      <text:p text:style-name="P1">Possesive form for 'هلاهل' is 'هلاهلي'</text:p>
      <text:p text:style-name="P1">Possesive form for 'هلب' is 'هلبي'</text:p>
      <text:p text:style-name="P1">Possesive form for 'هلى' is 'هلىي'</text:p>
      <text:p text:style-name="P1">Possesive form for 'همام الدين' is 'همام الديني'</text:p>
      <text:p text:style-name="P1">Possesive form for 'همذان' is 'همذاني'</text:p>
      <text:p text:style-name="P1">Possesive form for 'همذاني' is 'همذانيّ'</text:p>
      <text:p text:style-name="P1">Possesive form for 'هميان' is 'همياني'</text:p>
      <text:p text:style-name="P1">Possesive form for 'همّام' is 'همّامي'</text:p>
      <text:p text:style-name="P1">Possesive form for 'هناد' is 'هنادي'</text:p>
      <text:p text:style-name="P1">Possesive form for 'هندوز' is 'هندوزي'</text:p>
      <text:p text:style-name="P1">Possesive form for 'هود' is 'هودي'</text:p>
      <text:p text:style-name="P1">Possesive form for 'هوذة' is 'هوذي'</text:p>
      <text:p text:style-name="P1">Possesive form for 'هويدي' is 'هويديّ'</text:p>
      <text:p text:style-name="P1">Possesive form for 'هيبان' is 'هيباني'</text:p>
      <text:p text:style-name="P1">Possesive form for 'هيتم' is 'هيتمي'</text:p>
      <text:p text:style-name="P1">Possesive form for 'هيثم' is 'هيثمي'</text:p>
      <text:p text:style-name="P1">Possesive form for 'هيزم' is 'هيزمي'</text:p>
      <text:p text:style-name="P1">Possesive form for 'هيصم' is 'هيصمي'</text:p>
      <text:p text:style-name="P1">Possesive form for 'هيكل' is 'هيكلي'</text:p>
      <text:p text:style-name="P1">Possesive form for 'هُمام' is 'هُمامي'</text:p>
      <text:p text:style-name="P1">Possesive form for 'وائل' is 'وائلي'</text:p>
      <text:p text:style-name="P1">Possesive form for 'واتن' is 'واتني'</text:p>
      <text:p text:style-name="P1">Possesive form for 'واثق' is 'واثقي'</text:p>
      <text:p text:style-name="P1">Possesive form for 'وادع' is 'وادعي'</text:p>
      <text:p text:style-name="P1">Possesive form for 'وازع' is 'وازعي'</text:p>
      <text:p text:style-name="P1">Possesive form for 'واسع' is 'واسعي'</text:p>
      <text:p text:style-name="P1">Possesive form for 'واسل' is 'واسلي'</text:p>
      <text:p text:style-name="P1">Possesive form for 'واصف' is 'واصفي'</text:p>
      <text:p text:style-name="P1">Possesive form for 'وافي' is 'وافيّ'</text:p>
      <text:p text:style-name="P1">Possesive form for 'واقد' is 'واقدي'</text:p>
      <text:p text:style-name="P1">Possesive form for 'والي' is 'واليّ'</text:p>
      <text:p text:style-name="P1">Possesive form for 'وثاق' is 'وثاقي'</text:p>
      <text:p text:style-name="P1">Possesive form for 'وجاح' is 'وجاحي'</text:p>
      <text:p text:style-name="P1">Possesive form for 'وجدي' is 'وجديّ'</text:p>
      <text:p text:style-name="P1">Possesive form for 'وجيه' is 'وجيهي'</text:p>
      <text:p text:style-name="P1">Possesive form for 'وحيد' is 'وحيدي'</text:p>
      <text:p text:style-name="P1">Possesive form for 'وداعة' is 'وداعي'</text:p>
      <text:p text:style-name="P1">Possesive form for 'ودق' is 'ودقي'</text:p>
      <text:p text:style-name="P1"><text:soft-page-break/>Possesive form for 'ودقة' is 'ودقي'</text:p>
      <text:p text:style-name="P1">Possesive form for 'وديد' is 'وديدي'</text:p>
      <text:p text:style-name="P1">Possesive form for 'وديع' is 'وديعي'</text:p>
      <text:p text:style-name="P1">Possesive form for 'وديعة' is 'وديعي'</text:p>
      <text:p text:style-name="P1">Possesive form for 'وراد' is 'ورادي'</text:p>
      <text:p text:style-name="P1">Possesive form for 'ورد' is 'وردي'</text:p>
      <text:p text:style-name="P1">Possesive form for 'وردان' is 'ورداني'</text:p>
      <text:p text:style-name="P1">Possesive form for 'ورشان' is 'ورشاني'</text:p>
      <text:p text:style-name="P1">Possesive form for 'ورقة' is 'ورقي'</text:p>
      <text:p text:style-name="P1">Possesive form for 'وسام' is 'وسامي'</text:p>
      <text:p text:style-name="P1">Possesive form for 'وسامة' is 'وسامي'</text:p>
      <text:p text:style-name="P1">Possesive form for 'وسمي' is 'وسميّ'</text:p>
      <text:p text:style-name="P1">Possesive form for 'وسيق' is 'وسيقي'</text:p>
      <text:p text:style-name="P1">Possesive form for 'وسيم' is 'وسيمي'</text:p>
      <text:p text:style-name="P1">Possesive form for 'وصفي' is 'وصفيّ'</text:p>
      <text:p text:style-name="P1">Possesive form for 'وصل' is 'وصلي'</text:p>
      <text:p text:style-name="P1">Possesive form for 'وصل الله' is 'وصل اللهي'</text:p>
      <text:p text:style-name="P1">Possesive form for 'وضاء' is 'وضاءي'</text:p>
      <text:p text:style-name="P1">Possesive form for 'وضاح' is 'وضاحي'</text:p>
      <text:p text:style-name="P1">Possesive form for 'وطب' is 'وطبي'</text:p>
      <text:p text:style-name="P1">Possesive form for 'وعن' is 'وعني'</text:p>
      <text:p text:style-name="P1">Possesive form for 'وفائي' is 'وفائيّ'</text:p>
      <text:p text:style-name="P1">Possesive form for 'وفيق' is 'وفيقي'</text:p>
      <text:p text:style-name="P1">Possesive form for 'وقاص' is 'وقاصي'</text:p>
      <text:p text:style-name="P1">Possesive form for 'وقام' is 'وقامي'</text:p>
      <text:p text:style-name="P1">Possesive form for 'ولي' is 'وليّ'</text:p>
      <text:p text:style-name="P1">Possesive form for 'ولي الدين' is 'ولي الديني'</text:p>
      <text:p text:style-name="P1">Possesive form for 'ولي الله' is 'ولي اللهي'</text:p>
      <text:p text:style-name="P1">Possesive form for 'وليد' is 'وليدي'</text:p>
      <text:p text:style-name="P1">Possesive form for 'وني' is 'ونيّ'</text:p>
      <text:p text:style-name="P1">Possesive form for 'ونيان' is 'ونياني'</text:p>
      <text:p text:style-name="P1">Possesive form for 'وهاب' is 'وهابي'</text:p>
      <text:p text:style-name="P1">Possesive form for 'وهاس' is 'وهاسي'</text:p>
      <text:p text:style-name="P1">Possesive form for 'وهب' is 'وهبي'</text:p>
      <text:p text:style-name="P1">Possesive form for 'وهب الله' is 'وهب اللهي'</text:p>
      <text:p text:style-name="P1">Possesive form for 'وهبان' is 'وهباني'</text:p>
      <text:p text:style-name="P1">Possesive form for 'وهبة' is 'وهبي'</text:p>
      <text:p text:style-name="P1">Possesive form for 'وهبة الله' is 'وهبة اللهي'</text:p>
      <text:p text:style-name="P1">Possesive form for 'وهد' is 'وهدي'</text:p>
      <text:p text:style-name="P1">Possesive form for 'وهيب' is 'وهيبي'</text:p>
      <text:p text:style-name="P1">Possesive form for 'ياسر' is 'ياسري'</text:p>
      <text:p text:style-name="P1">Possesive form for 'ياسم' is 'ياسمي'</text:p>
      <text:p text:style-name="P1">Possesive form for 'يافع' is 'يافعي'</text:p>
      <text:p text:style-name="P1">Possesive form for 'ياقوت' is 'ياقوتي'</text:p>
      <text:p text:style-name="P1">Possesive form for 'يامن' is 'يامني'</text:p>
      <text:p text:style-name="P1">Possesive form for 'ياموم' is 'يامومي'</text:p>
      <text:p text:style-name="P1">Possesive form for 'يانع' is 'يانعي'</text:p>
      <text:p text:style-name="P1">Possesive form for 'يحيى' is 'يحيىي'</text:p>
      <text:p text:style-name="P1"><text:soft-page-break/>Possesive form for 'يخلد' is 'يخلدي'</text:p>
      <text:p text:style-name="P1">Possesive form for 'يراع' is 'يراعي'</text:p>
      <text:p text:style-name="P1">Possesive form for 'يربوع' is 'يربوعي'</text:p>
      <text:p text:style-name="P1">Possesive form for 'يرفأ' is 'يرفأي'</text:p>
      <text:p text:style-name="P1">Possesive form for 'يريم' is 'يريمي'</text:p>
      <text:p text:style-name="P1">Possesive form for 'يزد' is 'يزدي'</text:p>
      <text:p text:style-name="P1">Possesive form for 'يزداد' is 'يزدادي'</text:p>
      <text:p text:style-name="P1">Possesive form for 'يزيد' is 'يزيدي'</text:p>
      <text:p text:style-name="P1">Possesive form for 'يسار' is 'يساري'</text:p>
      <text:p text:style-name="P1">Possesive form for 'يسري' is 'يسريّ'</text:p>
      <text:p text:style-name="P1">Possesive form for 'يسوم' is 'يسومي'</text:p>
      <text:p text:style-name="P1">Possesive form for 'يشكر' is 'يشكري'</text:p>
      <text:p text:style-name="P1">Possesive form for 'يعرب' is 'يعربي'</text:p>
      <text:p text:style-name="P1">Possesive form for 'يعسوب' is 'يعسوبي'</text:p>
      <text:p text:style-name="P1">Possesive form for 'يعقوب' is 'يعقوبي'</text:p>
      <text:p text:style-name="P1">Possesive form for 'يعلى' is 'يعلىي'</text:p>
      <text:p text:style-name="P1">Possesive form for 'يعمر' is 'يعمري'</text:p>
      <text:p text:style-name="P1">Possesive form for 'يعيش' is 'يعيشي'</text:p>
      <text:p text:style-name="P1">Possesive form for 'يقظان' is 'يقظاني'</text:p>
      <text:p text:style-name="P1">Possesive form for 'يلب' is 'يلبي'</text:p>
      <text:p text:style-name="P1">Possesive form for 'يلمع' is 'يلمعي'</text:p>
      <text:p text:style-name="P1">Possesive form for 'يم' is 'يمي'</text:p>
      <text:p text:style-name="P1">Possesive form for 'يمؤود' is 'يمؤودي'</text:p>
      <text:p text:style-name="P1">Possesive form for 'يمام' is 'يمامي'</text:p>
      <text:p text:style-name="P1">Possesive form for 'يمن' is 'يمني'</text:p>
      <text:p text:style-name="P1">Possesive form for 'ينبوع' is 'ينبوعي'</text:p>
      <text:p text:style-name="P1">Possesive form for 'ينع' is 'ينعي'</text:p>
      <text:p text:style-name="P1">Possesive form for 'ينفع' is 'ينفعي'</text:p>
      <text:p text:style-name="P1">Possesive form for 'يوسف' is 'يوسفي'</text:p>
      <text:p text:style-name="P1">Possesive form for 'يونس' is 'يونسي'</text:p>
      <text:p text:style-name="P1">Successfully processed all 2083 Male Names.txt entries</text:p>
      <text:p text:style-name="Text_20_body"><office:annotation><dc:date>2010-01-16T00:00:00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d Makhlouta</meta:initial-creator>
    <meta:creation-date>2010-01-16T00:30:15</meta:creation-date>
    <dc:creator>Jad Makhlouta</dc:creator>
    <dc:date>2010-01-16T00:31:14</dc:date>
    <meta:editing-cycles>1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5" meta:paragraph-count="5504" meta:word-count="33603" meta:character-count="204925"/>
  </office:meta>
</office:document-meta>
</file>